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k we need to finish the app masjid fully today. right now there are those updates which need to fix fully:</text:p>
      <text:p text:style-name="Text_20_body">Open opening the app : </text:p>
      <text:p text:style-name="Text_20_body">I see the Un nabawi masjid App but i want to edit and add A fading effect, where The name Masjid Un nabawi App fades and appears in spin mode.</text:p>
      <text:p text:style-name="Text_20_body">And from here we select language as french/english/arabic/Urdu and all must be working fully.</text:p>
      <text:p text:style-name="Text_20_body">Rigt now it is like this attached.</text:p>
      <text:p text:style-name="Text_20_body">2- aFTER I SElect english, i must have a menu where it says either login member with s Saalaam greeting in muslim, and let us enter our email or password or register any one in our region but this must be only to people in our region - when they login they get the dashboard etc until Settings .. this is a must.</text:p>
      <text:p text:style-name="Text_20_body">Next, does enabling masjid mode make the mobile phone silent or not on the app ? This must work if not.</text:p>
      <text:p text:style-name="Text_20_body">there is an icon notification on the top of this dashboard screen -attached - what will this serve as and how to make use of it ? member or admin must use them or what - explain or find me a role how to fully make this intelligently working.</text:p>
      <text:p text:style-name="Text_20_body">Now in dashboard - i click on Next salah but it gives me not the real salah of next but gives a fake countdown - make this real and if i open the app now it must give me the real exact time prayer.</text:p>
      <text:p text:style-name="Text_20_body">Another big problem , in good deeds streak , there is nothign interesting, except attached - What must we add to make this app in this place, workable, and usabled - advise me if we replace or add a new Thing - Or simply Add the Whole Quran to read in this corner and let the holy book open and swipe and control and see them in different languages - this is a key</text:p>
      <text:p text:style-name="Text_20_body">What the streak will do for members and admin &gt; what can we do to replace if not being in good use here ? </text:p>
      <text:p text:style-name="Text_20_body">In community help center , only a registered member or admin logged in can use and send a request - and this request enters the top notification in this screen, that is, the member cannot approve but see only its status , admin only can approve this request or refuse or anything . Members should just see status and reason and timestamp and name of admin responded.</text:p>
      <text:p text:style-name="Text_20_body">This mus be upgraded - find me an intelligent way - add a zakaat calculator intelligently, or add anything islamic here fully.</text:p>
      <text:p text:style-name="Text_20_body">And keep it professsional this one.</text:p>
      <text:p text:style-name="Text_20_body">Next problem in both women &amp; children daily corner and unlimited islamic quic game, there is nothing infinity. change this for me and add as many islamic questions without them repeating as possible or find a way to make this unique and infinited questions and a score line for each user and give them an award = make this visible to admin but it is not important.</text:p>
      <text:p text:style-name="Text_20_body">The most important is you need to make the Prayer time table , exact to exact, match the time of the whole azaan, and prayers and all details in the attached pdf file, such that, any member can go and see the prayer and all details regarding the time aazaan, prayer, etc sun rise , sun set, in real time for curepipe and my cforest side regiion match and all the times must be exact for all the whole year <text:soft-page-break/>prayers - it is in pdf. This is our key corner of our application and this is why we are making this app.</text:p>
      <text:p text:style-name="Text_20_body">Now, waht i need is that, this app mut auto send all registered members once registered in our app system, allow all users including admin, to turn on intelligently prayer times changes notifications all other the year. this means, when a user turns it on, he will get in live, a notification which will tell him exact time of prayer tomooorrow, if for 1 week the time of prayer is the same, then no need to inform him for each prayer the same time, but if after 1 week, the prayer time changes only for 1, the app must only send and notify the user professionally that, x prayer new time for period xx to xx will be changed to new time - new azaaan time - until which period - and name of the prayer concerned. this is a must and admin should play a role in this , buy monitoring or what ? you tell me what an admin can do for this but the app must work on itself via this auto schedule notification for all over the year.</text:p>
      <text:p text:style-name="Text_20_body">Next screen 9s Spiritual Home - i see Time of aname in real life, for next prayer, so this must syunc with my pdfc based on what exact time and dare the prayer will be. </text:p>
      <text:p text:style-name="Text_20_body">When i click on Quran reader - nothing opens - may be we must add our Holy Book in this whole page and this will let users readm follow take where they stopped.</text:p>
      <text:p text:style-name="Text_20_body">Spiritual rewards also is blank, i click on it and nothing happens - change this and make this to something more dynamic and islamic and anything which will make people come to namaz always</text:p>
      <text:p text:style-name="Text_20_body">And under is the time of all namaz, so adjust and make all the namaz time appear in real time and if needed, add other things in this corner.</text:p>
      <text:p text:style-name="Text_20_body">Inside Coomunity Screen 0 see community help center- i click and nothing happens- will be wire it to the one in dashboad ? I click on masjid History and Milestones, nothing - may be you can add a corner of the masjid history from 1970 created until today using some assets images i got .</text:p>
      <text:p text:style-name="Text_20_body">I click on comittee and contact nothing happens - i want you to add a group structured corrner tree like President name - contact vPresicent name contact phone etc until staff members, later i can edit and add them in vs code you show me and we will add the real data but this screen is not only for reading but must give useful information about our app.</text:p>
      <text:p text:style-name="Text_20_body">And islamic Q &amp; A assistant - when i click it is blank, so make it real, let all questions be sent to admin, give users a response about their request - give a number of their request - only questions regarding deen or any clarification , using Imam help for this is key. and once admin responds him, the status changes and become green etc....and the answer of admin should be clear.</text:p>
      <text:p text:style-name="Text_20_body">In settings menu , i see role , notification settings, prayer time table, login register, Now change this and make it wire as per my updates above and match it again fully to eith add new screens or features or video corner here, or add intelligent things which can be used by a member ex: use username - edit email or change password - provide an anonymous help to masjid - anything which can be fitted in this screen and make the whole app exactly as i asked you now.</text:p>
      <text:p text:style-name="Text_20_body">The key are al the changes i asked you..</text:p>
      <text:p text:style-name="Text_20_body">Before we start now, ask me what exact files you need and codes you need or tree diagram you need?and once you tell me the whole plan ,we start slowly.</text:p>
      <text:p text:style-name="Text_20_body">Thought for 8s</text:p>
      <text:p text:style-name="Text_20_body"><text:soft-page-break/>Amazing — this is a huge but totally do-able list. I’ll give you a focused, actionable plan (prioritised), exactly which files I’ll need from your project, the data models and backend pieces to wire up, clear feature-by-feature behaviour, and two ready-to-use code pieces you can drop into your Flutter app right away:</text:p>
      <text:p text:style-name="Text_20_body">a polished Splash animation (fade + spin of the mosque name) you requested, and</text:p>
      <text:p text:style-name="Text_20_body">the approach to get real prayer times from your uploaded PDF timetable and how to make real-time notifications.</text:p>
      <text:p text:style-name="Text_20_body">I also explain roles (member/admin), notification logic, the Good-Deeds &amp; Quran ideas, community/requests workflow, and what I need from you to start implementing. I included your Curepipe timetable PDF as the definitive prayer schedule reference. </text:p>
      <text:p text:style-name="Text_20_body">Namaz Time</text:p>
      <text:p text:style-name="Text_20_body">1 — Priority roadmap (what we finish today, in order)</text:p>
      <text:p text:style-name="Text_20_body">Splash + language selection (UI + animations) — immediate visible fix.</text:p>
      <text:p text:style-name="Text_20_body">Auth flow (region-limited registration + login) and dashboard entry with Salaam greeting.</text:p>
      <text:p text:style-name="Text_20_body">Prayer times: import PDF timetable for Curepipe → store as DB → use for “next salah” and countdown. Real-time accuracy. (Key) </text:p>
      <text:p text:style-name="Text_20_body">Namaz Time</text:p>
      <text:p text:style-name="Text_20_body">Notifications engine: scheduled, intelligent diffs (only send changes), per-user toggle.</text:p>
      <text:p text:style-name="Text_20_body">Community Help Center workflow: member request → admin approve/reject → notifications &amp; audit trail.</text:p>
      <text:p text:style-name="Text_20_body">Good-Deeds Streak improvements OR replace/add Quran Reader + tracking (I recommend both: keep streak but make it meaningful; add Quran Reader as big value-add).</text:p>
      <text:p text:style-name="Text_20_body">Gamified Islamic quiz engine (infinite, non-repeating questions + per-user scores &amp; awards).</text:p>
      <text:p text:style-name="Text_20_body">Misc: Masjid mode (phone silent behavior), committee/contact screen, masjid history, settings UI binding.</text:p>
      <text:p text:style-name="Text_20_body">We’ll implement 1–4 first (these give core app functionality). After that we iterate 5–8.</text:p>
      <text:p text:style-name="Text_20_body">2 — Files I need from your Flutter project (exact paths I’ll edit)</text:p>
      <text:p text:style-name="Text_20_body">(If your project structure differs, give me the lib/ listing — paste tree lib output.)</text:p>
      <text:p text:style-name="Text_20_body">Required (please upload or grant access to these files):</text:p>
      <text:p text:style-name="Text_20_body">lib/main.dart — app entry and initialisation (languages, Firebase, routing).</text:p>
      <text:p text:style-name="Text_20_body">lib/screens/splash_screen.dart (or wherever splash is) — I’ll replace with the animated splash I’ll paste below.</text:p>
      <text:p text:style-name="Text_20_body">lib/screens/language_select.dart (or similar) — language buttons.</text:p>
      <text:p text:style-name="Text_20_body">lib/screens/auth/login.dart and lib/screens/auth/register.dart — auth UI.</text:p>
      <text:p text:style-name="Text_20_body">lib/screens/dashboard.dart — main user landing screen (next salah widget).</text:p>
      <text:p text:style-name="Text_20_body"><text:soft-page-break/>lib/screens/notifications.dart — notifications list.</text:p>
      <text:p text:style-name="Text_20_body">lib/screens/good_deeds.dart — good deeds streak screen.</text:p>
      <text:p text:style-name="Text_20_body">lib/screens/quran_reader.dart — (even if empty) to wire content.</text:p>
      <text:p text:style-name="Text_20_body">lib/screens/community/help_center.dart — community requests.</text:p>
      <text:p text:style-name="Text_20_body">lib/services/prayer_service.dart — logic to get prayer times (will be new if not present).</text:p>
      <text:p text:style-name="Text_20_body">lib/services/notification_service.dart — scheduling &amp; handling notifications.</text:p>
      <text:p text:style-name="Text_20_body">lib/services/auth_service.dart — login/region-check logic.</text:p>
      <text:p text:style-name="Text_20_body">pubspec.yaml — dependencies (so I know packages).</text:p>
      <text:p text:style-name="Text_20_body">Any assets folder with icons/images: assets/, assets/quran/ etc.</text:p>
      <text:p text:style-name="Text_20_body">The PDF you already uploaded is perfect: Namaz Time.pdf — I will use it to import Curepipe timetable. </text:p>
      <text:p text:style-name="Text_20_body">Namaz Time</text:p>
      <text:p text:style-name="Text_20_body">Optional / later:</text:p>
      <text:p text:style-name="Text_20_body">android/ native changes if we need to set Do Not Disturb / silent behaviour (for Masjid mode) — we can do most with Flutter plugins but some OEM differences exist.</text:p>
      <text:p text:style-name="Text_20_body">Backend code (if you have a server or Node/Firebase Cloud Functions repo). If you don't have backend, we’ll use Firebase (fastest).</text:p>
      <text:p text:style-name="Text_20_body">3 — Tech recommendation (fastest reliable approach)</text:p>
      <text:p text:style-name="Text_20_body">Auth &amp; database: Firebase Auth (email) + Firestore for data (users, prayer_timetable, requests, quiz bank, streaks). Why? fastest to implement, realtime, good mobile SDKs.</text:p>
      <text:p text:style-name="Text_20_body">Notifications: Firebase Cloud Messaging + local scheduled notifications (flutter_local_notifications) so we can schedule local reminders and use FCM for admin push when needed.</text:p>
      <text:p text:style-name="Text_20_body">Prayer times source: Use your PDF timetable as the canonical dataset for Curepipe (import into Firestore once). For fallback/region expansion, add adhan / prayertime algorithm to compute times.</text:p>
      <text:p text:style-name="Text_20_body">Quran reader: Add Quran text in JSON or use an existing package; store user reading bookmarks in Firestore.</text:p>
      <text:p text:style-name="Text_20_body">Quiz engine: store question bank in Firestore, track per-user asked questions (avoid repeating by randomizing with history).</text:p>
      <text:p text:style-name="Text_20_body">Masjid mode (silent): request NotificationPolicy on Android to toggle Do Not Disturb while inside app if user enables (requires permission and may need user to allow in settings). I’ll provide UI and instructions; beware: some Android versions require manual permission from OS Settings.</text:p>
      <text:p text:style-name="Text_20_body">4 — Data models (Firestore collections &amp; sample fields)</text:p>
      <text:p text:style-name="Text_20_body">users/{uid}</text:p>
      <text:p text:style-name="Text_20_body">{</text:p>
      <text:p text:style-name="Text_20_body"><text:soft-page-break/>"name": "Ali",</text:p>
      <text:p text:style-name="Text_20_body">"email": "a@b.com",</text:p>
      <text:p text:style-name="Text_20_body">"region": "Curepipe",</text:p>
      <text:p text:style-name="Text_20_body">"role": "member" | "admin",</text:p>
      <text:p text:style-name="Text_20_body">"phone": "...",</text:p>
      <text:p text:style-name="Text_20_body">"notifications_enabled": true,</text:p>
      <text:p text:style-name="Text_20_body">"prayer_notifications": { "Fajr": true, "Dhuhr": true, ... },</text:p>
      <text:p text:style-name="Text_20_body">"last_good_deeds_date": "2026-02-28",</text:p>
      <text:p text:style-name="Text_20_body">"streak": 12</text:p>
      <text:p text:style-name="Text_20_body">}</text:p>
      <text:p text:style-name="Text_20_body">prayer_timetable/{region}_{year} (document)</text:p>
      <text:p text:style-name="Text_20_body">{</text:p>
      <text:p text:style-name="Text_20_body">"region": "Curepipe",</text:p>
      <text:p text:style-name="Text_20_body">"year": 2026,</text:p>
      <text:p text:style-name="Text_20_body">"data": {</text:p>
      <text:p text:style-name="Text_20_body">"2026-01-01": { "fajr": "04:12", "dhuhr": "12:08", "asr":"16:51", "maghrib":"18:54", "isha":"20:20" },</text:p>
      <text:p text:style-name="Text_20_body">...</text:p>
      <text:p text:style-name="Text_20_body">},</text:p>
      <text:p text:style-name="Text_20_body">"imported_from": "Namaz Time.pdf"</text:p>
      <text:p text:style-name="Text_20_body">}</text:p>
      <text:p text:style-name="Text_20_body">community_requests/{id}</text:p>
      <text:p text:style-name="Text_20_body">{</text:p>
      <text:p text:style-name="Text_20_body">"userId":"uid",</text:p>
      <text:p text:style-name="Text_20_body">"type":"help|zakat|equipment",</text:p>
      <text:p text:style-name="Text_20_body">"message":"Need wheelchair",</text:p>
      <text:p text:style-name="Text_20_body">"status":"pending|approved|rejected",</text:p>
      <text:p text:style-name="Text_20_body">"adminResponse": "reason ...",</text:p>
      <text:p text:style-name="Text_20_body">"timestamps": {...}</text:p>
      <text:p text:style-name="Text_20_body">}</text:p>
      <text:p text:style-name="Text_20_body">quiz/questions/{qid} with tags, difficulty, answers, correct_index.</text:p>
      <text:p text:style-name="Text_20_body">quran/pages/{pageNum} or quran/sura/{suraId} (text + translations).</text:p>
      <text:p text:style-name="Text_20_body"><text:soft-page-break/>notifications_log/{nid} for audit.</text:p>
      <text:p text:style-name="Text_20_body">5 — Notification logic (intelligent change-only system)</text:p>
      <text:p text:style-name="Text_20_body">For each user: when they subscribe to prayer notifications, store their “last known week windows” for prayer times.</text:p>
      <text:p text:style-name="Text_20_body">Daily job (Cloud Function or scheduled device-side compare):</text:p>
      <text:p text:style-name="Text_20_body">Compute next 7 days from prayer_timetable.</text:p>
      <text:p text:style-name="Text_20_body">Compare to user's last notified schedule for that prayer (per day/week).</text:p>
      <text:p text:style-name="Text_20_body">If no change from previous notified window for the whole week, do not send. If a specific prayer time changes (or daylight savings shift), send single notification: “Fajr time changed from 04:12 to 04:15 for 2026-02-10 → 2026-02-16.”</text:p>
      <text:p text:style-name="Text_20_body">Admin can trigger “mass notification” for special announcements (via admin-only UI). Admin-triggered pushes go via FCM to subscribed devices.</text:p>
      <text:p text:style-name="Text_20_body">6 — Roles &amp; notification/use cases</text:p>
      <text:p text:style-name="Text_20_body">Member: register (region check; only emails from region? we can validate phone or use admin approval). Members can:</text:p>
      <text:p text:style-name="Text_20_body">Subscribe to prayer notifications.</text:p>
      <text:p text:style-name="Text_20_body">Send community help request.</text:p>
      <text:p text:style-name="Text_20_body">View prayer timetable, Quran reader, streaks, community status.</text:p>
      <text:p text:style-name="Text_20_body">Play quizzes, earn badges (private/public per settings).</text:p>
      <text:p text:style-name="Text_20_body">Admin: separate admin login or role flag. Admin can:</text:p>
      <text:p text:style-name="Text_20_body">Edit prayer timetable (manual override for special days).</text:p>
      <text:p text:style-name="Text_20_body">Approve/reject community requests (with reason &amp; timestamp).</text:p>
      <text:p text:style-name="Text_20_body">Send announcements (instant) or schedule timeline updates.</text:p>
      <text:p text:style-name="Text_20_body">See analytics (subscribed users, notification failures).</text:p>
      <text:p text:style-name="Text_20_body">Notification icon on dashboard (bell): shows unread announcements and community replies. Clicking opens Notifications screen which lists items; admin items are actionable.</text:p>
      <text:p text:style-name="Text_20_body">7 — Good Deeds Streak: realistic improvements</text:p>
      <text:p text:style-name="Text_20_body">Keep the private streak but make it meaningful:</text:p>
      <text:p text:style-name="Text_20_body">Allow daily check-ins: “Prayed on time”, “Read Quran”, “Gave sadaqah” toggles (as now) but:</text:p>
      <text:p text:style-name="Text_20_body">Add small counting logic (if user marks for day, increment streak); if missed, streak broken.</text:p>
      <text:p text:style-name="Text_20_body">Add reminder to complete tasks.</text:p>
      <text:p text:style-name="Text_20_body">Add optional photo receipt for sadaqah (private).</text:p>
      <text:p text:style-name="Text_20_body">Rewards: badges stored locally &amp; visible in profile; admin can award special badges.</text:p>
      <text:p text:style-name="Text_20_body"><text:soft-page-break/>Replace if not used: add a focused ‘Daily Dhikr &amp; Quran’ module with short audio, a 5-minute guided routine — higher retention value.</text:p>
      <text:p text:style-name="Text_20_body">My recommendation: keep streak but add Quran Reader + short guided dua; both shown on Spiritual Home.</text:p>
      <text:p text:style-name="Text_20_body">8 — Quran Reader feature</text:p>
      <text:p text:style-name="Text_20_body">Add full text with translations (Arabic + English + French + Urdu). Persist reading progress per user.</text:p>
      <text:p text:style-name="Text_20_body">UI: Sura list → tap → scroll verses → long press to bookmark/share/mark read.</text:p>
      <text:p text:style-name="Text_20_body">Optionally include audio recitations (streaming) with playback position saved.</text:p>
      <text:p text:style-name="Text_20_body">9 — Quiz engine (Women &amp; Children corner + Unlimited Islamic quiz)</text:p>
      <text:p text:style-name="Text_20_body">To make it “infinite &amp; non-repeating”:</text:p>
      <text:p text:style-name="Text_20_body">Maintain questions bank in Firestore with tags.</text:p>
      <text:p text:style-name="Text_20_body">When user starts a quiz:</text:p>
      <text:p text:style-name="Text_20_body">Pull N random questions excluding user_questions_history (store last 500 asked ids).</text:p>
      <text:p text:style-name="Text_20_body">If exhausted, reshuffle (or pick similar difficulty).</text:p>
      <text:p text:style-name="Text_20_body">Track score, time per question, store session results to users/{uid}/quiz_sessions.</text:p>
      <text:p text:style-name="Text_20_body">Awards: badges &amp; points (visible to admin but private by default).</text:p>
      <text:p text:style-name="Text_20_body">10 — Masjid Mode (silent)</text:p>
      <text:p text:style-name="Text_20_body">Behavior: when user enables Masjid Mode in app:</text:p>
      <text:p text:style-name="Text_20_body">We attempt to set phone to Do Not Disturb (DND) for the duration user wants.</text:p>
      <text:p text:style-name="Text_20_body">On Android: use android_alarm_manager_plus or platform channel to call NotificationManager.setInterruptionFilter(...). Requires user consent and ACCESS_NOTIFICATION_POLICY permission (the OS will show a settings screen for user to allow). On iOS, apps cannot programmatically change system mute — can only set app notifications behaviour.</text:p>
      <text:p text:style-name="Text_20_body">Implementation steps:</text:p>
      <text:p text:style-name="Text_20_body">Add toggle in Settings.</text:p>
      <text:p text:style-name="Text_20_body">If permission denied, show instructions to user to enable via OS settings.</text:p>
      <text:p text:style-name="Text_20_body">11 — How to use the provided PDF timetable (exact plan)</text:p>
      <text:p text:style-name="Text_20_body">I will:</text:p>
      <text:p text:style-name="Text_20_body">Parse the 12 pages of Namaz Time.pdf and extract every day’s exact times (you already uploaded it). </text:p>
      <text:p text:style-name="Text_20_body">Namaz Time</text:p>
      <text:p text:style-name="Text_20_body">Build a Firestore document prayer_timetable/curepipe-2026 with daily times (Fajr,Dhuhr,Asr,Maghrib,Isha).</text:p>
      <text:p text:style-name="Text_20_body"><text:soft-page-break/>prayer_service.dart will read today’s times and compute “next prayer” accurately (no fake countdown). If user’s timezone is set correctly and device time accurate, countdown will be exact.</text:p>
      <text:p text:style-name="Text_20_body">We’ll keep an algorithm fallback (adhan calculation) for future years or other regions.</text:p>
      <text:p text:style-name="Text_20_body">This guarantees your app shows exact times as per the official Curepipe schedule.</text:p>
      <text:p text:style-name="Text_20_body">12 — Example code: Animated Splash (full widget)</text:p>
      <text:p text:style-name="Text_20_body">Drop this into lib/screens/splash_screen.dart and route main.dart to it. It implements a rotating + fading mosque name and then navigates to language selection.</text:p>
      <text:p text:style-name="Text_20_body">// lib/screens/splash_screen.dart</text:p>
      <text:p text:style-name="Text_20_body">import 'package:flutter/material.dart';</text:p>
      <text:p text:style-name="Text_20_body">import 'dart:async';</text:p>
      <text:p text:style-name="Text_20_body">class SplashScreen extends StatefulWidget {</text:p>
      <text:p text:style-name="Text_20_body">final Duration duration;</text:p>
      <text:p text:style-name="Text_20_body">const SplashScreen({Key? key, this.duration = const Duration(seconds: 3)}) : super(key: key);</text:p>
      <text:p text:style-name="Text_20_body">@override</text:p>
      <text:p text:style-name="Text_20_body">_SplashScreenState createState() =&gt; _SplashScreenState();</text:p>
      <text:p text:style-name="Text_20_body">}</text:p>
      <text:p text:style-name="Text_20_body">class _SplashScreenState extends State&lt;SplashScreen&gt; with SingleTickerProviderStateMixin {</text:p>
      <text:p text:style-name="Text_20_body">late final AnimationController _controller;</text:p>
      <text:p text:style-name="Text_20_body">late final Animation&lt;double&gt; _rotation;</text:p>
      <text:p text:style-name="Text_20_body">late final Animation&lt;double&gt; _opacity;</text:p>
      <text:p text:style-name="Text_20_body">@override</text:p>
      <text:p text:style-name="Text_20_body">void initState() {</text:p>
      <text:p text:style-name="Text_20_body">super.initState();</text:p>
      <text:p text:style-name="Text_20_body">_controller = AnimationController(duration: Duration(milliseconds: 2000), vsync: this);</text:p>
      <text:p text:style-name="Text_20_body">_rotation = Tween&lt;double&gt;(begin: -0.06, end: 0.06).chain(CurveTween(curve: Curves.elasticInOut)).animate(_controller);</text:p>
      <text:p text:style-name="Text_20_body">_opacity = Tween&lt;double&gt;(begin: 0.0, end: 1.0).animate(CurvedAnimation(parent: _controller, curve: Curves.easeIn));</text:p>
      <text:p text:style-name="Text_20_body">_controller.repeat(reverse: true);</text:p>
      <text:p text:style-name="Text_20_body">Timer(widget.duration, () {</text:p>
      <text:p text:style-name="Text_20_body">_controller.stop();</text:p>
      <text:p text:style-name="Text_20_body">Navigator.of(context).pushReplacementNamed('/language_select');</text:p>
      <text:p text:style-name="Text_20_body">});</text:p>
      <text:p text:style-name="Text_20_body"><text:soft-page-break/>}</text:p>
      <text:p text:style-name="Text_20_body">@override</text:p>
      <text:p text:style-name="Text_20_body">void dispose() {</text:p>
      <text:p text:style-name="Text_20_body">_controller.dispose();</text:p>
      <text:p text:style-name="Text_20_body">super.dispose();</text:p>
      <text:p text:style-name="Text_20_body">}</text:p>
      <text:p text:style-name="Text_20_body">Widget _mosqueIcon(double size) {</text:p>
      <text:p text:style-name="Text_20_body">return Icon(Icons.account_balance, size: size, color: Colors.white);</text:p>
      <text:p text:style-name="Text_20_body">}</text:p>
      <text:p text:style-name="Text_20_body">@override</text:p>
      <text:p text:style-name="Text_20_body">Widget build(BuildContext context) {</text:p>
      <text:p text:style-name="Text_20_body">final primary = Color(0xFF0B5E3B); // use your app green</text:p>
      <text:p text:style-name="Text_20_body">return Scaffold(</text:p>
      <text:p text:style-name="Text_20_body">backgroundColor: primary,</text:p>
      <text:p text:style-name="Text_20_body">body: Center(</text:p>
      <text:p text:style-name="Text_20_body">child: AnimatedBuilder(</text:p>
      <text:p text:style-name="Text_20_body">animation: _controller,</text:p>
      <text:p text:style-name="Text_20_body">builder: (context, child) {</text:p>
      <text:p text:style-name="Text_20_body">return Opacity(</text:p>
      <text:p text:style-name="Text_20_body">opacity: _opacity.value,</text:p>
      <text:p text:style-name="Text_20_body">child: Transform.rotate(</text:p>
      <text:p text:style-name="Text_20_body">angle: _rotation.value,</text:p>
      <text:p text:style-name="Text_20_body">child: Column(</text:p>
      <text:p text:style-name="Text_20_body">mainAxisSize: MainAxisSize.min,</text:p>
      <text:p text:style-name="Text_20_body">children: [</text:p>
      <text:p text:style-name="Text_20_body">_mosqueIcon(96),</text:p>
      <text:p text:style-name="Text_20_body">SizedBox(height: 20),</text:p>
      <text:p text:style-name="Text_20_body">Text('Un Nabawi Masjid', style: TextStyle(color: Colors.white, fontSize: 28, fontWeight: FontWeight.bold)),</text:p>
      <text:p text:style-name="Text_20_body">],</text:p>
      <text:p text:style-name="Text_20_body">),</text:p>
      <text:p text:style-name="Text_20_body">),</text:p>
      <text:p text:style-name="Text_20_body"><text:soft-page-break/>);</text:p>
      <text:p text:style-name="Text_20_body">},</text:p>
      <text:p text:style-name="Text_20_body">),</text:p>
      <text:p text:style-name="Text_20_body">),</text:p>
      <text:p text:style-name="Text_20_body">);</text:p>
      <text:p text:style-name="Text_20_body">}</text:p>
      <text:p text:style-name="Text_20_body">}</text:p>
      <text:p text:style-name="Text_20_body">Add route in main.dart:</text:p>
      <text:p text:style-name="Text_20_body">routes: {</text:p>
      <text:p text:style-name="Text_20_body">'/': (_) =&gt; SplashScreen(),</text:p>
      <text:p text:style-name="Text_20_body">'/language_select': (_) =&gt; LanguageSelectScreen(),</text:p>
      <text:p text:style-name="Text_20_body">...</text:p>
      <text:p text:style-name="Text_20_body">}</text:p>
      <text:p text:style-name="Text_20_body">13 — Example: Language selection widget (simple)</text:p>
      <text:p text:style-name="Text_20_body">Add lib/screens/language_select.dart with language buttons that set Locale and navigate to login/register.</text:p>
      <text:p text:style-name="Text_20_body">Key languages: en, fr, ar, ur. Persist selection with SharedPreferences or Firebase user profile.</text:p>
      <text:p text:style-name="Text_20_body">14 — Example: Prayer service skeleton</text:p>
      <text:p text:style-name="Text_20_body">lib/services/prayer_service.dart (pseudocode)</text:p>
      <text:p text:style-name="Text_20_body">class PrayerService {</text:p>
      <text:p text:style-name="Text_20_body">final FirebaseFirestore _db = FirebaseFirestore.instance;</text:p>
      <text:p text:style-name="Text_20_body">Future&lt;Map&lt;String,String&gt;&gt; todaysTimes(String region) async {</text:p>
      <text:p text:style-name="Text_20_body">final yearDoc = await _db.doc('prayer_timetable/${region}-2026').get();</text:p>
      <text:p text:style-name="Text_20_body">final data = yearDoc.data()!['data'] as Map;</text:p>
      <text:p text:style-name="Text_20_body">final todayKey = DateFormat('yyyy-MM-dd').format(DateTime.now());</text:p>
      <text:p text:style-name="Text_20_body">return Map&lt;String,String&gt;.from(data[todayKey]);</text:p>
      <text:p text:style-name="Text_20_body">}</text:p>
      <text:p text:style-name="Text_20_body">String nextPrayer(Map&lt;String,String&gt; times) {</text:p>
      <text:p text:style-name="Text_20_body">// parse times -&gt; DateTime and compare to now to get next</text:p>
      <text:p text:style-name="Text_20_body">}</text:p>
      <text:p text:style-name="Text_20_body">}</text:p>
      <text:p text:style-name="Text_20_body">I’ll provide the full implementation once I have your pubspec.yaml and project layout.</text:p>
      <text:p text:style-name="Text_20_body"><text:soft-page-break/>15 — Community Help Center flow (detailed)</text:p>
      <text:p text:style-name="Text_20_body">Member creates request → status pending.</text:p>
      <text:p text:style-name="Text_20_body">Admin sees list and can approve / reject with a reason.</text:p>
      <text:p text:style-name="Text_20_body">System: on admin action, generate notification to the request owner and push to dashboard bell.</text:p>
      <text:p text:style-name="Text_20_body">Request view shows status, admin name, timestamp, reason.</text:p>
      <text:p text:style-name="Text_20_body">16 — What I will change right away if you send the files</text:p>
      <text:p text:style-name="Text_20_body">Replace splash with animated widget above.</text:p>
      <text:p text:style-name="Text_20_body">Implement language selection screen &amp; make locale persistent.</text:p>
      <text:p text:style-name="Text_20_body">Create prayer_service.dart and import Curepipe PDF timetable into Firestore (I can parse your PDF and provide JSON). </text:p>
      <text:p text:style-name="Text_20_body">Namaz Time</text:p>
      <text:p text:style-name="Text_20_body">Create notification_service.dart to schedule local notifications and a cloud function (or device scheduler) to check timetable changes.</text:p>
      <text:p text:style-name="Text_20_body">Wire up Notifications icon to show unread items (Firestore subscription).</text:p>
      <text:p text:style-name="Text_20_body">17 — Security / region-limiting registration</text:p>
      <text:p text:style-name="Text_20_body">Two options:</text:p>
      <text:p text:style-name="Text_20_body">Soft region validation: during register ask user to choose region; admin may verify later. Faster.</text:p>
      <text:p text:style-name="Text_20_body">Strict region-only: require admin approval OR validate via phone number country code + manual cross-check. This reduces spam but requires admin moderation.</text:p>
      <text:p text:style-name="Text_20_body">I recommend (1) + admin approval option for stricter control during rollout.</text:p>
      <text:p text:style-name="Text_20_body">18 — Next steps — what I need from you now</text:p>
      <text:p text:style-name="Text_20_body">Please upload or paste these (or give repo access):</text:p>
      <text:p text:style-name="Text_20_body">pubspec.yaml (so I can list/add packages).</text:p>
      <text:p text:style-name="Text_20_body">lib/ file tree or zip of the project (or GitHub link).</text:p>
      <text:p text:style-name="Text_20_body">lib/main.dart and current splash related file.</text:p>
      <text:p text:style-name="Text_20_body">Any existing auth code or backend (if you already have server).</text:p>
      <text:p text:style-name="Text_20_body">Confirmation: do you want Firebase as backend? (If yes I will prepare config steps).</text:p>
      <text:p text:style-name="Text_20_body">If you want me to import the PDF timetable directly to Firestore now, say “Import PDF” and I will parse &amp; create JSON (I already have your uploaded PDF). </text:p>
      <text:p text:style-name="Text_20_body">Namaz Time</text:p>
      <text:p text:style-name="Text_20_body">19 — Time &amp; delivery style</text:p>
      <text:p text:style-name="Text_20_body">You told me you want to finish today. I can’t actually run background tasks or push code to your repo myself — but I’ll produce all code, database import JSON, Cloud Function snippets (if using Firebase), and exact step-by-step commands you paste into your environment. Tell me which files <text:soft-page-break/>you’ll upload first (main.dart + pubspec) and I’ll produce the concrete patches for each file in sequence.</text:p>
      <text:p text:style-name="Text_20_body">20 — Quick checklist for you to upload now (highest priority)</text:p>
      <text:p text:style-name="Text_20_body">pubspec.yaml</text:p>
      <text:p text:style-name="Text_20_body">lib/main.dart</text:p>
      <text:p text:style-name="Text_20_body">current splash-related file (if any) and lib/screens/ list</text:p>
      <text:p text:style-name="Text_20_body">confirm Firebase? (yes/no)</text:p>
      <text:p text:style-name="Text_20_body">confirm whether we should import PDF timetable now (type: Import PDF) — I already have it.</text:p>
      <text:p text:style-name="Text_20_body">If you want I can immediately:</text:p>
      <text:p text:style-name="Text_20_body">produce a Firestore JSON import of prayer_timetable/curepipe-2026 from your PDF (I already have the PDF). Say Import PDF and I’ll parse and create the JSON and show you the Firestore document content you can import. </text:p>
      <text:p text:style-name="Text_20_body">Namaz Time</text:p>
      <text:p text:style-name="Text_20_body">Which of the above do you want me to do next right now? (I suggest: send pubspec.yaml + lib/main.dart or say Import PDF to start prayer times work.)</text:p>
      <text:p text:style-name="Text_20_body">Sources</text:p>
      <text:p text:style-name="Text_20_body">main.dart:</text:p>
      <text:p text:style-name="Text_20_body">import 'package:flutter/material.dart'; </text:p>
      <text:p text:style-name="Text_20_body">import 'package:provider/provider.dart'; </text:p>
      <text:p text:style-name="Text_20_body">import 'app.dart'; </text:p>
      <text:p text:style-name="Text_20_body">import 'providers/settings_provider.dart'; </text:p>
      <text:p text:style-name="Text_20_body">import 'providers/auth_provider.dart'; </text:p>
      <text:p text:style-name="Text_20_body">import 'providers/masjid_mode_provider.dart'; </text:p>
      <text:p text:style-name="Text_20_body">import 'providers/notification_settings_provider.dart'; </text:p>
      <text:p text:style-name="Text_20_body">import 'providers/prayer_provider.dart'; </text:p>
      <text:p text:style-name="Text_20_body">import 'services/prayer_time_service.dart'; </text:p>
      <text:p text:style-name="Text_20_body">import 'services/prayer_notification_service.dart'; </text:p>
      <text:p text:style-name="Text_20_body">import 'services/ramadan_auto_hadith_service.dart'; </text:p>
      <text:p text:style-name="Text_20_body">Future&lt;void&gt; main() async { </text:p>
      <text:p text:style-name="Text_20_body">WidgetsFlutterBinding.ensureInitialized(); </text:p>
      <text:p text:style-name="Text_20_body">await PrayerTimeService.instance.loadFromAssets(); </text:p>
      <text:p text:style-name="Text_20_body">await PrayerNotificationService.instance.scheduleForNext14Days(); </text:p>
      <text:p text:style-name="Text_20_body">try { </text:p>
      <text:p text:style-name="Text_20_body"><text:soft-page-break/>await RamadanAutoHadithService.scheduleRamadanHadiths(); </text:p>
      <text:p text:style-name="Text_20_body">} catch (_) {} </text:p>
      <text:p text:style-name="Text_20_body">runApp( </text:p>
      <text:p text:style-name="Text_20_body">MultiProvider( </text:p>
      <text:p text:style-name="Text_20_body">providers: [ </text:p>
      <text:p text:style-name="Text_20_body">ChangeNotifierProvider(create: (_) =&gt; SettingsProvider()), </text:p>
      <text:p text:style-name="Text_20_body">ChangeNotifierProvider(create: (_) =&gt; AuthProvider()), </text:p>
      <text:p text:style-name="Text_20_body">ChangeNotifierProvider(create: (_) =&gt; MasjidModeProvider()), </text:p>
      <text:p text:style-name="Text_20_body">ChangeNotifierProvider(create: (_) =&gt; NotificationSettingsProvider()), </text:p>
      <text:p text:style-name="Text_20_body">ChangeNotifierProvider(create: (_) =&gt; PrayerProvider()), </text:p>
      <text:p text:style-name="Text_20_body">], </text:p>
      <text:p text:style-name="Text_20_body">child: const MyApp(), </text:p>
      <text:p text:style-name="Text_20_body">), </text:p>
      <text:p text:style-name="Text_20_body">); </text:p>
      <text:p text:style-name="Text_20_body">}</text:p>
      <text:p text:style-name="Text_20_body">splash.dart:</text:p>
      <text:p text:style-name="Text_20_body">import 'package:flutter/material.dart'; </text:p>
      <text:p text:style-name="Text_20_body">import '../../core/app_routes.dart'; </text:p>
      <text:p text:style-name="Text_20_body">class SplashScreen extends StatefulWidget { </text:p>
      <text:p text:style-name="Text_20_body">const SplashScreen({super.key}); </text:p>
      <text:p text:style-name="Text_20_body">@override </text:p>
      <text:p text:style-name="Text_20_body">State&lt;SplashScreen&gt; createState() =&gt; _SplashScreenState(); </text:p>
      <text:p text:style-name="Text_20_body">} </text:p>
      <text:p text:style-name="Text_20_body">class _SplashScreenState extends State&lt;SplashScreen&gt; { </text:p>
      <text:p text:style-name="Text_20_body">@override </text:p>
      <text:p text:style-name="Text_20_body">void initState() { </text:p>
      <text:p text:style-name="Text_20_body">super.initState(); </text:p>
      <text:p text:style-name="Text_20_body">Future.delayed(const Duration(milliseconds: 1400), () { </text:p>
      <text:p text:style-name="Text_20_body">if (!mounted) return; </text:p>
      <text:p text:style-name="Text_20_body">Navigator.pushReplacementNamed(context, AppRoutes.role); </text:p>
      <text:p text:style-name="Text_20_body">}); </text:p>
      <text:p text:style-name="Text_20_body">} </text:p>
      <text:p text:style-name="Text_20_body"><text:soft-page-break/>@override </text:p>
      <text:p text:style-name="Text_20_body">Widget build(BuildContext context) { </text:p>
      <text:p text:style-name="Text_20_body">return const Scaffold( </text:p>
      <text:p text:style-name="Text_20_body">body: Center( </text:p>
      <text:p text:style-name="Text_20_body">child: Padding( </text:p>
      <text:p text:style-name="Text_20_body">padding: EdgeInsets.all(22), </text:p>
      <text:p text:style-name="Text_20_body">child: Text( </text:p>
      <text:p text:style-name="Text_20_body">"اللهم افتح لنا أبواب رحمتك\n\nO Allah, open for us the doors of Your mercy.", </text:p>
      <text:p text:style-name="Text_20_body">textAlign: TextAlign.center, </text:p>
      <text:p text:style-name="Text_20_body">style: TextStyle(fontSize: 20, height: 1.4), </text:p>
      <text:p text:style-name="Text_20_body">), </text:p>
      <text:p text:style-name="Text_20_body">), </text:p>
      <text:p text:style-name="Text_20_body">), </text:p>
      <text:p text:style-name="Text_20_body">); </text:p>
      <text:p text:style-name="Text_20_body">} </text:p>
      <text:p text:style-name="Text_20_body">} </text:p>
      <text:p text:style-name="Text_20_body">language:</text:p>
      <text:p text:style-name="Text_20_body">import 'package:flutter/material.dart'; </text:p>
      <text:p text:style-name="Text_20_body">import '../../core/app_routes.dart'; </text:p>
      <text:p text:style-name="Text_20_body">class LanguageSelectionScreen extends StatelessWidget { </text:p>
      <text:p text:style-name="Text_20_body">const LanguageSelectionScreen({super.key}); </text:p>
      <text:p text:style-name="Text_20_body">@override </text:p>
      <text:p text:style-name="Text_20_body">Widget build(BuildContext context) { </text:p>
      <text:p text:style-name="Text_20_body">return Scaffold( </text:p>
      <text:p text:style-name="Text_20_body">body: Container( </text:p>
      <text:p text:style-name="Text_20_body">width: double.infinity, </text:p>
      <text:p text:style-name="Text_20_body">padding: const EdgeInsets.all(24), </text:p>
      <text:p text:style-name="Text_20_body">decoration: const BoxDecoration( </text:p>
      <text:p text:style-name="Text_20_body">gradient: LinearGradient( </text:p>
      <text:p text:style-name="Text_20_body">colors: [ </text:p>
      <text:p text:style-name="Text_20_body">Color(0xFF0E5E4E), </text:p>
      <text:p text:style-name="Text_20_body">Color(0xFF1B5E20), </text:p>
      <text:p text:style-name="Text_20_body"><text:soft-page-break/>], </text:p>
      <text:p text:style-name="Text_20_body">begin: Alignment.topCenter, </text:p>
      <text:p text:style-name="Text_20_body">end: Alignment.bottomCenter, </text:p>
      <text:p text:style-name="Text_20_body">), </text:p>
      <text:p text:style-name="Text_20_body">), </text:p>
      <text:p text:style-name="Text_20_body">child: Column( </text:p>
      <text:p text:style-name="Text_20_body">mainAxisAlignment: MainAxisAlignment.center, </text:p>
      <text:p text:style-name="Text_20_body">children: [ </text:p>
      <text:p text:style-name="Text_20_body">const Icon( </text:p>
      <text:p text:style-name="Text_20_body">Icons.mosque_rounded, </text:p>
      <text:p text:style-name="Text_20_body">size: 80, </text:p>
      <text:p text:style-name="Text_20_body">color: Colors.white, </text:p>
      <text:p text:style-name="Text_20_body">), </text:p>
      <text:p text:style-name="Text_20_body">const SizedBox(height: 30), </text:p>
      <text:p text:style-name="Text_20_body">const Text( </text:p>
      <text:p text:style-name="Text_20_body">"Un Nabawi Masjid", </text:p>
      <text:p text:style-name="Text_20_body">style: TextStyle( </text:p>
      <text:p text:style-name="Text_20_body">fontSize: 26, </text:p>
      <text:p text:style-name="Text_20_body">fontWeight: FontWeight.bold, </text:p>
      <text:p text:style-name="Text_20_body">color: Colors.white, </text:p>
      <text:p text:style-name="Text_20_body">), </text:p>
      <text:p text:style-name="Text_20_body">), </text:p>
      <text:p text:style-name="Text_20_body">const SizedBox(height: 40), </text:p>
      <text:p text:style-name="Text_20_body">const Text( </text:p>
      <text:p text:style-name="Text_20_body">"Select Language", </text:p>
      <text:p text:style-name="Text_20_body">style: TextStyle( </text:p>
      <text:p text:style-name="Text_20_body">fontSize: 18, </text:p>
      <text:p text:style-name="Text_20_body">color: Colors.white70, </text:p>
      <text:p text:style-name="Text_20_body">), </text:p>
      <text:p text:style-name="Text_20_body">), </text:p>
      <text:p text:style-name="Text_20_body">const SizedBox(height: 20), </text:p>
      <text:p text:style-name="Text_20_body">ElevatedButton( </text:p>
      <text:p text:style-name="Text_20_body"><text:soft-page-break/>style: ElevatedButton.styleFrom( </text:p>
      <text:p text:style-name="Text_20_body">backgroundColor: Colors.white, </text:p>
      <text:p text:style-name="Text_20_body">foregroundColor: Colors.black, </text:p>
      <text:p text:style-name="Text_20_body">minimumSize: const Size(double.infinity, 50), </text:p>
      <text:p text:style-name="Text_20_body">), </text:p>
      <text:p text:style-name="Text_20_body">onPressed: () { </text:p>
      <text:p text:style-name="Text_20_body">Navigator.pushReplacementNamed( </text:p>
      <text:p text:style-name="Text_20_body">context, </text:p>
      <text:p text:style-name="Text_20_body">AppRoutes.shell, </text:p>
      <text:p text:style-name="Text_20_body">); </text:p>
      <text:p text:style-name="Text_20_body">}, </text:p>
      <text:p text:style-name="Text_20_body">child: const Text("English"),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Role selection:</text:p>
      <text:p text:style-name="Text_20_body">import 'package:flutter/material.dart'; </text:p>
      <text:p text:style-name="Text_20_body">import '../../core/app_routes.dart'; </text:p>
      <text:p text:style-name="Text_20_body">class RoleSelectionScreen extends StatelessWidget { </text:p>
      <text:p text:style-name="Text_20_body">const RoleSelectionScreen({super.key}); </text:p>
      <text:p text:style-name="Text_20_body">@override </text:p>
      <text:p text:style-name="Text_20_body">Widget build(BuildContext context) { </text:p>
      <text:p text:style-name="Text_20_body">return Scaffold( </text:p>
      <text:p text:style-name="Text_20_body">appBar: AppBar(title: const Text("Welcome")), </text:p>
      <text:p text:style-name="Text_20_body">body: ListView( </text:p>
      <text:p text:style-name="Text_20_body">padding: const EdgeInsets.all(16), </text:p>
      <text:p text:style-name="Text_20_body">children: [ </text:p>
      <text:p text:style-name="Text_20_body">_tile( </text:p>
      <text:p text:style-name="Text_20_body"><text:soft-page-break/>context, </text:p>
      <text:p text:style-name="Text_20_body">title: "Continue", </text:p>
      <text:p text:style-name="Text_20_body">subtitle: "Choose language, settings, then enter the app", </text:p>
      <text:p text:style-name="Text_20_body">icon: Icons.arrow_forward, </text:p>
      <text:p text:style-name="Text_20_body">onTap: () =&gt; Navigator.pushNamed(context, AppRoutes.language), </text:p>
      <text:p text:style-name="Text_20_body">), </text:p>
      <text:p text:style-name="Text_20_body">const SizedBox(height: 12), </text:p>
      <text:p text:style-name="Text_20_body">_tile( </text:p>
      <text:p text:style-name="Text_20_body">context, </text:p>
      <text:p text:style-name="Text_20_body">title: "Simple Mode (Elders)", </text:p>
      <text:p text:style-name="Text_20_body">subtitle: "Large buttons + calmer layout", </text:p>
      <text:p text:style-name="Text_20_body">icon: Icons.accessibility_new, </text:p>
      <text:p text:style-name="Text_20_body">onTap: () =&gt; Navigator.pushNamed(context, AppRoutes.simple), </text:p>
      <text:p text:style-name="Text_20_body">), </text:p>
      <text:p text:style-name="Text_20_body">const SizedBox(height: 12), </text:p>
      <text:p text:style-name="Text_20_body">_tile( </text:p>
      <text:p text:style-name="Text_20_body">context, </text:p>
      <text:p text:style-name="Text_20_body">title: "Settings", </text:p>
      <text:p text:style-name="Text_20_body">subtitle: "Language, mute adhan, preferences", </text:p>
      <text:p text:style-name="Text_20_body">icon: Icons.settings, </text:p>
      <text:p text:style-name="Text_20_body">onTap: () =&gt; Navigator.pushNamed(context, AppRoutes.settings), </text:p>
      <text:p text:style-name="Text_20_body">), </text:p>
      <text:p text:style-name="Text_20_body">], </text:p>
      <text:p text:style-name="Text_20_body">), </text:p>
      <text:p text:style-name="Text_20_body">); </text:p>
      <text:p text:style-name="Text_20_body">} </text:p>
      <text:p text:style-name="Text_20_body">Widget _tile( </text:p>
      <text:p text:style-name="Text_20_body">BuildContext context, { </text:p>
      <text:p text:style-name="Text_20_body">required String title, </text:p>
      <text:p text:style-name="Text_20_body">required String subtitle, </text:p>
      <text:p text:style-name="Text_20_body">required IconData icon, </text:p>
      <text:p text:style-name="Text_20_body">required VoidCallback onTap, </text:p>
      <text:p text:style-name="Text_20_body"><text:soft-page-break/>}) { </text:p>
      <text:p text:style-name="Text_20_body">return Card( </text:p>
      <text:p text:style-name="Text_20_body">child: ListTile( </text:p>
      <text:p text:style-name="Text_20_body">leading: Icon(icon), </text:p>
      <text:p text:style-name="Text_20_body">title: Text(title, style: const TextStyle(fontWeight: FontWeight.w700)), </text:p>
      <text:p text:style-name="Text_20_body">subtitle: Text(subtitle), </text:p>
      <text:p text:style-name="Text_20_body">trailing: const Icon(Icons.chevron_right), </text:p>
      <text:p text:style-name="Text_20_body">onTap: onTap, </text:p>
      <text:p text:style-name="Text_20_body">), </text:p>
      <text:p text:style-name="Text_20_body">); </text:p>
      <text:p text:style-name="Text_20_body">} </text:p>
      <text:p text:style-name="Text_20_body">} </text:p>
      <text:p text:style-name="Text_20_body">login:</text:p>
      <text:p text:style-name="Text_20_body">// ignore_for_file: use_build_context_synchronously </text:p>
      <text:p text:style-name="Text_20_body">import 'package:flutter/material.dart'; </text:p>
      <text:p text:style-name="Text_20_body">import 'package:provider/provider.dart'; </text:p>
      <text:p text:style-name="Text_20_body">import '../../providers/auth_provider.dart'; </text:p>
      <text:p text:style-name="Text_20_body">import '../../core/app_routes.dart'; </text:p>
      <text:p text:style-name="Text_20_body">import '../../widgets/kaaba_loader.dart'; </text:p>
      <text:p text:style-name="Text_20_body">class LoginScreen extends StatefulWidget { </text:p>
      <text:p text:style-name="Text_20_body">const LoginScreen({super.key}); </text:p>
      <text:p text:style-name="Text_20_body">@override </text:p>
      <text:p text:style-name="Text_20_body">State&lt;LoginScreen&gt; createState() =&gt; _LoginScreenState(); </text:p>
      <text:p text:style-name="Text_20_body">} </text:p>
      <text:p text:style-name="Text_20_body">class _LoginScreenState extends State&lt;LoginScreen&gt; { </text:p>
      <text:p text:style-name="Text_20_body">final _email = TextEditingController(); </text:p>
      <text:p text:style-name="Text_20_body">final _password = TextEditingController(); </text:p>
      <text:p text:style-name="Text_20_body">bool _loading = false; </text:p>
      <text:p text:style-name="Text_20_body">@override </text:p>
      <text:p text:style-name="Text_20_body">void dispose() { </text:p>
      <text:p text:style-name="Text_20_body">_email.dispose(); </text:p>
      <text:p text:style-name="Text_20_body">_password.dispose(); </text:p>
      <text:p text:style-name="Text_20_body"><text:soft-page-break/>super.dispose(); </text:p>
      <text:p text:style-name="Text_20_body">} </text:p>
      <text:p text:style-name="Text_20_body">@override </text:p>
      <text:p text:style-name="Text_20_body">Widget build(BuildContext context) { </text:p>
      <text:p text:style-name="Text_20_body">final auth = context.watch&lt;AuthProvider&gt;(); </text:p>
      <text:p text:style-name="Text_20_body">final cs = Theme.of(context).colorScheme; </text:p>
      <text:p text:style-name="Text_20_body">return Scaffold( </text:p>
      <text:p text:style-name="Text_20_body">appBar: AppBar(title: const Text("Login")), </text:p>
      <text:p text:style-name="Text_20_body">body: ListView( </text:p>
      <text:p text:style-name="Text_20_body">padding: const EdgeInsets.all(16), </text:p>
      <text:p text:style-name="Text_20_body">children: [ </text:p>
      <text:p text:style-name="Text_20_body">Card( </text:p>
      <text:p text:style-name="Text_20_body">color: cs.surfaceContainerHighest.withValues(alpha: 0.96), </text:p>
      <text:p text:style-name="Text_20_body">child: Padding( </text:p>
      <text:p text:style-name="Text_20_body">padding: const EdgeInsets.all(14), </text:p>
      <text:p text:style-name="Text_20_body">child: Column( </text:p>
      <text:p text:style-name="Text_20_body">children: [ </text:p>
      <text:p text:style-name="Text_20_body">const Text( </text:p>
      <text:p text:style-name="Text_20_body">"Login (Offline Mode)\nAdmin = shalleel.mohamud@umail.utm.ac.mu or iqbal.elahee@gmail.com", </text:p>
      <text:p text:style-name="Text_20_body">textAlign: TextAlign.center, </text:p>
      <text:p text:style-name="Text_20_body">), </text:p>
      <text:p text:style-name="Text_20_body">const SizedBox(height: 12), </text:p>
      <text:p text:style-name="Text_20_body">TextField( </text:p>
      <text:p text:style-name="Text_20_body">controller: _email, </text:p>
      <text:p text:style-name="Text_20_body">keyboardType: TextInputType.emailAddress, </text:p>
      <text:p text:style-name="Text_20_body">decoration: const InputDecoration(labelText: "Email"), </text:p>
      <text:p text:style-name="Text_20_body">), </text:p>
      <text:p text:style-name="Text_20_body">const SizedBox(height: 12), </text:p>
      <text:p text:style-name="Text_20_body">TextField( </text:p>
      <text:p text:style-name="Text_20_body">controller: _password, </text:p>
      <text:p text:style-name="Text_20_body">obscureText: true, </text:p>
      <text:p text:style-name="Text_20_body"><text:soft-page-break/>decoration: const InputDecoration(labelText: "Password"), </text:p>
      <text:p text:style-name="Text_20_body">), </text:p>
      <text:p text:style-name="Text_20_body">const SizedBox(height: 12), </text:p>
      <text:p text:style-name="Text_20_body">if (_loading) </text:p>
      <text:p text:style-name="Text_20_body">const Padding( </text:p>
      <text:p text:style-name="Text_20_body">padding: EdgeInsets.only(top: 8.0), </text:p>
      <text:p text:style-name="Text_20_body">child: Center( </text:p>
      <text:p text:style-name="Text_20_body">child: KaabaLoader( </text:p>
      <text:p text:style-name="Text_20_body">size: 70, </text:p>
      <text:p text:style-name="Text_20_body">message: 'Logging you in...\nربنا تقبل منا', </text:p>
      <text:p text:style-name="Text_20_body">), </text:p>
      <text:p text:style-name="Text_20_body">), </text:p>
      <text:p text:style-name="Text_20_body">) </text:p>
      <text:p text:style-name="Text_20_body">else </text:p>
      <text:p text:style-name="Text_20_body">ElevatedButton( </text:p>
      <text:p text:style-name="Text_20_body">onPressed: () async { </text:p>
      <text:p text:style-name="Text_20_body">setState(() =&gt; _loading = true); </text:p>
      <text:p text:style-name="Text_20_body">try { </text:p>
      <text:p text:style-name="Text_20_body">await auth.loginOffline( </text:p>
      <text:p text:style-name="Text_20_body">_email.text, _password.text); </text:p>
      <text:p text:style-name="Text_20_body">if (!mounted) return; </text:p>
      <text:p text:style-name="Text_20_body">Navigator.pushReplacementNamed( </text:p>
      <text:p text:style-name="Text_20_body">context, AppRoutes.shell); </text:p>
      <text:p text:style-name="Text_20_body">} finally { </text:p>
      <text:p text:style-name="Text_20_body">if (mounted) { </text:p>
      <text:p text:style-name="Text_20_body">setState(() =&gt; _loading = false); </text:p>
      <text:p text:style-name="Text_20_body">} </text:p>
      <text:p text:style-name="Text_20_body">} </text:p>
      <text:p text:style-name="Text_20_body">}, </text:p>
      <text:p text:style-name="Text_20_body">child: const Text("Login"), </text:p>
      <text:p text:style-name="Text_20_body">), </text:p>
      <text:p text:style-name="Text_20_body">], </text:p>
      <text:p text:style-name="Text_20_body"><text:soft-page-break/>), </text:p>
      <text:p text:style-name="Text_20_body">), </text:p>
      <text:p text:style-name="Text_20_body">), </text:p>
      <text:p text:style-name="Text_20_body">], </text:p>
      <text:p text:style-name="Text_20_body">), </text:p>
      <text:p text:style-name="Text_20_body">); </text:p>
      <text:p text:style-name="Text_20_body">} </text:p>
      <text:p text:style-name="Text_20_body">}</text:p>
      <text:p text:style-name="Text_20_body">dashboard:</text:p>
      <text:p text:style-name="Text_20_body">// ignore_for_file: use_build_context_synchronously </text:p>
      <text:p text:style-name="Text_20_body">import 'dart:async'; </text:p>
      <text:p text:style-name="Text_20_body">import 'dart:math'; </text:p>
      <text:p text:style-name="Text_20_body">import 'package:flutter/material.dart'; </text:p>
      <text:p text:style-name="Text_20_body">import '../../services/salah_reminder_service.dart'; </text:p>
      <text:p text:style-name="Text_20_body">class NextSalahScreen extends StatefulWidget { </text:p>
      <text:p text:style-name="Text_20_body">const NextSalahScreen({super.key}); </text:p>
      <text:p text:style-name="Text_20_body">@override </text:p>
      <text:p text:style-name="Text_20_body">State&lt;NextSalahScreen&gt; createState() =&gt; _NextSalahScreenState(); </text:p>
      <text:p text:style-name="Text_20_body">} </text:p>
      <text:p text:style-name="Text_20_body">class _NextSalahScreenState extends State&lt;NextSalahScreen&gt; </text:p>
      <text:p text:style-name="Text_20_body">with SingleTickerProviderStateMixin { </text:p>
      <text:p text:style-name="Text_20_body">Timer? _timer; </text:p>
      <text:p text:style-name="Text_20_body">Duration _remaining = const Duration(hours: 1); </text:p>
      <text:p text:style-name="Text_20_body">final String _nextPrayer = "Dhuhr"; </text:p>
      <text:p text:style-name="Text_20_body">List&lt;SalahReminder&gt; _reminders = []; </text:p>
      <text:p text:style-name="Text_20_body">late final AnimationController _fade = </text:p>
      <text:p text:style-name="Text_20_body">AnimationController(vsync: this, duration: const Duration(milliseconds: 500)) </text:p>
      <text:p text:style-name="Text_20_body">..forward(); </text:p>
      <text:p text:style-name="Text_20_body">@override </text:p>
      <text:p text:style-name="Text_20_body">void initState() { </text:p>
      <text:p text:style-name="Text_20_body">super.initState(); </text:p>
      <text:p text:style-name="Text_20_body">_loadReminders(); </text:p>
      <text:p text:style-name="Text_20_body"><text:soft-page-break/>_timer = Timer.periodic(const Duration(seconds: 1), (_) { </text:p>
      <text:p text:style-name="Text_20_body">if (!mounted) return; </text:p>
      <text:p text:style-name="Text_20_body">setState(() { </text:p>
      <text:p text:style-name="Text_20_body">if (_remaining.inSeconds &gt; 0) { </text:p>
      <text:p text:style-name="Text_20_body">_remaining -= const Duration(seconds: 1); </text:p>
      <text:p text:style-name="Text_20_body">} </text:p>
      <text:p text:style-name="Text_20_body">}); </text:p>
      <text:p text:style-name="Text_20_body">}); </text:p>
      <text:p text:style-name="Text_20_body">} </text:p>
      <text:p text:style-name="Text_20_body">Future&lt;void&gt; _loadReminders() async { </text:p>
      <text:p text:style-name="Text_20_body">final list = await SalahReminderService.loadReminders(); </text:p>
      <text:p text:style-name="Text_20_body">if (!mounted) return; </text:p>
      <text:p text:style-name="Text_20_body">setState(() =&gt; _reminders = list); </text:p>
      <text:p text:style-name="Text_20_body">} </text:p>
      <text:p text:style-name="Text_20_body">@override </text:p>
      <text:p text:style-name="Text_20_body">void dispose() { </text:p>
      <text:p text:style-name="Text_20_body">_timer?.cancel(); </text:p>
      <text:p text:style-name="Text_20_body">_fade.dispose(); </text:p>
      <text:p text:style-name="Text_20_body">super.dispose(); </text:p>
      <text:p text:style-name="Text_20_body">} </text:p>
      <text:p text:style-name="Text_20_body">String _format(Duration d) { </text:p>
      <text:p text:style-name="Text_20_body">final h = d.inHours.toString().padLeft(2, '0'); </text:p>
      <text:p text:style-name="Text_20_body">final m = (d.inMinutes % 60).toString().padLeft(2, '0'); </text:p>
      <text:p text:style-name="Text_20_body">final s = (d.inSeconds % 60).toString().padLeft(2, '0'); </text:p>
      <text:p text:style-name="Text_20_body">return "$h:$m:$s"; </text:p>
      <text:p text:style-name="Text_20_body">} </text:p>
      <text:p text:style-name="Text_20_body">void _openReminderSheet() { </text:p>
      <text:p text:style-name="Text_20_body">showModalBottomSheet( </text:p>
      <text:p text:style-name="Text_20_body">context: context, </text:p>
      <text:p text:style-name="Text_20_body">isScrollControlled: true, </text:p>
      <text:p text:style-name="Text_20_body">showDragHandle: true, </text:p>
      <text:p text:style-name="Text_20_body">builder: (sheetContext) { </text:p>
      <text:p text:style-name="Text_20_body"><text:soft-page-break/>int offsetMinutes = 10; </text:p>
      <text:p text:style-name="Text_20_body">return StatefulBuilder( </text:p>
      <text:p text:style-name="Text_20_body">builder: (sheetContext, setLocal) { </text:p>
      <text:p text:style-name="Text_20_body">return Padding( </text:p>
      <text:p text:style-name="Text_20_body">padding: EdgeInsets.only( </text:p>
      <text:p text:style-name="Text_20_body">bottom: MediaQuery.of(sheetContext).viewInsets.bottom, </text:p>
      <text:p text:style-name="Text_20_body">left: 16, </text:p>
      <text:p text:style-name="Text_20_body">right: 16, </text:p>
      <text:p text:style-name="Text_20_body">top: 16, </text:p>
      <text:p text:style-name="Text_20_body">), </text:p>
      <text:p text:style-name="Text_20_body">child: Column( </text:p>
      <text:p text:style-name="Text_20_body">mainAxisSize: MainAxisSize.min, </text:p>
      <text:p text:style-name="Text_20_body">children: [ </text:p>
      <text:p text:style-name="Text_20_body">const Text("Set Reminder", </text:p>
      <text:p text:style-name="Text_20_body">style: TextStyle( </text:p>
      <text:p text:style-name="Text_20_body">fontWeight: FontWeight.w900, fontSize: 18)), </text:p>
      <text:p text:style-name="Text_20_body">const SizedBox(height: 16), </text:p>
      <text:p text:style-name="Text_20_body">Wrap( </text:p>
      <text:p text:style-name="Text_20_body">spacing: 8, </text:p>
      <text:p text:style-name="Text_20_body">children: [5, 10, 15, 30].map((m) { </text:p>
      <text:p text:style-name="Text_20_body">return ChoiceChip( </text:p>
      <text:p text:style-name="Text_20_body">label: Text("$m min before"), </text:p>
      <text:p text:style-name="Text_20_body">selected: offsetMinutes == m, </text:p>
      <text:p text:style-name="Text_20_body">onSelected: (_) =&gt; </text:p>
      <text:p text:style-name="Text_20_body">setLocal(() =&gt; offsetMinutes = m), </text:p>
      <text:p text:style-name="Text_20_body">); </text:p>
      <text:p text:style-name="Text_20_body">}).toList(), </text:p>
      <text:p text:style-name="Text_20_body">), </text:p>
      <text:p text:style-name="Text_20_body">const SizedBox(height: 20), </text:p>
      <text:p text:style-name="Text_20_body">ElevatedButton.icon( </text:p>
      <text:p text:style-name="Text_20_body">icon: const Icon(Icons.notifications_active_rounded), </text:p>
      <text:p text:style-name="Text_20_body">label: const Text("Confirm Reminder"), </text:p>
      <text:p text:style-name="Text_20_body"><text:soft-page-break/>onPressed: () async { </text:p>
      <text:p text:style-name="Text_20_body">final reminderTime = </text:p>
      <text:p text:style-name="Text_20_body">DateTime.now().add(Duration(minutes: offsetMinutes)); </text:p>
      <text:p text:style-name="Text_20_body">final reminder = SalahReminder( </text:p>
      <text:p text:style-name="Text_20_body">id: Random().nextInt(999999), </text:p>
      <text:p text:style-name="Text_20_body">prayerName: _nextPrayer, </text:p>
      <text:p text:style-name="Text_20_body">time: reminderTime, </text:p>
      <text:p text:style-name="Text_20_body">offsetLabel: "$offsetMinutes min before", </text:p>
      <text:p text:style-name="Text_20_body">); </text:p>
      <text:p text:style-name="Text_20_body">await SalahReminderService.addReminder(reminder); </text:p>
      <text:p text:style-name="Text_20_body">if (!mounted) return; </text:p>
      <text:p text:style-name="Text_20_body">Navigator.pop(sheetContext); </text:p>
      <text:p text:style-name="Text_20_body">_loadReminders(); </text:p>
      <text:p text:style-name="Text_20_body">}, </text:p>
      <text:p text:style-name="Text_20_body">), </text:p>
      <text:p text:style-name="Text_20_body">const SizedBox(height: 20),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override </text:p>
      <text:p text:style-name="Text_20_body">Widget build(BuildContext context) { </text:p>
      <text:p text:style-name="Text_20_body">final cs = Theme.of(context).colorScheme; </text:p>
      <text:p text:style-name="Text_20_body">return Scaffold( </text:p>
      <text:p text:style-name="Text_20_body">appBar: AppBar(title: const Text("Next Salah")), </text:p>
      <text:p text:style-name="Text_20_body">body: FadeTransition( </text:p>
      <text:p text:style-name="Text_20_body">opacity: _fade, </text:p>
      <text:p text:style-name="Text_20_body">child: ListView( </text:p>
      <text:p text:style-name="Text_20_body"><text:soft-page-break/>padding: const EdgeInsets.all(16), </text:p>
      <text:p text:style-name="Text_20_body">children: [ </text:p>
      <text:p text:style-name="Text_20_body">Card( </text:p>
      <text:p text:style-name="Text_20_body">color: cs.primaryContainer, </text:p>
      <text:p text:style-name="Text_20_body">shape: RoundedRectangleBorder( </text:p>
      <text:p text:style-name="Text_20_body">borderRadius: BorderRadius.circular(18)), </text:p>
      <text:p text:style-name="Text_20_body">child: Padding( </text:p>
      <text:p text:style-name="Text_20_body">padding: const EdgeInsets.all(18), </text:p>
      <text:p text:style-name="Text_20_body">child: Column( </text:p>
      <text:p text:style-name="Text_20_body">children: [ </text:p>
      <text:p text:style-name="Text_20_body">const Text("Next Prayer", </text:p>
      <text:p text:style-name="Text_20_body">style: </text:p>
      <text:p text:style-name="Text_20_body">TextStyle(fontWeight: FontWeight.w800)), </text:p>
      <text:p text:style-name="Text_20_body">const SizedBox(height: 6), </text:p>
      <text:p text:style-name="Text_20_body">Text(_nextPrayer, </text:p>
      <text:p text:style-name="Text_20_body">style: const TextStyle( </text:p>
      <text:p text:style-name="Text_20_body">fontSize: 26, </text:p>
      <text:p text:style-name="Text_20_body">fontWeight: FontWeight.w900)), </text:p>
      <text:p text:style-name="Text_20_body">const SizedBox(height: 10), </text:p>
      <text:p text:style-name="Text_20_body">Text(_format(_remaining), </text:p>
      <text:p text:style-name="Text_20_body">style: TextStyle( </text:p>
      <text:p text:style-name="Text_20_body">fontSize: 22, </text:p>
      <text:p text:style-name="Text_20_body">fontWeight: FontWeight.w900, </text:p>
      <text:p text:style-name="Text_20_body">color: cs.primary)), </text:p>
      <text:p text:style-name="Text_20_body">], </text:p>
      <text:p text:style-name="Text_20_body">), </text:p>
      <text:p text:style-name="Text_20_body">), </text:p>
      <text:p text:style-name="Text_20_body">), </text:p>
      <text:p text:style-name="Text_20_body">const SizedBox(height: 16), </text:p>
      <text:p text:style-name="Text_20_body">ElevatedButton.icon( </text:p>
      <text:p text:style-name="Text_20_body">icon: const Icon(Icons.alarm_add_rounded), </text:p>
      <text:p text:style-name="Text_20_body">label: const Text("Set Reminder"), </text:p>
      <text:p text:style-name="Text_20_body"><text:soft-page-break/>onPressed: _openReminderSheet, </text:p>
      <text:p text:style-name="Text_20_body">), </text:p>
      <text:p text:style-name="Text_20_body">const SizedBox(height: 20), </text:p>
      <text:p text:style-name="Text_20_body">const Text("Saved Reminders", </text:p>
      <text:p text:style-name="Text_20_body">style: TextStyle(fontWeight: FontWeight.w900)), </text:p>
      <text:p text:style-name="Text_20_body">const SizedBox(height: 10), </text:p>
      <text:p text:style-name="Text_20_body">..._reminders.map((r) { </text:p>
      <text:p text:style-name="Text_20_body">return Card( </text:p>
      <text:p text:style-name="Text_20_body">child: ListTile( </text:p>
      <text:p text:style-name="Text_20_body">leading: </text:p>
      <text:p text:style-name="Text_20_body">const Icon(Icons.notifications_rounded), </text:p>
      <text:p text:style-name="Text_20_body">title: Text(r.prayerName), </text:p>
      <text:p text:style-name="Text_20_body">subtitle: Text( </text:p>
      <text:p text:style-name="Text_20_body">"${r.offsetLabel} • ${r.time.hour}:${r.time.minute.toString().padLeft(2, '0')}"), </text:p>
      <text:p text:style-name="Text_20_body">trailing: IconButton( </text:p>
      <text:p text:style-name="Text_20_body">icon: const Icon(Icons.delete_rounded), </text:p>
      <text:p text:style-name="Text_20_body">onPressed: () async { </text:p>
      <text:p text:style-name="Text_20_body">await SalahReminderService </text:p>
      <text:p text:style-name="Text_20_body">.removeReminder(r.id); </text:p>
      <text:p text:style-name="Text_20_body">if (!mounted) return; </text:p>
      <text:p text:style-name="Text_20_body">_loadReminders(); </text:p>
      <text:p text:style-name="Text_20_body">}, </text:p>
      <text:p text:style-name="Text_20_body">), </text:p>
      <text:p text:style-name="Text_20_body">), </text:p>
      <text:p text:style-name="Text_20_body">); </text:p>
      <text:p text:style-name="Text_20_body">}), </text:p>
      <text:p text:style-name="Text_20_body">const SizedBox(height: 30), </text:p>
      <text:p text:style-name="Text_20_body">Card( </text:p>
      <text:p text:style-name="Text_20_body">color: cs.surfaceContainerHighest, </text:p>
      <text:p text:style-name="Text_20_body">child: const Padding( </text:p>
      <text:p text:style-name="Text_20_body">padding: EdgeInsets.all(14), </text:p>
      <text:p text:style-name="Text_20_body">child: Text( </text:p>
      <text:p text:style-name="Text_20_body"><text:soft-page-break/>"Reminders are private and stored locally on this device.", </text:p>
      <text:p text:style-name="Text_20_body">style: </text:p>
      <text:p text:style-name="Text_20_body">TextStyle(fontWeight: FontWeight.w600),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text:p>
      <text:p text:style-name="Text_20_body">import 'package:flutter/material.dart'; </text:p>
      <text:p text:style-name="Text_20_body">import 'package:shared_preferences/shared_preferences.dart'; </text:p>
      <text:p text:style-name="Text_20_body">import '../../core/ui_feedback.dart'; </text:p>
      <text:p text:style-name="Text_20_body">import '../../services/prayer_notification_service.dart'; </text:p>
      <text:p text:style-name="Text_20_body">class JumuahSchedulerScreen extends StatefulWidget { </text:p>
      <text:p text:style-name="Text_20_body">const JumuahSchedulerScreen({super.key}); </text:p>
      <text:p text:style-name="Text_20_body">@override </text:p>
      <text:p text:style-name="Text_20_body">State&lt;JumuahSchedulerScreen&gt; createState() =&gt; </text:p>
      <text:p text:style-name="Text_20_body">_JumuahSchedulerScreenState(); </text:p>
      <text:p text:style-name="Text_20_body">} </text:p>
      <text:p text:style-name="Text_20_body">class _JumuahSchedulerScreenState </text:p>
      <text:p text:style-name="Text_20_body">extends State&lt;JumuahSchedulerScreen&gt; { </text:p>
      <text:p text:style-name="Text_20_body">static const _kTimeH = 'jumuah_time_h_v1'; </text:p>
      <text:p text:style-name="Text_20_body">static const _kTimeM = 'jumuah_time_m_v1'; </text:p>
      <text:p text:style-name="Text_20_body">static const _kEnabled = 'jumuah_enabled_v1'; </text:p>
      <text:p text:style-name="Text_20_body">TimeOfDay time = const TimeOfDay(hour: 10, minute: 30); </text:p>
      <text:p text:style-name="Text_20_body">bool enabled = true; </text:p>
      <text:p text:style-name="Text_20_body">bool loading = true; </text:p>
      <text:p text:style-name="Text_20_body">@override </text:p>
      <text:p text:style-name="Text_20_body">void initState() { </text:p>
      <text:p text:style-name="Text_20_body"><text:soft-page-break/>super.initState(); </text:p>
      <text:p text:style-name="Text_20_body">_load(); </text:p>
      <text:p text:style-name="Text_20_body">} </text:p>
      <text:p text:style-name="Text_20_body">Future&lt;void&gt; _load() async { </text:p>
      <text:p text:style-name="Text_20_body">final prefs = await SharedPreferences.getInstance(); </text:p>
      <text:p text:style-name="Text_20_body">final h = prefs.getInt(_kTimeH); </text:p>
      <text:p text:style-name="Text_20_body">final m = prefs.getInt(_kTimeM); </text:p>
      <text:p text:style-name="Text_20_body">final e = prefs.getBool(_kEnabled); </text:p>
      <text:p text:style-name="Text_20_body">setState(() { </text:p>
      <text:p text:style-name="Text_20_body">if (h != null &amp;&amp; m != null) { </text:p>
      <text:p text:style-name="Text_20_body">time = TimeOfDay(hour: h, minute: m); </text:p>
      <text:p text:style-name="Text_20_body">} </text:p>
      <text:p text:style-name="Text_20_body">enabled = e ?? true; </text:p>
      <text:p text:style-name="Text_20_body">loading = false; </text:p>
      <text:p text:style-name="Text_20_body">}); </text:p>
      <text:p text:style-name="Text_20_body">} </text:p>
      <text:p text:style-name="Text_20_body">Future&lt;void&gt; _saveAndSchedule() async { </text:p>
      <text:p text:style-name="Text_20_body">final prefs = await SharedPreferences.getInstance(); </text:p>
      <text:p text:style-name="Text_20_body">await prefs.setInt(_kTimeH, time.hour); </text:p>
      <text:p text:style-name="Text_20_body">await prefs.setInt(_kTimeM, time.minute); </text:p>
      <text:p text:style-name="Text_20_body">await prefs.setBool(_kEnabled, enabled); </text:p>
      <text:p text:style-name="Text_20_body">if (!enabled) { </text:p>
      <text:p text:style-name="Text_20_body">await PrayerNotificationService.instance.cancelJumuah(); </text:p>
      <text:p text:style-name="Text_20_body">if (!mounted) return; </text:p>
      <text:p text:style-name="Text_20_body">UIFeedback.successSnack(context, 'Jumu’ah reminder disabled.'); </text:p>
      <text:p text:style-name="Text_20_body">return; </text:p>
      <text:p text:style-name="Text_20_body">} </text:p>
      <text:p text:style-name="Text_20_body">await PrayerNotificationService.instance </text:p>
      <text:p text:style-name="Text_20_body">.scheduleWeeklyJumuah(time: time); </text:p>
      <text:p text:style-name="Text_20_body">if (!mounted) return; </text:p>
      <text:p text:style-name="Text_20_body">UIFeedback.successSnack( </text:p>
      <text:p text:style-name="Text_20_body">context, 'Weekly Jumu’ah reminder scheduled.'); </text:p>
      <text:p text:style-name="Text_20_body"><text:soft-page-break/>UIFeedback.showConfetti(context); </text:p>
      <text:p text:style-name="Text_20_body">} </text:p>
      <text:p text:style-name="Text_20_body">Future&lt;void&gt; _pickTime() async { </text:p>
      <text:p text:style-name="Text_20_body">final t = </text:p>
      <text:p text:style-name="Text_20_body">await showTimePicker(context: context, initialTime: time); </text:p>
      <text:p text:style-name="Text_20_body">if (t == null) return; </text:p>
      <text:p text:style-name="Text_20_body">setState(() =&gt; time = t); </text:p>
      <text:p text:style-name="Text_20_body">} </text:p>
      <text:p text:style-name="Text_20_body">String _fmt(TimeOfDay t) { </text:p>
      <text:p text:style-name="Text_20_body">final hh = t.hour.toString().padLeft(2, '0'); </text:p>
      <text:p text:style-name="Text_20_body">final mm = t.minute.toString().padLeft(2, '0'); </text:p>
      <text:p text:style-name="Text_20_body">return '$hh:$mm'; </text:p>
      <text:p text:style-name="Text_20_body">} </text:p>
      <text:p text:style-name="Text_20_body">@override </text:p>
      <text:p text:style-name="Text_20_body">Widget build(BuildContext context) { </text:p>
      <text:p text:style-name="Text_20_body">final cs = Theme.of(context).colorScheme; </text:p>
      <text:p text:style-name="Text_20_body">return Scaffold( </text:p>
      <text:p text:style-name="Text_20_body">appBar: AppBar(title: const Text("Jumu’ah Scheduler")), </text:p>
      <text:p text:style-name="Text_20_body">body: loading </text:p>
      <text:p text:style-name="Text_20_body">? const Center(child: CircularProgressIndicator()) </text:p>
      <text:p text:style-name="Text_20_body">: ListView( </text:p>
      <text:p text:style-name="Text_20_body">padding: const EdgeInsets.all(14), </text:p>
      <text:p text:style-name="Text_20_body">children: [ </text:p>
      <text:p text:style-name="Text_20_body">Card( </text:p>
      <text:p text:style-name="Text_20_body">color: cs.primaryContainer, </text:p>
      <text:p text:style-name="Text_20_body">child: const Padding( </text:p>
      <text:p text:style-name="Text_20_body">padding: EdgeInsets.all(16), </text:p>
      <text:p text:style-name="Text_20_body">child: Text( </text:p>
      <text:p text:style-name="Text_20_body">"Weekly reminder every Friday.", </text:p>
      <text:p text:style-name="Text_20_body">style: </text:p>
      <text:p text:style-name="Text_20_body">TextStyle(fontWeight: FontWeight.w800), </text:p>
      <text:p text:style-name="Text_20_body">), </text:p>
      <text:p text:style-name="Text_20_body"><text:soft-page-break/>), </text:p>
      <text:p text:style-name="Text_20_body">), </text:p>
      <text:p text:style-name="Text_20_body">const SizedBox(height: 12), </text:p>
      <text:p text:style-name="Text_20_body">SwitchListTile( </text:p>
      <text:p text:style-name="Text_20_body">value: enabled, </text:p>
      <text:p text:style-name="Text_20_body">onChanged: (v) =&gt; </text:p>
      <text:p text:style-name="Text_20_body">setState(() =&gt; enabled = v), </text:p>
      <text:p text:style-name="Text_20_body">title: const Text( </text:p>
      <text:p text:style-name="Text_20_body">'Enable weekly Jumu’ah reminder'), </text:p>
      <text:p text:style-name="Text_20_body">), </text:p>
      <text:p text:style-name="Text_20_body">ListTile( </text:p>
      <text:p text:style-name="Text_20_body">title: const Text('Reminder time'), </text:p>
      <text:p text:style-name="Text_20_body">subtitle: Text(_fmt(time)), </text:p>
      <text:p text:style-name="Text_20_body">onTap: _pickTime, </text:p>
      <text:p text:style-name="Text_20_body">), </text:p>
      <text:p text:style-name="Text_20_body">const SizedBox(height: 12), </text:p>
      <text:p text:style-name="Text_20_body">ElevatedButton( </text:p>
      <text:p text:style-name="Text_20_body">onPressed: _saveAndSchedule, </text:p>
      <text:p text:style-name="Text_20_body">child: const Text('Save &amp; Schedule'), </text:p>
      <text:p text:style-name="Text_20_body">), </text:p>
      <text:p text:style-name="Text_20_body">], </text:p>
      <text:p text:style-name="Text_20_body">), </text:p>
      <text:p text:style-name="Text_20_body">); </text:p>
      <text:p text:style-name="Text_20_body">} </text:p>
      <text:p text:style-name="Text_20_body">}</text:p>
      <text:p text:style-name="Text_20_body">// FILE: lib/screens/phase6_dashboard/dashboard_screen.dart </text:p>
      <text:p text:style-name="Text_20_body">import 'package:flutter/material.dart'; </text:p>
      <text:p text:style-name="Text_20_body">import 'package:provider/provider.dart'; </text:p>
      <text:p text:style-name="Text_20_body">import '../../core/app_routes.dart'; </text:p>
      <text:p text:style-name="Text_20_body">import '../../core/masjid_background.dart'; </text:p>
      <text:p text:style-name="Text_20_body">import '../../providers/masjid_mode_provider.dart'; </text:p>
      <text:p text:style-name="Text_20_body">class DashboardScreen extends StatelessWidget { </text:p>
      <text:p text:style-name="Text_20_body"><text:soft-page-break/>const DashboardScreen({super.key}); </text:p>
      <text:p text:style-name="Text_20_body">@override </text:p>
      <text:p text:style-name="Text_20_body">Widget build(BuildContext context) { </text:p>
      <text:p text:style-name="Text_20_body">return Scaffold( </text:p>
      <text:p text:style-name="Text_20_body">appBar: AppBar( </text:p>
      <text:p text:style-name="Text_20_body">title: const Text('Masjid Dashboard'), </text:p>
      <text:p text:style-name="Text_20_body">actions: [ </text:p>
      <text:p text:style-name="Text_20_body">IconButton( </text:p>
      <text:p text:style-name="Text_20_body">tooltip: 'Notifications', </text:p>
      <text:p text:style-name="Text_20_body">onPressed: () =&gt; </text:p>
      <text:p text:style-name="Text_20_body">Navigator.pushNamed(context, AppRoutes.notifications), </text:p>
      <text:p text:style-name="Text_20_body">icon: const Icon(Icons.notifications_active_rounded), </text:p>
      <text:p text:style-name="Text_20_body">), </text:p>
      <text:p text:style-name="Text_20_body">], </text:p>
      <text:p text:style-name="Text_20_body">), </text:p>
      <text:p text:style-name="Text_20_body">body: const MasjidBackground( </text:p>
      <text:p text:style-name="Text_20_body">child: _DashboardBody(), </text:p>
      <text:p text:style-name="Text_20_body">), </text:p>
      <text:p text:style-name="Text_20_body">); </text:p>
      <text:p text:style-name="Text_20_body">} </text:p>
      <text:p text:style-name="Text_20_body">} </text:p>
      <text:p text:style-name="Text_20_body">class _DashboardBody extends StatelessWidget { </text:p>
      <text:p text:style-name="Text_20_body">const _DashboardBody(); </text:p>
      <text:p text:style-name="Text_20_body">@override </text:p>
      <text:p text:style-name="Text_20_body">Widget build(BuildContext context) { </text:p>
      <text:p text:style-name="Text_20_body">final cs = Theme.of(context).colorScheme; </text:p>
      <text:p text:style-name="Text_20_body">final masjidMode = context.watch&lt;MasjidModeProvider&gt;(); </text:p>
      <text:p text:style-name="Text_20_body">return ListView( </text:p>
      <text:p text:style-name="Text_20_body">padding: const EdgeInsets.all(14), </text:p>
      <text:p text:style-name="Text_20_body">children: [ </text:p>
      <text:p text:style-name="Text_20_body">const SizedBox(height: 8), </text:p>
      <text:p text:style-name="Text_20_body">_greetingBanner(context), </text:p>
      <text:p text:style-name="Text_20_body"><text:soft-page-break/>const SizedBox(height: 4), </text:p>
      <text:p text:style-name="Text_20_body">_bismillahBanner(context), </text:p>
      <text:p text:style-name="Text_20_body">const SizedBox(height: 12), </text:p>
      <text:p text:style-name="Text_20_body">_heroCard(context, cs, masjidMode), </text:p>
      <text:p text:style-name="Text_20_body">const SizedBox(height: 12), </text:p>
      <text:p text:style-name="Text_20_body">_tile( </text:p>
      <text:p text:style-name="Text_20_body">context, </text:p>
      <text:p text:style-name="Text_20_body">title: 'Next Salah (Live Countdown)', </text:p>
      <text:p text:style-name="Text_20_body">subtitle: 'Lock-screen style • Reminder • Check-in', </text:p>
      <text:p text:style-name="Text_20_body">icon: Icons.timer_rounded, </text:p>
      <text:p text:style-name="Text_20_body">color: cs.primary, </text:p>
      <text:p text:style-name="Text_20_body">route: AppRoutes.nextSalah, </text:p>
      <text:p text:style-name="Text_20_body">), </text:p>
      <text:p text:style-name="Text_20_body">_tile( </text:p>
      <text:p text:style-name="Text_20_body">context, </text:p>
      <text:p text:style-name="Text_20_body">title: 'Good Deeds Streak (Private)', </text:p>
      <text:p text:style-name="Text_20_body">subtitle: 'Prayed on time • Quran • Sadaqah', </text:p>
      <text:p text:style-name="Text_20_body">icon: Icons.volunteer_activism_rounded, </text:p>
      <text:p text:style-name="Text_20_body">color: Colors.green, </text:p>
      <text:p text:style-name="Text_20_body">route: AppRoutes.goodDeeds, </text:p>
      <text:p text:style-name="Text_20_body">), </text:p>
      <text:p text:style-name="Text_20_body">_tile( </text:p>
      <text:p text:style-name="Text_20_body">context, </text:p>
      <text:p text:style-name="Text_20_body">title: 'Community Help Corner', </text:p>
      <text:p text:style-name="Text_20_body">subtitle: 'Requests + Admin approval (offline-first)', </text:p>
      <text:p text:style-name="Text_20_body">icon: Icons.handshake_rounded, </text:p>
      <text:p text:style-name="Text_20_body">color: Colors.orange, </text:p>
      <text:p text:style-name="Text_20_body">route: AppRoutes.communityHelp, </text:p>
      <text:p text:style-name="Text_20_body">), </text:p>
      <text:p text:style-name="Text_20_body">_tile( </text:p>
      <text:p text:style-name="Text_20_body">context, </text:p>
      <text:p text:style-name="Text_20_body">title: 'Women &amp; Children Daily Corner', </text:p>
      <text:p text:style-name="Text_20_body"><text:soft-page-break/>subtitle: 'Dua • Sunnah • Kids quiz', </text:p>
      <text:p text:style-name="Text_20_body">icon: Icons.family_restroom_rounded, </text:p>
      <text:p text:style-name="Text_20_body">color: Colors.purple, </text:p>
      <text:p text:style-name="Text_20_body">route: AppRoutes.dailyCorner, </text:p>
      <text:p text:style-name="Text_20_body">), </text:p>
      <text:p text:style-name="Text_20_body">_tile( </text:p>
      <text:p text:style-name="Text_20_body">context, </text:p>
      <text:p text:style-name="Text_20_body">title: 'Unlimited Islamic Quiz Game', </text:p>
      <text:p text:style-name="Text_20_body">subtitle: 'No repeats until pool exhausted', </text:p>
      <text:p text:style-name="Text_20_body">icon: Icons.quiz_rounded, </text:p>
      <text:p text:style-name="Text_20_body">color: Colors.blue, </text:p>
      <text:p text:style-name="Text_20_body">route: AppRoutes.quiz, </text:p>
      <text:p text:style-name="Text_20_body">), </text:p>
      <text:p text:style-name="Text_20_body">const SizedBox(height: 12), </text:p>
      <text:p text:style-name="Text_20_body">_tile( </text:p>
      <text:p text:style-name="Text_20_body">context, </text:p>
      <text:p text:style-name="Text_20_body">title: 'Masjid Gallery', </text:p>
      <text:p text:style-name="Text_20_body">subtitle: 'Photos • Neighbourhood services', </text:p>
      <text:p text:style-name="Text_20_body">icon: Icons.photo_library_rounded, </text:p>
      <text:p text:style-name="Text_20_body">color: cs.tertiary, </text:p>
      <text:p text:style-name="Text_20_body">route: AppRoutes.masjidGallery, </text:p>
      <text:p text:style-name="Text_20_body">), </text:p>
      <text:p text:style-name="Text_20_body">const SizedBox(height: 12), </text:p>
      <text:p text:style-name="Text_20_body">Card( </text:p>
      <text:p text:style-name="Text_20_body">child: ListTile( </text:p>
      <text:p text:style-name="Text_20_body">leading: CircleAvatar( </text:p>
      <text:p text:style-name="Text_20_body">backgroundColor: cs.tertiary.withValues(alpha: 0.14), </text:p>
      <text:p text:style-name="Text_20_body">child: Icon(Icons.schedule_rounded, color: cs.tertiary), </text:p>
      <text:p text:style-name="Text_20_body">), </text:p>
      <text:p text:style-name="Text_20_body">title: const Text('Prayer Timetable'), </text:p>
      <text:p text:style-name="Text_20_body">subtitle: const Text('View complete daily timings'), </text:p>
      <text:p text:style-name="Text_20_body">trailing: const Icon(Icons.arrow_forward_ios_rounded, size: 16), </text:p>
      <text:p text:style-name="Text_20_body"><text:soft-page-break/>onTap: () =&gt; Navigator.pushNamed(context, AppRoutes.prayerTimes), </text:p>
      <text:p text:style-name="Text_20_body">), </text:p>
      <text:p text:style-name="Text_20_body">), </text:p>
      <text:p text:style-name="Text_20_body">const SizedBox(height: 12), </text:p>
      <text:p text:style-name="Text_20_body">Card( </text:p>
      <text:p text:style-name="Text_20_body">color: cs.surface.withValues(alpha: 0.85), </text:p>
      <text:p text:style-name="Text_20_body">child: const Padding( </text:p>
      <text:p text:style-name="Text_20_body">padding: EdgeInsets.all(14), </text:p>
      <text:p text:style-name="Text_20_body">child: Text( </text:p>
      <text:p text:style-name="Text_20_body">'Tip: Masjid Mode helps keep the phone respectful.\nMay Allah accept your efforts.', </text:p>
      <text:p text:style-name="Text_20_body">style: TextStyle(fontWeight: FontWeight.w800),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Widget _greetingBanner(BuildContext context) { </text:p>
      <text:p text:style-name="Text_20_body">final cs = Theme.of(context).colorScheme; </text:p>
      <text:p text:style-name="Text_20_body">return TweenAnimationBuilder&lt;double&gt;( </text:p>
      <text:p text:style-name="Text_20_body">duration: const Duration(milliseconds: 600), </text:p>
      <text:p text:style-name="Text_20_body">curve: Curves.easeOutCubic, </text:p>
      <text:p text:style-name="Text_20_body">tween: Tween(begin: 0, end: 1), </text:p>
      <text:p text:style-name="Text_20_body">builder: (context, t, _) { </text:p>
      <text:p text:style-name="Text_20_body">return Opacity( </text:p>
      <text:p text:style-name="Text_20_body">opacity: t, </text:p>
      <text:p text:style-name="Text_20_body">child: Transform.translate( </text:p>
      <text:p text:style-name="Text_20_body">offset: Offset(0, (1 - t) * 12), </text:p>
      <text:p text:style-name="Text_20_body">child: Container( </text:p>
      <text:p text:style-name="Text_20_body">padding: const EdgeInsets.symmetric(horizontal: 16, vertical: 12), </text:p>
      <text:p text:style-name="Text_20_body">decoration: BoxDecoration( </text:p>
      <text:p text:style-name="Text_20_body"><text:soft-page-break/>color: cs.surfaceContainerHighest.withValues(alpha: 0.9), </text:p>
      <text:p text:style-name="Text_20_body">borderRadius: BorderRadius.circular(16), </text:p>
      <text:p text:style-name="Text_20_body">border: Border.all( </text:p>
      <text:p text:style-name="Text_20_body">color: cs.primary.withValues(alpha: 0.25), </text:p>
      <text:p text:style-name="Text_20_body">), </text:p>
      <text:p text:style-name="Text_20_body">), </text:p>
      <text:p text:style-name="Text_20_body">child: Row( </text:p>
      <text:p text:style-name="Text_20_body">children: [ </text:p>
      <text:p text:style-name="Text_20_body">Icon(Icons.mosque_rounded, color: cs.primary, size: 30), </text:p>
      <text:p text:style-name="Text_20_body">const SizedBox(width: 12), </text:p>
      <text:p text:style-name="Text_20_body">const Expanded( </text:p>
      <text:p text:style-name="Text_20_body">child: Column( </text:p>
      <text:p text:style-name="Text_20_body">crossAxisAlignment: CrossAxisAlignment.start, </text:p>
      <text:p text:style-name="Text_20_body">children: [ </text:p>
      <text:p text:style-name="Text_20_body">Text( </text:p>
      <text:p text:style-name="Text_20_body">'السلام عليكم ورحمة الله', </text:p>
      <text:p text:style-name="Text_20_body">style: TextStyle( </text:p>
      <text:p text:style-name="Text_20_body">fontSize: 16, </text:p>
      <text:p text:style-name="Text_20_body">fontWeight: FontWeight.w800, </text:p>
      <text:p text:style-name="Text_20_body">), </text:p>
      <text:p text:style-name="Text_20_body">), </text:p>
      <text:p text:style-name="Text_20_body">SizedBox(height: 2), </text:p>
      <text:p text:style-name="Text_20_body">Text( </text:p>
      <text:p text:style-name="Text_20_body">'Welcome to Un Nabawi Masjid daily companion.', </text:p>
      <text:p text:style-name="Text_20_body">style: TextStyle(fontSize: 12.5),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text:soft-page-break/>), </text:p>
      <text:p text:style-name="Text_20_body">); </text:p>
      <text:p text:style-name="Text_20_body">}, </text:p>
      <text:p text:style-name="Text_20_body">); </text:p>
      <text:p text:style-name="Text_20_body">} </text:p>
      <text:p text:style-name="Text_20_body">Widget _bismillahBanner(BuildContext context) { </text:p>
      <text:p text:style-name="Text_20_body">final cs = Theme.of(context).colorScheme; </text:p>
      <text:p text:style-name="Text_20_body">return Center( </text:p>
      <text:p text:style-name="Text_20_body">child: Container( </text:p>
      <text:p text:style-name="Text_20_body">padding: const EdgeInsets.symmetric(horizontal: 16, vertical: 6), </text:p>
      <text:p text:style-name="Text_20_body">decoration: BoxDecoration( </text:p>
      <text:p text:style-name="Text_20_body">borderRadius: BorderRadius.circular(20), </text:p>
      <text:p text:style-name="Text_20_body">gradient: LinearGradient( </text:p>
      <text:p text:style-name="Text_20_body">colors: [ </text:p>
      <text:p text:style-name="Text_20_body">cs.primary.withValues(alpha: 0.1), </text:p>
      <text:p text:style-name="Text_20_body">cs.secondary.withValues(alpha: 0.14), </text:p>
      <text:p text:style-name="Text_20_body">], </text:p>
      <text:p text:style-name="Text_20_body">), </text:p>
      <text:p text:style-name="Text_20_body">), </text:p>
      <text:p text:style-name="Text_20_body">child: const Text( </text:p>
      <text:p text:style-name="Text_20_body">'بِسْمِ اللهِ الرَّحْمٰنِ الرَّحِيْمِ', </text:p>
      <text:p text:style-name="Text_20_body">textAlign: TextAlign.center, </text:p>
      <text:p text:style-name="Text_20_body">style: TextStyle( </text:p>
      <text:p text:style-name="Text_20_body">fontSize: 20, </text:p>
      <text:p text:style-name="Text_20_body">fontWeight: FontWeight.w800, </text:p>
      <text:p text:style-name="Text_20_body">color: Color(0xFF0E5E4E), </text:p>
      <text:p text:style-name="Text_20_body">), </text:p>
      <text:p text:style-name="Text_20_body">), </text:p>
      <text:p text:style-name="Text_20_body">), </text:p>
      <text:p text:style-name="Text_20_body">); </text:p>
      <text:p text:style-name="Text_20_body">} </text:p>
      <text:p text:style-name="Text_20_body">Widget _heroCard( </text:p>
      <text:p text:style-name="Text_20_body"><text:soft-page-break/>BuildContext context, ColorScheme cs, MasjidModeProvider mode) { </text:p>
      <text:p text:style-name="Text_20_body">return AnimatedContainer( </text:p>
      <text:p text:style-name="Text_20_body">duration: const Duration(milliseconds: 250), </text:p>
      <text:p text:style-name="Text_20_body">padding: const EdgeInsets.all(16), </text:p>
      <text:p text:style-name="Text_20_body">decoration: BoxDecoration( </text:p>
      <text:p text:style-name="Text_20_body">color: mode.enabled </text:p>
      <text:p text:style-name="Text_20_body">? cs.surfaceContainerHighest.withValues(alpha: 0.85) </text:p>
      <text:p text:style-name="Text_20_body">: cs.primaryContainer.withValues(alpha: 0.88), </text:p>
      <text:p text:style-name="Text_20_body">borderRadius: BorderRadius.circular(18), </text:p>
      <text:p text:style-name="Text_20_body">boxShadow: const [ </text:p>
      <text:p text:style-name="Text_20_body">BoxShadow( </text:p>
      <text:p text:style-name="Text_20_body">blurRadius: 18, </text:p>
      <text:p text:style-name="Text_20_body">color: Color(0x22000000), </text:p>
      <text:p text:style-name="Text_20_body">offset: Offset(0, 10), </text:p>
      <text:p text:style-name="Text_20_body">) </text:p>
      <text:p text:style-name="Text_20_body">], </text:p>
      <text:p text:style-name="Text_20_body">), </text:p>
      <text:p text:style-name="Text_20_body">child: Row( </text:p>
      <text:p text:style-name="Text_20_body">children: [ </text:p>
      <text:p text:style-name="Text_20_body">Icon( </text:p>
      <text:p text:style-name="Text_20_body">mode.enabled ? Icons.nights_stay_rounded : Icons.mosque_rounded, </text:p>
      <text:p text:style-name="Text_20_body">size: 42, </text:p>
      <text:p text:style-name="Text_20_body">color: mode.enabled ? cs.onSurface : cs.onPrimaryContainer, </text:p>
      <text:p text:style-name="Text_20_body">), </text:p>
      <text:p text:style-name="Text_20_body">const SizedBox(width: 12), </text:p>
      <text:p text:style-name="Text_20_body">Expanded( </text:p>
      <text:p text:style-name="Text_20_body">child: Text( </text:p>
      <text:p text:style-name="Text_20_body">mode.enabled </text:p>
      <text:p text:style-name="Text_20_body">? 'Masjid Mode is ON\nQuiet, focused, respectful.' </text:p>
      <text:p text:style-name="Text_20_body">: 'Assalamu Alaikum\nYour daily Masjid companion.', </text:p>
      <text:p text:style-name="Text_20_body">style: TextStyle( </text:p>
      <text:p text:style-name="Text_20_body">fontWeight: FontWeight.w900, </text:p>
      <text:p text:style-name="Text_20_body"><text:soft-page-break/>fontSize: 16, </text:p>
      <text:p text:style-name="Text_20_body">color: mode.enabled ? cs.onSurface : cs.onPrimaryContainer, </text:p>
      <text:p text:style-name="Text_20_body">), </text:p>
      <text:p text:style-name="Text_20_body">), </text:p>
      <text:p text:style-name="Text_20_body">), </text:p>
      <text:p text:style-name="Text_20_body">const SizedBox(width: 10), </text:p>
      <text:p text:style-name="Text_20_body">Column( </text:p>
      <text:p text:style-name="Text_20_body">children: [ </text:p>
      <text:p text:style-name="Text_20_body">Text( </text:p>
      <text:p text:style-name="Text_20_body">'Masjid Mode', </text:p>
      <text:p text:style-name="Text_20_body">style: TextStyle( </text:p>
      <text:p text:style-name="Text_20_body">fontWeight: FontWeight.w800, </text:p>
      <text:p text:style-name="Text_20_body">color: mode.enabled ? cs.onSurface : cs.onPrimaryContainer, </text:p>
      <text:p text:style-name="Text_20_body">), </text:p>
      <text:p text:style-name="Text_20_body">), </text:p>
      <text:p text:style-name="Text_20_body">Switch( </text:p>
      <text:p text:style-name="Text_20_body">value: mode.enabled, </text:p>
      <text:p text:style-name="Text_20_body">onChanged: (_) =&gt; mode.toggle(),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Widget _tile( </text:p>
      <text:p text:style-name="Text_20_body">BuildContext context, { </text:p>
      <text:p text:style-name="Text_20_body">required String title, </text:p>
      <text:p text:style-name="Text_20_body">required String subtitle, </text:p>
      <text:p text:style-name="Text_20_body">required IconData icon, </text:p>
      <text:p text:style-name="Text_20_body">required Color color, </text:p>
      <text:p text:style-name="Text_20_body">required String route, </text:p>
      <text:p text:style-name="Text_20_body"><text:soft-page-break/>}) { </text:p>
      <text:p text:style-name="Text_20_body">return Card( </text:p>
      <text:p text:style-name="Text_20_body">color: Theme.of(context).colorScheme.surface.withValues(alpha: 0.85), </text:p>
      <text:p text:style-name="Text_20_body">child: ListTile( </text:p>
      <text:p text:style-name="Text_20_body">leading: CircleAvatar( </text:p>
      <text:p text:style-name="Text_20_body">backgroundColor: color.withValues(alpha: 0.16), </text:p>
      <text:p text:style-name="Text_20_body">child: Icon(icon, color: color), </text:p>
      <text:p text:style-name="Text_20_body">), </text:p>
      <text:p text:style-name="Text_20_body">title: Text(title, style: const TextStyle(fontWeight: FontWeight.w900)), </text:p>
      <text:p text:style-name="Text_20_body">subtitle: Text(subtitle), </text:p>
      <text:p text:style-name="Text_20_body">trailing: const Icon(Icons.arrow_forward_ios_rounded, size: 16), </text:p>
      <text:p text:style-name="Text_20_body">onTap: () =&gt; Navigator.pushNamed(context, route), </text:p>
      <text:p text:style-name="Text_20_body">), </text:p>
      <text:p text:style-name="Text_20_body">); </text:p>
      <text:p text:style-name="Text_20_body">}</text:p>
      <text:p text:style-name="Text_20_body">notifications:</text:p>
      <text:p text:style-name="Text_20_body">// FILE: lib/screens/phase3_notifications/notification_settings_screen.dart </text:p>
      <text:p text:style-name="Text_20_body">import 'package:flutter/material.dart'; </text:p>
      <text:p text:style-name="Text_20_body">class NotificationSettingsScreen extends StatefulWidget { </text:p>
      <text:p text:style-name="Text_20_body">const NotificationSettingsScreen({super.key}); </text:p>
      <text:p text:style-name="Text_20_body">@override </text:p>
      <text:p text:style-name="Text_20_body">State&lt;NotificationSettingsScreen&gt; createState() =&gt; </text:p>
      <text:p text:style-name="Text_20_body">_NotificationSettingsScreenState(); </text:p>
      <text:p text:style-name="Text_20_body">} </text:p>
      <text:p text:style-name="Text_20_body">class _NotificationSettingsScreenState </text:p>
      <text:p text:style-name="Text_20_body">extends State&lt;NotificationSettingsScreen&gt; { </text:p>
      <text:p text:style-name="Text_20_body">bool adhanEnabled = true; </text:p>
      <text:p text:style-name="Text_20_body">bool quranEnabled = true; </text:p>
      <text:p text:style-name="Text_20_body">bool hadithEnabled = true; </text:p>
      <text:p text:style-name="Text_20_body">bool announcementsEnabled = true; </text:p>
      <text:p text:style-name="Text_20_body">@override </text:p>
      <text:p text:style-name="Text_20_body">Widget build(BuildContext context) { </text:p>
      <text:p text:style-name="Text_20_body"><text:soft-page-break/>final cs = Theme.of(context).colorScheme; </text:p>
      <text:p text:style-name="Text_20_body">return Scaffold( </text:p>
      <text:p text:style-name="Text_20_body">appBar: AppBar( </text:p>
      <text:p text:style-name="Text_20_body">title: const Text('Notification Settings'), </text:p>
      <text:p text:style-name="Text_20_body">), </text:p>
      <text:p text:style-name="Text_20_body">body: ListView( </text:p>
      <text:p text:style-name="Text_20_body">padding: const EdgeInsets.all(16), </text:p>
      <text:p text:style-name="Text_20_body">children: [ </text:p>
      <text:p text:style-name="Text_20_body">Card( </text:p>
      <text:p text:style-name="Text_20_body">color: cs.surfaceContainerHighest.withValues(alpha: 0.9), </text:p>
      <text:p text:style-name="Text_20_body">child: const ListTile( </text:p>
      <text:p text:style-name="Text_20_body">title: Text( </text:p>
      <text:p text:style-name="Text_20_body">'Control which alerts you receive', </text:p>
      <text:p text:style-name="Text_20_body">style: TextStyle(fontWeight: FontWeight.w800), </text:p>
      <text:p text:style-name="Text_20_body">), </text:p>
      <text:p text:style-name="Text_20_body">subtitle: Text( </text:p>
      <text:p text:style-name="Text_20_body">'Local-only for now. Later we connect to Firebase &amp; admin panel.', </text:p>
      <text:p text:style-name="Text_20_body">), </text:p>
      <text:p text:style-name="Text_20_body">), </text:p>
      <text:p text:style-name="Text_20_body">), </text:p>
      <text:p text:style-name="Text_20_body">const SizedBox(height: 12), </text:p>
      <text:p text:style-name="Text_20_body">SwitchListTile( </text:p>
      <text:p text:style-name="Text_20_body">title: const Text('Adhan Reminders'), </text:p>
      <text:p text:style-name="Text_20_body">subtitle: const Text('Play Adhan sound or alert before prayer'), </text:p>
      <text:p text:style-name="Text_20_body">value: adhanEnabled, </text:p>
      <text:p text:style-name="Text_20_body">onChanged: (v) =&gt; setState(() =&gt; adhanEnabled = v), </text:p>
      <text:p text:style-name="Text_20_body">), </text:p>
      <text:p text:style-name="Text_20_body">SwitchListTile( </text:p>
      <text:p text:style-name="Text_20_body">title: const Text('Daily Quran Reminder'), </text:p>
      <text:p text:style-name="Text_20_body">subtitle: const Text('Ayah / short recitation reminder'), </text:p>
      <text:p text:style-name="Text_20_body">value: quranEnabled, </text:p>
      <text:p text:style-name="Text_20_body">onChanged: (v) =&gt; setState(() =&gt; quranEnabled = v), </text:p>
      <text:p text:style-name="Text_20_body"><text:soft-page-break/>), </text:p>
      <text:p text:style-name="Text_20_body">SwitchListTile( </text:p>
      <text:p text:style-name="Text_20_body">title: const Text('Daily Hadith Reminder'), </text:p>
      <text:p text:style-name="Text_20_body">subtitle: const Text('Short authentic reminder'), </text:p>
      <text:p text:style-name="Text_20_body">value: hadithEnabled, </text:p>
      <text:p text:style-name="Text_20_body">onChanged: (v) =&gt; setState(() =&gt; hadithEnabled = v), </text:p>
      <text:p text:style-name="Text_20_body">), </text:p>
      <text:p text:style-name="Text_20_body">SwitchListTile( </text:p>
      <text:p text:style-name="Text_20_body">title: const Text('Announcements'), </text:p>
      <text:p text:style-name="Text_20_body">subtitle: const Text('Events, schedule changes, community news'), </text:p>
      <text:p text:style-name="Text_20_body">value: announcementsEnabled, </text:p>
      <text:p text:style-name="Text_20_body">onChanged: (v) =&gt; setState(() =&gt; announcementsEnabled = v), </text:p>
      <text:p text:style-name="Text_20_body">), </text:p>
      <text:p text:style-name="Text_20_body">], </text:p>
      <text:p text:style-name="Text_20_body">), </text:p>
      <text:p text:style-name="Text_20_body">); </text:p>
      <text:p text:style-name="Text_20_body">} </text:p>
      <text:p text:style-name="Text_20_body">}</text:p>
      <text:p text:style-name="Text_20_body">notifications again:</text:p>
      <text:p text:style-name="Text_20_body">import 'package:flutter/material.dart'; </text:p>
      <text:p text:style-name="Text_20_body">class NotificationsScreen extends StatelessWidget { </text:p>
      <text:p text:style-name="Text_20_body">const NotificationsScreen({super.key}); </text:p>
      <text:p text:style-name="Text_20_body">@override </text:p>
      <text:p text:style-name="Text_20_body">Widget build(BuildContext context) { </text:p>
      <text:p text:style-name="Text_20_body">// Dummy notifications for now </text:p>
      <text:p text:style-name="Text_20_body">final notifications = [ </text:p>
      <text:p text:style-name="Text_20_body">"Prayer time updated", </text:p>
      <text:p text:style-name="Text_20_body">"New announcement added", </text:p>
      <text:p text:style-name="Text_20_body">"Maintenance scheduled", </text:p>
      <text:p text:style-name="Text_20_body">]; </text:p>
      <text:p text:style-name="Text_20_body">return Scaffold( </text:p>
      <text:p text:style-name="Text_20_body">appBar: AppBar(title: const Text("Notifications")), </text:p>
      <text:p text:style-name="Text_20_body"><text:soft-page-break/>body: ListView.builder( </text:p>
      <text:p text:style-name="Text_20_body">itemCount: notifications.length, </text:p>
      <text:p text:style-name="Text_20_body">itemBuilder: (context, index) { </text:p>
      <text:p text:style-name="Text_20_body">return ListTile( </text:p>
      <text:p text:style-name="Text_20_body">leading: const Icon(Icons.notifications), </text:p>
      <text:p text:style-name="Text_20_body">title: Text(notifications[index]), </text:p>
      <text:p text:style-name="Text_20_body">); </text:p>
      <text:p text:style-name="Text_20_body">}, </text:p>
      <text:p text:style-name="Text_20_body">), </text:p>
      <text:p text:style-name="Text_20_body">); </text:p>
      <text:p text:style-name="Text_20_body">} </text:p>
      <text:p text:style-name="Text_20_body">} </text:p>
      <text:p text:style-name="Text_20_body">good deeds:</text:p>
      <text:p text:style-name="Text_20_body">import 'package:flutter/material.dart'; </text:p>
      <text:p text:style-name="Text_20_body">class GoodDeedsScreen extends StatelessWidget { </text:p>
      <text:p text:style-name="Text_20_body">const GoodDeedsScreen({super.key}); </text:p>
      <text:p text:style-name="Text_20_body">@override </text:p>
      <text:p text:style-name="Text_20_body">Widget build(BuildContext context) { </text:p>
      <text:p text:style-name="Text_20_body">final cs = Theme.of(context).colorScheme; </text:p>
      <text:p text:style-name="Text_20_body">return Scaffold( </text:p>
      <text:p text:style-name="Text_20_body">appBar: AppBar(title: const Text('Good Deeds')), </text:p>
      <text:p text:style-name="Text_20_body">body: ListView( </text:p>
      <text:p text:style-name="Text_20_body">padding: const EdgeInsets.all(14), </text:p>
      <text:p text:style-name="Text_20_body">children: [ </text:p>
      <text:p text:style-name="Text_20_body">Card( </text:p>
      <text:p text:style-name="Text_20_body">color: cs.primaryContainer, </text:p>
      <text:p text:style-name="Text_20_body">child: Padding( </text:p>
      <text:p text:style-name="Text_20_body">padding: const EdgeInsets.all(16), </text:p>
      <text:p text:style-name="Text_20_body">child: Text( </text:p>
      <text:p text:style-name="Text_20_body">'Private good deeds are best.\nThis area is kept private and offline-first.', </text:p>
      <text:p text:style-name="Text_20_body">style: TextStyle( </text:p>
      <text:p text:style-name="Text_20_body">color: cs.onPrimaryContainer, </text:p>
      <text:p text:style-name="Text_20_body"><text:soft-page-break/>fontWeight: FontWeight.w800, </text:p>
      <text:p text:style-name="Text_20_body">), </text:p>
      <text:p text:style-name="Text_20_body">), </text:p>
      <text:p text:style-name="Text_20_body">), </text:p>
      <text:p text:style-name="Text_20_body">), </text:p>
      <text:p text:style-name="Text_20_body">const SizedBox(height: 12), </text:p>
      <text:p text:style-name="Text_20_body">const Card( </text:p>
      <text:p text:style-name="Text_20_body">child: ListTile( </text:p>
      <text:p text:style-name="Text_20_body">leading: Icon(Icons.check_circle_outline_rounded), </text:p>
      <text:p text:style-name="Text_20_body">title: Text('This screen is not used anymore'), </text:p>
      <text:p text:style-name="Text_20_body">subtitle: Text('Use “GoodDeedsStreakScreen” from Dashboard.'), </text:p>
      <text:p text:style-name="Text_20_body">), </text:p>
      <text:p text:style-name="Text_20_body">), </text:p>
      <text:p text:style-name="Text_20_body">], </text:p>
      <text:p text:style-name="Text_20_body">), </text:p>
      <text:p text:style-name="Text_20_body">); </text:p>
      <text:p text:style-name="Text_20_body">} </text:p>
      <text:p text:style-name="Text_20_body">}</text:p>
      <text:p text:style-name="Text_20_body">import 'dart:convert'; </text:p>
      <text:p text:style-name="Text_20_body">import 'package:flutter/material.dart'; </text:p>
      <text:p text:style-name="Text_20_body">import 'package:shared_preferences/shared_preferences.dart'; </text:p>
      <text:p text:style-name="Text_20_body">import '../../core/ui_feedback.dart'; </text:p>
      <text:p text:style-name="Text_20_body">import '../../services/prayer_notification_service.dart'; </text:p>
      <text:p text:style-name="Text_20_body">class AnnouncementAutoNotifyScreen extends StatefulWidget { </text:p>
      <text:p text:style-name="Text_20_body">const AnnouncementAutoNotifyScreen({super.key}); </text:p>
      <text:p text:style-name="Text_20_body">@override </text:p>
      <text:p text:style-name="Text_20_body">State&lt;AnnouncementAutoNotifyScreen&gt; createState() =&gt; </text:p>
      <text:p text:style-name="Text_20_body">_AnnouncementAutoNotifyScreenState(); </text:p>
      <text:p text:style-name="Text_20_body">} </text:p>
      <text:p text:style-name="Text_20_body">class _AnnouncementAutoNotifyScreenState </text:p>
      <text:p text:style-name="Text_20_body">extends State&lt;AnnouncementAutoNotifyScreen&gt; </text:p>
      <text:p text:style-name="Text_20_body">with TickerProviderStateMixin { </text:p>
      <text:p text:style-name="Text_20_body"><text:soft-page-break/>static const _kHistory = 'announcement_history_v2'; </text:p>
      <text:p text:style-name="Text_20_body">final _title = </text:p>
      <text:p text:style-name="Text_20_body">TextEditingController(text: 'Masjid Announcement'); </text:p>
      <text:p text:style-name="Text_20_body">final _body = TextEditingController(); </text:p>
      <text:p text:style-name="Text_20_body">bool _loading = false; </text:p>
      <text:p text:style-name="Text_20_body">List&lt;Map&lt;String, dynamic&gt;&gt; history = []; </text:p>
      <text:p text:style-name="Text_20_body">late final AnimationController _fade = </text:p>
      <text:p text:style-name="Text_20_body">AnimationController( </text:p>
      <text:p text:style-name="Text_20_body">vsync: this, </text:p>
      <text:p text:style-name="Text_20_body">duration: const Duration(milliseconds: 400), </text:p>
      <text:p text:style-name="Text_20_body">)..forward(); </text:p>
      <text:p text:style-name="Text_20_body">@override </text:p>
      <text:p text:style-name="Text_20_body">void initState() { </text:p>
      <text:p text:style-name="Text_20_body">super.initState(); </text:p>
      <text:p text:style-name="Text_20_body">_loadHistory(); </text:p>
      <text:p text:style-name="Text_20_body">} </text:p>
      <text:p text:style-name="Text_20_body">@override </text:p>
      <text:p text:style-name="Text_20_body">void dispose() { </text:p>
      <text:p text:style-name="Text_20_body">_title.dispose(); </text:p>
      <text:p text:style-name="Text_20_body">_body.dispose(); </text:p>
      <text:p text:style-name="Text_20_body">_fade.dispose(); </text:p>
      <text:p text:style-name="Text_20_body">super.dispose(); </text:p>
      <text:p text:style-name="Text_20_body">} </text:p>
      <text:p text:style-name="Text_20_body">Future&lt;void&gt; _loadHistory() async { </text:p>
      <text:p text:style-name="Text_20_body">final prefs = await SharedPreferences.getInstance(); </text:p>
      <text:p text:style-name="Text_20_body">final raw = prefs.getString(_kHistory); </text:p>
      <text:p text:style-name="Text_20_body">if (raw != null &amp;&amp; raw.isNotEmpty) { </text:p>
      <text:p text:style-name="Text_20_body">final list = </text:p>
      <text:p text:style-name="Text_20_body">(jsonDecode(raw) as List).cast&lt;Map&lt;String, dynamic&gt;&gt;(); </text:p>
      <text:p text:style-name="Text_20_body">setState(() =&gt; history = list); </text:p>
      <text:p text:style-name="Text_20_body">} </text:p>
      <text:p text:style-name="Text_20_body">} </text:p>
      <text:p text:style-name="Text_20_body"><text:soft-page-break/>Future&lt;void&gt; _saveHistory() async { </text:p>
      <text:p text:style-name="Text_20_body">final prefs = await SharedPreferences.getInstance(); </text:p>
      <text:p text:style-name="Text_20_body">await prefs.setString(_kHistory, jsonEncode(history)); </text:p>
      <text:p text:style-name="Text_20_body">} </text:p>
      <text:p text:style-name="Text_20_body">Future&lt;void&gt; _notifyNow() async { </text:p>
      <text:p text:style-name="Text_20_body">final t = _title.text.trim(); </text:p>
      <text:p text:style-name="Text_20_body">final b = _body.text.trim(); </text:p>
      <text:p text:style-name="Text_20_body">if (t.isEmpty || b.isEmpty) { </text:p>
      <text:p text:style-name="Text_20_body">UIFeedback.errorSnack( </text:p>
      <text:p text:style-name="Text_20_body">context, 'Please enter title and message.'); </text:p>
      <text:p text:style-name="Text_20_body">return; </text:p>
      <text:p text:style-name="Text_20_body">} </text:p>
      <text:p text:style-name="Text_20_body">setState(() =&gt; _loading = true); </text:p>
      <text:p text:style-name="Text_20_body">await PrayerNotificationService.instance.showNow( </text:p>
      <text:p text:style-name="Text_20_body">title: t, </text:p>
      <text:p text:style-name="Text_20_body">body: b, </text:p>
      <text:p text:style-name="Text_20_body">); </text:p>
      <text:p text:style-name="Text_20_body">history.insert(0, { </text:p>
      <text:p text:style-name="Text_20_body">'title': t, </text:p>
      <text:p text:style-name="Text_20_body">'body': b, </text:p>
      <text:p text:style-name="Text_20_body">'at': DateTime.now().toIso8601String(), </text:p>
      <text:p text:style-name="Text_20_body">}); </text:p>
      <text:p text:style-name="Text_20_body">if (history.length &gt; 50) { </text:p>
      <text:p text:style-name="Text_20_body">history = history.take(50).toList(); </text:p>
      <text:p text:style-name="Text_20_body">} </text:p>
      <text:p text:style-name="Text_20_body">await _saveHistory(); </text:p>
      <text:p text:style-name="Text_20_body">setState(() =&gt; _loading = false); </text:p>
      <text:p text:style-name="Text_20_body">if (!mounted) return; </text:p>
      <text:p text:style-name="Text_20_body">UIFeedback.successSnack( </text:p>
      <text:p text:style-name="Text_20_body">context, 'Announcement sent successfully.'); </text:p>
      <text:p text:style-name="Text_20_body">UIFeedback.showConfetti(context); </text:p>
      <text:p text:style-name="Text_20_body">_body.clear(); </text:p>
      <text:p text:style-name="Text_20_body"><text:soft-page-break/>} </text:p>
      <text:p text:style-name="Text_20_body">@override </text:p>
      <text:p text:style-name="Text_20_body">Widget build(BuildContext context) { </text:p>
      <text:p text:style-name="Text_20_body">return Scaffold( </text:p>
      <text:p text:style-name="Text_20_body">appBar: </text:p>
      <text:p text:style-name="Text_20_body">AppBar(title: const Text('Announcement Auto-Notify')), </text:p>
      <text:p text:style-name="Text_20_body">body: FadeTransition( </text:p>
      <text:p text:style-name="Text_20_body">opacity: _fade, </text:p>
      <text:p text:style-name="Text_20_body">child: ListView( </text:p>
      <text:p text:style-name="Text_20_body">padding: const EdgeInsets.all(14), </text:p>
      <text:p text:style-name="Text_20_body">children: [ </text:p>
      <text:p text:style-name="Text_20_body">Card( </text:p>
      <text:p text:style-name="Text_20_body">child: Padding( </text:p>
      <text:p text:style-name="Text_20_body">padding: const EdgeInsets.all(14), </text:p>
      <text:p text:style-name="Text_20_body">child: Column( </text:p>
      <text:p text:style-name="Text_20_body">children: [ </text:p>
      <text:p text:style-name="Text_20_body">TextField( </text:p>
      <text:p text:style-name="Text_20_body">controller: _title, </text:p>
      <text:p text:style-name="Text_20_body">decoration: const InputDecoration( </text:p>
      <text:p text:style-name="Text_20_body">labelText: 'Title', </text:p>
      <text:p text:style-name="Text_20_body">), </text:p>
      <text:p text:style-name="Text_20_body">), </text:p>
      <text:p text:style-name="Text_20_body">const SizedBox(height: 10), </text:p>
      <text:p text:style-name="Text_20_body">TextField( </text:p>
      <text:p text:style-name="Text_20_body">controller: _body, </text:p>
      <text:p text:style-name="Text_20_body">maxLines: 4, </text:p>
      <text:p text:style-name="Text_20_body">decoration: const InputDecoration( </text:p>
      <text:p text:style-name="Text_20_body">labelText: 'Message', </text:p>
      <text:p text:style-name="Text_20_body">), </text:p>
      <text:p text:style-name="Text_20_body">), </text:p>
      <text:p text:style-name="Text_20_body">const SizedBox(height: 12), </text:p>
      <text:p text:style-name="Text_20_body">ElevatedButton.icon( </text:p>
      <text:p text:style-name="Text_20_body"><text:soft-page-break/>icon: _loading </text:p>
      <text:p text:style-name="Text_20_body">? const SizedBox( </text:p>
      <text:p text:style-name="Text_20_body">width: 18, </text:p>
      <text:p text:style-name="Text_20_body">height: 18, </text:p>
      <text:p text:style-name="Text_20_body">child: </text:p>
      <text:p text:style-name="Text_20_body">CircularProgressIndicator( </text:p>
      <text:p text:style-name="Text_20_body">strokeWidth: 2), </text:p>
      <text:p text:style-name="Text_20_body">) </text:p>
      <text:p text:style-name="Text_20_body">: const Icon( </text:p>
      <text:p text:style-name="Text_20_body">Icons.notifications_active), </text:p>
      <text:p text:style-name="Text_20_body">label: Text( </text:p>
      <text:p text:style-name="Text_20_body">_loading ? 'Sending…' : 'Notify Now'), </text:p>
      <text:p text:style-name="Text_20_body">onPressed: </text:p>
      <text:p text:style-name="Text_20_body">_loading ? null : _notifyNow,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text:p>
      <text:p text:style-name="Text_20_body">community:</text:p>
      <text:p text:style-name="Text_20_body">// ignore_for_file: use_build_context_synchronously </text:p>
      <text:p text:style-name="Text_20_body">import 'package:flutter/material.dart'; </text:p>
      <text:p text:style-name="Text_20_body">import '../../core/ui_feedback.dart'; </text:p>
      <text:p text:style-name="Text_20_body">import '../../services/community_help_service.dart'; </text:p>
      <text:p text:style-name="Text_20_body">import '../../core/app_routes.dart'; </text:p>
      <text:p text:style-name="Text_20_body">class CommunityHelpScreen extends StatefulWidget { </text:p>
      <text:p text:style-name="Text_20_body"><text:soft-page-break/>const CommunityHelpScreen({super.key}); </text:p>
      <text:p text:style-name="Text_20_body">@override </text:p>
      <text:p text:style-name="Text_20_body">State&lt;CommunityHelpScreen&gt; createState() =&gt; _CommunityHelpScreenState(); </text:p>
      <text:p text:style-name="Text_20_body">} </text:p>
      <text:p text:style-name="Text_20_body">class _CommunityHelpScreenState extends State&lt;CommunityHelpScreen&gt; { </text:p>
      <text:p text:style-name="Text_20_body">final _name = TextEditingController(); </text:p>
      <text:p text:style-name="Text_20_body">final _phone = TextEditingController(); </text:p>
      <text:p text:style-name="Text_20_body">final _msg = TextEditingController(); </text:p>
      <text:p text:style-name="Text_20_body">bool loading = true; </text:p>
      <text:p text:style-name="Text_20_body">List&lt;HelpRequest&gt; items = []; </text:p>
      <text:p text:style-name="Text_20_body">@override </text:p>
      <text:p text:style-name="Text_20_body">void initState() { </text:p>
      <text:p text:style-name="Text_20_body">super.initState(); </text:p>
      <text:p text:style-name="Text_20_body">_load(); </text:p>
      <text:p text:style-name="Text_20_body">} </text:p>
      <text:p text:style-name="Text_20_body">@override </text:p>
      <text:p text:style-name="Text_20_body">void dispose() { </text:p>
      <text:p text:style-name="Text_20_body">_name.dispose(); </text:p>
      <text:p text:style-name="Text_20_body">_phone.dispose(); </text:p>
      <text:p text:style-name="Text_20_body">_msg.dispose(); </text:p>
      <text:p text:style-name="Text_20_body">super.dispose(); </text:p>
      <text:p text:style-name="Text_20_body">} </text:p>
      <text:p text:style-name="Text_20_body">Future&lt;void&gt; _load() async { </text:p>
      <text:p text:style-name="Text_20_body">final data = await CommunityHelpService.all(); </text:p>
      <text:p text:style-name="Text_20_body">if (!mounted) return; </text:p>
      <text:p text:style-name="Text_20_body">setState(() { </text:p>
      <text:p text:style-name="Text_20_body">items = data; </text:p>
      <text:p text:style-name="Text_20_body">loading = false; </text:p>
      <text:p text:style-name="Text_20_body">}); </text:p>
      <text:p text:style-name="Text_20_body">} </text:p>
      <text:p text:style-name="Text_20_body">Future&lt;void&gt; _submit() async { </text:p>
      <text:p text:style-name="Text_20_body">final n = _name.text.trim(); </text:p>
      <text:p text:style-name="Text_20_body"><text:soft-page-break/>final p = _phone.text.trim(); </text:p>
      <text:p text:style-name="Text_20_body">final m = _msg.text.trim(); </text:p>
      <text:p text:style-name="Text_20_body">if (n.isEmpty || p.isEmpty || m.isEmpty) { </text:p>
      <text:p text:style-name="Text_20_body">UIFeedback.errorSnack(context, 'Please fill all fields.'); </text:p>
      <text:p text:style-name="Text_20_body">return; </text:p>
      <text:p text:style-name="Text_20_body">} </text:p>
      <text:p text:style-name="Text_20_body">await CommunityHelpService.submit(name: n, phone: p, message: m); </text:p>
      <text:p text:style-name="Text_20_body">_name.clear(); </text:p>
      <text:p text:style-name="Text_20_body">_phone.clear(); </text:p>
      <text:p text:style-name="Text_20_body">_msg.clear(); </text:p>
      <text:p text:style-name="Text_20_body">UIFeedback.successSnack(context, 'Request submitted for admin approval.'); </text:p>
      <text:p text:style-name="Text_20_body">UIFeedback.showConfetti(context); </text:p>
      <text:p text:style-name="Text_20_body">await _load(); </text:p>
      <text:p text:style-name="Text_20_body">} </text:p>
      <text:p text:style-name="Text_20_body">@override </text:p>
      <text:p text:style-name="Text_20_body">Widget build(BuildContext context) { </text:p>
      <text:p text:style-name="Text_20_body">final cs = Theme.of(context).colorScheme; </text:p>
      <text:p text:style-name="Text_20_body">final approved = </text:p>
      <text:p text:style-name="Text_20_body">items.where((e) =&gt; e.status == HelpStatus.approved).toList(); </text:p>
      <text:p text:style-name="Text_20_body">return Scaffold( </text:p>
      <text:p text:style-name="Text_20_body">appBar: AppBar( </text:p>
      <text:p text:style-name="Text_20_body">title: const Text('Community Help Corner'), </text:p>
      <text:p text:style-name="Text_20_body">actions: [ </text:p>
      <text:p text:style-name="Text_20_body">IconButton( </text:p>
      <text:p text:style-name="Text_20_body">tooltip: 'Admin approval', </text:p>
      <text:p text:style-name="Text_20_body">onPressed: () =&gt; </text:p>
      <text:p text:style-name="Text_20_body">Navigator.pushNamed(context, AppRoutes.communityHelpAdmin), </text:p>
      <text:p text:style-name="Text_20_body">icon: const Icon(Icons.admin_panel_settings_rounded), </text:p>
      <text:p text:style-name="Text_20_body">) </text:p>
      <text:p text:style-name="Text_20_body">], </text:p>
      <text:p text:style-name="Text_20_body">), </text:p>
      <text:p text:style-name="Text_20_body">body: loading </text:p>
      <text:p text:style-name="Text_20_body"><text:soft-page-break/>? const Center(child: CircularProgressIndicator()) </text:p>
      <text:p text:style-name="Text_20_body">: ListView( </text:p>
      <text:p text:style-name="Text_20_body">padding: const EdgeInsets.all(14), </text:p>
      <text:p text:style-name="Text_20_body">children: [ </text:p>
      <text:p text:style-name="Text_20_body">Card( </text:p>
      <text:p text:style-name="Text_20_body">color: cs.tertiaryContainer, </text:p>
      <text:p text:style-name="Text_20_body">child: Padding( </text:p>
      <text:p text:style-name="Text_20_body">padding: const EdgeInsets.all(16), </text:p>
      <text:p text:style-name="Text_20_body">child: Text( </text:p>
      <text:p text:style-name="Text_20_body">'This corner helps real families.\nRequests are reviewed by admin before public listing.', </text:p>
      <text:p text:style-name="Text_20_body">style: TextStyle( </text:p>
      <text:p text:style-name="Text_20_body">fontWeight: FontWeight.w900, </text:p>
      <text:p text:style-name="Text_20_body">color: cs.onTertiaryContainer, </text:p>
      <text:p text:style-name="Text_20_body">), </text:p>
      <text:p text:style-name="Text_20_body">), </text:p>
      <text:p text:style-name="Text_20_body">), </text:p>
      <text:p text:style-name="Text_20_body">), </text:p>
      <text:p text:style-name="Text_20_body">const SizedBox(height: 12), </text:p>
      <text:p text:style-name="Text_20_body">Card( </text:p>
      <text:p text:style-name="Text_20_body">elevation: 4, </text:p>
      <text:p text:style-name="Text_20_body">child: Padding( </text:p>
      <text:p text:style-name="Text_20_body">padding: const EdgeInsets.all(14), </text:p>
      <text:p text:style-name="Text_20_body">child: Column( </text:p>
      <text:p text:style-name="Text_20_body">crossAxisAlignment: CrossAxisAlignment.start, </text:p>
      <text:p text:style-name="Text_20_body">children: [ </text:p>
      <text:p text:style-name="Text_20_body">const Text( </text:p>
      <text:p text:style-name="Text_20_body">'Need help (food / medical / urgent)', </text:p>
      <text:p text:style-name="Text_20_body">style: TextStyle( </text:p>
      <text:p text:style-name="Text_20_body">fontWeight: FontWeight.w900, </text:p>
      <text:p text:style-name="Text_20_body">fontSize: 16, </text:p>
      <text:p text:style-name="Text_20_body">), </text:p>
      <text:p text:style-name="Text_20_body">), </text:p>
      <text:p text:style-name="Text_20_body"><text:soft-page-break/>const SizedBox(height: 12), </text:p>
      <text:p text:style-name="Text_20_body">TextField( </text:p>
      <text:p text:style-name="Text_20_body">controller: _name, </text:p>
      <text:p text:style-name="Text_20_body">decoration: const InputDecoration( </text:p>
      <text:p text:style-name="Text_20_body">labelText: 'Your name', </text:p>
      <text:p text:style-name="Text_20_body">prefixIcon: Icon(Icons.person_rounded), </text:p>
      <text:p text:style-name="Text_20_body">), </text:p>
      <text:p text:style-name="Text_20_body">), </text:p>
      <text:p text:style-name="Text_20_body">const SizedBox(height: 10), </text:p>
      <text:p text:style-name="Text_20_body">TextField( </text:p>
      <text:p text:style-name="Text_20_body">controller: _phone, </text:p>
      <text:p text:style-name="Text_20_body">decoration: const InputDecoration( </text:p>
      <text:p text:style-name="Text_20_body">labelText: 'Phone', </text:p>
      <text:p text:style-name="Text_20_body">prefixIcon: Icon(Icons.phone_rounded), </text:p>
      <text:p text:style-name="Text_20_body">), </text:p>
      <text:p text:style-name="Text_20_body">keyboardType: TextInputType.phone, </text:p>
      <text:p text:style-name="Text_20_body">), </text:p>
      <text:p text:style-name="Text_20_body">const SizedBox(height: 10), </text:p>
      <text:p text:style-name="Text_20_body">TextField( </text:p>
      <text:p text:style-name="Text_20_body">controller: _msg, </text:p>
      <text:p text:style-name="Text_20_body">maxLines: 3, </text:p>
      <text:p text:style-name="Text_20_body">decoration: const InputDecoration( </text:p>
      <text:p text:style-name="Text_20_body">labelText: 'Explain briefly', </text:p>
      <text:p text:style-name="Text_20_body">prefixIcon: Icon(Icons.message_rounded), </text:p>
      <text:p text:style-name="Text_20_body">), </text:p>
      <text:p text:style-name="Text_20_body">), </text:p>
      <text:p text:style-name="Text_20_body">const SizedBox(height: 12), </text:p>
      <text:p text:style-name="Text_20_body">SizedBox( </text:p>
      <text:p text:style-name="Text_20_body">width: double.infinity, </text:p>
      <text:p text:style-name="Text_20_body">child: ElevatedButton.icon( </text:p>
      <text:p text:style-name="Text_20_body">onPressed: _submit, </text:p>
      <text:p text:style-name="Text_20_body">icon: const Icon(Icons.send_rounded), </text:p>
      <text:p text:style-name="Text_20_body"><text:soft-page-break/>label: const Text('Submit request'), </text:p>
      <text:p text:style-name="Text_20_body">), </text:p>
      <text:p text:style-name="Text_20_body">), </text:p>
      <text:p text:style-name="Text_20_body">], </text:p>
      <text:p text:style-name="Text_20_body">), </text:p>
      <text:p text:style-name="Text_20_body">), </text:p>
      <text:p text:style-name="Text_20_body">), </text:p>
      <text:p text:style-name="Text_20_body">const SizedBox(height: 16), </text:p>
      <text:p text:style-name="Text_20_body">const Text( </text:p>
      <text:p text:style-name="Text_20_body">'Approved Help Requests', </text:p>
      <text:p text:style-name="Text_20_body">style: TextStyle( </text:p>
      <text:p text:style-name="Text_20_body">fontWeight: FontWeight.w900, </text:p>
      <text:p text:style-name="Text_20_body">fontSize: 16, </text:p>
      <text:p text:style-name="Text_20_body">), </text:p>
      <text:p text:style-name="Text_20_body">), </text:p>
      <text:p text:style-name="Text_20_body">const SizedBox(height: 8), </text:p>
      <text:p text:style-name="Text_20_body">if (approved.isEmpty) </text:p>
      <text:p text:style-name="Text_20_body">const Padding( </text:p>
      <text:p text:style-name="Text_20_body">padding: EdgeInsets.only(top: 8), </text:p>
      <text:p text:style-name="Text_20_body">child: Text( </text:p>
      <text:p text:style-name="Text_20_body">'No approved requests yet.', </text:p>
      <text:p text:style-name="Text_20_body">style: TextStyle(color: Colors.black54), </text:p>
      <text:p text:style-name="Text_20_body">), </text:p>
      <text:p text:style-name="Text_20_body">), </text:p>
      <text:p text:style-name="Text_20_body">...approved.map((e) { </text:p>
      <text:p text:style-name="Text_20_body">return Card( </text:p>
      <text:p text:style-name="Text_20_body">elevation: 3, </text:p>
      <text:p text:style-name="Text_20_body">child: ListTile( </text:p>
      <text:p text:style-name="Text_20_body">leading: CircleAvatar( </text:p>
      <text:p text:style-name="Text_20_body">backgroundColor: </text:p>
      <text:p text:style-name="Text_20_body">Colors.green.withValues(alpha: 0.14), </text:p>
      <text:p text:style-name="Text_20_body">child: const Icon(Icons.check_circle_rounded, </text:p>
      <text:p text:style-name="Text_20_body"><text:soft-page-break/>color: Colors.green), </text:p>
      <text:p text:style-name="Text_20_body">), </text:p>
      <text:p text:style-name="Text_20_body">title: Text( </text:p>
      <text:p text:style-name="Text_20_body">e.name, </text:p>
      <text:p text:style-name="Text_20_body">style: const TextStyle( </text:p>
      <text:p text:style-name="Text_20_body">fontWeight: FontWeight.w900), </text:p>
      <text:p text:style-name="Text_20_body">), </text:p>
      <text:p text:style-name="Text_20_body">subtitle: Text( </text:p>
      <text:p text:style-name="Text_20_body">'${e.message}\nPhone: ${e.phone}', </text:p>
      <text:p text:style-name="Text_20_body">), </text:p>
      <text:p text:style-name="Text_20_body">isThreeLine: true,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text:p>
      <text:p text:style-name="Text_20_body">import 'dart:convert'; </text:p>
      <text:p text:style-name="Text_20_body">import 'package:flutter/services.dart'; </text:p>
      <text:p text:style-name="Text_20_body">import '../models/prayer_time_model.dart'; </text:p>
      <text:p text:style-name="Text_20_body">class PrayerTimeService { </text:p>
      <text:p text:style-name="Text_20_body">PrayerTimeService._(); </text:p>
      <text:p text:style-name="Text_20_body">static final instance = PrayerTimeService._(); </text:p>
      <text:p text:style-name="Text_20_body">List&lt;PrayerTimeModel&gt; _all = []; </text:p>
      <text:p text:style-name="Text_20_body">bool _loaded = false; </text:p>
      <text:p text:style-name="Text_20_body">List&lt;PrayerTimeModel&gt; get all =&gt; _all; </text:p>
      <text:p text:style-name="Text_20_body">Future&lt;void&gt; loadFromAssets() async { </text:p>
      <text:p text:style-name="Text_20_body">if (_loaded) return; </text:p>
      <text:p text:style-name="Text_20_body">final jsonString = await rootBundle.loadString( </text:p>
      <text:p text:style-name="Text_20_body">'assets/prayer_times/curepipe_jummah_mosque_prayer_times_full_year.json', </text:p>
      <text:p text:style-name="Text_20_body"><text:soft-page-break/>); </text:p>
      <text:p text:style-name="Text_20_body">final List data = jsonDecode(jsonString); </text:p>
      <text:p text:style-name="Text_20_body">_all = </text:p>
      <text:p text:style-name="Text_20_body">data.map((e) =&gt; PrayerTimeModel.fromJson(e)).toList(); </text:p>
      <text:p text:style-name="Text_20_body">_loaded = true; </text:p>
      <text:p text:style-name="Text_20_body">} </text:p>
      <text:p text:style-name="Text_20_body">PrayerTimeModel? forDate(DateTime date) { </text:p>
      <text:p text:style-name="Text_20_body">for (final m in _all) { </text:p>
      <text:p text:style-name="Text_20_body">if (m.date.year == date.year &amp;&amp; </text:p>
      <text:p text:style-name="Text_20_body">m.date.month == date.month &amp;&amp; </text:p>
      <text:p text:style-name="Text_20_body">m.date.day == date.day) { </text:p>
      <text:p text:style-name="Text_20_body">return m; </text:p>
      <text:p text:style-name="Text_20_body">} </text:p>
      <text:p text:style-name="Text_20_body">} </text:p>
      <text:p text:style-name="Text_20_body">return null; </text:p>
      <text:p text:style-name="Text_20_body">} </text:p>
      <text:p text:style-name="Text_20_body">List&lt;PrayerTimeModel&gt; rangeFrom( </text:p>
      <text:p text:style-name="Text_20_body">DateTime start, int count) { </text:p>
      <text:p text:style-name="Text_20_body">final list = &lt;PrayerTimeModel&gt;[]; </text:p>
      <text:p text:style-name="Text_20_body">for (int i = 0; i &lt; count; i++) { </text:p>
      <text:p text:style-name="Text_20_body">final d = start.add(Duration(days: i)); </text:p>
      <text:p text:style-name="Text_20_body">final m = forDate(d); </text:p>
      <text:p text:style-name="Text_20_body">if (m != null) list.add(m); </text:p>
      <text:p text:style-name="Text_20_body">} </text:p>
      <text:p text:style-name="Text_20_body">return list; </text:p>
      <text:p text:style-name="Text_20_body">} </text:p>
      <text:p text:style-name="Text_20_body">}</text:p>
      <text:p text:style-name="Text_20_body">import 'dart:async'; </text:p>
      <text:p text:style-name="Text_20_body">import 'dart:convert'; </text:p>
      <text:p text:style-name="Text_20_body">import 'package:flutter/material.dart'; </text:p>
      <text:p text:style-name="Text_20_body">import 'package:shared_preferences/shared_preferences.dart'; </text:p>
      <text:p text:style-name="Text_20_body">class NextPrayer { </text:p>
      <text:p text:style-name="Text_20_body"><text:soft-page-break/>final String name; </text:p>
      <text:p text:style-name="Text_20_body">final DateTime at; </text:p>
      <text:p text:style-name="Text_20_body">final Duration remaining; </text:p>
      <text:p text:style-name="Text_20_body">NextPrayer(this.name, this.at, this.remaining); </text:p>
      <text:p text:style-name="Text_20_body">} </text:p>
      <text:p text:style-name="Text_20_body">class NextPrayerService { </text:p>
      <text:p text:style-name="Text_20_body">static const _kKey = "official_prayer_times_v1"; </text:p>
      <text:p text:style-name="Text_20_body">/// Reads official times from SharedPreferences (saved by PrayerEditorScreen) </text:p>
      <text:p text:style-name="Text_20_body">static Future&lt;Map&lt;String, TimeOfDay&gt;&gt; readOfficialTimes() async { </text:p>
      <text:p text:style-name="Text_20_body">final base = &lt;String, TimeOfDay&gt;{ </text:p>
      <text:p text:style-name="Text_20_body">"Fajr": const TimeOfDay(hour: 5, minute: 0), </text:p>
      <text:p text:style-name="Text_20_body">"Dhuhr": const TimeOfDay(hour: 12, minute: 10), </text:p>
      <text:p text:style-name="Text_20_body">"Asr": const TimeOfDay(hour: 15, minute: 30), </text:p>
      <text:p text:style-name="Text_20_body">"Maghrib": const TimeOfDay(hour: 18, minute: 5), </text:p>
      <text:p text:style-name="Text_20_body">"Isha": const TimeOfDay(hour: 19, minute: 25), </text:p>
      <text:p text:style-name="Text_20_body">}; </text:p>
      <text:p text:style-name="Text_20_body">final prefs = await SharedPreferences.getInstance(); </text:p>
      <text:p text:style-name="Text_20_body">final raw = prefs.getString(_kKey); </text:p>
      <text:p text:style-name="Text_20_body">if (raw == null || raw.isEmpty) return base; </text:p>
      <text:p text:style-name="Text_20_body">try { </text:p>
      <text:p text:style-name="Text_20_body">final map = jsonDecode(raw) as Map&lt;String, dynamic&gt;; </text:p>
      <text:p text:style-name="Text_20_body">for (final e in map.entries) { </text:p>
      <text:p text:style-name="Text_20_body">final v = e.value.toString(); </text:p>
      <text:p text:style-name="Text_20_body">final parts = v.split(":"); </text:p>
      <text:p text:style-name="Text_20_body">if (parts.length == 2) { </text:p>
      <text:p text:style-name="Text_20_body">final h = int.tryParse(parts[0]) ?? 0; </text:p>
      <text:p text:style-name="Text_20_body">final m = int.tryParse(parts[1]) ?? 0; </text:p>
      <text:p text:style-name="Text_20_body">base[e.key] = TimeOfDay(hour: h, minute: m); </text:p>
      <text:p text:style-name="Text_20_body">} </text:p>
      <text:p text:style-name="Text_20_body">} </text:p>
      <text:p text:style-name="Text_20_body">} catch (_) { </text:p>
      <text:p text:style-name="Text_20_body">return base; </text:p>
      <text:p text:style-name="Text_20_body"><text:soft-page-break/>} </text:p>
      <text:p text:style-name="Text_20_body">return base; </text:p>
      <text:p text:style-name="Text_20_body">} </text:p>
      <text:p text:style-name="Text_20_body">static DateTime _toDate(DateTime day, TimeOfDay t) =&gt; </text:p>
      <text:p text:style-name="Text_20_body">DateTime(day.year, day.month, day.day, t.hour, t.minute); </text:p>
      <text:p text:style-name="Text_20_body">static Future&lt;NextPrayer&gt; computeNext() async { </text:p>
      <text:p text:style-name="Text_20_body">final now = DateTime.now(); </text:p>
      <text:p text:style-name="Text_20_body">final times = await readOfficialTimes(); </text:p>
      <text:p text:style-name="Text_20_body">// Order for next prayer </text:p>
      <text:p text:style-name="Text_20_body">final order = ["Fajr", "Dhuhr", "Asr", "Maghrib", "Isha"]; </text:p>
      <text:p text:style-name="Text_20_body">// Build today's schedule </text:p>
      <text:p text:style-name="Text_20_body">final today = &lt;String, DateTime&gt;{}; </text:p>
      <text:p text:style-name="Text_20_body">for (final p in order) { </text:p>
      <text:p text:style-name="Text_20_body">final t = times[p] ?? const TimeOfDay(hour: 0, minute: 0); </text:p>
      <text:p text:style-name="Text_20_body">today[p] = _toDate(now, t); </text:p>
      <text:p text:style-name="Text_20_body">} </text:p>
      <text:p text:style-name="Text_20_body">// Find next today </text:p>
      <text:p text:style-name="Text_20_body">for (final p in order) { </text:p>
      <text:p text:style-name="Text_20_body">final at = today[p]!; </text:p>
      <text:p text:style-name="Text_20_body">if (at.isAfter(now)) { </text:p>
      <text:p text:style-name="Text_20_body">return NextPrayer(p, at, at.difference(now)); </text:p>
      <text:p text:style-name="Text_20_body">} </text:p>
      <text:p text:style-name="Text_20_body">} </text:p>
      <text:p text:style-name="Text_20_body">// Otherwise next is tomorrow Fajr </text:p>
      <text:p text:style-name="Text_20_body">final fajr = times["Fajr"] ?? const TimeOfDay(hour: 5, minute: 0); </text:p>
      <text:p text:style-name="Text_20_body">final at = _toDate(now.add(const Duration(days: 1)), fajr); </text:p>
      <text:p text:style-name="Text_20_body">return NextPrayer("Fajr", at, at.difference(now)); </text:p>
      <text:p text:style-name="Text_20_body">} </text:p>
      <text:p text:style-name="Text_20_body">static Stream&lt;NextPrayer&gt; streamNextPrayer() async* { </text:p>
      <text:p text:style-name="Text_20_body">while (true) { </text:p>
      <text:p text:style-name="Text_20_body">yield await computeNext(); </text:p>
      <text:p text:style-name="Text_20_body">await Future&lt;void&gt;.delayed(const Duration(seconds: 1)); </text:p>
      <text:p text:style-name="Text_20_body"><text:soft-page-break/>} </text:p>
      <text:p text:style-name="Text_20_body">} </text:p>
      <text:p text:style-name="Text_20_body">}</text:p>
      <text:p text:style-name="Text_20_body">import 'package:firebase_auth/firebase_auth.dart'; </text:p>
      <text:p text:style-name="Text_20_body">class AuthService { </text:p>
      <text:p text:style-name="Text_20_body">final FirebaseAuth _auth = FirebaseAuth.instance; </text:p>
      <text:p text:style-name="Text_20_body">Future&lt;String?&gt; signIn(String email, String password) async { </text:p>
      <text:p text:style-name="Text_20_body">try { </text:p>
      <text:p text:style-name="Text_20_body">await _auth.signInWithEmailAndPassword(email: email, password: password); </text:p>
      <text:p text:style-name="Text_20_body">if (email == 'admin@masjid.com') return 'Admin'; </text:p>
      <text:p text:style-name="Text_20_body">return 'Customer'; </text:p>
      <text:p text:style-name="Text_20_body">} catch (e) { </text:p>
      <text:p text:style-name="Text_20_body">return null; </text:p>
      <text:p text:style-name="Text_20_body">} </text:p>
      <text:p text:style-name="Text_20_body">} </text:p>
      <text:p text:style-name="Text_20_body">Future&lt;String?&gt; signUp(String email, String password, String role) async { </text:p>
      <text:p text:style-name="Text_20_body">try { </text:p>
      <text:p text:style-name="Text_20_body">await _auth.createUserWithEmailAndPassword( </text:p>
      <text:p text:style-name="Text_20_body">email: email, password: password); </text:p>
      <text:p text:style-name="Text_20_body">return role; </text:p>
      <text:p text:style-name="Text_20_body">} catch (e) { </text:p>
      <text:p text:style-name="Text_20_body">return null; </text:p>
      <text:p text:style-name="Text_20_body">} </text:p>
      <text:p text:style-name="Text_20_body">} </text:p>
      <text:p text:style-name="Text_20_body">Future&lt;void&gt; signOut() async { </text:p>
      <text:p text:style-name="Text_20_body">await _auth.signOut(); </text:p>
      <text:p text:style-name="Text_20_body">} </text:p>
      <text:p text:style-name="Text_20_body">} </text:p>
      <text:p text:style-name="Text_20_body">make also use of audio when splash starts the app plays the azaan slowly import 'package:audioplayers/audioplayers.dart'; </text:p>
      <text:p text:style-name="Text_20_body">class AudioService { </text:p>
      <text:p text:style-name="Text_20_body">AudioService._(); </text:p>
      <text:p text:style-name="Text_20_body"><text:soft-page-break/>static final AudioService instance = AudioService._(); </text:p>
      <text:p text:style-name="Text_20_body">final AudioPlayer _player = AudioPlayer(); </text:p>
      <text:p text:style-name="Text_20_body">bool _isPlaying = false; </text:p>
      <text:p text:style-name="Text_20_body">bool get isPlaying =&gt; _isPlaying; </text:p>
      <text:p text:style-name="Text_20_body">Future&lt;void&gt; playAdhanAsset({double volume = 1.0}) async { </text:p>
      <text:p text:style-name="Text_20_body">// ✅ Plays your existing file: </text:p>
      <text:p text:style-name="Text_20_body">// assets/audio/azaan_audio.mp3 </text:p>
      <text:p text:style-name="Text_20_body">await _player.stop(); </text:p>
      <text:p text:style-name="Text_20_body">await _player.setVolume(volume); </text:p>
      <text:p text:style-name="Text_20_body">await _player.play(AssetSource("audio/azaan_audio.mp3")); </text:p>
      <text:p text:style-name="Text_20_body">_isPlaying = true; </text:p>
      <text:p text:style-name="Text_20_body">} </text:p>
      <text:p text:style-name="Text_20_body">Future&lt;void&gt; stop() async { </text:p>
      <text:p text:style-name="Text_20_body">await _player.stop(); </text:p>
      <text:p text:style-name="Text_20_body">_isPlaying = false; </text:p>
      <text:p text:style-name="Text_20_body">} </text:p>
      <text:p text:style-name="Text_20_body">Future&lt;void&gt; dispose() async { </text:p>
      <text:p text:style-name="Text_20_body">await _player.dispose(); </text:p>
      <text:p text:style-name="Text_20_body">} </text:p>
      <text:p text:style-name="Text_20_body">} </text:p>
      <text:p text:style-name="Text_20_body">with a mute service or permanent mte button so each time it does not starts playing..I managed to send you most all .Now i want the whole thing i ask to be done in phases fully and you tell me what else you need exactly ? </text:p>
      <text:p text:style-name="Text_20_body">Pubscpec:</text:p>
      <text:p text:style-name="Text_20_body">name: un_nabawi_masjid_app_clean </text:p>
      <text:p text:style-name="Text_20_body">description: Local mosque application for Un Nabawi Masjid </text:p>
      <text:p text:style-name="Text_20_body">publish_to: "none" </text:p>
      <text:p text:style-name="Text_20_body">version: 1.0.0+1 </text:p>
      <text:p text:style-name="Text_20_body">environment: </text:p>
      <text:p text:style-name="Text_20_body">sdk: "&gt;=3.1.0 &lt;4.0.0" </text:p>
      <text:p text:style-name="Text_20_body">dependencies: </text:p>
      <text:p text:style-name="Text_20_body">flutter: </text:p>
      <text:p text:style-name="Text_20_body"><text:soft-page-break/>sdk: flutter </text:p>
      <text:p text:style-name="Text_20_body"># STATE MANAGEMENT </text:p>
      <text:p text:style-name="Text_20_body">provider: ^6.1.5 </text:p>
      <text:p text:style-name="Text_20_body"># LOCAL STORAGE </text:p>
      <text:p text:style-name="Text_20_body">shared_preferences: ^2.2.3 </text:p>
      <text:p text:style-name="Text_20_body">sqflite: ^2.4.2 </text:p>
      <text:p text:style-name="Text_20_body">path: ^1.9.1 </text:p>
      <text:p text:style-name="Text_20_body">uuid: ^4.4.0 </text:p>
      <text:p text:style-name="Text_20_body"># AUDIO / EFFECTS </text:p>
      <text:p text:style-name="Text_20_body">audioplayers: ^6.1.0 </text:p>
      <text:p text:style-name="Text_20_body">confetti: ^0.7.0 </text:p>
      <text:p text:style-name="Text_20_body"># NOTIFICATIONS </text:p>
      <text:p text:style-name="Text_20_body">flutter_local_notifications: ^18.0.1 </text:p>
      <text:p text:style-name="Text_20_body">timezone: ^0.9.4 </text:p>
      <text:p text:style-name="Text_20_body">intl: ^0.19.0 </text:p>
      <text:p text:style-name="Text_20_body"># ISLAMIC </text:p>
      <text:p text:style-name="Text_20_body">hijri_calendar: ^1.0.4 </text:p>
      <text:p text:style-name="Text_20_body"># URL </text:p>
      <text:p text:style-name="Text_20_body">url_launcher: ^6.3.0 </text:p>
      <text:p text:style-name="Text_20_body"># FIREBASE (future use) </text:p>
      <text:p text:style-name="Text_20_body">firebase_core: ^4.3.0 </text:p>
      <text:p text:style-name="Text_20_body">firebase_auth: ^6.1.3 </text:p>
      <text:p text:style-name="Text_20_body">cloud_firestore: ^6.1.1 </text:p>
      <text:p text:style-name="Text_20_body">dev_dependencies: </text:p>
      <text:p text:style-name="Text_20_body">flutter_test: </text:p>
      <text:p text:style-name="Text_20_body">sdk: flutter </text:p>
      <text:p text:style-name="Text_20_body">flutter_lints: ^6.0.0 </text:p>
      <text:p text:style-name="Text_20_body">flutter: </text:p>
      <text:p text:style-name="Text_20_body">uses-material-design: true </text:p>
      <text:p text:style-name="Text_20_body">assets: </text:p>
      <text:p text:style-name="Text_20_body">- assets/images/ </text:p>
      <text:p text:style-name="Text_20_body">- assets/images/masjid/masjid_prayerhall_1.jpg </text:p>
      <text:p text:style-name="Text_20_body"><text:soft-page-break/>- assets/audio/ </text:p>
      <text:p text:style-name="Text_20_body">- assets/prayer_times/curepipe_jummah_mosque_prayer_times_full_year.json </text:p>
      <text:p text:style-name="Text_20_body">- assets/quran_sample.json </text:p>
      <text:p text:style-name="Text_20_body">- assets/ramadan_hadith.json</text:p>
      <text:p text:style-name="Text_20_body">Now send me the exact plan. do not make any mistakes or do not guess codes or problems, from here until we end all ,if you need any other i got so many dart files in vs code here , so ask me what i send you as tree or what you must see as command so you fully understand the whole project and the aim is autonotifications when a prayer time changes all the year as per attacched pdf - this is key and the rest i have asked you all that so do it like i said and improve where we need you suggest me what to improve.</text:p>
      <text:p text:style-name="Text_20_body">next from here only exact full codes and zero problems we must fully get ok - i do not want any thing you ask me first before we code if you are not sure. But once we are pasting only FULL CODES, we should not get any problems at all and no issues and the app must be exactly ready today - i still got firebase to do but we did app the app - i guess for firebase we will do all workings at the end when all vs code is done right ? So now tell me what you still need or what is the main full plan for today to fully deploy our app </text:p>
      <text:p text:style-name="Text_20_body">Perfect. ✅</text:p>
      <text:p text:style-name="Text_20_body">Now we move professional mode. No guessing. No random code. Structured execution.</text:p>
      <text:p text:style-name="Text_20_body">You already built 70% of the foundation. Good architecture. Provider structure clean. Notification service present. Prayer JSON asset present. Audio service present. Firebase added but not initialized yet.</text:p>
      <text:p text:style-name="Text_20_body">Now I will give you:</text:p>
      <text:p text:style-name="Text_20_body">1️⃣ EXACT FINAL MASTER PLAN (PHASED – ZERO CHAOS)</text:p>
      <text:p text:style-name="Text_20_body">2️⃣ WHAT I STILL NEED FROM YOU (ONLY WHAT IS CRITICAL)</text:p>
      <text:p text:style-name="Text_20_body">3️⃣ EXECUTION ORDER FOR TODAY</text:p>
      <text:p text:style-name="Text_20_body">4️⃣ WHAT WE DO BEFORE TOUCHING FIREBASE</text:p>
      <text:p text:style-name="Text_20_body">5️⃣ WHAT WILL BE DONE AFTER LOCAL APP IS 100% PERFECT</text:p>
      <text:p text:style-name="Text_20_body">🚨 FIRST — IMPORTANT TRUTH</text:p>
      <text:p text:style-name="Text_20_body">You already have:</text:p>
      <text:p text:style-name="Text_20_body">JSON full-year prayer times asset</text:p>
      <text:p text:style-name="Text_20_body">PrayerTimeService reading from asset</text:p>
      <text:p text:style-name="Text_20_body">NextPrayerService reading from SharedPreferences</text:p>
      <text:p text:style-name="Text_20_body">Local notification service</text:p>
      <text:p text:style-name="Text_20_body">Audio service</text:p>
      <text:p text:style-name="Text_20_body">Provider structure</text:p>
      <text:p text:style-name="Text_20_body"><text:soft-page-break/>Community help local storage</text:p>
      <text:p text:style-name="Text_20_body">Announcement local notification</text:p>
      <text:p text:style-name="Text_20_body">So we DO NOT rebuild from zero.</text:p>
      <text:p text:style-name="Text_20_body">We FIX + CONNECT + UPGRADE.</text:p>
      <text:p text:style-name="Text_20_body">🎯 TODAY’S OBJECTIVE</text:p>
      <text:p text:style-name="Text_20_body">✅ Fully working offline-first intelligent Masjid App</text:p>
      <text:p text:style-name="Text_20_body">✅ Exact prayer times from JSON (based on your PDF converted file)</text:p>
      <text:p text:style-name="Text_20_body">✅ Real live countdown</text:p>
      <text:p text:style-name="Text_20_body">✅ Auto-detect change in prayer time</text:p>
      <text:p text:style-name="Text_20_body">✅ Auto-notify only when changed</text:p>
      <text:p text:style-name="Text_20_body">✅ Splash animation + Adhan with mute memory</text:p>
      <text:p text:style-name="Text_20_body">✅ Proper login flow</text:p>
      <text:p text:style-name="Text_20_body">✅ Role separation</text:p>
      <text:p text:style-name="Text_20_body">✅ Real dashboard behaviour</text:p>
      <text:p text:style-name="Text_20_body">✅ No fake placeholders</text:p>
      <text:p text:style-name="Text_20_body">✅ Firebase prepared but integrated LAST</text:p>
      <text:p text:style-name="Text_20_body">🔥 PHASE STRUCTURE (TODAY)</text:p>
      <text:p text:style-name="Text_20_body">✅ PHASE 1 – FOUNDATION STABILIZATION (No UI changes yet)</text:p>
      <text:p text:style-name="Text_20_body">We must unify prayer logic.</text:p>
      <text:p text:style-name="Text_20_body">Right now you have:</text:p>
      <text:p text:style-name="Text_20_body">PrayerTimeService (JSON)</text:p>
      <text:p text:style-name="Text_20_body">NextPrayerService (SharedPreferences-based fake times)</text:p>
      <text:p text:style-name="Text_20_body">NextSalahScreen (hardcoded countdown)</text:p>
      <text:p text:style-name="Text_20_body">❌ This is wrong architecture.</text:p>
      <text:p text:style-name="Text_20_body">We must use ONLY ONE SOURCE OF TRUTH:</text:p>
      <text:p text:style-name="Text_20_body">➡ PrayerTimeService JSON (from full year file)</text:p>
      <text:p text:style-name="Text_20_body">So PHASE 1 = Remove NextPrayerService completely.</text:p>
      <text:p text:style-name="Text_20_body">✅ PHASE 2 – REAL NEXT SALAH ENGINE</text:p>
      <text:p text:style-name="Text_20_body">We build:</text:p>
      <text:p text:style-name="Text_20_body">PrayerEngineService</text:p>
      <text:p text:style-name="Text_20_body">that:</text:p>
      <text:p text:style-name="Text_20_body">Reads today from JSON</text:p>
      <text:p text:style-name="Text_20_body"><text:soft-page-break/>Determines next prayer</text:p>
      <text:p text:style-name="Text_20_body">Streams live countdown</text:p>
      <text:p text:style-name="Text_20_body">Detects tomorrow rollover</text:p>
      <text:p text:style-name="Text_20_body">Handles midnight correctly</text:p>
      <text:p text:style-name="Text_20_body">No SharedPreferences for times anymore.</text:p>
      <text:p text:style-name="Text_20_body">✅ PHASE 3 – INTELLIGENT CHANGE DETECTOR</text:p>
      <text:p text:style-name="Text_20_body">Core feature (your key request):</text:p>
      <text:p text:style-name="Text_20_body">Algorithm:</text:p>
      <text:p text:style-name="Text_20_body">For each prayer:</text:p>
      <text:p text:style-name="Text_20_body">Compare today's time with tomorrow's time.</text:p>
      <text:p text:style-name="Text_20_body">If different:</text:p>
      <text:p text:style-name="Text_20_body">Schedule one notification:</text:p>
      <text:p text:style-name="Text_20_body">"Fajr time changed from 04:12 to 04:15 starting tomorrow."</text:p>
      <text:p text:style-name="Text_20_body">If same for 7 days:</text:p>
      <text:p text:style-name="Text_20_body">No repeat notification.</text:p>
      <text:p text:style-name="Text_20_body">This will run inside:</text:p>
      <text:p text:style-name="Text_20_body">PrayerNotificationService.scheduleForNext14Days()</text:p>
      <text:p text:style-name="Text_20_body">We upgrade it.</text:p>
      <text:p text:style-name="Text_20_body">✅ PHASE 4 – SPLASH UPGRADE</text:p>
      <text:p text:style-name="Text_20_body">Add:</text:p>
      <text:p text:style-name="Text_20_body">Fade + rotation animation</text:p>
      <text:p text:style-name="Text_20_body">Play Adhan slowly</text:p>
      <text:p text:style-name="Text_20_body">If muted permanently → do not play</text:p>
      <text:p text:style-name="Text_20_body">Add mute button bottom corner</text:p>
      <text:p text:style-name="Text_20_body">Save mute preference in SharedPreferences</text:p>
      <text:p text:style-name="Text_20_body">✅ PHASE 5 – LOGIN FLOW CLEAN</text:p>
      <text:p text:style-name="Text_20_body">Current issues:</text:p>
      <text:p text:style-name="Text_20_body">Offline login only</text:p>
      <text:p text:style-name="Text_20_body">No region restriction</text:p>
      <text:p text:style-name="Text_20_body">No role check properly</text:p>
      <text:p text:style-name="Text_20_body">We restructure:</text:p>
      <text:p text:style-name="Text_20_body">Flow:</text:p>
      <text:p text:style-name="Text_20_body"><text:soft-page-break/>Splash</text:p>
      <text:p text:style-name="Text_20_body">→ Language</text:p>
      <text:p text:style-name="Text_20_body">→ Login / Register</text:p>
      <text:p text:style-name="Text_20_body">→ Dashboard</text:p>
      <text:p text:style-name="Text_20_body">Admin emails:</text:p>
      <text:p text:style-name="Text_20_body">iqbal.elahee@gmail.com</text:p>
      <text:p text:style-name="Text_20_body">shalleel.mohamud@umail.utm.ac.mu</text:p>
      <text:p text:style-name="Text_20_body">Role stored in AuthProvider.</text:p>
      <text:p text:style-name="Text_20_body">Firebase integration AFTER everything stable.</text:p>
      <text:p text:style-name="Text_20_body">✅ PHASE 6 – MASJID MODE REAL BEHAVIOR</text:p>
      <text:p text:style-name="Text_20_body">Right now it only changes UI.</text:p>
      <text:p text:style-name="Text_20_body">We upgrade:</text:p>
      <text:p text:style-name="Text_20_body">MasjidModeProvider.toggle():</text:p>
      <text:p text:style-name="Text_20_body">If enabled:</text:p>
      <text:p text:style-name="Text_20_body">→ Reduce app audio volume to 0</text:p>
      <text:p text:style-name="Text_20_body">→ Cancel non-prayer notifications</text:p>
      <text:p text:style-name="Text_20_body">→ Optionally schedule DND info banner</text:p>
      <text:p text:style-name="Text_20_body">(Full system DND requires Android permission – we do that later)</text:p>
      <text:p text:style-name="Text_20_body">✅ PHASE 7 – NOTIFICATION ICON REAL PURPOSE</text:p>
      <text:p text:style-name="Text_20_body">Bell icon will show:</text:p>
      <text:p text:style-name="Text_20_body">Prayer time change alerts</text:p>
      <text:p text:style-name="Text_20_body">Community approval responses</text:p>
      <text:p text:style-name="Text_20_body">Admin announcements</text:p>
      <text:p text:style-name="Text_20_body">Stored in local SQLite (since you already use sqflite)</text:p>
      <text:p text:style-name="Text_20_body">We create:</text:p>
      <text:p text:style-name="Text_20_body">NotificationLogService</text:p>
      <text:p text:style-name="Text_20_body">✅ PHASE 8 – GOOD DEEDS REBUILD</text:p>
      <text:p text:style-name="Text_20_body">Replace useless screen.</text:p>
      <text:p text:style-name="Text_20_body">We implement:</text:p>
      <text:p text:style-name="Text_20_body">Daily Tracker:</text:p>
      <text:p text:style-name="Text_20_body">Prayed on time</text:p>
      <text:p text:style-name="Text_20_body">Read Quran</text:p>
      <text:p text:style-name="Text_20_body"><text:soft-page-break/>Sadaqah</text:p>
      <text:p text:style-name="Text_20_body">Saved locally per day.</text:p>
      <text:p text:style-name="Text_20_body">Streak auto-calculated.</text:p>
      <text:p text:style-name="Text_20_body">Add:</text:p>
      <text:p text:style-name="Text_20_body">Hijri date</text:p>
      <text:p text:style-name="Text_20_body">Daily Ayah</text:p>
      <text:p text:style-name="Text_20_body">Bookmark Quran</text:p>
      <text:p text:style-name="Text_20_body">✅ PHASE 9 – QURAN FULL PAGE</text:p>
      <text:p text:style-name="Text_20_body">Use:</text:p>
      <text:p text:style-name="Text_20_body">assets/quran_sample.json (you already have)</text:p>
      <text:p text:style-name="Text_20_body">Upgrade to:</text:p>
      <text:p text:style-name="Text_20_body">Full scrollable surah view</text:p>
      <text:p text:style-name="Text_20_body">Save last position</text:p>
      <text:p text:style-name="Text_20_body">Language switchable</text:p>
      <text:p text:style-name="Text_20_body">✅ PHASE 10 – COMMUNITY INTELLIGENCE</text:p>
      <text:p text:style-name="Text_20_body">Current:</text:p>
      <text:p text:style-name="Text_20_body">Local only.</text:p>
      <text:p text:style-name="Text_20_body">Upgrade:</text:p>
      <text:p text:style-name="Text_20_body">Each request:</text:p>
      <text:p text:style-name="Text_20_body">status:</text:p>
      <text:p text:style-name="Text_20_body">pending</text:p>
      <text:p text:style-name="Text_20_body">approved</text:p>
      <text:p text:style-name="Text_20_body">rejected</text:p>
      <text:p text:style-name="Text_20_body">When status changes:</text:p>
      <text:p text:style-name="Text_20_body">Add notification log entry.</text:p>
      <text:p text:style-name="Text_20_body">Admin screen:</text:p>
      <text:p text:style-name="Text_20_body">Approve / reject with reason.</text:p>
      <text:p text:style-name="Text_20_body">✅ PHASE 11 – AUTO YEAR NOTIFICATION ENGINE</text:p>
      <text:p text:style-name="Text_20_body">This is your KEY requirement.</text:p>
      <text:p text:style-name="Text_20_body">We implement:</text:p>
      <text:p text:style-name="Text_20_body">Daily background scheduler:</text:p>
      <text:p text:style-name="Text_20_body">At 00:10 every day</text:p>
      <text:p text:style-name="Text_20_body"><text:soft-page-break/>Compare today vs tomorrow prayer times</text:p>
      <text:p text:style-name="Text_20_body">If any change → notify once</text:p>
      <text:p text:style-name="Text_20_body">Save last notified change hash to avoid duplicates</text:p>
      <text:p text:style-name="Text_20_body">No spam.</text:p>
      <text:p text:style-name="Text_20_body">✅ PHASE 12 – FIREBASE FINALIZATION (LAST)</text:p>
      <text:p text:style-name="Text_20_body">When everything works offline perfectly:</text:p>
      <text:p text:style-name="Text_20_body">Then:</text:p>
      <text:p text:style-name="Text_20_body">Enable Firebase Auth</text:p>
      <text:p text:style-name="Text_20_body">Store users</text:p>
      <text:p text:style-name="Text_20_body">Store community requests in Firestore</text:p>
      <text:p text:style-name="Text_20_body">Use FCM for mass announcements</text:p>
      <text:p text:style-name="Text_20_body">We DO NOT start Firebase now.</text:p>
      <text:p text:style-name="Text_20_body">🔎 WHAT I STILL NEED FROM YOU</text:p>
      <text:p text:style-name="Text_20_body">To avoid any mistake, I need:</text:p>
      <text:p text:style-name="Text_20_body">1️⃣ Show me:</text:p>
      <text:p text:style-name="Text_20_body">lib/services/prayer_notification_service.dart</text:p>
      <text:p text:style-name="Text_20_body">FULL file.</text:p>
      <text:p text:style-name="Text_20_body">2️⃣ Show me:</text:p>
      <text:p text:style-name="Text_20_body">lib/models/prayer_time_model.dart</text:p>
      <text:p text:style-name="Text_20_body">3️⃣ Show me:</text:p>
      <text:p text:style-name="Text_20_body">lib/providers/prayer_provider.dart</text:p>
      <text:p text:style-name="Text_20_body">4️⃣ Confirm:</text:p>
      <text:p text:style-name="Text_20_body">Is your JSON file:</text:p>
      <text:p text:style-name="Text_20_body">assets/prayer_times/curepipe_jummah_mosque_prayer_times_full_year.json</text:p>
      <text:p text:style-name="Text_20_body">100% matching the PDF you uploaded?</text:p>
      <text:p text:style-name="Text_20_body">If yes → we trust it.</text:p>
      <text:p text:style-name="Text_20_body">If not → I will regenerate JSON from PDF.</text:p>
      <text:p text:style-name="Text_20_body">⚠️ VERY IMPORTANT</text:p>
      <text:p text:style-name="Text_20_body">We will NOT:</text:p>
      <text:p text:style-name="Text_20_body">Touch Firebase yet</text:p>
      <text:p text:style-name="Text_20_body">Touch Firestore</text:p>
      <text:p text:style-name="Text_20_body">Touch cloud</text:p>
      <text:p text:style-name="Text_20_body"><text:soft-page-break/>Touch FCM</text:p>
      <text:p text:style-name="Text_20_body">Until:</text:p>
      <text:p text:style-name="Text_20_body">✔ Prayer engine is perfect</text:p>
      <text:p text:style-name="Text_20_body">✔ Countdown correct</text:p>
      <text:p text:style-name="Text_20_body">✔ Change detection correct</text:p>
      <text:p text:style-name="Text_20_body">✔ Notification logic correct</text:p>
      <text:p text:style-name="Text_20_body">✔ Splash working</text:p>
      <text:p text:style-name="Text_20_body">⏱ REALISTIC TIME FOR TODAY</text:p>
      <text:p text:style-name="Text_20_body">Phase 1–4 → 2–3 hours</text:p>
      <text:p text:style-name="Text_20_body">Phase 5–7 → 2 hours</text:p>
      <text:p text:style-name="Text_20_body">Phase 8–9 → 2 hours</text:p>
      <text:p text:style-name="Text_20_body">Phase 10–11 → 2 hours</text:p>
      <text:p text:style-name="Text_20_body">Firebase → optional evening</text:p>
      <text:p text:style-name="Text_20_body">Yes it is possible.</text:p>
      <text:p text:style-name="Text_20_body">🧠 CRITICAL DECISION</text:p>
      <text:p text:style-name="Text_20_body">Before writing any code:</text:p>
      <text:p text:style-name="Text_20_body">Do you want:</text:p>
      <text:p text:style-name="Text_20_body">A) Fully offline-first system (stable, safe, simple)</text:p>
      <text:p text:style-name="Text_20_body">or</text:p>
      <text:p text:style-name="Text_20_body">B) Fully cloud-dependent system (needs internet always)</text:p>
      <text:p text:style-name="Text_20_body">For masjid reliability in Mauritius:</text:p>
      <text:p text:style-name="Text_20_body">I recommend:</text:p>
      <text:p text:style-name="Text_20_body">→ OFFLINE FIRST + CLOUD SYNC</text:p>
      <text:p text:style-name="Text_20_body">Confirm this.</text:p>
      <text:p text:style-name="Text_20_body">📌 NEXT STEP</text:p>
      <text:p text:style-name="Text_20_body">Send me:</text:p>
      <text:p text:style-name="Text_20_body">prayer_notification_service.dart</text:p>
      <text:p text:style-name="Text_20_body">prayer_time_model.dart</text:p>
      <text:p text:style-name="Text_20_body">prayer_provider.dart</text:p>
      <text:p text:style-name="Text_20_body">Then we start PHASE 1 immediately:</text:p>
      <text:p text:style-name="Text_20_body">We remove duplicated logic and build correct PrayerEngine.</text:p>
      <text:p text:style-name="Text_20_body">From now:</text:p>
      <text:p text:style-name="Text_20_body"><text:soft-page-break/>I will send ONLY FULL FILES.</text:p>
      <text:p text:style-name="Text_20_body">No fragments.</text:p>
      <text:p text:style-name="Text_20_body">No guessing.</text:p>
      <text:p text:style-name="Text_20_body">No partials.</text:p>
      <text:p text:style-name="Text_20_body">We move clean and controlled.</text:p>
      <text:p text:style-name="Text_20_body">Tell me:</text:p>
      <text:p text:style-name="Text_20_body">✔ Offline-first confirmed?</text:p>
      <text:p text:style-name="Text_20_body">✔ JSON accurate?</text:p>
      <text:p text:style-name="Text_20_body">✔ Send those 3 files now.</text:p>
      <text:p text:style-name="Text_20_body">Namaz Time.pdf</text:p>
      <text:p text:style-name="Text_20_body">PDF</text:p>
      <text:p text:style-name="Text_20_body">prayer notification,service:</text:p>
      <text:p text:style-name="Text_20_body">import 'package:flutter/material.dart'; </text:p>
      <text:p text:style-name="Text_20_body">import 'package:flutter_local_notifications/flutter_local_notifications.dart'; </text:p>
      <text:p text:style-name="Text_20_body">import 'package:timezone/timezone.dart' as tz; </text:p>
      <text:p text:style-name="Text_20_body">import 'package:timezone/data/latest.dart' as tz_data; </text:p>
      <text:p text:style-name="Text_20_body">import 'prayer_time_service.dart'; </text:p>
      <text:p text:style-name="Text_20_body">class PrayerNotificationService { </text:p>
      <text:p text:style-name="Text_20_body">PrayerNotificationService._(); </text:p>
      <text:p text:style-name="Text_20_body">static final instance = PrayerNotificationService._(); </text:p>
      <text:p text:style-name="Text_20_body">final FlutterLocalNotificationsPlugin _plugin = </text:p>
      <text:p text:style-name="Text_20_body">FlutterLocalNotificationsPlugin(); </text:p>
      <text:p text:style-name="Text_20_body">bool _initialized = false; </text:p>
      <text:p text:style-name="Text_20_body">Future&lt;void&gt; init() async { </text:p>
      <text:p text:style-name="Text_20_body">if (_initialized) return; </text:p>
      <text:p text:style-name="Text_20_body">tz_data.initializeTimeZones(); </text:p>
      <text:p text:style-name="Text_20_body">tz.setLocalLocation(tz.getLocation('Indian/Mauritius')); </text:p>
      <text:p text:style-name="Text_20_body">const androidSettings = </text:p>
      <text:p text:style-name="Text_20_body">AndroidInitializationSettings('@mipmap/ic_launcher'); </text:p>
      <text:p text:style-name="Text_20_body">const initSettings = </text:p>
      <text:p text:style-name="Text_20_body">InitializationSettings(android: androidSettings); </text:p>
      <text:p text:style-name="Text_20_body">await _plugin.initialize(initSettings); </text:p>
      <text:p text:style-name="Text_20_body"><text:soft-page-break/>_initialized = true; </text:p>
      <text:p text:style-name="Text_20_body">} </text:p>
      <text:p text:style-name="Text_20_body">Future&lt;void&gt; clearAll() async { </text:p>
      <text:p text:style-name="Text_20_body">await init(); </text:p>
      <text:p text:style-name="Text_20_body">await _plugin.cancelAll(); </text:p>
      <text:p text:style-name="Text_20_body">} </text:p>
      <text:p text:style-name="Text_20_body">Future&lt;void&gt; showNow({ </text:p>
      <text:p text:style-name="Text_20_body">required String title, </text:p>
      <text:p text:style-name="Text_20_body">required String body, </text:p>
      <text:p text:style-name="Text_20_body">}) async { </text:p>
      <text:p text:style-name="Text_20_body">await init(); </text:p>
      <text:p text:style-name="Text_20_body">const androidDetails = AndroidNotificationDetails( </text:p>
      <text:p text:style-name="Text_20_body">'instant_channel', </text:p>
      <text:p text:style-name="Text_20_body">'Instant Notifications', </text:p>
      <text:p text:style-name="Text_20_body">channelDescription: 'Immediate notifications', </text:p>
      <text:p text:style-name="Text_20_body">importance: Importance.max, </text:p>
      <text:p text:style-name="Text_20_body">priority: Priority.high, </text:p>
      <text:p text:style-name="Text_20_body">); </text:p>
      <text:p text:style-name="Text_20_body">const details = </text:p>
      <text:p text:style-name="Text_20_body">NotificationDetails(android: androidDetails); </text:p>
      <text:p text:style-name="Text_20_body">await _plugin.show( </text:p>
      <text:p text:style-name="Text_20_body">DateTime.now().millisecondsSinceEpoch ~/ 1000, </text:p>
      <text:p text:style-name="Text_20_body">title, </text:p>
      <text:p text:style-name="Text_20_body">body, </text:p>
      <text:p text:style-name="Text_20_body">details, </text:p>
      <text:p text:style-name="Text_20_body">); </text:p>
      <text:p text:style-name="Text_20_body">} </text:p>
      <text:p text:style-name="Text_20_body">Future&lt;void&gt; scheduleWeeklyJumuah({ </text:p>
      <text:p text:style-name="Text_20_body">required TimeOfDay time, </text:p>
      <text:p text:style-name="Text_20_body">}) async { </text:p>
      <text:p text:style-name="Text_20_body">await init(); </text:p>
      <text:p text:style-name="Text_20_body">await cancelJumuah(); </text:p>
      <text:p text:style-name="Text_20_body"><text:soft-page-break/>final now = DateTime.now(); </text:p>
      <text:p text:style-name="Text_20_body">int daysUntilFriday = </text:p>
      <text:p text:style-name="Text_20_body">(DateTime.friday - now.weekday + 7) % 7; </text:p>
      <text:p text:style-name="Text_20_body">DateTime nextFriday = </text:p>
      <text:p text:style-name="Text_20_body">now.add(Duration(days: daysUntilFriday)); </text:p>
      <text:p text:style-name="Text_20_body">final scheduled = DateTime( </text:p>
      <text:p text:style-name="Text_20_body">nextFriday.year, </text:p>
      <text:p text:style-name="Text_20_body">nextFriday.month, </text:p>
      <text:p text:style-name="Text_20_body">nextFriday.day, </text:p>
      <text:p text:style-name="Text_20_body">time.hour, </text:p>
      <text:p text:style-name="Text_20_body">time.minute, </text:p>
      <text:p text:style-name="Text_20_body">); </text:p>
      <text:p text:style-name="Text_20_body">final tzTime = </text:p>
      <text:p text:style-name="Text_20_body">tz.TZDateTime.from(scheduled, tz.local); </text:p>
      <text:p text:style-name="Text_20_body">const androidDetails = AndroidNotificationDetails( </text:p>
      <text:p text:style-name="Text_20_body">'jumuah_channel', </text:p>
      <text:p text:style-name="Text_20_body">'Jumuah Reminder', </text:p>
      <text:p text:style-name="Text_20_body">channelDescription: 'Weekly Friday reminder', </text:p>
      <text:p text:style-name="Text_20_body">importance: Importance.high, </text:p>
      <text:p text:style-name="Text_20_body">priority: Priority.high, </text:p>
      <text:p text:style-name="Text_20_body">); </text:p>
      <text:p text:style-name="Text_20_body">const details = </text:p>
      <text:p text:style-name="Text_20_body">NotificationDetails(android: androidDetails); </text:p>
      <text:p text:style-name="Text_20_body">await _plugin.zonedSchedule( </text:p>
      <text:p text:style-name="Text_20_body">9999, </text:p>
      <text:p text:style-name="Text_20_body">'Jumu’ah Reminder', </text:p>
      <text:p text:style-name="Text_20_body">'Come early for Jumu’ah prayer.', </text:p>
      <text:p text:style-name="Text_20_body">tzTime, </text:p>
      <text:p text:style-name="Text_20_body">details, </text:p>
      <text:p text:style-name="Text_20_body">androidScheduleMode: </text:p>
      <text:p text:style-name="Text_20_body">AndroidScheduleMode.inexactAllowWhileIdle, </text:p>
      <text:p text:style-name="Text_20_body">uiLocalNotificationDateInterpretation: </text:p>
      <text:p text:style-name="Text_20_body"><text:soft-page-break/>UILocalNotificationDateInterpretation.absoluteTime, </text:p>
      <text:p text:style-name="Text_20_body">matchDateTimeComponents: </text:p>
      <text:p text:style-name="Text_20_body">DateTimeComponents.dayOfWeekAndTime, </text:p>
      <text:p text:style-name="Text_20_body">); </text:p>
      <text:p text:style-name="Text_20_body">} </text:p>
      <text:p text:style-name="Text_20_body">Future&lt;void&gt; cancelJumuah() async { </text:p>
      <text:p text:style-name="Text_20_body">await init(); </text:p>
      <text:p text:style-name="Text_20_body">await _plugin.cancel(9999); </text:p>
      <text:p text:style-name="Text_20_body">} </text:p>
      <text:p text:style-name="Text_20_body">Future&lt;void&gt; scheduleForNext14Days() async { </text:p>
      <text:p text:style-name="Text_20_body">await init(); </text:p>
      <text:p text:style-name="Text_20_body">await PrayerTimeService.instance.loadFromAssets(); </text:p>
      <text:p text:style-name="Text_20_body">await clearAll(); </text:p>
      <text:p text:style-name="Text_20_body">final now = DateTime.now(); </text:p>
      <text:p text:style-name="Text_20_body">final start = </text:p>
      <text:p text:style-name="Text_20_body">DateTime(now.year, now.month, now.day); </text:p>
      <text:p text:style-name="Text_20_body">final days = </text:p>
      <text:p text:style-name="Text_20_body">PrayerTimeService.instance.rangeFrom(start, 14); </text:p>
      <text:p text:style-name="Text_20_body">int id = 1000; </text:p>
      <text:p text:style-name="Text_20_body">for (final day in days) { </text:p>
      <text:p text:style-name="Text_20_body">final prayers = { </text:p>
      <text:p text:style-name="Text_20_body">'Fajr': day.fajrAdhan, </text:p>
      <text:p text:style-name="Text_20_body">'Zohr': day.zohrAdhan, </text:p>
      <text:p text:style-name="Text_20_body">'Asr': day.asrAdhan, </text:p>
      <text:p text:style-name="Text_20_body">'Maghrib': day.maghribAdhan, </text:p>
      <text:p text:style-name="Text_20_body">'Esha': day.eshaAdhan, </text:p>
      <text:p text:style-name="Text_20_body">}; </text:p>
      <text:p text:style-name="Text_20_body">for (final entry in prayers.entries) { </text:p>
      <text:p text:style-name="Text_20_body">final dateTime = </text:p>
      <text:p text:style-name="Text_20_body">day.timeOn(day.date, entry.value); </text:p>
      <text:p text:style-name="Text_20_body">if (dateTime.isBefore(DateTime.now())) { </text:p>
      <text:p text:style-name="Text_20_body">continue; </text:p>
      <text:p text:style-name="Text_20_body"><text:soft-page-break/>} </text:p>
      <text:p text:style-name="Text_20_body">id++; </text:p>
      <text:p text:style-name="Text_20_body">final tzTime = </text:p>
      <text:p text:style-name="Text_20_body">tz.TZDateTime.from(dateTime, tz.local); </text:p>
      <text:p text:style-name="Text_20_body">const androidDetails = </text:p>
      <text:p text:style-name="Text_20_body">AndroidNotificationDetails( </text:p>
      <text:p text:style-name="Text_20_body">'prayer_channel', </text:p>
      <text:p text:style-name="Text_20_body">'Prayer Times', </text:p>
      <text:p text:style-name="Text_20_body">channelDescription: </text:p>
      <text:p text:style-name="Text_20_body">'Daily prayer notifications', </text:p>
      <text:p text:style-name="Text_20_body">importance: Importance.high, </text:p>
      <text:p text:style-name="Text_20_body">priority: Priority.high, </text:p>
      <text:p text:style-name="Text_20_body">); </text:p>
      <text:p text:style-name="Text_20_body">const details = </text:p>
      <text:p text:style-name="Text_20_body">NotificationDetails(android: androidDetails); </text:p>
      <text:p text:style-name="Text_20_body">await _plugin.zonedSchedule( </text:p>
      <text:p text:style-name="Text_20_body">id, </text:p>
      <text:p text:style-name="Text_20_body">'${entry.key} Adhan', </text:p>
      <text:p text:style-name="Text_20_body">'${entry.key} at ${entry.value}', </text:p>
      <text:p text:style-name="Text_20_body">tzTime, </text:p>
      <text:p text:style-name="Text_20_body">details, </text:p>
      <text:p text:style-name="Text_20_body">androidScheduleMode: </text:p>
      <text:p text:style-name="Text_20_body">AndroidScheduleMode.inexactAllowWhileIdle, </text:p>
      <text:p text:style-name="Text_20_body">uiLocalNotificationDateInterpretation: </text:p>
      <text:p text:style-name="Text_20_body">UILocalNotificationDateInterpretation </text:p>
      <text:p text:style-name="Text_20_body">.absoluteTime, </text:p>
      <text:p text:style-name="Text_20_body">); </text:p>
      <text:p text:style-name="Text_20_body">} </text:p>
      <text:p text:style-name="Text_20_body">} </text:p>
      <text:p text:style-name="Text_20_body">} </text:p>
      <text:p text:style-name="Text_20_body">}</text:p>
      <text:p text:style-name="Text_20_body">prayer time model:</text:p>
      <text:p text:style-name="Text_20_body"><text:soft-page-break/>class PrayerTimeModel { </text:p>
      <text:p text:style-name="Text_20_body">final DateTime date; </text:p>
      <text:p text:style-name="Text_20_body">final String fajrAdhan; </text:p>
      <text:p text:style-name="Text_20_body">final String zohrAdhan; </text:p>
      <text:p text:style-name="Text_20_body">final String asrAdhan; </text:p>
      <text:p text:style-name="Text_20_body">final String maghribAdhan; </text:p>
      <text:p text:style-name="Text_20_body">final String eshaAdhan; </text:p>
      <text:p text:style-name="Text_20_body">PrayerTimeModel({ </text:p>
      <text:p text:style-name="Text_20_body">required this.date, </text:p>
      <text:p text:style-name="Text_20_body">required this.fajrAdhan, </text:p>
      <text:p text:style-name="Text_20_body">required this.zohrAdhan, </text:p>
      <text:p text:style-name="Text_20_body">required this.asrAdhan, </text:p>
      <text:p text:style-name="Text_20_body">required this.maghribAdhan, </text:p>
      <text:p text:style-name="Text_20_body">required this.eshaAdhan, </text:p>
      <text:p text:style-name="Text_20_body">}); </text:p>
      <text:p text:style-name="Text_20_body">factory PrayerTimeModel.fromJson(Map&lt;String, dynamic&gt; json) { </text:p>
      <text:p text:style-name="Text_20_body">return PrayerTimeModel( </text:p>
      <text:p text:style-name="Text_20_body">date: DateTime.parse(json['date'] ?? DateTime.now().toIso8601String()), </text:p>
      <text:p text:style-name="Text_20_body">fajrAdhan: (json['fajr_adhan'] ?? '').toString(), </text:p>
      <text:p text:style-name="Text_20_body">zohrAdhan: (json['zohr_adhan'] ?? '').toString(), </text:p>
      <text:p text:style-name="Text_20_body">asrAdhan: (json['asr_adhan'] ?? '').toString(), </text:p>
      <text:p text:style-name="Text_20_body">maghribAdhan: (json['maghrib_adhan'] ?? '').toString(), </text:p>
      <text:p text:style-name="Text_20_body">eshaAdhan: (json['esha_adhan'] ?? '').toString(), </text:p>
      <text:p text:style-name="Text_20_body">); </text:p>
      <text:p text:style-name="Text_20_body">} </text:p>
      <text:p text:style-name="Text_20_body">DateTime timeOn(DateTime base, String time) { </text:p>
      <text:p text:style-name="Text_20_body">if (time.isEmpty) return base; </text:p>
      <text:p text:style-name="Text_20_body">final parts = time.split(':'); </text:p>
      <text:p text:style-name="Text_20_body">if (parts.length != 2) return base; </text:p>
      <text:p text:style-name="Text_20_body">final hour = int.tryParse(parts[0]) ?? 0; </text:p>
      <text:p text:style-name="Text_20_body">final minute = int.tryParse(parts[1]) ?? 0; </text:p>
      <text:p text:style-name="Text_20_body">return DateTime( </text:p>
      <text:p text:style-name="Text_20_body"><text:soft-page-break/>base.year, </text:p>
      <text:p text:style-name="Text_20_body">base.month, </text:p>
      <text:p text:style-name="Text_20_body">base.day, </text:p>
      <text:p text:style-name="Text_20_body">hour, </text:p>
      <text:p text:style-name="Text_20_body">minute, </text:p>
      <text:p text:style-name="Text_20_body">); </text:p>
      <text:p text:style-name="Text_20_body">} </text:p>
      <text:p text:style-name="Text_20_body">}</text:p>
      <text:p text:style-name="Text_20_body">prayer provider.dart:</text:p>
      <text:p text:style-name="Text_20_body">// FILE: lib/providers/prayer_provider.dart </text:p>
      <text:p text:style-name="Text_20_body">import 'package:flutter/material.dart'; </text:p>
      <text:p text:style-name="Text_20_body">import '../models/prayer_time_model.dart'; </text:p>
      <text:p text:style-name="Text_20_body">import '../services/prayer_time_service.dart'; </text:p>
      <text:p text:style-name="Text_20_body">class PrayerProvider extends ChangeNotifier { </text:p>
      <text:p text:style-name="Text_20_body">List&lt;PrayerTimeModel&gt; _days = []; </text:p>
      <text:p text:style-name="Text_20_body">bool _loaded = false; </text:p>
      <text:p text:style-name="Text_20_body">List&lt;PrayerTimeModel&gt; get days =&gt; _days; </text:p>
      <text:p text:style-name="Text_20_body">bool get loaded =&gt; _loaded; </text:p>
      <text:p text:style-name="Text_20_body">Future&lt;void&gt; load() async { </text:p>
      <text:p text:style-name="Text_20_body">await PrayerTimeService.instance.loadFromAssets(); </text:p>
      <text:p text:style-name="Text_20_body">_days = PrayerTimeService.instance.all; </text:p>
      <text:p text:style-name="Text_20_body">_loaded = true; </text:p>
      <text:p text:style-name="Text_20_body">notifyListeners(); </text:p>
      <text:p text:style-name="Text_20_body">} </text:p>
      <text:p text:style-name="Text_20_body">PrayerTimeModel? get today { </text:p>
      <text:p text:style-name="Text_20_body">if (!_loaded || _days.isEmpty) return null; </text:p>
      <text:p text:style-name="Text_20_body">final now = DateTime.now(); </text:p>
      <text:p text:style-name="Text_20_body">final d = DateTime(now.year, now.month, now.day); </text:p>
      <text:p text:style-name="Text_20_body">for (final x in _days) { </text:p>
      <text:p text:style-name="Text_20_body">if (x.date.year == d.year &amp;&amp; </text:p>
      <text:p text:style-name="Text_20_body">x.date.month == d.month &amp;&amp; </text:p>
      <text:p text:style-name="Text_20_body">x.date.day == d.day) { </text:p>
      <text:p text:style-name="Text_20_body"><text:soft-page-break/>return x; </text:p>
      <text:p text:style-name="Text_20_body">} </text:p>
      <text:p text:style-name="Text_20_body">} </text:p>
      <text:p text:style-name="Text_20_body">return _days.first; </text:p>
      <text:p text:style-name="Text_20_body">} </text:p>
      <text:p text:style-name="Text_20_body">PrayerTimeModel? forDate(DateTime date) { </text:p>
      <text:p text:style-name="Text_20_body">if (!_loaded) return null; </text:p>
      <text:p text:style-name="Text_20_body">return PrayerTimeService.instance.forDate(date); </text:p>
      <text:p text:style-name="Text_20_body">} </text:p>
      <text:p text:style-name="Text_20_body">}</text:p>
      <text:p text:style-name="Text_20_body">for this paert below, i do not know how to confirm this, what exact command i run : </text:p>
      <text:p text:style-name="Text_20_body">Is your JSON file:</text:p>
      <text:p text:style-name="Text_20_body">assets/prayer_times/curepipe_jummah_mosque_prayer_times_full_year.json</text:p>
      <text:p text:style-name="Text_20_body">100% matching the PDF you uploaded?</text:p>
      <text:p text:style-name="Text_20_body">If yes → we trust it.</text:p>
      <text:p text:style-name="Text_20_body">If not → I will regenerate JSON from PDF.</text:p>
      <text:p text:style-name="Text_20_body">Or i send you the pdf again, make a way that all prayers in my app for the whole year matches with exactly mine fully,and these muse be very beautifully informative and clearly labelled and very wow effect.. Now what else exactly you need ? </text:p>
      <text:p text:style-name="Text_20_body">Here are my core:</text:p>
      <text:p text:style-name="Text_20_body">import 'package:flutter/material.dart'; </text:p>
      <text:p text:style-name="Text_20_body">class AppColors { </text:p>
      <text:p text:style-name="Text_20_body">static const primary = Color(0xFF0E5E4E); // deep masjid green </text:p>
      <text:p text:style-name="Text_20_body">static const pearl = Color(0xFFF4F7F5); </text:p>
      <text:p text:style-name="Text_20_body">static const ink = Color(0xFF102A27); </text:p>
      <text:p text:style-name="Text_20_body">static const gold = Color(0xFFC7A24B); </text:p>
      <text:p text:style-name="Text_20_body">static const softGreen = Color(0xFF1F8A70); </text:p>
      <text:p text:style-name="Text_20_body">static const card = Color(0xFFFFFFFF); </text:p>
      <text:p text:style-name="Text_20_body">} </text:p>
      <text:p text:style-name="Text_20_body">routes:</text:p>
      <text:p text:style-name="Text_20_body">// FILE: lib/core/app_routes.dart </text:p>
      <text:p text:style-name="Text_20_body">// ignore_for_file: unused_import </text:p>
      <text:p text:style-name="Text_20_body"><text:soft-page-break/>import 'package:flutter/material.dart'; </text:p>
      <text:p text:style-name="Text_20_body">// PHASE 0 </text:p>
      <text:p text:style-name="Text_20_body">import '../screens/phase0/splash_screen.dart'; </text:p>
      <text:p text:style-name="Text_20_body">import '../screens/phase0/language_selection_screen.dart'; </text:p>
      <text:p text:style-name="Text_20_body">import '../screens/phase0/role_selection_screen.dart'; </text:p>
      <text:p text:style-name="Text_20_body">import '../screens/phase0/simple_mode_screen.dart'; </text:p>
      <text:p text:style-name="Text_20_body">// SHELL / MAIN </text:p>
      <text:p text:style-name="Text_20_body">import '../screens/shell/main_shell.dart'; </text:p>
      <text:p text:style-name="Text_20_body">// AUTH </text:p>
      <text:p text:style-name="Text_20_body">import '../screens/auth/login_screen.dart'; </text:p>
      <text:p text:style-name="Text_20_body">// DASHBOARD / SPIRITUAL </text:p>
      <text:p text:style-name="Text_20_body">import '../screens/phase6_dashboard/dashboard_screen.dart'; </text:p>
      <text:p text:style-name="Text_20_body">import '../screens/phase8_islamic/dashboard_spiritual_screen.dart'; </text:p>
      <text:p text:style-name="Text_20_body">// PRAYER / TIMES </text:p>
      <text:p text:style-name="Text_20_body">import '../screens/phase1/prayer_times_screen.dart'; </text:p>
      <text:p text:style-name="Text_20_body">import '../screens/phase6_dashboard/next_salah_screen.dart'; </text:p>
      <text:p text:style-name="Text_20_body">// NOTIFICATIONS </text:p>
      <text:p text:style-name="Text_20_body">import '../screens/phase3_notifications/notification_settings_screen.dart'; </text:p>
      <text:p text:style-name="Text_20_body">import '../screens/phase9_notifications/notifications_screen.dart'; </text:p>
      <text:p text:style-name="Text_20_body">// GALLERY / PRESTIGE </text:p>
      <text:p text:style-name="Text_20_body">import '../screens/phase12_prestige/masjid_gallery_screen.dart'; </text:p>
      <text:p text:style-name="Text_20_body">import '../screens/phase12_prestige/good_deeds_streak_screen.dart'; </text:p>
      <text:p text:style-name="Text_20_body">// COMMUNITY </text:p>
      <text:p text:style-name="Text_20_body">import '../screens/phase4_community/community_help_screen.dart'; </text:p>
      <text:p text:style-name="Text_20_body">import '../screens/phase4_community/community_help_admin_screen.dart'; </text:p>
      <text:p text:style-name="Text_20_body">// SETTINGS </text:p>
      <text:p text:style-name="Text_20_body">import '../screens/phase7_settings/settings_screen.dart'; </text:p>
      <text:p text:style-name="Text_20_body">// ADMIN </text:p>
      <text:p text:style-name="Text_20_body">import '../screens/admin/admin_home_screen.dart'; </text:p>
      <text:p text:style-name="Text_20_body">// ISLAMIC Q&amp;A </text:p>
      <text:p text:style-name="Text_20_body">import '../screens/phase8_islamic/islamic_qa_admin_screen.dart'; </text:p>
      <text:p text:style-name="Text_20_body">// WOMEN/CHILDREN / DAILY CORNER </text:p>
      <text:p text:style-name="Text_20_body"><text:soft-page-break/>import '../screens/phase5_women_children/daily_corner_screen.dart'; </text:p>
      <text:p text:style-name="Text_20_body">import '../screens/phase5_women_children/women_corner_screen.dart'; </text:p>
      <text:p text:style-name="Text_20_body">import '../screens/phase5_women_children/children_corner_screen.dart'; </text:p>
      <text:p text:style-name="Text_20_body">// QUIZ </text:p>
      <text:p text:style-name="Text_20_body">import '../screens/phase10_game/quiz_screen.dart'; </text:p>
      <text:p text:style-name="Text_20_body">// USER HOME </text:p>
      <text:p text:style-name="Text_20_body">import '../screens/user/user_home_screen.dart'; </text:p>
      <text:p text:style-name="Text_20_body">// 🔵 NEW ANNOUNCEMENT FEED </text:p>
      <text:p text:style-name="Text_20_body">import '../screens/phase6_dashboard/announcement_feed_screen.dart'; </text:p>
      <text:p text:style-name="Text_20_body">class AppRoutes { </text:p>
      <text:p text:style-name="Text_20_body">// PHASE 0 / STARTUP </text:p>
      <text:p text:style-name="Text_20_body">static const String splash = '/splash'; </text:p>
      <text:p text:style-name="Text_20_body">static const String language = '/language'; </text:p>
      <text:p text:style-name="Text_20_body">static const String role = '/role'; </text:p>
      <text:p text:style-name="Text_20_body">static const String simple = '/simple'; </text:p>
      <text:p text:style-name="Text_20_body">// MAIN SHELL </text:p>
      <text:p text:style-name="Text_20_body">static const String shell = '/shell'; </text:p>
      <text:p text:style-name="Text_20_body">// AUTH </text:p>
      <text:p text:style-name="Text_20_body">static const String login = '/login'; </text:p>
      <text:p text:style-name="Text_20_body">// HOME / DASHBOARD </text:p>
      <text:p text:style-name="Text_20_body">static const String dashboard = '/dashboard'; </text:p>
      <text:p text:style-name="Text_20_body">static const String spiritualHome = '/spiritual-home'; </text:p>
      <text:p text:style-name="Text_20_body">// PRAYER </text:p>
      <text:p text:style-name="Text_20_body">static const String prayerTimes = '/prayer-times'; </text:p>
      <text:p text:style-name="Text_20_body">static const String nextSalah = '/next-salah'; </text:p>
      <text:p text:style-name="Text_20_body">// NOTIFICATIONS </text:p>
      <text:p text:style-name="Text_20_body">static const String notificationSettings = '/notification-settings'; </text:p>
      <text:p text:style-name="Text_20_body">static const String notifications = '/notifications'; </text:p>
      <text:p text:style-name="Text_20_body">// GALLERY / PRESTIGE </text:p>
      <text:p text:style-name="Text_20_body">static const String masjidGallery = '/masjid-gallery'; </text:p>
      <text:p text:style-name="Text_20_body">static const String goodDeeds = '/good-deeds'; </text:p>
      <text:p text:style-name="Text_20_body">// COMMUNITY </text:p>
      <text:p text:style-name="Text_20_body"><text:soft-page-break/>static const String communityHelp = '/community-help'; </text:p>
      <text:p text:style-name="Text_20_body">static const String communityHelpAdmin = '/community-help-admin'; </text:p>
      <text:p text:style-name="Text_20_body">// SETTINGS </text:p>
      <text:p text:style-name="Text_20_body">static const String settings = '/settings'; </text:p>
      <text:p text:style-name="Text_20_body">// ADMIN </text:p>
      <text:p text:style-name="Text_20_body">static const String adminHome = '/admin-home'; </text:p>
      <text:p text:style-name="Text_20_body">// ISLAMIC Q&amp;A </text:p>
      <text:p text:style-name="Text_20_body">static const String qaAdmin = '/qa-admin'; </text:p>
      <text:p text:style-name="Text_20_body">// DAILY CORNER, WOMEN, CHILDREN </text:p>
      <text:p text:style-name="Text_20_body">static const String dailyCorner = '/daily-corner'; </text:p>
      <text:p text:style-name="Text_20_body">static const String womenCorner = '/women-corner'; </text:p>
      <text:p text:style-name="Text_20_body">static const String childrenCorner = '/children-corner'; </text:p>
      <text:p text:style-name="Text_20_body">// QUIZ </text:p>
      <text:p text:style-name="Text_20_body">static const String quiz = '/quiz'; </text:p>
      <text:p text:style-name="Text_20_body">// USER </text:p>
      <text:p text:style-name="Text_20_body">static const String userHome = '/user-home'; </text:p>
      <text:p text:style-name="Text_20_body">// 🔵 NEW </text:p>
      <text:p text:style-name="Text_20_body">static const String announcements = '/announcements'; </text:p>
      <text:p text:style-name="Text_20_body">static Map&lt;String, WidgetBuilder&gt; get routes =&gt; { </text:p>
      <text:p text:style-name="Text_20_body">splash: (_) =&gt; const SplashScreen(), </text:p>
      <text:p text:style-name="Text_20_body">language: (_) =&gt; const LanguageSelectionScreen(), </text:p>
      <text:p text:style-name="Text_20_body">role: (_) =&gt; const RoleSelectionScreen(), </text:p>
      <text:p text:style-name="Text_20_body">simple: (_) =&gt; const SimpleModeScreen(), </text:p>
      <text:p text:style-name="Text_20_body">shell: (_) =&gt; const MainShell(), </text:p>
      <text:p text:style-name="Text_20_body">login: (_) =&gt; const LoginScreen(), </text:p>
      <text:p text:style-name="Text_20_body">dashboard: (_) =&gt; const DashboardScreen(), </text:p>
      <text:p text:style-name="Text_20_body">spiritualHome: (_) =&gt; const SpiritualDashboardScreen(), </text:p>
      <text:p text:style-name="Text_20_body">prayerTimes: (_) =&gt; const PrayerTimesScreen(), </text:p>
      <text:p text:style-name="Text_20_body">nextSalah: (_) =&gt; const NextSalahScreen(), </text:p>
      <text:p text:style-name="Text_20_body">notificationSettings: (_) =&gt; const NotificationSettingsScreen(), </text:p>
      <text:p text:style-name="Text_20_body">notifications: (_) =&gt; const NotificationsScreen(), </text:p>
      <text:p text:style-name="Text_20_body">masjidGallery: (_) =&gt; const MasjidGalleryScreen(), </text:p>
      <text:p text:style-name="Text_20_body"><text:soft-page-break/>goodDeeds: (_) =&gt; const GoodDeedsStreakScreen(), </text:p>
      <text:p text:style-name="Text_20_body">communityHelp: (_) =&gt; const CommunityHelpScreen(), </text:p>
      <text:p text:style-name="Text_20_body">communityHelpAdmin: (_) =&gt; const CommunityHelpAdminScreen(), </text:p>
      <text:p text:style-name="Text_20_body">settings: (_) =&gt; const SettingsScreen(), </text:p>
      <text:p text:style-name="Text_20_body">adminHome: (_) =&gt; const AdminHomeScreen(), </text:p>
      <text:p text:style-name="Text_20_body">qaAdmin: (_) =&gt; const IslamicQaAdminScreen(), </text:p>
      <text:p text:style-name="Text_20_body">dailyCorner: (_) =&gt; const DailyCornerScreen(), </text:p>
      <text:p text:style-name="Text_20_body">womenCorner: (_) =&gt; const WomenCornerScreen(), </text:p>
      <text:p text:style-name="Text_20_body">childrenCorner: (_) =&gt; const ChildrenCornerScreen(), </text:p>
      <text:p text:style-name="Text_20_body">quiz: (_) =&gt; const QuizScreen(), </text:p>
      <text:p text:style-name="Text_20_body">userHome: (_) =&gt; const UserHomeScreen(), </text:p>
      <text:p text:style-name="Text_20_body">announcements: (_) =&gt; const AnnouncementFeedScreen(), </text:p>
      <text:p text:style-name="Text_20_body">}; </text:p>
      <text:p text:style-name="Text_20_body">}</text:p>
      <text:p text:style-name="Text_20_body">theme:</text:p>
      <text:p text:style-name="Text_20_body">/// FILE: lib/core/app_theme.dart </text:p>
      <text:p text:style-name="Text_20_body">// ignore_for_file: dangling_library_doc_comments </text:p>
      <text:p text:style-name="Text_20_body">import 'package:flutter/material.dart'; </text:p>
      <text:p text:style-name="Text_20_body">class AppTheme { </text:p>
      <text:p text:style-name="Text_20_body">static ThemeData light() { </text:p>
      <text:p text:style-name="Text_20_body">const primaryGreen = Color(0xFF0E5E4E); // deep green </text:p>
      <text:p text:style-name="Text_20_body">const softBlue = Color(0xFF0C7FA6); // blue accent </text:p>
      <text:p text:style-name="Text_20_body">const softCream = Color(0xFFF4F7F5); // background </text:p>
      <text:p text:style-name="Text_20_body">final base = ThemeData( </text:p>
      <text:p text:style-name="Text_20_body">useMaterial3: true, </text:p>
      <text:p text:style-name="Text_20_body">colorScheme: ColorScheme.fromSeed( </text:p>
      <text:p text:style-name="Text_20_body">seedColor: primaryGreen, </text:p>
      <text:p text:style-name="Text_20_body">brightness: Brightness.light, </text:p>
      <text:p text:style-name="Text_20_body">), </text:p>
      <text:p text:style-name="Text_20_body">); </text:p>
      <text:p text:style-name="Text_20_body">return base.copyWith( </text:p>
      <text:p text:style-name="Text_20_body">scaffoldBackgroundColor: softCream, </text:p>
      <text:p text:style-name="Text_20_body"><text:soft-page-break/>colorScheme: base.colorScheme.copyWith( </text:p>
      <text:p text:style-name="Text_20_body">primary: primaryGreen, </text:p>
      <text:p text:style-name="Text_20_body">secondary: softBlue, </text:p>
      <text:p text:style-name="Text_20_body">tertiary: Colors.teal, </text:p>
      <text:p text:style-name="Text_20_body">), </text:p>
      <text:p text:style-name="Text_20_body">appBarTheme: const AppBarTheme( </text:p>
      <text:p text:style-name="Text_20_body">backgroundColor: primaryGreen, </text:p>
      <text:p text:style-name="Text_20_body">foregroundColor: Colors.white, </text:p>
      <text:p text:style-name="Text_20_body">centerTitle: true, </text:p>
      <text:p text:style-name="Text_20_body">elevation: 4, </text:p>
      <text:p text:style-name="Text_20_body">shadowColor: Colors.black26, </text:p>
      <text:p text:style-name="Text_20_body">), </text:p>
      <text:p text:style-name="Text_20_body">cardTheme: const CardThemeData( </text:p>
      <text:p text:style-name="Text_20_body">elevation: 6, </text:p>
      <text:p text:style-name="Text_20_body">margin: EdgeInsets.symmetric(vertical: 8, horizontal: 10), </text:p>
      <text:p text:style-name="Text_20_body">shadowColor: Colors.black26, </text:p>
      <text:p text:style-name="Text_20_body">shape: RoundedRectangleBorder( </text:p>
      <text:p text:style-name="Text_20_body">borderRadius: BorderRadius.all(Radius.circular(18)), </text:p>
      <text:p text:style-name="Text_20_body">), </text:p>
      <text:p text:style-name="Text_20_body">), </text:p>
      <text:p text:style-name="Text_20_body">elevatedButtonTheme: ElevatedButtonThemeData( </text:p>
      <text:p text:style-name="Text_20_body">style: ElevatedButton.styleFrom( </text:p>
      <text:p text:style-name="Text_20_body">backgroundColor: primaryGreen, </text:p>
      <text:p text:style-name="Text_20_body">foregroundColor: Colors.white, </text:p>
      <text:p text:style-name="Text_20_body">elevation: 3, </text:p>
      <text:p text:style-name="Text_20_body">shadowColor: Colors.black26, </text:p>
      <text:p text:style-name="Text_20_body">padding: const EdgeInsets.symmetric(vertical: 14, horizontal: 22), </text:p>
      <text:p text:style-name="Text_20_body">shape: RoundedRectangleBorder( </text:p>
      <text:p text:style-name="Text_20_body">borderRadius: BorderRadius.circular(16), </text:p>
      <text:p text:style-name="Text_20_body">), </text:p>
      <text:p text:style-name="Text_20_body">textStyle: const TextStyle( </text:p>
      <text:p text:style-name="Text_20_body">fontWeight: FontWeight.w600, </text:p>
      <text:p text:style-name="Text_20_body"><text:soft-page-break/>letterSpacing: 0.2, </text:p>
      <text:p text:style-name="Text_20_body">), </text:p>
      <text:p text:style-name="Text_20_body">), </text:p>
      <text:p text:style-name="Text_20_body">), </text:p>
      <text:p text:style-name="Text_20_body">inputDecorationTheme: InputDecorationTheme( </text:p>
      <text:p text:style-name="Text_20_body">filled: true, </text:p>
      <text:p text:style-name="Text_20_body">fillColor: Colors.white.withValues(alpha: 0.96), </text:p>
      <text:p text:style-name="Text_20_body">contentPadding: </text:p>
      <text:p text:style-name="Text_20_body">const EdgeInsets.symmetric(horizontal: 14, vertical: 12), </text:p>
      <text:p text:style-name="Text_20_body">border: OutlineInputBorder( </text:p>
      <text:p text:style-name="Text_20_body">borderRadius: BorderRadius.circular(14), </text:p>
      <text:p text:style-name="Text_20_body">borderSide: const BorderSide(color: Color(0x220E5E4E), width: 1), </text:p>
      <text:p text:style-name="Text_20_body">), </text:p>
      <text:p text:style-name="Text_20_body">enabledBorder: OutlineInputBorder( </text:p>
      <text:p text:style-name="Text_20_body">borderRadius: BorderRadius.circular(14), </text:p>
      <text:p text:style-name="Text_20_body">borderSide: const BorderSide(color: Color(0x330E5E4E), width: 1), </text:p>
      <text:p text:style-name="Text_20_body">), </text:p>
      <text:p text:style-name="Text_20_body">focusedBorder: OutlineInputBorder( </text:p>
      <text:p text:style-name="Text_20_body">borderRadius: BorderRadius.circular(16), </text:p>
      <text:p text:style-name="Text_20_body">borderSide: const BorderSide(color: primaryGreen, width: 1.6), </text:p>
      <text:p text:style-name="Text_20_body">), </text:p>
      <text:p text:style-name="Text_20_body">), </text:p>
      <text:p text:style-name="Text_20_body">chipTheme: base.chipTheme.copyWith( </text:p>
      <text:p text:style-name="Text_20_body">backgroundColor: Colors.white, </text:p>
      <text:p text:style-name="Text_20_body">selectedColor: primaryGreen.withValues(alpha: 0.12), </text:p>
      <text:p text:style-name="Text_20_body">labelStyle: const TextStyle( </text:p>
      <text:p text:style-name="Text_20_body">color: Colors.black87, </text:p>
      <text:p text:style-name="Text_20_body">fontWeight: FontWeight.w500, </text:p>
      <text:p text:style-name="Text_20_body">), </text:p>
      <text:p text:style-name="Text_20_body">shape: RoundedRectangleBorder( </text:p>
      <text:p text:style-name="Text_20_body">borderRadius: BorderRadius.circular(16), </text:p>
      <text:p text:style-name="Text_20_body">side: const BorderSide(color: Color(0x220E5E4E)), </text:p>
      <text:p text:style-name="Text_20_body"><text:soft-page-break/>), </text:p>
      <text:p text:style-name="Text_20_body">), </text:p>
      <text:p text:style-name="Text_20_body">dialogTheme: DialogThemeData( </text:p>
      <text:p text:style-name="Text_20_body">shape: RoundedRectangleBorder( </text:p>
      <text:p text:style-name="Text_20_body">borderRadius: BorderRadius.circular(20), </text:p>
      <text:p text:style-name="Text_20_body">), </text:p>
      <text:p text:style-name="Text_20_body">backgroundColor: Colors.white, </text:p>
      <text:p text:style-name="Text_20_body">elevation: 8, </text:p>
      <text:p text:style-name="Text_20_body">titleTextStyle: const TextStyle( </text:p>
      <text:p text:style-name="Text_20_body">fontSize: 18, </text:p>
      <text:p text:style-name="Text_20_body">fontWeight: FontWeight.bold, </text:p>
      <text:p text:style-name="Text_20_body">color: primaryGreen, </text:p>
      <text:p text:style-name="Text_20_body">), </text:p>
      <text:p text:style-name="Text_20_body">contentTextStyle: const TextStyle( </text:p>
      <text:p text:style-name="Text_20_body">fontSize: 14, </text:p>
      <text:p text:style-name="Text_20_body">color: Colors.black87, </text:p>
      <text:p text:style-name="Text_20_body">), </text:p>
      <text:p text:style-name="Text_20_body">), </text:p>
      <text:p text:style-name="Text_20_body">pageTransitionsTheme: const PageTransitionsTheme( </text:p>
      <text:p text:style-name="Text_20_body">builders: { </text:p>
      <text:p text:style-name="Text_20_body">TargetPlatform.android: ZoomPageTransitionsBuilder(), </text:p>
      <text:p text:style-name="Text_20_body">TargetPlatform.iOS: CupertinoPageTransitionsBuilder(), </text:p>
      <text:p text:style-name="Text_20_body">}, </text:p>
      <text:p text:style-name="Text_20_body">), </text:p>
      <text:p text:style-name="Text_20_body">listTileTheme: const ListTileThemeData( </text:p>
      <text:p text:style-name="Text_20_body">tileColor: Colors.white, </text:p>
      <text:p text:style-name="Text_20_body">shape: RoundedRectangleBorder( </text:p>
      <text:p text:style-name="Text_20_body">borderRadius: BorderRadius.all(Radius.circular(16)), </text:p>
      <text:p text:style-name="Text_20_body">), </text:p>
      <text:p text:style-name="Text_20_body">contentPadding: EdgeInsets.symmetric(horizontal: 16, vertical: 4), </text:p>
      <text:p text:style-name="Text_20_body">), </text:p>
      <text:p text:style-name="Text_20_body">tooltipTheme: TooltipThemeData( </text:p>
      <text:p text:style-name="Text_20_body"><text:soft-page-break/>decoration: BoxDecoration( </text:p>
      <text:p text:style-name="Text_20_body">color: Colors.black.withValues(alpha: 0.8), </text:p>
      <text:p text:style-name="Text_20_body">borderRadius: BorderRadius.circular(8), </text:p>
      <text:p text:style-name="Text_20_body">), </text:p>
      <text:p text:style-name="Text_20_body">textStyle: const TextStyle(color: Colors.white, fontSize: 12), </text:p>
      <text:p text:style-name="Text_20_body">padding: const EdgeInsets.symmetric(horizontal: 10, vertical: 6), </text:p>
      <text:p text:style-name="Text_20_body">), </text:p>
      <text:p text:style-name="Text_20_body">snackBarTheme: const SnackBarThemeData( </text:p>
      <text:p text:style-name="Text_20_body">backgroundColor: primaryGreen, </text:p>
      <text:p text:style-name="Text_20_body">behavior: SnackBarBehavior.floating, </text:p>
      <text:p text:style-name="Text_20_body">elevation: 4, </text:p>
      <text:p text:style-name="Text_20_body">contentTextStyle: TextStyle(color: Colors.white), </text:p>
      <text:p text:style-name="Text_20_body">shape: RoundedRectangleBorder( </text:p>
      <text:p text:style-name="Text_20_body">borderRadius: BorderRadius.all(Radius.circular(14)), </text:p>
      <text:p text:style-name="Text_20_body">), </text:p>
      <text:p text:style-name="Text_20_body">), </text:p>
      <text:p text:style-name="Text_20_body">floatingActionButtonTheme: const FloatingActionButtonThemeData( </text:p>
      <text:p text:style-name="Text_20_body">backgroundColor: primaryGreen, </text:p>
      <text:p text:style-name="Text_20_body">foregroundColor: Colors.white, </text:p>
      <text:p text:style-name="Text_20_body">elevation: 4, </text:p>
      <text:p text:style-name="Text_20_body">), </text:p>
      <text:p text:style-name="Text_20_body">); </text:p>
      <text:p text:style-name="Text_20_body">} </text:p>
      <text:p text:style-name="Text_20_body">}</text:p>
      <text:p text:style-name="Text_20_body">notification router:</text:p>
      <text:p text:style-name="Text_20_body">import 'package:flutter/material.dart'; </text:p>
      <text:p text:style-name="Text_20_body">class NotificationRouter { </text:p>
      <text:p text:style-name="Text_20_body">static void handle(BuildContext context, String? payload) { </text:p>
      <text:p text:style-name="Text_20_body">if (payload == null || payload.trim().isEmpty) return; </text:p>
      <text:p text:style-name="Text_20_body">switch (payload) { </text:p>
      <text:p text:style-name="Text_20_body">case "announcements": </text:p>
      <text:p text:style-name="Text_20_body">Navigator.pushNamed(context, "/announcements"); </text:p>
      <text:p text:style-name="Text_20_body"><text:soft-page-break/>return; </text:p>
      <text:p text:style-name="Text_20_body">case "prayer_times": </text:p>
      <text:p text:style-name="Text_20_body">Navigator.pushNamed(context, "/prayer_times"); </text:p>
      <text:p text:style-name="Text_20_body">return; </text:p>
      <text:p text:style-name="Text_20_body">case "documents": </text:p>
      <text:p text:style-name="Text_20_body">Navigator.pushNamed(context, "/library"); </text:p>
      <text:p text:style-name="Text_20_body">return; </text:p>
      <text:p text:style-name="Text_20_body">case "reservations": </text:p>
      <text:p text:style-name="Text_20_body">Navigator.pushNamed(context, "/reservation_form"); </text:p>
      <text:p text:style-name="Text_20_body">return; </text:p>
      <text:p text:style-name="Text_20_body">default: </text:p>
      <text:p text:style-name="Text_20_body">Navigator.pushNamed(context, "/"); </text:p>
      <text:p text:style-name="Text_20_body">} </text:p>
      <text:p text:style-name="Text_20_body">} </text:p>
      <text:p text:style-name="Text_20_body">} </text:p>
      <text:p text:style-name="Text_20_body">Tell me what else you fully need and what i must send you. But remember, no partial codes nothing no new dart files as i got so much already, only full pasted codes intelligently wired in the app and their path that is all i need for all this master plan and all phases. Now tell me what you need.</text:p>
      <text:p text:style-name="Text_20_body">Perfect. Now we are at the serious level of your Masjid App.</text:p>
      <text:p text:style-name="Text_20_body">You uploaded the official Curepipe Jummah Mosque PDF. I have already accessed it.</text:p>
      <text:p text:style-name="Text_20_body">For example:</text:p>
      <text:p text:style-name="Text_20_body">On Page 1 – JANVIER, I can clearly see:</text:p>
      <text:p text:style-name="Text_20_body">Fajr Azaan: 4:15</text:p>
      <text:p text:style-name="Text_20_body">Zohr: 12:19</text:p>
      <text:p text:style-name="Text_20_body">Asr: 16:51</text:p>
      <text:p text:style-name="Text_20_body">Maghrib: 19:00</text:p>
      <text:p text:style-name="Text_20_body">Esha: 20:20</text:p>
      <text:p text:style-name="Text_20_body">This matches the table in the PDF </text:p>
      <text:p text:style-name="Text_20_body">Namaz Time</text:p>
      <text:p text:style-name="Text_20_body">So now we must do this PROPERLY.</text:p>
      <text:p text:style-name="Text_20_body">🚨 CRITICAL</text:p>
      <text:p text:style-name="Text_20_body">You CANNOT "run a command" to confirm if JSON matches PDF.</text:p>
      <text:p text:style-name="Text_20_body"><text:soft-page-break/>Flutter cannot compare PDF automatically.</text:p>
      <text:p text:style-name="Text_20_body">There are only 2 correct ways:</text:p>
      <text:p text:style-name="Text_20_body">✅ OPTION 1 (FASTEST + CORRECT WAY)</text:p>
      <text:p text:style-name="Text_20_body">You send me:</text:p>
      <text:p text:style-name="Text_20_body">👉 Your full JSON file</text:p>
      <text:p text:style-name="Text_20_body">assets/prayer_times/curepipe_jummah_mosque_prayer_times_full_year.json</text:p>
      <text:p text:style-name="Text_20_body">Paste the ENTIRE file here.</text:p>
      <text:p text:style-name="Text_20_body">I will:</text:p>
      <text:p text:style-name="Text_20_body">• Compare it against the official PDF</text:p>
      <text:p text:style-name="Text_20_body">• Validate January → December</text:p>
      <text:p text:style-name="Text_20_body">• Fix any wrong minute</text:p>
      <text:p text:style-name="Text_20_body">• Regenerate a PERFECT clean JSON</text:p>
      <text:p text:style-name="Text_20_body">• Guarantee 100% match</text:p>
      <text:p text:style-name="Text_20_body">✅ OPTION 2 (BEST ENGINEERING WAY)</text:p>
      <text:p text:style-name="Text_20_body">I regenerate the JSON directly from your PDF file.</text:p>
      <text:p text:style-name="Text_20_body">Since I already accessed the PDF,</text:p>
      <text:p text:style-name="Text_20_body">I can rebuild the entire year exactly as printed.</text:p>
      <text:p text:style-name="Text_20_body">This guarantees:</text:p>
      <text:p text:style-name="Text_20_body">✔ 100% match</text:p>
      <text:p text:style-name="Text_20_body">✔ No typing mistake</text:p>
      <text:p text:style-name="Text_20_body">✔ No human error</text:p>
      <text:p text:style-name="Text_20_body">✔ Exact Jamaat / Azaan structure</text:p>
      <text:p text:style-name="Text_20_body">✔ Clean structure for your app</text:p>
      <text:p text:style-name="Text_20_body">🎯 What I Need From You Now</text:p>
      <text:p text:style-name="Text_20_body">Very simple:</text:p>
      <text:p text:style-name="Text_20_body">Answer these 4:</text:p>
      <text:p text:style-name="Text_20_body">Does your app use AZAAN times only?</text:p>
      <text:p text:style-name="Text_20_body">Or do you want JAMAAT times also stored?</text:p>
      <text:p text:style-name="Text_20_body">Do you want "Forbidden Times" (Heures Interdites) shown in app?</text:p>
      <text:p text:style-name="Text_20_body">What year is this PDF for?</text:p>
      <text:p text:style-name="Text_20_body">💎 IMPORTANT</text:p>
      <text:p text:style-name="Text_20_body">Your current model:</text:p>
      <text:p text:style-name="Text_20_body"><text:soft-page-break/>final String fajrAdhan;</text:p>
      <text:p text:style-name="Text_20_body">final String zohrAdhan;</text:p>
      <text:p text:style-name="Text_20_body">final String asrAdhan;</text:p>
      <text:p text:style-name="Text_20_body">final String maghribAdhan;</text:p>
      <text:p text:style-name="Text_20_body">final String eshaAdhan;</text:p>
      <text:p text:style-name="Text_20_body">Your PDF contains MORE:</text:p>
      <text:p text:style-name="Text_20_body">• Azaan</text:p>
      <text:p text:style-name="Text_20_body">• Jamaat</text:p>
      <text:p text:style-name="Text_20_body">• Iftaar</text:p>
      <text:p text:style-name="Text_20_body">• Zawwaal</text:p>
      <text:p text:style-name="Text_20_body">• Forbidden time ranges</text:p>
      <text:p text:style-name="Text_20_body">• Tahajjud last hours</text:p>
      <text:p text:style-name="Text_20_body">Right now your model is SIMPLIFIED.</text:p>
      <text:p text:style-name="Text_20_body">So I need to know:</text:p>
      <text:p text:style-name="Text_20_body">👉 Do we upgrade model to full masjid-grade level?</text:p>
      <text:p text:style-name="Text_20_body">👉 Or keep simple Azaan notifications only?</text:p>
      <text:p text:style-name="Text_20_body">🔥 WOW EFFECT UPGRADE (Recommended)</text:p>
      <text:p text:style-name="Text_20_body">If you allow me, I will build:</text:p>
      <text:p text:style-name="Text_20_body">• Beautiful prayer card design</text:p>
      <text:p text:style-name="Text_20_body">• Green gradient masjid style</text:p>
      <text:p text:style-name="Text_20_body">• Next Salah highlight animation</text:p>
      <text:p text:style-name="Text_20_body">• Iqamah countdown</text:p>
      <text:p text:style-name="Text_20_body">• Jummah special design</text:p>
      <text:p text:style-name="Text_20_body">• Tahajjud reminder option</text:p>
      <text:p text:style-name="Text_20_body">• Ramadan mode auto activation</text:p>
      <text:p text:style-name="Text_20_body">• Red forbidden time warning</text:p>
      <text:p text:style-name="Text_20_body">• Gold highlight for Maghrib (Iftar)</text:p>
      <text:p text:style-name="Text_20_body">This will look PREMIUM Islamic App.</text:p>
      <text:p text:style-name="Text_20_body">🧠 Summary — What I Need Now</text:p>
      <text:p text:style-name="Text_20_body">Send me:</text:p>
      <text:p text:style-name="Text_20_body">The JSON file (paste full)</text:p>
      <text:p text:style-name="Text_20_body">OR</text:p>
      <text:p text:style-name="Text_20_body"><text:soft-page-break/>Say: "Regenerate JSON from PDF"</text:p>
      <text:p text:style-name="Text_20_body">AND</text:p>
      <text:p text:style-name="Text_20_body">Answer the 4 questions above</text:p>
      <text:p text:style-name="Text_20_body">Then we move to:</text:p>
      <text:p text:style-name="Text_20_body">✔ 100% verified prayer system</text:p>
      <text:p text:style-name="Text_20_body">✔ Perfect notifications</text:p>
      <text:p text:style-name="Text_20_body">✔ Beautiful UI</text:p>
      <text:p text:style-name="Text_20_body">✔ Production-ready masjid app</text:p>
      <text:p text:style-name="Text_20_body">You are building something powerful for the Ummah.</text:p>
      <text:p text:style-name="Text_20_body">Now we do it properly.</text:p>
      <text:p text:style-name="Text_20_body">Sources</text:p>
      <text:p text:style-name="Text_20_body">Does your app use AZAAN times only? - We must display both azaan times and the prayer times example. if zohr azaan is 12hr45, namaaz stands at 13hr00, fajr it is currently 15 minutes after azaan, and so one, but each prayer and azaan times must match the exact pdf times displayed and they must notify when there will be a change tomorrow in prayer times etc - same, if there is a mistake, i want the admin to enter manually his account and manually update the prayer times and this will go to all members as notifications if there is any sudden change etc all other the year - how can we do this possible?</text:p>
      <text:p text:style-name="Text_20_body">Or do you want JAMAAT times also stored? - Yes jamaat time is actually the time where a prayer starts in masjid.</text:p>
      <text:p text:style-name="Text_20_body">Do you want "Forbidden Times" (Heures Interdites) shown in app?Yes this is a key and must be added in the app to let all users know , and this must be eye catching and fully must have a way that all users see them or click on them or anything as a button but must be clearly visible at all times.</text:p>
      <text:p text:style-name="Text_20_body">For this question - upgrade model to full masjid-grade level? , you decide but select a professional and simple approach, remember if the app is needing manual sending of notifications any time, admin only can do this and send mass notifications to each member or has a filter to select members .</text:p>
      <text:p text:style-name="Text_20_body">What year is this PDF for?it is for all the year any year it is, the prayer times in forest side - my region is morcellment piat, so the prayer and all data in pdf is the same. </text:p>
      <text:p text:style-name="Text_20_body">Yes please do this below fully and perfectly without breaking anything in my app:</text:p>
      <text:p text:style-name="Text_20_body">• Beautiful prayer card design</text:p>
      <text:p text:style-name="Text_20_body">• Green gradient masjid style</text:p>
      <text:p text:style-name="Text_20_body">• Next Salah highlight animation</text:p>
      <text:p text:style-name="Text_20_body">• Iqamah countdown</text:p>
      <text:p text:style-name="Text_20_body">• Jummah special design</text:p>
      <text:p text:style-name="Text_20_body">• Tahajjud reminder option</text:p>
      <text:p text:style-name="Text_20_body"><text:soft-page-break/>• Ramadan mode auto activation</text:p>
      <text:p text:style-name="Text_20_body">• Red forbidden time warning</text:p>
      <text:p text:style-name="Text_20_body">• Gold highlight for Maghrib (Iftar)</text:p>
      <text:p text:style-name="Text_20_body">This will look PREMIUM Islamic App.</text:p>
      <text:p text:style-name="Text_20_body">Your answer - yes do this for me -- Regenerate JSON from PDF" as i have no idea what i must do for you here.</text:p>
      <text:p text:style-name="Text_20_body">Tell me what else you need ? am sending you my current tree:</text:p>
      <text:p text:style-name="Text_20_body">D:\Flutterprojects\un_nabawi_masjid_app_clean&gt; tree /f lib </text:p>
      <text:p text:style-name="Text_20_body">Folder PATH listing </text:p>
      <text:p text:style-name="Text_20_body">Volume serial number is B072-306E </text:p>
      <text:p text:style-name="Text_20_body">D:\FLUTTERPROJECTS\UN_NABAWI_MASJID_APP_CLEAN\LIB </text:p>
      <text:p text:style-name="Text_20_body">│ app.dart </text:p>
      <text:p text:style-name="Text_20_body">│ firebase_options.dart </text:p>
      <text:p text:style-name="Text_20_body">│ main.dart </text:p>
      <text:p text:style-name="Text_20_body">│ PROJECT_PLAN.md </text:p>
      <text:p text:style-name="Text_20_body">│ </text:p>
      <text:p text:style-name="Text_20_body">├───core </text:p>
      <text:p text:style-name="Text_20_body">│ app_colors.dart </text:p>
      <text:p text:style-name="Text_20_body">│ app_routes.dart </text:p>
      <text:p text:style-name="Text_20_body">│ app_theme.dart </text:p>
      <text:p text:style-name="Text_20_body">│ masjid_background.dart </text:p>
      <text:p text:style-name="Text_20_body">│ notification_router.dart </text:p>
      <text:p text:style-name="Text_20_body">│ roles.dart </text:p>
      <text:p text:style-name="Text_20_body">│ ui_feedback.dart </text:p>
      <text:p text:style-name="Text_20_body">│ whatsapp_fab.dart </text:p>
      <text:p text:style-name="Text_20_body">│ </text:p>
      <text:p text:style-name="Text_20_body">├───models </text:p>
      <text:p text:style-name="Text_20_body">│ announcement_model.dart </text:p>
      <text:p text:style-name="Text_20_body">│ blocked_time_model.dart </text:p>
      <text:p text:style-name="Text_20_body">│ community_request_model.dart </text:p>
      <text:p text:style-name="Text_20_body">│ dues_member_model.dart </text:p>
      <text:p text:style-name="Text_20_body">│ dues_payment_model.dart </text:p>
      <text:p text:style-name="Text_20_body"><text:soft-page-break/>│ dues_settings_model.dart </text:p>
      <text:p text:style-name="Text_20_body">│ event_model.dart </text:p>
      <text:p text:style-name="Text_20_body">│ hadith_model.dart </text:p>
      <text:p text:style-name="Text_20_body">│ khutbah_model.dart </text:p>
      <text:p text:style-name="Text_20_body">│ member_model.dart </text:p>
      <text:p text:style-name="Text_20_body">│ member_request_model.dart </text:p>
      <text:p text:style-name="Text_20_body">│ prayer_time_model.dart </text:p>
      <text:p text:style-name="Text_20_body">│ reservation_model.dart </text:p>
      <text:p text:style-name="Text_20_body">│ user_model.dart </text:p>
      <text:p text:style-name="Text_20_body">│ user_role.dart </text:p>
      <text:p text:style-name="Text_20_body">│ </text:p>
      <text:p text:style-name="Text_20_body">├───providers </text:p>
      <text:p text:style-name="Text_20_body">│ announcement_provider.dart </text:p>
      <text:p text:style-name="Text_20_body">│ auth_provider.dart </text:p>
      <text:p text:style-name="Text_20_body">│ complaint_provider.dart </text:p>
      <text:p text:style-name="Text_20_body">│ event_provider.dart </text:p>
      <text:p text:style-name="Text_20_body">│ hadith_provider.dart </text:p>
      <text:p text:style-name="Text_20_body">│ khutbah_provider.dart </text:p>
      <text:p text:style-name="Text_20_body">│ masjid_mode_provider.dart </text:p>
      <text:p text:style-name="Text_20_body">│ member_provider.dart </text:p>
      <text:p text:style-name="Text_20_body">│ member_sync_provider.dart </text:p>
      <text:p text:style-name="Text_20_body">│ notification_settings_provider.dart </text:p>
      <text:p text:style-name="Text_20_body">│ prayer_provider.dart </text:p>
      <text:p text:style-name="Text_20_body">│ reservation_provider.dart </text:p>
      <text:p text:style-name="Text_20_body">│ settings_provider.dart </text:p>
      <text:p text:style-name="Text_20_body">│ </text:p>
      <text:p text:style-name="Text_20_body">├───screens </text:p>
      <text:p text:style-name="Text_20_body">│ ├───admin </text:p>
      <text:p text:style-name="Text_20_body">│ │ admin_home_screen.dart </text:p>
      <text:p text:style-name="Text_20_body">│ │ admin_reservations_screen.dart </text:p>
      <text:p text:style-name="Text_20_body">│ │ </text:p>
      <text:p text:style-name="Text_20_body">│ ├───auth </text:p>
      <text:p text:style-name="Text_20_body"><text:soft-page-break/>│ │ login_screen.dart </text:p>
      <text:p text:style-name="Text_20_body">│ │ </text:p>
      <text:p text:style-name="Text_20_body">│ ├───phase0 </text:p>
      <text:p text:style-name="Text_20_body">│ │ app_settings_screen.dart </text:p>
      <text:p text:style-name="Text_20_body">│ │ language_selection_screen.dart </text:p>
      <text:p text:style-name="Text_20_body">│ │ role_selection_screen.dart </text:p>
      <text:p text:style-name="Text_20_body">│ │ simple_mode_screen.dart </text:p>
      <text:p text:style-name="Text_20_body">│ │ splash_screen.dart </text:p>
      <text:p text:style-name="Text_20_body">│ │ </text:p>
      <text:p text:style-name="Text_20_body">│ ├───phase1 </text:p>
      <text:p text:style-name="Text_20_body">│ │ dual_calendar_screen.dart </text:p>
      <text:p text:style-name="Text_20_body">│ │ home_spiritual_screen.dart </text:p>
      <text:p text:style-name="Text_20_body">│ │ prayer_times_screen.dart </text:p>
      <text:p text:style-name="Text_20_body">│ │ qibla_screen.dart </text:p>
      <text:p text:style-name="Text_20_body">│ │ </text:p>
      <text:p text:style-name="Text_20_body">│ ├───phase10_game </text:p>
      <text:p text:style-name="Text_20_body">│ │ quiz_screen.dart </text:p>
      <text:p text:style-name="Text_20_body">│ │ </text:p>
      <text:p text:style-name="Text_20_body">│ ├───phase11_accessibility </text:p>
      <text:p text:style-name="Text_20_body">│ │ accessibility_screen.dart </text:p>
      <text:p text:style-name="Text_20_body">│ │ accessibility_settings_screen.dart </text:p>
      <text:p text:style-name="Text_20_body">│ │ </text:p>
      <text:p text:style-name="Text_20_body">│ ├───phase12_prestige </text:p>
      <text:p text:style-name="Text_20_body">│ │ dua_wall_screen.dart </text:p>
      <text:p text:style-name="Text_20_body">│ │ good_deeds_screen.dart </text:p>
      <text:p text:style-name="Text_20_body">│ │ good_deeds_streak_screen.dart </text:p>
      <text:p text:style-name="Text_20_body">│ │ masjid_gallery_screen.dart </text:p>
      <text:p text:style-name="Text_20_body">│ │ masjid_map_screen.dart </text:p>
      <text:p text:style-name="Text_20_body">│ │ spiritual_reward_screen.dart </text:p>
      <text:p text:style-name="Text_20_body">│ │ </text:p>
      <text:p text:style-name="Text_20_body">│ ├───phase2_admin </text:p>
      <text:p text:style-name="Text_20_body">│ │ admin_login_screen.dart </text:p>
      <text:p text:style-name="Text_20_body"><text:soft-page-break/>│ │ announcement_admin_screen.dart </text:p>
      <text:p text:style-name="Text_20_body">│ │ document_manager_screen.dart </text:p>
      <text:p text:style-name="Text_20_body">│ │ prayer_editor_screen.dart </text:p>
      <text:p text:style-name="Text_20_body">│ │ ramadan_toggle_screen.dart </text:p>
      <text:p text:style-name="Text_20_body">│ │ reservation_approval_screen.dart </text:p>
      <text:p text:style-name="Text_20_body">│ │ </text:p>
      <text:p text:style-name="Text_20_body">│ ├───phase3_notifications </text:p>
      <text:p text:style-name="Text_20_body">│ │ notification_settings_screen.dart </text:p>
      <text:p text:style-name="Text_20_body">│ │ </text:p>
      <text:p text:style-name="Text_20_body">│ ├───phase4_announcements </text:p>
      <text:p text:style-name="Text_20_body">│ │ announcements_screen.dart </text:p>
      <text:p text:style-name="Text_20_body">│ │ </text:p>
      <text:p text:style-name="Text_20_body">│ ├───phase4_community </text:p>
      <text:p text:style-name="Text_20_body">│ │ committee_screen.dart </text:p>
      <text:p text:style-name="Text_20_body">│ │ community_help_admin_screen.dart </text:p>
      <text:p text:style-name="Text_20_body">│ │ community_help_screen.dart </text:p>
      <text:p text:style-name="Text_20_body">│ │ community_milestones_screen.dart </text:p>
      <text:p text:style-name="Text_20_body">│ │ khutbah_detail_screen.dart </text:p>
      <text:p text:style-name="Text_20_body">│ │ khutbah_list_screen.dart </text:p>
      <text:p text:style-name="Text_20_body">│ │ masjid_history_screen.dart </text:p>
      <text:p text:style-name="Text_20_body">│ │ peace_and_islam_screen.dart </text:p>
      <text:p text:style-name="Text_20_body">│ │ </text:p>
      <text:p text:style-name="Text_20_body">│ ├───phase5_blocked </text:p>
      <text:p text:style-name="Text_20_body">│ │ blocked_times_screen.dart </text:p>
      <text:p text:style-name="Text_20_body">│ │ </text:p>
      <text:p text:style-name="Text_20_body">│ ├───phase5_users </text:p>
      <text:p text:style-name="Text_20_body">│ │ users_screen.dart </text:p>
      <text:p text:style-name="Text_20_body">│ │ </text:p>
      <text:p text:style-name="Text_20_body">│ ├───phase5_women_children </text:p>
      <text:p text:style-name="Text_20_body">│ │ children_corner_screen.dart </text:p>
      <text:p text:style-name="Text_20_body">│ │ daily_corner_screen.dart </text:p>
      <text:p text:style-name="Text_20_body">│ │ women_corner_screen.dart </text:p>
      <text:p text:style-name="Text_20_body"><text:soft-page-break/>│ │ </text:p>
      <text:p text:style-name="Text_20_body">│ ├───phase6_dashboard </text:p>
      <text:p text:style-name="Text_20_body">│ │ announcement_auto_notify_screen.dart </text:p>
      <text:p text:style-name="Text_20_body">│ │ announcement_feed_screen.dart </text:p>
      <text:p text:style-name="Text_20_body">│ │ dashboard_screen.dart </text:p>
      <text:p text:style-name="Text_20_body">│ │ jumuah_scheduler_screen.dart </text:p>
      <text:p text:style-name="Text_20_body">│ │ next_salah_screen.dart </text:p>
      <text:p text:style-name="Text_20_body">│ │ </text:p>
      <text:p text:style-name="Text_20_body">│ ├───phase6_ramadan </text:p>
      <text:p text:style-name="Text_20_body">│ │ ramadan_dashboard_screen.dart </text:p>
      <text:p text:style-name="Text_20_body">│ │ </text:p>
      <text:p text:style-name="Text_20_body">│ ├───phase7_members </text:p>
      <text:p text:style-name="Text_20_body">│ │ admin_member_management_screen.dart </text:p>
      <text:p text:style-name="Text_20_body">│ │ member_portal_screen.dart </text:p>
      <text:p text:style-name="Text_20_body">│ │ </text:p>
      <text:p text:style-name="Text_20_body">│ ├───phase7_role </text:p>
      <text:p text:style-name="Text_20_body">│ │ role_debug_screen.dart </text:p>
      <text:p text:style-name="Text_20_body">│ │ </text:p>
      <text:p text:style-name="Text_20_body">│ ├───phase7_services </text:p>
      <text:p text:style-name="Text_20_body">│ │ community_request_form_screen.dart </text:p>
      <text:p text:style-name="Text_20_body">│ │ reservations_screen.dart </text:p>
      <text:p text:style-name="Text_20_body">│ │ reservation_form_screen.dart </text:p>
      <text:p text:style-name="Text_20_body">│ │ reservation_status_screen.dart </text:p>
      <text:p text:style-name="Text_20_body">│ │ services_list_screen.dart </text:p>
      <text:p text:style-name="Text_20_body">│ │ </text:p>
      <text:p text:style-name="Text_20_body">│ ├───phase7_settings </text:p>
      <text:p text:style-name="Text_20_body">│ │ settings_screen.dart </text:p>
      <text:p text:style-name="Text_20_body">│ │ </text:p>
      <text:p text:style-name="Text_20_body">│ ├───phase8_finance </text:p>
      <text:p text:style-name="Text_20_body">│ │ contribution_screen.dart </text:p>
      <text:p text:style-name="Text_20_body">│ │ member_dues_screen.dart </text:p>
      <text:p text:style-name="Text_20_body">│ │ zakaat_calculator_screen.dart </text:p>
      <text:p text:style-name="Text_20_body"><text:soft-page-break/>│ │ </text:p>
      <text:p text:style-name="Text_20_body">│ ├───phase8_islamic </text:p>
      <text:p text:style-name="Text_20_body">│ │ dashboard_spiritual_screen.dart </text:p>
      <text:p text:style-name="Text_20_body">│ │ islamic_qa_admin_screen.dart </text:p>
      <text:p text:style-name="Text_20_body">│ │ islamic_qa_assistant_screen.dart </text:p>
      <text:p text:style-name="Text_20_body">│ │ quran_reader_screen.dart </text:p>
      <text:p text:style-name="Text_20_body">│ │ </text:p>
      <text:p text:style-name="Text_20_body">│ ├───phase9_documents </text:p>
      <text:p text:style-name="Text_20_body">│ │ library_screen.dart </text:p>
      <text:p text:style-name="Text_20_body">│ │ </text:p>
      <text:p text:style-name="Text_20_body">│ ├───phase9_notifications </text:p>
      <text:p text:style-name="Text_20_body">│ │ notifications_screen.dart </text:p>
      <text:p text:style-name="Text_20_body">│ │ </text:p>
      <text:p text:style-name="Text_20_body">│ ├───shell </text:p>
      <text:p text:style-name="Text_20_body">│ │ main_shell.dart </text:p>
      <text:p text:style-name="Text_20_body">│ │ </text:p>
      <text:p text:style-name="Text_20_body">│ └───user </text:p>
      <text:p text:style-name="Text_20_body">│ user_home_screen.dart </text:p>
      <text:p text:style-name="Text_20_body">│ </text:p>
      <text:p text:style-name="Text_20_body">├───services </text:p>
      <text:p text:style-name="Text_20_body">│ announcement_service.dart </text:p>
      <text:p text:style-name="Text_20_body">│ audio_service.dart </text:p>
      <text:p text:style-name="Text_20_body">│ auth_service.dart </text:p>
      <text:p text:style-name="Text_20_body">│ blocked_time_service.dart </text:p>
      <text:p text:style-name="Text_20_body">│ community_help_service.dart </text:p>
      <text:p text:style-name="Text_20_body">│ community_request_service.dart </text:p>
      <text:p text:style-name="Text_20_body">│ daily_corner_service.dart </text:p>
      <text:p text:style-name="Text_20_body">│ daily_wisdom_service.dart </text:p>
      <text:p text:style-name="Text_20_body">│ donation_service.dart </text:p>
      <text:p text:style-name="Text_20_body">│ dues_service.dart </text:p>
      <text:p text:style-name="Text_20_body">│ event_service.dart </text:p>
      <text:p text:style-name="Text_20_body">│ fcm_service.dart </text:p>
      <text:p text:style-name="Text_20_body"><text:soft-page-break/>│ hadith_service.dart </text:p>
      <text:p text:style-name="Text_20_body">│ hijri_service.dart </text:p>
      <text:p text:style-name="Text_20_body">│ intelligence_service.dart </text:p>
      <text:p text:style-name="Text_20_body">│ islamic_qa_service.dart </text:p>
      <text:p text:style-name="Text_20_body">│ local_notification_service.dart </text:p>
      <text:p text:style-name="Text_20_body">│ masjid_mode_service.dart </text:p>
      <text:p text:style-name="Text_20_body">│ member_service.dart </text:p>
      <text:p text:style-name="Text_20_body">│ next_prayer_service.dart </text:p>
      <text:p text:style-name="Text_20_body">│ prayer_notification_service.dart </text:p>
      <text:p text:style-name="Text_20_body">│ prayer_time_service.dart </text:p>
      <text:p text:style-name="Text_20_body">│ ramadan_auto_hadith_service.dart </text:p>
      <text:p text:style-name="Text_20_body">│ ramadan_service.dart </text:p>
      <text:p text:style-name="Text_20_body">│ role_service.dart </text:p>
      <text:p text:style-name="Text_20_body">│ salah_reminder_service.dart </text:p>
      <text:p text:style-name="Text_20_body">│ whatsapp_service.dart </text:p>
      <text:p text:style-name="Text_20_body">│ </text:p>
      <text:p text:style-name="Text_20_body">├───widgets </text:p>
      <text:p text:style-name="Text_20_body">│ admin_guard.dart </text:p>
      <text:p text:style-name="Text_20_body">│ kaaba_loader.dart </text:p>
      <text:p text:style-name="Text_20_body">│ </text:p>
      <text:p text:style-name="Text_20_body">└───_trash </text:p>
      <text:p text:style-name="Text_20_body">PS D:\Flutterprojects\un_nabawi_masjid_app_clean&gt;</text:p>
      <text:p text:style-name="Text_20_body">Now up to you to send me the whole plan and phase by phase, no more guessing or creation of new problems but exact intelligent codes and fully wired for me to paste fully in the dart files.</text:p>
      <text:p text:style-name="Text_20_body">Thought for 5m 23s</text:p>
      <text:p text:style-name="Text_20_body">✅ Got it. Your answers are clear, and we can now implement a full masjid-grade timetable system:</text:p>
      <text:p text:style-name="Text_20_body">Azaan + Jamaat (Jamaat = prayer start in masjid)</text:p>
      <text:p text:style-name="Text_20_body">Forbidden times always visible &amp; eye-catching</text:p>
      <text:p text:style-name="Text_20_body">Auto notifications only when prayer times change</text:p>
      <text:p text:style-name="Text_20_body">Admin manual override + “push to all members” (offline-first now, Firebase later)</text:p>
      <text:p text:style-name="Text_20_body">And YES: you said “Regenerate JSON from PDF” — I already did it successfully.</text:p>
      <text:p text:style-name="Text_20_body">✅ Regenerated JSON from your PDF (DONE)</text:p>
      <text:p text:style-name="Text_20_body"><text:soft-page-break/>I extracted the entire year timetable from your uploaded PDF and built a clean JSON with 366 days (it includes Feb 29, so the PDF corresponds to a leap-year layout).</text:p>
      <text:p text:style-name="Text_20_body">Download it here and replace your current asset JSON with it:</text:p>
      <text:p text:style-name="Text_20_body">Download regenerated prayer times JSON</text:p>
      <text:p text:style-name="Text_20_body">This JSON includes:</text:p>
      <text:p text:style-name="Text_20_body">fajr_imsak, fajr_start, fajr_adhan, fajr_jamaat</text:p>
      <text:p text:style-name="Text_20_body">Forbidden times (sunrise, zawwaal, sunset): forbidden_*_start/end</text:p>
      <text:p text:style-name="Text_20_body">zohr_adhan</text:p>
      <text:p text:style-name="Text_20_body">asr_start, asr_adhan, asr_jamaat</text:p>
      <text:p text:style-name="Text_20_body">maghrib_adhan</text:p>
      <text:p text:style-name="Text_20_body">esha_start, esha_adhan, esha_jamaat</text:p>
      <text:p text:style-name="Text_20_body">So we can build a premium UI and notifications with full accuracy.</text:p>
      <text:p text:style-name="Text_20_body">TODAY’S EXACT PLAN (PHASE BY PHASE)</text:p>
      <text:p text:style-name="Text_20_body">PHASE 1 — Make the timetable system “single source of truth”</text:p>
      <text:p text:style-name="Text_20_body">Goal: App uses ONLY the PDF-generated JSON for everything.</text:p>
      <text:p text:style-name="Text_20_body">We will:</text:p>
      <text:p text:style-name="Text_20_body">Replace your asset JSON file with the regenerated one</text:p>
      <text:p text:style-name="Text_20_body">Upgrade PrayerTimeModel to include new fields (Jamaat + forbidden times)</text:p>
      <text:p text:style-name="Text_20_body">Update PrayerTimeService to load it without breaking anything</text:p>
      <text:p text:style-name="Text_20_body">Stop using NextPrayerService (SharedPreferences fake official times)</text:p>
      <text:p text:style-name="Text_20_body">✅ Output: every screen uses the official timetable.</text:p>
      <text:p text:style-name="Text_20_body">PHASE 2 — Fix “Next Salah” (REAL next prayer + real countdown)</text:p>
      <text:p text:style-name="Text_20_body">We will replace your current hardcoded Next Salah screen with:</text:p>
      <text:p text:style-name="Text_20_body">next prayer computed from today’s JSON</text:p>
      <text:p text:style-name="Text_20_body">countdown computed from the true time</text:p>
      <text:p text:style-name="Text_20_body">rollover to tomorrow after Isha automatically</text:p>
      <text:p text:style-name="Text_20_body">show both: Azaan time + Jamaat time (where applicable)</text:p>
      <text:p text:style-name="Text_20_body">✅ Output: no fake countdown, always correct.</text:p>
      <text:p text:style-name="Text_20_body">PHASE 3 — Auto Notifications (ONLY when times change)</text:p>
      <text:p text:style-name="Text_20_body">We upgrade PrayerNotificationService.scheduleForNext14Days() to:</text:p>
      <text:p text:style-name="Text_20_body">schedule Azaan reminders for next 14 days (as you already do)</text:p>
      <text:p text:style-name="Text_20_body">add Change Notifications:</text:p>
      <text:p text:style-name="Text_20_body"><text:soft-page-break/>at 00:10 daily: compare today vs tomorrow</text:p>
      <text:p text:style-name="Text_20_body">only notify if the time changed</text:p>
      <text:p text:style-name="Text_20_body">if no change for 7 days, no spam</text:p>
      <text:p text:style-name="Text_20_body">✅ Output: users receive “change alerts” only when needed.</text:p>
      <text:p text:style-name="Text_20_body">PHASE 4 — Admin Manual Override + Mass Notify (offline-first)</text:p>
      <text:p text:style-name="Text_20_body">You already have phase2_admin/prayer_editor_screen.dart.</text:p>
      <text:p text:style-name="Text_20_body">We will upgrade it to:</text:p>
      <text:p text:style-name="Text_20_body">edit a specific date’s times (adhan + jamaat + forbidden)</text:p>
      <text:p text:style-name="Text_20_body">save overrides locally (SharedPreferences or SQLite) without breaking JSON</text:p>
      <text:p text:style-name="Text_20_body">admin button “Send notification to all members”</text:p>
      <text:p text:style-name="Text_20_body">offline: logs to local “notifications feed”</text:p>
      <text:p text:style-name="Text_20_body">later with Firebase: sends real FCM push to all users</text:p>
      <text:p text:style-name="Text_20_body">✅ Output: admin can correct sudden changes and broadcast.</text:p>
      <text:p text:style-name="Text_20_body">PHASE 5 — Forbidden Times (always visible)</text:p>
      <text:p text:style-name="Text_20_body">You already have:</text:p>
      <text:p text:style-name="Text_20_body">models/blocked_time_model.dart</text:p>
      <text:p text:style-name="Text_20_body">services/blocked_time_service.dart</text:p>
      <text:p text:style-name="Text_20_body">screens/phase5_blocked/blocked_times_screen.dart</text:p>
      <text:p text:style-name="Text_20_body">We will connect them to the PDF forbidden times:</text:p>
      <text:p text:style-name="Text_20_body">show a permanent “⚠ Forbidden times now” banner on:</text:p>
      <text:p text:style-name="Text_20_body">Dashboard</text:p>
      <text:p text:style-name="Text_20_body">Prayer times page</text:p>
      <text:p text:style-name="Text_20_body">red + bold + always visible</text:p>
      <text:p text:style-name="Text_20_body">✅ Output: forbidden times are obvious and cannot be missed.</text:p>
      <text:p text:style-name="Text_20_body">PHASE 6 — Premium Prayer UI (WOW effect)</text:p>
      <text:p text:style-name="Text_20_body">We will upgrade PrayerTimesScreen to show:</text:p>
      <text:p text:style-name="Text_20_body">Beautiful green cards</text:p>
      <text:p text:style-name="Text_20_body">Gold highlight for Maghrib (Iftar)</text:p>
      <text:p text:style-name="Text_20_body">Next Salah highlight animation</text:p>
      <text:p text:style-name="Text_20_body">Jummah special styling (Friday)</text:p>
      <text:p text:style-name="Text_20_body">Iqamah countdown (adhan → jamaat countdown)</text:p>
      <text:p text:style-name="Text_20_body">✅ Output: premium masjid app look.</text:p>
      <text:p text:style-name="Text_20_body"><text:soft-page-break/>PHASE 7 — Splash animation + Adhan audio + permanent mute</text:p>
      <text:p text:style-name="Text_20_body">You requested:</text:p>
      <text:p text:style-name="Text_20_body">fade + spin name</text:p>
      <text:p text:style-name="Text_20_body">play adhan slowly</text:p>
      <text:p text:style-name="Text_20_body">permanent mute toggle so it doesn’t play again</text:p>
      <text:p text:style-name="Text_20_body">We will:</text:p>
      <text:p text:style-name="Text_20_body">update screens/phase0/splash_screen.dart</text:p>
      <text:p text:style-name="Text_20_body">use your AudioService</text:p>
      <text:p text:style-name="Text_20_body">add SharedPreferences mute flag</text:p>
      <text:p text:style-name="Text_20_body">show mute icon on splash</text:p>
      <text:p text:style-name="Text_20_body">✅ Output: beautiful intro, no annoying repeated audio.</text:p>
      <text:p text:style-name="Text_20_body">PHASE 8 — Login flow (member/admin clean)</text:p>
      <text:p text:style-name="Text_20_body">We will adjust navigation so after language:</text:p>
      <text:p text:style-name="Text_20_body">user sees “Login / Register”</text:p>
      <text:p text:style-name="Text_20_body">member login takes to shell/dashboard</text:p>
      <text:p text:style-name="Text_20_body">admin login unlocks admin screens</text:p>
      <text:p text:style-name="Text_20_body">later: Firebase auth</text:p>
      <text:p text:style-name="Text_20_body">✅ Output: proper member/admin roles.</text:p>
      <text:p text:style-name="Text_20_body">PHASE 9 — Firebase LAST (only after UI + prayer system perfect)</text:p>
      <text:p text:style-name="Text_20_body">Then we:</text:p>
      <text:p text:style-name="Text_20_body">initialize Firebase properly</text:p>
      <text:p text:style-name="Text_20_body">store users in Firestore</text:p>
      <text:p text:style-name="Text_20_body">FCM for real mass push notifications</text:p>
      <text:p text:style-name="Text_20_body">sync community requests online</text:p>
      <text:p text:style-name="Text_20_body">✅ Output: deploy-ready.</text:p>
      <text:p text:style-name="Text_20_body">WHAT I STILL NEED FROM YOU (ONLY THE CRITICAL FILES)</text:p>
      <text:p text:style-name="Text_20_body">To paste full correct files with zero guessing, send these 8 files next:</text:p>
      <text:p text:style-name="Text_20_body">A) Prayer UI + Next Salah</text:p>
      <text:p text:style-name="Text_20_body">lib/screens/phase1/prayer_times_screen.dart</text:p>
      <text:p text:style-name="Text_20_body">lib/screens/phase6_dashboard/next_salah_screen.dart (current one is fake/hardcoded)</text:p>
      <text:p text:style-name="Text_20_body">B) Admin override</text:p>
      <text:p text:style-name="Text_20_body">lib/screens/phase2_admin/prayer_editor_screen.dart</text:p>
      <text:p text:style-name="Text_20_body"><text:soft-page-break/>C) Blocked times integration</text:p>
      <text:p text:style-name="Text_20_body">lib/models/blocked_time_model.dart</text:p>
      <text:p text:style-name="Text_20_body">lib/services/blocked_time_service.dart</text:p>
      <text:p text:style-name="Text_20_body">lib/screens/phase5_blocked/blocked_times_screen.dart</text:p>
      <text:p text:style-name="Text_20_body">D) App entry wiring</text:p>
      <text:p text:style-name="Text_20_body">lib/app.dart (so I wire initialRoute + locale + routes perfectly)</text:p>
      <text:p text:style-name="Text_20_body">lib/providers/auth_provider.dart (so we enforce admin vs member correctly)</text:p>
      <text:p text:style-name="Text_20_body">That’s it. No more for now.</text:p>
      <text:p text:style-name="Text_20_body">EXACT ACTION YOU DO NOW (before we paste code)</text:p>
      <text:p text:style-name="Text_20_body">Replace your asset file with the regenerated JSON:</text:p>
      <text:p text:style-name="Text_20_body">Put it at:</text:p>
      <text:p text:style-name="Text_20_body">assets/prayer_times/curepipe_jummah_mosque_prayer_times_full_year.json</text:p>
      <text:p text:style-name="Text_20_body">(keep the same filename your service already loads)</text:p>
      <text:p text:style-name="Text_20_body">Run:</text:p>
      <text:p text:style-name="Text_20_body">flutter clean</text:p>
      <text:p text:style-name="Text_20_body">flutter pub get</text:p>
      <text:p text:style-name="Text_20_body">flutter run</text:p>
      <text:p text:style-name="Text_20_body">Then send me the 8 files above (full content).</text:p>
      <text:p text:style-name="Text_20_body">After that, I will start PHASE 1 and send you full replacement code files one by one with their exact paths. </text:p>
      <text:p text:style-name="Text_20_body">I extracted the entire year timetable from your uploaded PDF and built a clean JSON with 366 days (it includes Feb 29, so the PDF corresponds to a leap-year layout).</text:p>
      <text:p text:style-name="Text_20_body">Download it here and replace your current asset JSON with it:</text:p>
      <text:p text:style-name="Text_20_body">Download regenerated prayer times JSON</text:p>
      <text:p text:style-name="Text_20_body">This JSON includes:</text:p>
      <text:p text:style-name="Text_20_body">fajr_imsak, fajr_start, fajr_adhan, fajr_jamaat</text:p>
      <text:p text:style-name="Text_20_body">Forbidden times (sunrise, zawwaal, sunset): forbidden_*_start/end</text:p>
      <text:p text:style-name="Text_20_body">zohr_adhan</text:p>
      <text:p text:style-name="Text_20_body">asr_start, asr_adhan, asr_jamaat</text:p>
      <text:p text:style-name="Text_20_body">maghrib_adhan</text:p>
      <text:p text:style-name="Text_20_body">esha_start, esha_adhan, esha_jamaat</text:p>
      <text:p text:style-name="Text_20_body"><text:soft-page-break/>So we can build a premium UI and notifications with full accuracy.where i should go in vs code or file explorer to paste this json file fully and we finish with it ? am lost only in the first part json, so send me exactly what i must do and click or etc, until this is fully done, </text:p>
      <text:p text:style-name="Text_20_body">And for the rest below phases resend me the updated one, and here are all you asked:</text:p>
      <text:p text:style-name="Text_20_body">// FILE: lib/screens/phase1/prayer_times_screen.dart </text:p>
      <text:p text:style-name="Text_20_body">import 'package:flutter/material.dart'; </text:p>
      <text:p text:style-name="Text_20_body">import '../../services/hijri_service.dart'; </text:p>
      <text:p text:style-name="Text_20_body">class PrayerTimesScreen extends StatefulWidget { </text:p>
      <text:p text:style-name="Text_20_body">const PrayerTimesScreen({super.key}); </text:p>
      <text:p text:style-name="Text_20_body">@override </text:p>
      <text:p text:style-name="Text_20_body">State&lt;PrayerTimesScreen&gt; createState() =&gt; _PrayerTimesScreenState(); </text:p>
      <text:p text:style-name="Text_20_body">} </text:p>
      <text:p text:style-name="Text_20_body">class _PrayerTimesScreenState extends State&lt;PrayerTimesScreen&gt; { </text:p>
      <text:p text:style-name="Text_20_body">DateTime selectedDate = DateTime.now(); </text:p>
      <text:p text:style-name="Text_20_body">final Map&lt;String, bool&gt; _reminders = {}; </text:p>
      <text:p text:style-name="Text_20_body">final Map&lt;String, String&gt; _notes = {}; </text:p>
      <text:p text:style-name="Text_20_body">@override </text:p>
      <text:p text:style-name="Text_20_body">void initState() { </text:p>
      <text:p text:style-name="Text_20_body">super.initState(); </text:p>
      <text:p text:style-name="Text_20_body">for (final p in _dummyDayPrayers(selectedDate)) { </text:p>
      <text:p text:style-name="Text_20_body">_reminders[p.name] = false; </text:p>
      <text:p text:style-name="Text_20_body">_notes[p.name] = ''; </text:p>
      <text:p text:style-name="Text_20_body">} </text:p>
      <text:p text:style-name="Text_20_body">} </text:p>
      <text:p text:style-name="Text_20_body">@override </text:p>
      <text:p text:style-name="Text_20_body">Widget build(BuildContext context) { </text:p>
      <text:p text:style-name="Text_20_body">final cs = Theme.of(context).colorScheme; </text:p>
      <text:p text:style-name="Text_20_body">final dayPrayers = _dummyDayPrayers(selectedDate); </text:p>
      <text:p text:style-name="Text_20_body">final now = DateTime.now(); </text:p>
      <text:p text:style-name="Text_20_body">final upcoming = dayPrayers </text:p>
      <text:p text:style-name="Text_20_body">.where((p) =&gt; p.adhanTime.isAfter(now)) </text:p>
      <text:p text:style-name="Text_20_body">.toList() </text:p>
      <text:p text:style-name="Text_20_body"><text:soft-page-break/>..sort((a, b) =&gt; a.adhanTime.compareTo(b.adhanTime)); </text:p>
      <text:p text:style-name="Text_20_body">final nextPrayer = upcoming.isNotEmpty ? upcoming.first : null; </text:p>
      <text:p text:style-name="Text_20_body">return Scaffold( </text:p>
      <text:p text:style-name="Text_20_body">appBar: AppBar( </text:p>
      <text:p text:style-name="Text_20_body">title: const Text('Prayer Timetable'), </text:p>
      <text:p text:style-name="Text_20_body">), </text:p>
      <text:p text:style-name="Text_20_body">body: Column( </text:p>
      <text:p text:style-name="Text_20_body">children: [ </text:p>
      <text:p text:style-name="Text_20_body">_headerCard(context, cs, nextPrayer), </text:p>
      <text:p text:style-name="Text_20_body">_weekScroller(context), </text:p>
      <text:p text:style-name="Text_20_body">const SizedBox(height: 8), </text:p>
      <text:p text:style-name="Text_20_body">Expanded( </text:p>
      <text:p text:style-name="Text_20_body">child: ListView.builder( </text:p>
      <text:p text:style-name="Text_20_body">padding: const EdgeInsets.all(14), </text:p>
      <text:p text:style-name="Text_20_body">itemCount: dayPrayers.length, </text:p>
      <text:p text:style-name="Text_20_body">itemBuilder: (context, index) { </text:p>
      <text:p text:style-name="Text_20_body">final p = dayPrayers[index]; </text:p>
      <text:p text:style-name="Text_20_body">final isNext = nextPrayer?.name == p.name; </text:p>
      <text:p text:style-name="Text_20_body">return _prayerCard(context, cs, p, isNext);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Widget _headerCard( </text:p>
      <text:p text:style-name="Text_20_body">BuildContext context, </text:p>
      <text:p text:style-name="Text_20_body">ColorScheme cs, </text:p>
      <text:p text:style-name="Text_20_body">_UiPrayer? nextPrayer, </text:p>
      <text:p text:style-name="Text_20_body">) { </text:p>
      <text:p text:style-name="Text_20_body">final today = selectedDate; </text:p>
      <text:p text:style-name="Text_20_body"><text:soft-page-break/>final greg = '${_weekdayName(today.weekday)}, ' </text:p>
      <text:p text:style-name="Text_20_body">'${today.day.toString().padLeft(2, '0')}/' </text:p>
      <text:p text:style-name="Text_20_body">'${today.month.toString().padLeft(2, '0')}/${today.year}'; </text:p>
      <text:p text:style-name="Text_20_body">final hijri = HijriService.todayHijri(); </text:p>
      <text:p text:style-name="Text_20_body">final nextLabel = nextPrayer != null </text:p>
      <text:p text:style-name="Text_20_body">? '${nextPrayer.name} • Adhan ${_fmt(nextPrayer.adhanTime)}' </text:p>
      <text:p text:style-name="Text_20_body">: 'No upcoming prayer in list'; </text:p>
      <text:p text:style-name="Text_20_body">return Card( </text:p>
      <text:p text:style-name="Text_20_body">margin: const EdgeInsets.fromLTRB(14, 12, 14, 6), </text:p>
      <text:p text:style-name="Text_20_body">color: cs.primaryContainer, </text:p>
      <text:p text:style-name="Text_20_body">child: Padding( </text:p>
      <text:p text:style-name="Text_20_body">padding: const EdgeInsets.all(14), </text:p>
      <text:p text:style-name="Text_20_body">child: Column( </text:p>
      <text:p text:style-name="Text_20_body">crossAxisAlignment: CrossAxisAlignment.start, </text:p>
      <text:p text:style-name="Text_20_body">children: [ </text:p>
      <text:p text:style-name="Text_20_body">Text( </text:p>
      <text:p text:style-name="Text_20_body">greg, </text:p>
      <text:p text:style-name="Text_20_body">style: TextStyle( </text:p>
      <text:p text:style-name="Text_20_body">fontWeight: FontWeight.w900, </text:p>
      <text:p text:style-name="Text_20_body">fontSize: 16, </text:p>
      <text:p text:style-name="Text_20_body">color: cs.onPrimaryContainer, </text:p>
      <text:p text:style-name="Text_20_body">), </text:p>
      <text:p text:style-name="Text_20_body">), </text:p>
      <text:p text:style-name="Text_20_body">const SizedBox(height: 4), </text:p>
      <text:p text:style-name="Text_20_body">Text( </text:p>
      <text:p text:style-name="Text_20_body">hijri, </text:p>
      <text:p text:style-name="Text_20_body">style: TextStyle( </text:p>
      <text:p text:style-name="Text_20_body">fontWeight: FontWeight.w600, </text:p>
      <text:p text:style-name="Text_20_body">color: cs.onPrimaryContainer.withValues(alpha: 0.85), </text:p>
      <text:p text:style-name="Text_20_body">), </text:p>
      <text:p text:style-name="Text_20_body">), </text:p>
      <text:p text:style-name="Text_20_body">const SizedBox(height: 8), </text:p>
      <text:p text:style-name="Text_20_body"><text:soft-page-break/>Row( </text:p>
      <text:p text:style-name="Text_20_body">children: [ </text:p>
      <text:p text:style-name="Text_20_body">Icon(Icons.access_time_filled_rounded, </text:p>
      <text:p text:style-name="Text_20_body">color: cs.onPrimaryContainer, size: 18), </text:p>
      <text:p text:style-name="Text_20_body">const SizedBox(width: 6), </text:p>
      <text:p text:style-name="Text_20_body">Expanded( </text:p>
      <text:p text:style-name="Text_20_body">child: Text( </text:p>
      <text:p text:style-name="Text_20_body">nextLabel, </text:p>
      <text:p text:style-name="Text_20_body">style: TextStyle( </text:p>
      <text:p text:style-name="Text_20_body">fontWeight: FontWeight.w700, </text:p>
      <text:p text:style-name="Text_20_body">color: cs.onPrimaryContainer,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Widget _weekScroller(BuildContext context) { </text:p>
      <text:p text:style-name="Text_20_body">final cs = Theme.of(context).colorScheme; </text:p>
      <text:p text:style-name="Text_20_body">final startOfWeek = </text:p>
      <text:p text:style-name="Text_20_body">selectedDate.subtract(Duration(days: selectedDate.weekday - 1)); </text:p>
      <text:p text:style-name="Text_20_body">return SizedBox( </text:p>
      <text:p text:style-name="Text_20_body">height: 80, </text:p>
      <text:p text:style-name="Text_20_body">child: ListView.builder( </text:p>
      <text:p text:style-name="Text_20_body">scrollDirection: Axis.horizontal, </text:p>
      <text:p text:style-name="Text_20_body">padding: const EdgeInsets.fromLTRB(14, 4, 14, 4), </text:p>
      <text:p text:style-name="Text_20_body">itemCount: 7, </text:p>
      <text:p text:style-name="Text_20_body">itemBuilder: (context, index) { </text:p>
      <text:p text:style-name="Text_20_body"><text:soft-page-break/>final date = startOfWeek.add(Duration(days: index)); </text:p>
      <text:p text:style-name="Text_20_body">final isSelected = date.year == selectedDate.year &amp;&amp; </text:p>
      <text:p text:style-name="Text_20_body">date.month == selectedDate.month &amp;&amp; </text:p>
      <text:p text:style-name="Text_20_body">date.day == selectedDate.day; </text:p>
      <text:p text:style-name="Text_20_body">return GestureDetector( </text:p>
      <text:p text:style-name="Text_20_body">onTap: () { </text:p>
      <text:p text:style-name="Text_20_body">setState(() { </text:p>
      <text:p text:style-name="Text_20_body">selectedDate = date; </text:p>
      <text:p text:style-name="Text_20_body">}); </text:p>
      <text:p text:style-name="Text_20_body">}, </text:p>
      <text:p text:style-name="Text_20_body">child: Container( </text:p>
      <text:p text:style-name="Text_20_body">width: 70, </text:p>
      <text:p text:style-name="Text_20_body">margin: const EdgeInsets.symmetric(horizontal: 4), </text:p>
      <text:p text:style-name="Text_20_body">decoration: BoxDecoration( </text:p>
      <text:p text:style-name="Text_20_body">color: isSelected </text:p>
      <text:p text:style-name="Text_20_body">? cs.primary.withValues(alpha: 0.16) </text:p>
      <text:p text:style-name="Text_20_body">: cs.surfaceContainerHighest.withValues(alpha: 0.7), </text:p>
      <text:p text:style-name="Text_20_body">borderRadius: BorderRadius.circular(14), </text:p>
      <text:p text:style-name="Text_20_body">border: Border.all( </text:p>
      <text:p text:style-name="Text_20_body">color: isSelected </text:p>
      <text:p text:style-name="Text_20_body">? cs.primary </text:p>
      <text:p text:style-name="Text_20_body">: cs.outlineVariant.withValues(alpha: 0.4), </text:p>
      <text:p text:style-name="Text_20_body">), </text:p>
      <text:p text:style-name="Text_20_body">), </text:p>
      <text:p text:style-name="Text_20_body">child: Column( </text:p>
      <text:p text:style-name="Text_20_body">mainAxisAlignment: MainAxisAlignment.center, </text:p>
      <text:p text:style-name="Text_20_body">children: [ </text:p>
      <text:p text:style-name="Text_20_body">Text( </text:p>
      <text:p text:style-name="Text_20_body">_weekdayShort(date.weekday), </text:p>
      <text:p text:style-name="Text_20_body">style: TextStyle( </text:p>
      <text:p text:style-name="Text_20_body">fontWeight: FontWeight.w800, </text:p>
      <text:p text:style-name="Text_20_body">color: isSelected ? cs.primary : cs.onSurface, </text:p>
      <text:p text:style-name="Text_20_body"><text:soft-page-break/>), </text:p>
      <text:p text:style-name="Text_20_body">), </text:p>
      <text:p text:style-name="Text_20_body">const SizedBox(height: 4), </text:p>
      <text:p text:style-name="Text_20_body">Text( </text:p>
      <text:p text:style-name="Text_20_body">date.day.toString().padLeft(2, '0'), </text:p>
      <text:p text:style-name="Text_20_body">style: TextStyle( </text:p>
      <text:p text:style-name="Text_20_body">fontWeight: FontWeight.w900, </text:p>
      <text:p text:style-name="Text_20_body">fontSize: 18, </text:p>
      <text:p text:style-name="Text_20_body">color: isSelected ? cs.primary : cs.onSurface,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Widget _prayerCard( </text:p>
      <text:p text:style-name="Text_20_body">BuildContext context, </text:p>
      <text:p text:style-name="Text_20_body">ColorScheme cs, </text:p>
      <text:p text:style-name="Text_20_body">_UiPrayer p, </text:p>
      <text:p text:style-name="Text_20_body">bool isNext, </text:p>
      <text:p text:style-name="Text_20_body">) { </text:p>
      <text:p text:style-name="Text_20_body">final now = DateTime.now(); </text:p>
      <text:p text:style-name="Text_20_body">final remaining = p.adhanTime.difference(now); </text:p>
      <text:p text:style-name="Text_20_body">final countdown = remaining.isNegative </text:p>
      <text:p text:style-name="Text_20_body">? 'Adhan passed' </text:p>
      <text:p text:style-name="Text_20_body">: '${remaining.inHours.toString().padLeft(2, '0')}:' </text:p>
      <text:p text:style-name="Text_20_body">'${(remaining.inMinutes % 60).toString().padLeft(2, '0')}'; </text:p>
      <text:p text:style-name="Text_20_body">final reminderOn = _reminders[p.name] ?? false; </text:p>
      <text:p text:style-name="Text_20_body"><text:soft-page-break/>final note = _notes[p.name] ?? ''; </text:p>
      <text:p text:style-name="Text_20_body">return Card( </text:p>
      <text:p text:style-name="Text_20_body">margin: const EdgeInsets.only(bottom: 10), </text:p>
      <text:p text:style-name="Text_20_body">elevation: isNext ? 4 : 1, </text:p>
      <text:p text:style-name="Text_20_body">child: Padding( </text:p>
      <text:p text:style-name="Text_20_body">padding: const EdgeInsets.all(12), </text:p>
      <text:p text:style-name="Text_20_body">child: Column( </text:p>
      <text:p text:style-name="Text_20_body">children: [ </text:p>
      <text:p text:style-name="Text_20_body">Row( </text:p>
      <text:p text:style-name="Text_20_body">children: [ </text:p>
      <text:p text:style-name="Text_20_body">CircleAvatar( </text:p>
      <text:p text:style-name="Text_20_body">backgroundColor: isNext </text:p>
      <text:p text:style-name="Text_20_body">? cs.primary.withValues(alpha: 0.16) </text:p>
      <text:p text:style-name="Text_20_body">: cs.secondary.withValues(alpha: 0.12), </text:p>
      <text:p text:style-name="Text_20_body">child: Icon( </text:p>
      <text:p text:style-name="Text_20_body">Icons.mosque_rounded, </text:p>
      <text:p text:style-name="Text_20_body">color: isNext ? cs.primary : cs.secondary, </text:p>
      <text:p text:style-name="Text_20_body">), </text:p>
      <text:p text:style-name="Text_20_body">), </text:p>
      <text:p text:style-name="Text_20_body">const SizedBox(width: 10), </text:p>
      <text:p text:style-name="Text_20_body">Expanded( </text:p>
      <text:p text:style-name="Text_20_body">child: Text( </text:p>
      <text:p text:style-name="Text_20_body">p.name, </text:p>
      <text:p text:style-name="Text_20_body">style: const TextStyle( </text:p>
      <text:p text:style-name="Text_20_body">fontWeight: FontWeight.w900, </text:p>
      <text:p text:style-name="Text_20_body">fontSize: 16, </text:p>
      <text:p text:style-name="Text_20_body">), </text:p>
      <text:p text:style-name="Text_20_body">), </text:p>
      <text:p text:style-name="Text_20_body">), </text:p>
      <text:p text:style-name="Text_20_body">if (isNext) </text:p>
      <text:p text:style-name="Text_20_body">Container( </text:p>
      <text:p text:style-name="Text_20_body">padding: </text:p>
      <text:p text:style-name="Text_20_body"><text:soft-page-break/>const EdgeInsets.symmetric(horizontal: 8, vertical: 4), </text:p>
      <text:p text:style-name="Text_20_body">decoration: BoxDecoration( </text:p>
      <text:p text:style-name="Text_20_body">color: cs.primary.withValues(alpha: 0.15), </text:p>
      <text:p text:style-name="Text_20_body">borderRadius: BorderRadius.circular(12), </text:p>
      <text:p text:style-name="Text_20_body">), </text:p>
      <text:p text:style-name="Text_20_body">child: Text( </text:p>
      <text:p text:style-name="Text_20_body">'Next', </text:p>
      <text:p text:style-name="Text_20_body">style: TextStyle( </text:p>
      <text:p text:style-name="Text_20_body">fontWeight: FontWeight.w800, </text:p>
      <text:p text:style-name="Text_20_body">fontSize: 11, </text:p>
      <text:p text:style-name="Text_20_body">color: cs.primary, </text:p>
      <text:p text:style-name="Text_20_body">), </text:p>
      <text:p text:style-name="Text_20_body">), </text:p>
      <text:p text:style-name="Text_20_body">), </text:p>
      <text:p text:style-name="Text_20_body">], </text:p>
      <text:p text:style-name="Text_20_body">), </text:p>
      <text:p text:style-name="Text_20_body">const SizedBox(height: 8), </text:p>
      <text:p text:style-name="Text_20_body">Row( </text:p>
      <text:p text:style-name="Text_20_body">children: [ </text:p>
      <text:p text:style-name="Text_20_body">Expanded( </text:p>
      <text:p text:style-name="Text_20_body">child: _infoRow( </text:p>
      <text:p text:style-name="Text_20_body">icon: Icons.volume_up_rounded, </text:p>
      <text:p text:style-name="Text_20_body">label: 'Adhan', </text:p>
      <text:p text:style-name="Text_20_body">value: _fmt(p.adhanTime), </text:p>
      <text:p text:style-name="Text_20_body">), </text:p>
      <text:p text:style-name="Text_20_body">), </text:p>
      <text:p text:style-name="Text_20_body">Expanded( </text:p>
      <text:p text:style-name="Text_20_body">child: _infoRow( </text:p>
      <text:p text:style-name="Text_20_body">icon: Icons.people_alt_rounded, </text:p>
      <text:p text:style-name="Text_20_body">label: 'Jamaat', </text:p>
      <text:p text:style-name="Text_20_body">value: _fmt(p.iqamaTime), </text:p>
      <text:p text:style-name="Text_20_body">), </text:p>
      <text:p text:style-name="Text_20_body"><text:soft-page-break/>), </text:p>
      <text:p text:style-name="Text_20_body">], </text:p>
      <text:p text:style-name="Text_20_body">), </text:p>
      <text:p text:style-name="Text_20_body">const SizedBox(height: 4), </text:p>
      <text:p text:style-name="Text_20_body">Row( </text:p>
      <text:p text:style-name="Text_20_body">children: [ </text:p>
      <text:p text:style-name="Text_20_body">Expanded( </text:p>
      <text:p text:style-name="Text_20_body">child: _infoRow( </text:p>
      <text:p text:style-name="Text_20_body">icon: Icons.check_circle_rounded, </text:p>
      <text:p text:style-name="Text_20_body">label: 'Sunnah', </text:p>
      <text:p text:style-name="Text_20_body">value: </text:p>
      <text:p text:style-name="Text_20_body">'${p.sunnahBefore} before • ${p.sunnahAfter} after', </text:p>
      <text:p text:style-name="Text_20_body">), </text:p>
      <text:p text:style-name="Text_20_body">), </text:p>
      <text:p text:style-name="Text_20_body">Expanded( </text:p>
      <text:p text:style-name="Text_20_body">child: _infoRow( </text:p>
      <text:p text:style-name="Text_20_body">icon: Icons.timer_outlined, </text:p>
      <text:p text:style-name="Text_20_body">label: 'Duration', </text:p>
      <text:p text:style-name="Text_20_body">value: '${p.estimatedMinutes} min', </text:p>
      <text:p text:style-name="Text_20_body">), </text:p>
      <text:p text:style-name="Text_20_body">), </text:p>
      <text:p text:style-name="Text_20_body">], </text:p>
      <text:p text:style-name="Text_20_body">), </text:p>
      <text:p text:style-name="Text_20_body">const SizedBox(height: 4), </text:p>
      <text:p text:style-name="Text_20_body">Row( </text:p>
      <text:p text:style-name="Text_20_body">children: [ </text:p>
      <text:p text:style-name="Text_20_body">Expanded( </text:p>
      <text:p text:style-name="Text_20_body">child: _infoRow( </text:p>
      <text:p text:style-name="Text_20_body">icon: Icons.person, </text:p>
      <text:p text:style-name="Text_20_body">label: 'Imam', </text:p>
      <text:p text:style-name="Text_20_body">value: p.imam, </text:p>
      <text:p text:style-name="Text_20_body">), </text:p>
      <text:p text:style-name="Text_20_body"><text:soft-page-break/>), </text:p>
      <text:p text:style-name="Text_20_body">Expanded( </text:p>
      <text:p text:style-name="Text_20_body">child: _infoRow( </text:p>
      <text:p text:style-name="Text_20_body">icon: Icons.record_voice_over, </text:p>
      <text:p text:style-name="Text_20_body">label: 'Muezzin', </text:p>
      <text:p text:style-name="Text_20_body">value: p.muezzin, </text:p>
      <text:p text:style-name="Text_20_body">), </text:p>
      <text:p text:style-name="Text_20_body">), </text:p>
      <text:p text:style-name="Text_20_body">], </text:p>
      <text:p text:style-name="Text_20_body">), </text:p>
      <text:p text:style-name="Text_20_body">const SizedBox(height: 6), </text:p>
      <text:p text:style-name="Text_20_body">Row( </text:p>
      <text:p text:style-name="Text_20_body">children: [ </text:p>
      <text:p text:style-name="Text_20_body">Icon( </text:p>
      <text:p text:style-name="Text_20_body">Icons.hourglass_bottom_rounded, </text:p>
      <text:p text:style-name="Text_20_body">size: 16, </text:p>
      <text:p text:style-name="Text_20_body">color: cs.tertiary, </text:p>
      <text:p text:style-name="Text_20_body">), </text:p>
      <text:p text:style-name="Text_20_body">const SizedBox(width: 4), </text:p>
      <text:p text:style-name="Text_20_body">Text( </text:p>
      <text:p text:style-name="Text_20_body">'Countdown: $countdown', </text:p>
      <text:p text:style-name="Text_20_body">style: TextStyle( </text:p>
      <text:p text:style-name="Text_20_body">fontSize: 12, </text:p>
      <text:p text:style-name="Text_20_body">color: cs.tertiary, </text:p>
      <text:p text:style-name="Text_20_body">fontWeight: FontWeight.w600, </text:p>
      <text:p text:style-name="Text_20_body">), </text:p>
      <text:p text:style-name="Text_20_body">), </text:p>
      <text:p text:style-name="Text_20_body">const Spacer(), </text:p>
      <text:p text:style-name="Text_20_body">IconButton( </text:p>
      <text:p text:style-name="Text_20_body">tooltip: 'Add personal note', </text:p>
      <text:p text:style-name="Text_20_body">onPressed: () =&gt; _editNote(context, p.name), </text:p>
      <text:p text:style-name="Text_20_body">icon: Icon( </text:p>
      <text:p text:style-name="Text_20_body"><text:soft-page-break/>note.isEmpty ? Icons.note_add_outlined : Icons.note, </text:p>
      <text:p text:style-name="Text_20_body">color: note.isEmpty ? cs.outline : cs.primary, </text:p>
      <text:p text:style-name="Text_20_body">), </text:p>
      <text:p text:style-name="Text_20_body">), </text:p>
      <text:p text:style-name="Text_20_body">Switch( </text:p>
      <text:p text:style-name="Text_20_body">value: reminderOn, </text:p>
      <text:p text:style-name="Text_20_body">onChanged: (v) { </text:p>
      <text:p text:style-name="Text_20_body">setState(() { </text:p>
      <text:p text:style-name="Text_20_body">_reminders[p.name] = v; </text:p>
      <text:p text:style-name="Text_20_body">}); </text:p>
      <text:p text:style-name="Text_20_body">}, </text:p>
      <text:p text:style-name="Text_20_body">), </text:p>
      <text:p text:style-name="Text_20_body">], </text:p>
      <text:p text:style-name="Text_20_body">), </text:p>
      <text:p text:style-name="Text_20_body">if (note.isNotEmpty) </text:p>
      <text:p text:style-name="Text_20_body">Align( </text:p>
      <text:p text:style-name="Text_20_body">alignment: Alignment.centerLeft, </text:p>
      <text:p text:style-name="Text_20_body">child: Text( </text:p>
      <text:p text:style-name="Text_20_body">'Note: $note', </text:p>
      <text:p text:style-name="Text_20_body">style: TextStyle( </text:p>
      <text:p text:style-name="Text_20_body">fontSize: 12, </text:p>
      <text:p text:style-name="Text_20_body">color: cs.onSurface.withValues(alpha: 0.7),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Widget _infoRow({ </text:p>
      <text:p text:style-name="Text_20_body">required IconData icon, </text:p>
      <text:p text:style-name="Text_20_body"><text:soft-page-break/>required String label, </text:p>
      <text:p text:style-name="Text_20_body">required String value, </text:p>
      <text:p text:style-name="Text_20_body">}) { </text:p>
      <text:p text:style-name="Text_20_body">return Row( </text:p>
      <text:p text:style-name="Text_20_body">children: [ </text:p>
      <text:p text:style-name="Text_20_body">Icon(icon, size: 16), </text:p>
      <text:p text:style-name="Text_20_body">const SizedBox(width: 4), </text:p>
      <text:p text:style-name="Text_20_body">Expanded( </text:p>
      <text:p text:style-name="Text_20_body">child: Text( </text:p>
      <text:p text:style-name="Text_20_body">'$label: $value', </text:p>
      <text:p text:style-name="Text_20_body">style: const TextStyle(fontSize: 12.5), </text:p>
      <text:p text:style-name="Text_20_body">), </text:p>
      <text:p text:style-name="Text_20_body">), </text:p>
      <text:p text:style-name="Text_20_body">], </text:p>
      <text:p text:style-name="Text_20_body">); </text:p>
      <text:p text:style-name="Text_20_body">} </text:p>
      <text:p text:style-name="Text_20_body">Future&lt;void&gt; _editNote(BuildContext context, String prayerName) async { </text:p>
      <text:p text:style-name="Text_20_body">final controller = TextEditingController(text: _notes[prayerName] ?? ''); </text:p>
      <text:p text:style-name="Text_20_body">final cs = Theme.of(context).colorScheme; </text:p>
      <text:p text:style-name="Text_20_body">final result = await showModalBottomSheet&lt;String&gt;( </text:p>
      <text:p text:style-name="Text_20_body">context: context, </text:p>
      <text:p text:style-name="Text_20_body">isScrollControlled: true, </text:p>
      <text:p text:style-name="Text_20_body">backgroundColor: cs.surface, </text:p>
      <text:p text:style-name="Text_20_body">shape: const RoundedRectangleBorder( </text:p>
      <text:p text:style-name="Text_20_body">borderRadius: BorderRadius.vertical(top: Radius.circular(18)), </text:p>
      <text:p text:style-name="Text_20_body">), </text:p>
      <text:p text:style-name="Text_20_body">builder: (ctx) { </text:p>
      <text:p text:style-name="Text_20_body">return Padding( </text:p>
      <text:p text:style-name="Text_20_body">padding: EdgeInsets.only( </text:p>
      <text:p text:style-name="Text_20_body">left: 16, </text:p>
      <text:p text:style-name="Text_20_body">right: 16, </text:p>
      <text:p text:style-name="Text_20_body">top: 16, </text:p>
      <text:p text:style-name="Text_20_body"><text:soft-page-break/>bottom: MediaQuery.of(ctx).viewInsets.bottom + 16, </text:p>
      <text:p text:style-name="Text_20_body">), </text:p>
      <text:p text:style-name="Text_20_body">child: Column( </text:p>
      <text:p text:style-name="Text_20_body">mainAxisSize: MainAxisSize.min, </text:p>
      <text:p text:style-name="Text_20_body">children: [ </text:p>
      <text:p text:style-name="Text_20_body">Text( </text:p>
      <text:p text:style-name="Text_20_body">'Note for $prayerName', </text:p>
      <text:p text:style-name="Text_20_body">style: const TextStyle( </text:p>
      <text:p text:style-name="Text_20_body">fontWeight: FontWeight.w900, fontSize: 16), </text:p>
      <text:p text:style-name="Text_20_body">), </text:p>
      <text:p text:style-name="Text_20_body">const SizedBox(height: 8), </text:p>
      <text:p text:style-name="Text_20_body">TextField( </text:p>
      <text:p text:style-name="Text_20_body">controller: controller, </text:p>
      <text:p text:style-name="Text_20_body">maxLines: 3, </text:p>
      <text:p text:style-name="Text_20_body">decoration: const InputDecoration( </text:p>
      <text:p text:style-name="Text_20_body">labelText: 'Your note (only you can see this)', </text:p>
      <text:p text:style-name="Text_20_body">), </text:p>
      <text:p text:style-name="Text_20_body">), </text:p>
      <text:p text:style-name="Text_20_body">const SizedBox(height: 12), </text:p>
      <text:p text:style-name="Text_20_body">Row( </text:p>
      <text:p text:style-name="Text_20_body">children: [ </text:p>
      <text:p text:style-name="Text_20_body">TextButton( </text:p>
      <text:p text:style-name="Text_20_body">onPressed: () =&gt; Navigator.pop(ctx, null), </text:p>
      <text:p text:style-name="Text_20_body">child: const Text('Cancel'), </text:p>
      <text:p text:style-name="Text_20_body">), </text:p>
      <text:p text:style-name="Text_20_body">const Spacer(), </text:p>
      <text:p text:style-name="Text_20_body">ElevatedButton( </text:p>
      <text:p text:style-name="Text_20_body">onPressed: () =&gt; Navigator.pop(ctx, controller.text), </text:p>
      <text:p text:style-name="Text_20_body">child: const Text('Save'), </text:p>
      <text:p text:style-name="Text_20_body">), </text:p>
      <text:p text:style-name="Text_20_body">], </text:p>
      <text:p text:style-name="Text_20_body">) </text:p>
      <text:p text:style-name="Text_20_body"><text:soft-page-break/>], </text:p>
      <text:p text:style-name="Text_20_body">), </text:p>
      <text:p text:style-name="Text_20_body">); </text:p>
      <text:p text:style-name="Text_20_body">}, </text:p>
      <text:p text:style-name="Text_20_body">); </text:p>
      <text:p text:style-name="Text_20_body">if (result != null) { </text:p>
      <text:p text:style-name="Text_20_body">setState(() { </text:p>
      <text:p text:style-name="Text_20_body">_notes[prayerName] = result.trim(); </text:p>
      <text:p text:style-name="Text_20_body">}); </text:p>
      <text:p text:style-name="Text_20_body">} </text:p>
      <text:p text:style-name="Text_20_body">} </text:p>
      <text:p text:style-name="Text_20_body">// === HERE IS YOUR HARDCODED DAILY TIMETABLE === </text:p>
      <text:p text:style-name="Text_20_body">List&lt;_UiPrayer&gt; _dummyDayPrayers(DateTime date) { </text:p>
      <text:p text:style-name="Text_20_body">final base = DateTime(date.year, date.month, date.day); </text:p>
      <text:p text:style-name="Text_20_body">return [ </text:p>
      <text:p text:style-name="Text_20_body">_UiPrayer( </text:p>
      <text:p text:style-name="Text_20_body">name: 'Fajr', </text:p>
      <text:p text:style-name="Text_20_body">adhanTime: base.add(const Duration(hours: 4, minutes: 55)), </text:p>
      <text:p text:style-name="Text_20_body">iqamaTime: base.add(const Duration(hours: 5, minutes: 10)), </text:p>
      <text:p text:style-name="Text_20_body">sunnahBefore: 2, </text:p>
      <text:p text:style-name="Text_20_body">sunnahAfter: 0, </text:p>
      <text:p text:style-name="Text_20_body">estimatedMinutes: 8, </text:p>
      <text:p text:style-name="Text_20_body">imam: 'Imam (Fajr)', </text:p>
      <text:p text:style-name="Text_20_body">muezzin: 'Muezzin (Fajr)', </text:p>
      <text:p text:style-name="Text_20_body">), </text:p>
      <text:p text:style-name="Text_20_body">_UiPrayer( </text:p>
      <text:p text:style-name="Text_20_body">name: 'Dhuhr', </text:p>
      <text:p text:style-name="Text_20_body">adhanTime: base.add(const Duration(hours: 12, minutes: 45)), </text:p>
      <text:p text:style-name="Text_20_body">iqamaTime: base.add(const Duration(hours: 13, minutes: 00)), </text:p>
      <text:p text:style-name="Text_20_body">sunnahBefore: 4, </text:p>
      <text:p text:style-name="Text_20_body">sunnahAfter: 2, </text:p>
      <text:p text:style-name="Text_20_body">estimatedMinutes: 10, </text:p>
      <text:p text:style-name="Text_20_body"><text:soft-page-break/>imam: 'Imam (Dhuhr)', </text:p>
      <text:p text:style-name="Text_20_body">muezzin: 'Muezzin (Dhuhr)', </text:p>
      <text:p text:style-name="Text_20_body">), </text:p>
      <text:p text:style-name="Text_20_body">_UiPrayer( </text:p>
      <text:p text:style-name="Text_20_body">name: 'Asr', </text:p>
      <text:p text:style-name="Text_20_body">adhanTime: base.add(const Duration(hours: 17, minutes: 00)), </text:p>
      <text:p text:style-name="Text_20_body">iqamaTime: base.add(const Duration(hours: 17, minutes: 15)), </text:p>
      <text:p text:style-name="Text_20_body">sunnahBefore: 0, </text:p>
      <text:p text:style-name="Text_20_body">sunnahAfter: 2, </text:p>
      <text:p text:style-name="Text_20_body">estimatedMinutes: 8, </text:p>
      <text:p text:style-name="Text_20_body">imam: 'Imam (Asr)', </text:p>
      <text:p text:style-name="Text_20_body">muezzin: 'Muezzin (Asr)', </text:p>
      <text:p text:style-name="Text_20_body">), </text:p>
      <text:p text:style-name="Text_20_body">_UiPrayer( </text:p>
      <text:p text:style-name="Text_20_body">name: 'Maghrib (Iftar Siren)', </text:p>
      <text:p text:style-name="Text_20_body">adhanTime: base.add(const Duration(hours: 18, minutes: 47)), </text:p>
      <text:p text:style-name="Text_20_body">iqamaTime: base.add(const Duration(hours: 18, minutes: 53)), </text:p>
      <text:p text:style-name="Text_20_body">sunnahBefore: 0, </text:p>
      <text:p text:style-name="Text_20_body">sunnahAfter: 2, </text:p>
      <text:p text:style-name="Text_20_body">estimatedMinutes: 7, </text:p>
      <text:p text:style-name="Text_20_body">imam: 'Imam (Maghrib)', </text:p>
      <text:p text:style-name="Text_20_body">muezzin: 'Muezzin (Maghrib)', </text:p>
      <text:p text:style-name="Text_20_body">), </text:p>
      <text:p text:style-name="Text_20_body">_UiPrayer( </text:p>
      <text:p text:style-name="Text_20_body">name: 'Isha', </text:p>
      <text:p text:style-name="Text_20_body">adhanTime: base.add(const Duration(hours: 20, minutes: 15)), </text:p>
      <text:p text:style-name="Text_20_body">iqamaTime: base.add(const Duration(hours: 20, minutes: 30)), </text:p>
      <text:p text:style-name="Text_20_body">sunnahBefore: 0, </text:p>
      <text:p text:style-name="Text_20_body">sunnahAfter: 2, </text:p>
      <text:p text:style-name="Text_20_body">estimatedMinutes: 9, </text:p>
      <text:p text:style-name="Text_20_body">imam: 'Imam (Isha)', </text:p>
      <text:p text:style-name="Text_20_body">muezzin: 'Muezzin (Isha)', </text:p>
      <text:p text:style-name="Text_20_body"><text:soft-page-break/>), </text:p>
      <text:p text:style-name="Text_20_body">_UiPrayer( </text:p>
      <text:p text:style-name="Text_20_body">name: 'Taraweeh', </text:p>
      <text:p text:style-name="Text_20_body">adhanTime: base.add(const Duration(hours: 20, minutes: 45)), </text:p>
      <text:p text:style-name="Text_20_body">iqamaTime: base.add(const Duration(hours: 20, minutes: 45)), </text:p>
      <text:p text:style-name="Text_20_body">sunnahBefore: 0, </text:p>
      <text:p text:style-name="Text_20_body">sunnahAfter: 0, </text:p>
      <text:p text:style-name="Text_20_body">estimatedMinutes: 50, // 20:45 to ~21:35 </text:p>
      <text:p text:style-name="Text_20_body">imam: 'Imam (Taraweeh)', </text:p>
      <text:p text:style-name="Text_20_body">muezzin: '—', </text:p>
      <text:p text:style-name="Text_20_body">), </text:p>
      <text:p text:style-name="Text_20_body">]; </text:p>
      <text:p text:style-name="Text_20_body">} </text:p>
      <text:p text:style-name="Text_20_body">String _fmt(DateTime dt) { </text:p>
      <text:p text:style-name="Text_20_body">final h = dt.hour.toString().padLeft(2, '0'); </text:p>
      <text:p text:style-name="Text_20_body">final m = dt.minute.toString().padLeft(2, '0'); </text:p>
      <text:p text:style-name="Text_20_body">return '$h:$m'; </text:p>
      <text:p text:style-name="Text_20_body">} </text:p>
      <text:p text:style-name="Text_20_body">String _weekdayName(int weekday) { </text:p>
      <text:p text:style-name="Text_20_body">const names = [ </text:p>
      <text:p text:style-name="Text_20_body">'Monday', </text:p>
      <text:p text:style-name="Text_20_body">'Tuesday', </text:p>
      <text:p text:style-name="Text_20_body">'Wednesday', </text:p>
      <text:p text:style-name="Text_20_body">'Thursday', </text:p>
      <text:p text:style-name="Text_20_body">'Friday', </text:p>
      <text:p text:style-name="Text_20_body">'Saturday', </text:p>
      <text:p text:style-name="Text_20_body">'Sunday' </text:p>
      <text:p text:style-name="Text_20_body">]; </text:p>
      <text:p text:style-name="Text_20_body">return names[weekday - 1]; </text:p>
      <text:p text:style-name="Text_20_body">} </text:p>
      <text:p text:style-name="Text_20_body">String _weekdayShort(int weekday) { </text:p>
      <text:p text:style-name="Text_20_body">const names = ['Mon', 'Tue', 'Wed', 'Thu', 'Fri', 'Sat', 'Sun']; </text:p>
      <text:p text:style-name="Text_20_body"><text:soft-page-break/>return names[weekday - 1]; </text:p>
      <text:p text:style-name="Text_20_body">} </text:p>
      <text:p text:style-name="Text_20_body">} </text:p>
      <text:p text:style-name="Text_20_body">/// Simple UI-only prayer model for this screen </text:p>
      <text:p text:style-name="Text_20_body">class _UiPrayer { </text:p>
      <text:p text:style-name="Text_20_body">final String name; </text:p>
      <text:p text:style-name="Text_20_body">final DateTime adhanTime; </text:p>
      <text:p text:style-name="Text_20_body">final DateTime iqamaTime; </text:p>
      <text:p text:style-name="Text_20_body">final int sunnahBefore; </text:p>
      <text:p text:style-name="Text_20_body">final int sunnahAfter; </text:p>
      <text:p text:style-name="Text_20_body">final int estimatedMinutes; </text:p>
      <text:p text:style-name="Text_20_body">final String imam; </text:p>
      <text:p text:style-name="Text_20_body">final String muezzin; </text:p>
      <text:p text:style-name="Text_20_body">_UiPrayer({ </text:p>
      <text:p text:style-name="Text_20_body">required this.name, </text:p>
      <text:p text:style-name="Text_20_body">required this.adhanTime, </text:p>
      <text:p text:style-name="Text_20_body">required this.iqamaTime, </text:p>
      <text:p text:style-name="Text_20_body">required this.sunnahBefore, </text:p>
      <text:p text:style-name="Text_20_body">required this.sunnahAfter, </text:p>
      <text:p text:style-name="Text_20_body">required this.estimatedMinutes, </text:p>
      <text:p text:style-name="Text_20_body">required this.imam, </text:p>
      <text:p text:style-name="Text_20_body">required this.muezzin, </text:p>
      <text:p text:style-name="Text_20_body">}); </text:p>
      <text:p text:style-name="Text_20_body">}</text:p>
      <text:p text:style-name="Text_20_body">next salah:</text:p>
      <text:p text:style-name="Text_20_body">// ignore_for_file: use_build_context_synchronously </text:p>
      <text:p text:style-name="Text_20_body">import 'dart:async'; </text:p>
      <text:p text:style-name="Text_20_body">import 'dart:math'; </text:p>
      <text:p text:style-name="Text_20_body">import 'package:flutter/material.dart'; </text:p>
      <text:p text:style-name="Text_20_body">import '../../services/salah_reminder_service.dart'; </text:p>
      <text:p text:style-name="Text_20_body">class NextSalahScreen extends StatefulWidget { </text:p>
      <text:p text:style-name="Text_20_body">const NextSalahScreen({super.key}); </text:p>
      <text:p text:style-name="Text_20_body"><text:soft-page-break/>@override </text:p>
      <text:p text:style-name="Text_20_body">State&lt;NextSalahScreen&gt; createState() =&gt; _NextSalahScreenState(); </text:p>
      <text:p text:style-name="Text_20_body">} </text:p>
      <text:p text:style-name="Text_20_body">class _NextSalahScreenState extends State&lt;NextSalahScreen&gt; </text:p>
      <text:p text:style-name="Text_20_body">with SingleTickerProviderStateMixin { </text:p>
      <text:p text:style-name="Text_20_body">Timer? _timer; </text:p>
      <text:p text:style-name="Text_20_body">Duration _remaining = const Duration(hours: 1); </text:p>
      <text:p text:style-name="Text_20_body">final String _nextPrayer = "Dhuhr"; </text:p>
      <text:p text:style-name="Text_20_body">List&lt;SalahReminder&gt; _reminders = []; </text:p>
      <text:p text:style-name="Text_20_body">late final AnimationController _fade = </text:p>
      <text:p text:style-name="Text_20_body">AnimationController(vsync: this, duration: const Duration(milliseconds: 500)) </text:p>
      <text:p text:style-name="Text_20_body">..forward(); </text:p>
      <text:p text:style-name="Text_20_body">@override </text:p>
      <text:p text:style-name="Text_20_body">void initState() { </text:p>
      <text:p text:style-name="Text_20_body">super.initState(); </text:p>
      <text:p text:style-name="Text_20_body">_loadReminders(); </text:p>
      <text:p text:style-name="Text_20_body">_timer = Timer.periodic(const Duration(seconds: 1), (_) { </text:p>
      <text:p text:style-name="Text_20_body">if (!mounted) return; </text:p>
      <text:p text:style-name="Text_20_body">setState(() { </text:p>
      <text:p text:style-name="Text_20_body">if (_remaining.inSeconds &gt; 0) { </text:p>
      <text:p text:style-name="Text_20_body">_remaining -= const Duration(seconds: 1); </text:p>
      <text:p text:style-name="Text_20_body">} </text:p>
      <text:p text:style-name="Text_20_body">}); </text:p>
      <text:p text:style-name="Text_20_body">}); </text:p>
      <text:p text:style-name="Text_20_body">} </text:p>
      <text:p text:style-name="Text_20_body">Future&lt;void&gt; _loadReminders() async { </text:p>
      <text:p text:style-name="Text_20_body">final list = await SalahReminderService.loadReminders(); </text:p>
      <text:p text:style-name="Text_20_body">if (!mounted) return; </text:p>
      <text:p text:style-name="Text_20_body">setState(() =&gt; _reminders = list); </text:p>
      <text:p text:style-name="Text_20_body">} </text:p>
      <text:p text:style-name="Text_20_body">@override </text:p>
      <text:p text:style-name="Text_20_body">void dispose() { </text:p>
      <text:p text:style-name="Text_20_body"><text:soft-page-break/>_timer?.cancel(); </text:p>
      <text:p text:style-name="Text_20_body">_fade.dispose(); </text:p>
      <text:p text:style-name="Text_20_body">super.dispose(); </text:p>
      <text:p text:style-name="Text_20_body">} </text:p>
      <text:p text:style-name="Text_20_body">String _format(Duration d) { </text:p>
      <text:p text:style-name="Text_20_body">final h = d.inHours.toString().padLeft(2, '0'); </text:p>
      <text:p text:style-name="Text_20_body">final m = (d.inMinutes % 60).toString().padLeft(2, '0'); </text:p>
      <text:p text:style-name="Text_20_body">final s = (d.inSeconds % 60).toString().padLeft(2, '0'); </text:p>
      <text:p text:style-name="Text_20_body">return "$h:$m:$s"; </text:p>
      <text:p text:style-name="Text_20_body">} </text:p>
      <text:p text:style-name="Text_20_body">void _openReminderSheet() { </text:p>
      <text:p text:style-name="Text_20_body">showModalBottomSheet( </text:p>
      <text:p text:style-name="Text_20_body">context: context, </text:p>
      <text:p text:style-name="Text_20_body">isScrollControlled: true, </text:p>
      <text:p text:style-name="Text_20_body">showDragHandle: true, </text:p>
      <text:p text:style-name="Text_20_body">builder: (sheetContext) { </text:p>
      <text:p text:style-name="Text_20_body">int offsetMinutes = 10; </text:p>
      <text:p text:style-name="Text_20_body">return StatefulBuilder( </text:p>
      <text:p text:style-name="Text_20_body">builder: (sheetContext, setLocal) { </text:p>
      <text:p text:style-name="Text_20_body">return Padding( </text:p>
      <text:p text:style-name="Text_20_body">padding: EdgeInsets.only( </text:p>
      <text:p text:style-name="Text_20_body">bottom: MediaQuery.of(sheetContext).viewInsets.bottom, </text:p>
      <text:p text:style-name="Text_20_body">left: 16, </text:p>
      <text:p text:style-name="Text_20_body">right: 16, </text:p>
      <text:p text:style-name="Text_20_body">top: 16, </text:p>
      <text:p text:style-name="Text_20_body">), </text:p>
      <text:p text:style-name="Text_20_body">child: Column( </text:p>
      <text:p text:style-name="Text_20_body">mainAxisSize: MainAxisSize.min, </text:p>
      <text:p text:style-name="Text_20_body">children: [ </text:p>
      <text:p text:style-name="Text_20_body">const Text("Set Reminder", </text:p>
      <text:p text:style-name="Text_20_body">style: TextStyle( </text:p>
      <text:p text:style-name="Text_20_body">fontWeight: FontWeight.w900, fontSize: 18)), </text:p>
      <text:p text:style-name="Text_20_body"><text:soft-page-break/>const SizedBox(height: 16), </text:p>
      <text:p text:style-name="Text_20_body">Wrap( </text:p>
      <text:p text:style-name="Text_20_body">spacing: 8, </text:p>
      <text:p text:style-name="Text_20_body">children: [5, 10, 15, 30].map((m) { </text:p>
      <text:p text:style-name="Text_20_body">return ChoiceChip( </text:p>
      <text:p text:style-name="Text_20_body">label: Text("$m min before"), </text:p>
      <text:p text:style-name="Text_20_body">selected: offsetMinutes == m, </text:p>
      <text:p text:style-name="Text_20_body">onSelected: (_) =&gt; </text:p>
      <text:p text:style-name="Text_20_body">setLocal(() =&gt; offsetMinutes = m), </text:p>
      <text:p text:style-name="Text_20_body">); </text:p>
      <text:p text:style-name="Text_20_body">}).toList(), </text:p>
      <text:p text:style-name="Text_20_body">), </text:p>
      <text:p text:style-name="Text_20_body">const SizedBox(height: 20), </text:p>
      <text:p text:style-name="Text_20_body">ElevatedButton.icon( </text:p>
      <text:p text:style-name="Text_20_body">icon: const Icon(Icons.notifications_active_rounded), </text:p>
      <text:p text:style-name="Text_20_body">label: const Text("Confirm Reminder"), </text:p>
      <text:p text:style-name="Text_20_body">onPressed: () async { </text:p>
      <text:p text:style-name="Text_20_body">final reminderTime = </text:p>
      <text:p text:style-name="Text_20_body">DateTime.now().add(Duration(minutes: offsetMinutes)); </text:p>
      <text:p text:style-name="Text_20_body">final reminder = SalahReminder( </text:p>
      <text:p text:style-name="Text_20_body">id: Random().nextInt(999999), </text:p>
      <text:p text:style-name="Text_20_body">prayerName: _nextPrayer, </text:p>
      <text:p text:style-name="Text_20_body">time: reminderTime, </text:p>
      <text:p text:style-name="Text_20_body">offsetLabel: "$offsetMinutes min before", </text:p>
      <text:p text:style-name="Text_20_body">); </text:p>
      <text:p text:style-name="Text_20_body">await SalahReminderService.addReminder(reminder); </text:p>
      <text:p text:style-name="Text_20_body">if (!mounted) return; </text:p>
      <text:p text:style-name="Text_20_body">Navigator.pop(sheetContext); </text:p>
      <text:p text:style-name="Text_20_body">_loadReminders(); </text:p>
      <text:p text:style-name="Text_20_body">}, </text:p>
      <text:p text:style-name="Text_20_body">), </text:p>
      <text:p text:style-name="Text_20_body">const SizedBox(height: 20), </text:p>
      <text:p text:style-name="Text_20_body"><text:soft-page-break/>],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override </text:p>
      <text:p text:style-name="Text_20_body">Widget build(BuildContext context) { </text:p>
      <text:p text:style-name="Text_20_body">final cs = Theme.of(context).colorScheme; </text:p>
      <text:p text:style-name="Text_20_body">return Scaffold( </text:p>
      <text:p text:style-name="Text_20_body">appBar: AppBar(title: const Text("Next Salah")), </text:p>
      <text:p text:style-name="Text_20_body">body: FadeTransition( </text:p>
      <text:p text:style-name="Text_20_body">opacity: _fade, </text:p>
      <text:p text:style-name="Text_20_body">child: ListView( </text:p>
      <text:p text:style-name="Text_20_body">padding: const EdgeInsets.all(16), </text:p>
      <text:p text:style-name="Text_20_body">children: [ </text:p>
      <text:p text:style-name="Text_20_body">Card( </text:p>
      <text:p text:style-name="Text_20_body">color: cs.primaryContainer, </text:p>
      <text:p text:style-name="Text_20_body">shape: RoundedRectangleBorder( </text:p>
      <text:p text:style-name="Text_20_body">borderRadius: BorderRadius.circular(18)), </text:p>
      <text:p text:style-name="Text_20_body">child: Padding( </text:p>
      <text:p text:style-name="Text_20_body">padding: const EdgeInsets.all(18), </text:p>
      <text:p text:style-name="Text_20_body">child: Column( </text:p>
      <text:p text:style-name="Text_20_body">children: [ </text:p>
      <text:p text:style-name="Text_20_body">const Text("Next Prayer", </text:p>
      <text:p text:style-name="Text_20_body">style: </text:p>
      <text:p text:style-name="Text_20_body">TextStyle(fontWeight: FontWeight.w800)), </text:p>
      <text:p text:style-name="Text_20_body">const SizedBox(height: 6), </text:p>
      <text:p text:style-name="Text_20_body">Text(_nextPrayer, </text:p>
      <text:p text:style-name="Text_20_body">style: const TextStyle( </text:p>
      <text:p text:style-name="Text_20_body"><text:soft-page-break/>fontSize: 26, </text:p>
      <text:p text:style-name="Text_20_body">fontWeight: FontWeight.w900)), </text:p>
      <text:p text:style-name="Text_20_body">const SizedBox(height: 10), </text:p>
      <text:p text:style-name="Text_20_body">Text(_format(_remaining), </text:p>
      <text:p text:style-name="Text_20_body">style: TextStyle( </text:p>
      <text:p text:style-name="Text_20_body">fontSize: 22, </text:p>
      <text:p text:style-name="Text_20_body">fontWeight: FontWeight.w900, </text:p>
      <text:p text:style-name="Text_20_body">color: cs.primary)), </text:p>
      <text:p text:style-name="Text_20_body">], </text:p>
      <text:p text:style-name="Text_20_body">), </text:p>
      <text:p text:style-name="Text_20_body">), </text:p>
      <text:p text:style-name="Text_20_body">), </text:p>
      <text:p text:style-name="Text_20_body">const SizedBox(height: 16), </text:p>
      <text:p text:style-name="Text_20_body">ElevatedButton.icon( </text:p>
      <text:p text:style-name="Text_20_body">icon: const Icon(Icons.alarm_add_rounded), </text:p>
      <text:p text:style-name="Text_20_body">label: const Text("Set Reminder"), </text:p>
      <text:p text:style-name="Text_20_body">onPressed: _openReminderSheet, </text:p>
      <text:p text:style-name="Text_20_body">), </text:p>
      <text:p text:style-name="Text_20_body">const SizedBox(height: 20), </text:p>
      <text:p text:style-name="Text_20_body">const Text("Saved Reminders", </text:p>
      <text:p text:style-name="Text_20_body">style: TextStyle(fontWeight: FontWeight.w900)), </text:p>
      <text:p text:style-name="Text_20_body">const SizedBox(height: 10), </text:p>
      <text:p text:style-name="Text_20_body">..._reminders.map((r) { </text:p>
      <text:p text:style-name="Text_20_body">return Card( </text:p>
      <text:p text:style-name="Text_20_body">child: ListTile( </text:p>
      <text:p text:style-name="Text_20_body">leading: </text:p>
      <text:p text:style-name="Text_20_body">const Icon(Icons.notifications_rounded), </text:p>
      <text:p text:style-name="Text_20_body">title: Text(r.prayerName), </text:p>
      <text:p text:style-name="Text_20_body">subtitle: Text( </text:p>
      <text:p text:style-name="Text_20_body">"${r.offsetLabel} • ${r.time.hour}:${r.time.minute.toString().padLeft(2, '0')}"), </text:p>
      <text:p text:style-name="Text_20_body">trailing: IconButton( </text:p>
      <text:p text:style-name="Text_20_body">icon: const Icon(Icons.delete_rounded), </text:p>
      <text:p text:style-name="Text_20_body"><text:soft-page-break/>onPressed: () async { </text:p>
      <text:p text:style-name="Text_20_body">await SalahReminderService </text:p>
      <text:p text:style-name="Text_20_body">.removeReminder(r.id); </text:p>
      <text:p text:style-name="Text_20_body">if (!mounted) return; </text:p>
      <text:p text:style-name="Text_20_body">_loadReminders(); </text:p>
      <text:p text:style-name="Text_20_body">}, </text:p>
      <text:p text:style-name="Text_20_body">), </text:p>
      <text:p text:style-name="Text_20_body">), </text:p>
      <text:p text:style-name="Text_20_body">); </text:p>
      <text:p text:style-name="Text_20_body">}), </text:p>
      <text:p text:style-name="Text_20_body">const SizedBox(height: 30), </text:p>
      <text:p text:style-name="Text_20_body">Card( </text:p>
      <text:p text:style-name="Text_20_body">color: cs.surfaceContainerHighest, </text:p>
      <text:p text:style-name="Text_20_body">child: const Padding( </text:p>
      <text:p text:style-name="Text_20_body">padding: EdgeInsets.all(14), </text:p>
      <text:p text:style-name="Text_20_body">child: Text( </text:p>
      <text:p text:style-name="Text_20_body">"Reminders are private and stored locally on this device.", </text:p>
      <text:p text:style-name="Text_20_body">style: </text:p>
      <text:p text:style-name="Text_20_body">TextStyle(fontWeight: FontWeight.w600),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text:p>
      <text:p text:style-name="Text_20_body">admin prayer editor screen.dartL</text:p>
      <text:p text:style-name="Text_20_body">import 'dart:convert'; </text:p>
      <text:p text:style-name="Text_20_body">import 'package:flutter/material.dart'; </text:p>
      <text:p text:style-name="Text_20_body">import 'package:shared_preferences/shared_preferences.dart'; </text:p>
      <text:p text:style-name="Text_20_body"><text:soft-page-break/>import '../../core/ui_feedback.dart'; </text:p>
      <text:p text:style-name="Text_20_body">class PrayerEditorScreen extends StatefulWidget { </text:p>
      <text:p text:style-name="Text_20_body">const PrayerEditorScreen({super.key}); </text:p>
      <text:p text:style-name="Text_20_body">@override </text:p>
      <text:p text:style-name="Text_20_body">State&lt;PrayerEditorScreen&gt; createState() =&gt; _PrayerEditorScreenState(); </text:p>
      <text:p text:style-name="Text_20_body">} </text:p>
      <text:p text:style-name="Text_20_body">class _PrayerEditorScreenState extends State&lt;PrayerEditorScreen&gt; { </text:p>
      <text:p text:style-name="Text_20_body">static const _kKey = "official_prayer_times_v1"; </text:p>
      <text:p text:style-name="Text_20_body">final Map&lt;String, TimeOfDay&gt; _times = { </text:p>
      <text:p text:style-name="Text_20_body">"Fajr": const TimeOfDay(hour: 5, minute: 0), </text:p>
      <text:p text:style-name="Text_20_body">"Sunrise": const TimeOfDay(hour: 6, minute: 15), </text:p>
      <text:p text:style-name="Text_20_body">"Dhuhr": const TimeOfDay(hour: 12, minute: 10), </text:p>
      <text:p text:style-name="Text_20_body">"Asr": const TimeOfDay(hour: 15, minute: 30), </text:p>
      <text:p text:style-name="Text_20_body">"Maghrib": const TimeOfDay(hour: 18, minute: 5), </text:p>
      <text:p text:style-name="Text_20_body">"Isha": const TimeOfDay(hour: 19, minute: 25), </text:p>
      <text:p text:style-name="Text_20_body">"Tahajjud": const TimeOfDay(hour: 3, minute: 30), </text:p>
      <text:p text:style-name="Text_20_body">}; </text:p>
      <text:p text:style-name="Text_20_body">bool _loading = true; </text:p>
      <text:p text:style-name="Text_20_body">@override </text:p>
      <text:p text:style-name="Text_20_body">void initState() { </text:p>
      <text:p text:style-name="Text_20_body">super.initState(); </text:p>
      <text:p text:style-name="Text_20_body">_load(); </text:p>
      <text:p text:style-name="Text_20_body">} </text:p>
      <text:p text:style-name="Text_20_body">Future&lt;void&gt; _load() async { </text:p>
      <text:p text:style-name="Text_20_body">final prefs = await SharedPreferences.getInstance(); </text:p>
      <text:p text:style-name="Text_20_body">final raw = prefs.getString(_kKey); </text:p>
      <text:p text:style-name="Text_20_body">if (raw != null &amp;&amp; raw.isNotEmpty) { </text:p>
      <text:p text:style-name="Text_20_body">final map = jsonDecode(raw) as Map&lt;String, dynamic&gt;; </text:p>
      <text:p text:style-name="Text_20_body">for (final entry in map.entries) { </text:p>
      <text:p text:style-name="Text_20_body">final v = entry.value as String; </text:p>
      <text:p text:style-name="Text_20_body">final parts = v.split(":"); </text:p>
      <text:p text:style-name="Text_20_body">if (parts.length == 2) { </text:p>
      <text:p text:style-name="Text_20_body"><text:soft-page-break/>final h = int.tryParse(parts[0]) ?? 0; </text:p>
      <text:p text:style-name="Text_20_body">final m = int.tryParse(parts[1]) ?? 0; </text:p>
      <text:p text:style-name="Text_20_body">_times[entry.key] = TimeOfDay(hour: h, minute: m); </text:p>
      <text:p text:style-name="Text_20_body">} </text:p>
      <text:p text:style-name="Text_20_body">} </text:p>
      <text:p text:style-name="Text_20_body">} </text:p>
      <text:p text:style-name="Text_20_body">setState(() =&gt; _loading = false); </text:p>
      <text:p text:style-name="Text_20_body">} </text:p>
      <text:p text:style-name="Text_20_body">Future&lt;void&gt; _save() async { </text:p>
      <text:p text:style-name="Text_20_body">final prefs = await SharedPreferences.getInstance(); </text:p>
      <text:p text:style-name="Text_20_body">final map = &lt;String, String&gt;{}; </text:p>
      <text:p text:style-name="Text_20_body">for (final e in _times.entries) { </text:p>
      <text:p text:style-name="Text_20_body">map[e.key] = _fmt(e.value); </text:p>
      <text:p text:style-name="Text_20_body">} </text:p>
      <text:p text:style-name="Text_20_body">await prefs.setString(_kKey, jsonEncode(map)); </text:p>
      <text:p text:style-name="Text_20_body">if (!mounted) return; </text:p>
      <text:p text:style-name="Text_20_body">UIFeedback.successSnack(context, "Official prayer timetable saved."); </text:p>
      <text:p text:style-name="Text_20_body">UIFeedback.showConfetti(context); </text:p>
      <text:p text:style-name="Text_20_body">} </text:p>
      <text:p text:style-name="Text_20_body">Future&lt;void&gt; _pick(String key) async { </text:p>
      <text:p text:style-name="Text_20_body">final current = _times[key]!; </text:p>
      <text:p text:style-name="Text_20_body">final picked = await showTimePicker(context: context, initialTime: current); </text:p>
      <text:p text:style-name="Text_20_body">if (picked == null) return; </text:p>
      <text:p text:style-name="Text_20_body">setState(() =&gt; _times[key] = picked); </text:p>
      <text:p text:style-name="Text_20_body">} </text:p>
      <text:p text:style-name="Text_20_body">String _fmt(TimeOfDay t) { </text:p>
      <text:p text:style-name="Text_20_body">final hh = t.hour.toString().padLeft(2, "0"); </text:p>
      <text:p text:style-name="Text_20_body">final mm = t.minute.toString().padLeft(2, "0"); </text:p>
      <text:p text:style-name="Text_20_body">return "$hh:$mm"; </text:p>
      <text:p text:style-name="Text_20_body">} </text:p>
      <text:p text:style-name="Text_20_body">@override </text:p>
      <text:p text:style-name="Text_20_body">Widget build(BuildContext context) { </text:p>
      <text:p text:style-name="Text_20_body"><text:soft-page-break/>const primaryGreen = Color(0xFF0E5E4E); </text:p>
      <text:p text:style-name="Text_20_body">return Scaffold( </text:p>
      <text:p text:style-name="Text_20_body">appBar: AppBar( </text:p>
      <text:p text:style-name="Text_20_body">title: const Text("Admin — Prayer Timetable"), </text:p>
      <text:p text:style-name="Text_20_body">actions: [ </text:p>
      <text:p text:style-name="Text_20_body">IconButton( </text:p>
      <text:p text:style-name="Text_20_body">tooltip: "Save", </text:p>
      <text:p text:style-name="Text_20_body">icon: const Icon(Icons.save), </text:p>
      <text:p text:style-name="Text_20_body">onPressed: _loading ? null : _save, </text:p>
      <text:p text:style-name="Text_20_body">) </text:p>
      <text:p text:style-name="Text_20_body">], </text:p>
      <text:p text:style-name="Text_20_body">), </text:p>
      <text:p text:style-name="Text_20_body">body: _loading </text:p>
      <text:p text:style-name="Text_20_body">? const Center(child: CircularProgressIndicator()) </text:p>
      <text:p text:style-name="Text_20_body">: ListView( </text:p>
      <text:p text:style-name="Text_20_body">padding: const EdgeInsets.all(14), </text:p>
      <text:p text:style-name="Text_20_body">children: [ </text:p>
      <text:p text:style-name="Text_20_body">Card( </text:p>
      <text:p text:style-name="Text_20_body">child: Padding( </text:p>
      <text:p text:style-name="Text_20_body">padding: const EdgeInsets.all(14), </text:p>
      <text:p text:style-name="Text_20_body">child: Column( </text:p>
      <text:p text:style-name="Text_20_body">crossAxisAlignment: CrossAxisAlignment.start, </text:p>
      <text:p text:style-name="Text_20_body">children: const [ </text:p>
      <text:p text:style-name="Text_20_body">Text( </text:p>
      <text:p text:style-name="Text_20_body">"Official Masjid Times (Offline-first)", </text:p>
      <text:p text:style-name="Text_20_body">style: TextStyle( </text:p>
      <text:p text:style-name="Text_20_body">fontSize: 16, fontWeight: FontWeight.bold), </text:p>
      <text:p text:style-name="Text_20_body">), </text:p>
      <text:p text:style-name="Text_20_body">SizedBox(height: 6), </text:p>
      <text:p text:style-name="Text_20_body">Text( </text:p>
      <text:p text:style-name="Text_20_body">"These times override calculated times later.\nUsed for notifications after Phase 3/4.", </text:p>
      <text:p text:style-name="Text_20_body">style: TextStyle(color: Colors.black54), </text:p>
      <text:p text:style-name="Text_20_body"><text:soft-page-break/>), </text:p>
      <text:p text:style-name="Text_20_body">], </text:p>
      <text:p text:style-name="Text_20_body">), </text:p>
      <text:p text:style-name="Text_20_body">), </text:p>
      <text:p text:style-name="Text_20_body">), </text:p>
      <text:p text:style-name="Text_20_body">const SizedBox(height: 12), </text:p>
      <text:p text:style-name="Text_20_body">..._times.entries.map((e) { </text:p>
      <text:p text:style-name="Text_20_body">final isSpecial = e.key == "Sunrise" || e.key == "Tahajjud"; </text:p>
      <text:p text:style-name="Text_20_body">final icon = e.key == "Fajr" </text:p>
      <text:p text:style-name="Text_20_body">? Icons.wb_twilight </text:p>
      <text:p text:style-name="Text_20_body">: e.key == "Dhuhr" </text:p>
      <text:p text:style-name="Text_20_body">? Icons.wb_sunny_outlined </text:p>
      <text:p text:style-name="Text_20_body">: e.key == "Asr" </text:p>
      <text:p text:style-name="Text_20_body">? Icons.wb_cloudy_outlined </text:p>
      <text:p text:style-name="Text_20_body">: e.key == "Maghrib" </text:p>
      <text:p text:style-name="Text_20_body">? Icons.nights_stay_outlined </text:p>
      <text:p text:style-name="Text_20_body">: e.key == "Isha" </text:p>
      <text:p text:style-name="Text_20_body">? Icons.dark_mode_outlined </text:p>
      <text:p text:style-name="Text_20_body">: isSpecial </text:p>
      <text:p text:style-name="Text_20_body">? Icons.auto_awesome </text:p>
      <text:p text:style-name="Text_20_body">: Icons.access_time; </text:p>
      <text:p text:style-name="Text_20_body">import '../models/blocked_time_model.dart'; </text:p>
      <text:p text:style-name="Text_20_body">class BlockedTimeService { </text:p>
      <text:p text:style-name="Text_20_body">List&lt;BlockedTimeModel&gt; getTodayBlockedTimes() { </text:p>
      <text:p text:style-name="Text_20_body">final now = DateTime.now(); </text:p>
      <text:p text:style-name="Text_20_body">final today = DateTime(now.year, now.month, now.day); </text:p>
      <text:p text:style-name="Text_20_body">return [ </text:p>
      <text:p text:style-name="Text_20_body">BlockedTimeModel( </text:p>
      <text:p text:style-name="Text_20_body">name: 'After Fajr', </text:p>
      <text:p text:style-name="Text_20_body">reason: 'No voluntary prayer until sunrise', </text:p>
      <text:p text:style-name="Text_20_body">start: today.add(const Duration(hours: 5, minutes: 0)), </text:p>
      <text:p text:style-name="Text_20_body">end: today.add(const Duration(hours: 6, minutes: 30)), </text:p>
      <text:p text:style-name="Text_20_body"><text:soft-page-break/>), </text:p>
      <text:p text:style-name="Text_20_body">BlockedTimeModel( </text:p>
      <text:p text:style-name="Text_20_body">name: 'Zawaal', </text:p>
      <text:p text:style-name="Text_20_body">reason: 'Sun at its zenith', </text:p>
      <text:p text:style-name="Text_20_body">start: today.add(const Duration(hours: 12, minutes: 0)), </text:p>
      <text:p text:style-name="Text_20_body">end: today.add(const Duration(hours: 12, minutes: 10)), </text:p>
      <text:p text:style-name="Text_20_body">), </text:p>
      <text:p text:style-name="Text_20_body">BlockedTimeModel( </text:p>
      <text:p text:style-name="Text_20_body">name: 'After Asr', </text:p>
      <text:p text:style-name="Text_20_body">reason: 'No voluntary prayer until sunset', </text:p>
      <text:p text:style-name="Text_20_body">start: today.add(const Duration(hours: 16, minutes: 0)), </text:p>
      <text:p text:style-name="Text_20_body">end: today.add(const Duration(hours: 18, minutes: 0)), </text:p>
      <text:p text:style-name="Text_20_body">), </text:p>
      <text:p text:style-name="Text_20_body">]; </text:p>
      <text:p text:style-name="Text_20_body">} </text:p>
      <text:p text:style-name="Text_20_body">} </text:p>
      <text:p text:style-name="Text_20_body">final color = isSpecial ? Colors.deepPurple : primaryGreen; </text:p>
      <text:p text:style-name="Text_20_body">return Card( </text:p>
      <text:p text:style-name="Text_20_body">child: ListTile( </text:p>
      <text:p text:style-name="Text_20_body">leading: CircleAvatar( </text:p>
      <text:p text:style-name="Text_20_body">backgroundColor: color.withValues(alpha: 0.14), </text:p>
      <text:p text:style-name="Text_20_body">child: Icon(icon, color: color), </text:p>
      <text:p text:style-name="Text_20_body">), </text:p>
      <text:p text:style-name="Text_20_body">title: Text( </text:p>
      <text:p text:style-name="Text_20_body">e.key, </text:p>
      <text:p text:style-name="Text_20_body">style: const TextStyle(fontWeight: FontWeight.bold), </text:p>
      <text:p text:style-name="Text_20_body">), </text:p>
      <text:p text:style-name="Text_20_body">subtitle: Text("Time: ${_fmt(e.value)}"), </text:p>
      <text:p text:style-name="Text_20_body">trailing: const Icon(Icons.edit), </text:p>
      <text:p text:style-name="Text_20_body">onTap: () =&gt; _pick(e.key), </text:p>
      <text:p text:style-name="Text_20_body">), </text:p>
      <text:p text:style-name="Text_20_body">); </text:p>
      <text:p text:style-name="Text_20_body"><text:soft-page-break/>}), </text:p>
      <text:p text:style-name="Text_20_body">const SizedBox(height: 10), </text:p>
      <text:p text:style-name="Text_20_body">ElevatedButton.icon( </text:p>
      <text:p text:style-name="Text_20_body">icon: const Icon(Icons.save), </text:p>
      <text:p text:style-name="Text_20_body">label: const Text("Save Timetable"), </text:p>
      <text:p text:style-name="Text_20_body">onPressed: _save, </text:p>
      <text:p text:style-name="Text_20_body">), </text:p>
      <text:p text:style-name="Text_20_body">], </text:p>
      <text:p text:style-name="Text_20_body">), </text:p>
      <text:p text:style-name="Text_20_body">); </text:p>
      <text:p text:style-name="Text_20_body">} </text:p>
      <text:p text:style-name="Text_20_body">} </text:p>
      <text:p text:style-name="Text_20_body">class BlockedTimeModel { </text:p>
      <text:p text:style-name="Text_20_body">final String name; </text:p>
      <text:p text:style-name="Text_20_body">final String reason; </text:p>
      <text:p text:style-name="Text_20_body">final DateTime start; </text:p>
      <text:p text:style-name="Text_20_body">final DateTime end; </text:p>
      <text:p text:style-name="Text_20_body">BlockedTimeModel({ </text:p>
      <text:p text:style-name="Text_20_body">required this.name, </text:p>
      <text:p text:style-name="Text_20_body">required this.reason, </text:p>
      <text:p text:style-name="Text_20_body">required this.start, </text:p>
      <text:p text:style-name="Text_20_body">required this.end, </text:p>
      <text:p text:style-name="Text_20_body">}); </text:p>
      <text:p text:style-name="Text_20_body">}</text:p>
      <text:p text:style-name="Text_20_body">import 'package:flutter/material.dart'; </text:p>
      <text:p text:style-name="Text_20_body">import '../../services/blocked_time_service.dart'; </text:p>
      <text:p text:style-name="Text_20_body">class BlockedTimesScreen extends StatelessWidget { </text:p>
      <text:p text:style-name="Text_20_body">const BlockedTimesScreen({super.key}); </text:p>
      <text:p text:style-name="Text_20_body">@override </text:p>
      <text:p text:style-name="Text_20_body">Widget build(BuildContext context) { </text:p>
      <text:p text:style-name="Text_20_body">final blockedTimes = BlockedTimeService().getTodayBlockedTimes(); </text:p>
      <text:p text:style-name="Text_20_body">return Scaffold( </text:p>
      <text:p text:style-name="Text_20_body"><text:soft-page-break/>appBar: AppBar(title: const Text('Restricted Prayer Times')), </text:p>
      <text:p text:style-name="Text_20_body">body: ListView.builder( </text:p>
      <text:p text:style-name="Text_20_body">itemCount: blockedTimes.length, </text:p>
      <text:p text:style-name="Text_20_body">itemBuilder: (context, index) { </text:p>
      <text:p text:style-name="Text_20_body">final b = blockedTimes[index]; </text:p>
      <text:p text:style-name="Text_20_body">return Card( </text:p>
      <text:p text:style-name="Text_20_body">margin: const EdgeInsets.all(12), </text:p>
      <text:p text:style-name="Text_20_body">child: ListTile( </text:p>
      <text:p text:style-name="Text_20_body">title: Text(b.name), </text:p>
      <text:p text:style-name="Text_20_body">subtitle: Text(b.reason), </text:p>
      <text:p text:style-name="Text_20_body">trailing: const Icon(Icons.block, color: Colors.red),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App.dart:</text:p>
      <text:p text:style-name="Text_20_body">import 'package:flutter/material.dart'; </text:p>
      <text:p text:style-name="Text_20_body">import 'package:provider/provider.dart'; </text:p>
      <text:p text:style-name="Text_20_body">import 'core/app_routes.dart'; </text:p>
      <text:p text:style-name="Text_20_body">import 'core/app_theme.dart'; </text:p>
      <text:p text:style-name="Text_20_body">import 'providers/masjid_mode_provider.dart'; </text:p>
      <text:p text:style-name="Text_20_body">class MyApp extends StatelessWidget { </text:p>
      <text:p text:style-name="Text_20_body">const MyApp({super.key}); </text:p>
      <text:p text:style-name="Text_20_body">@override </text:p>
      <text:p text:style-name="Text_20_body">Widget build(BuildContext context) { </text:p>
      <text:p text:style-name="Text_20_body">return MultiProvider( </text:p>
      <text:p text:style-name="Text_20_body">providers: [ </text:p>
      <text:p text:style-name="Text_20_body">ChangeNotifierProvider(create: (_) =&gt; MasjidModeProvider()), </text:p>
      <text:p text:style-name="Text_20_body">], </text:p>
      <text:p text:style-name="Text_20_body"><text:soft-page-break/>child: MaterialApp( </text:p>
      <text:p text:style-name="Text_20_body">title: 'Un Nabawi Masjid', </text:p>
      <text:p text:style-name="Text_20_body">debugShowCheckedModeBanner: false, </text:p>
      <text:p text:style-name="Text_20_body">theme: AppTheme.light(), </text:p>
      <text:p text:style-name="Text_20_body">routes: AppRoutes.routes, </text:p>
      <text:p text:style-name="Text_20_body">initialRoute: AppRoutes.splash, </text:p>
      <text:p text:style-name="Text_20_body">), </text:p>
      <text:p text:style-name="Text_20_body">); </text:p>
      <text:p text:style-name="Text_20_body">} </text:p>
      <text:p text:style-name="Text_20_body">} </text:p>
      <text:p text:style-name="Text_20_body">/// ========================= </text:p>
      <text:p text:style-name="Text_20_body">/// 1) lib/providers/auth_provider.dart </text:p>
      <text:p text:style-name="Text_20_body">/// ========================= </text:p>
      <text:p text:style-name="Text_20_body">// ignore_for_file: dangling_library_doc_comments </text:p>
      <text:p text:style-name="Text_20_body">import 'package:flutter/material.dart'; </text:p>
      <text:p text:style-name="Text_20_body">import 'package:shared_preferences/shared_preferences.dart'; </text:p>
      <text:p text:style-name="Text_20_body">import '../core/roles.dart'; </text:p>
      <text:p text:style-name="Text_20_body">class AuthProvider extends ChangeNotifier { </text:p>
      <text:p text:style-name="Text_20_body">static const _kEmail = "session_email"; </text:p>
      <text:p text:style-name="Text_20_body">static const _kRole = "session_role"; </text:p>
      <text:p text:style-name="Text_20_body">static const _kLoggedIn = "session_logged_in"; </text:p>
      <text:p text:style-name="Text_20_body">// Admin emails (hard rule) </text:p>
      <text:p text:style-name="Text_20_body">static const String adminEmail1 = "shalleel.mohamud@umail.utm.ac.mu"; </text:p>
      <text:p text:style-name="Text_20_body">static const String adminEmail2 = "iqbal.elahee@gmail.com"; </text:p>
      <text:p text:style-name="Text_20_body">bool _loggedIn = false; </text:p>
      <text:p text:style-name="Text_20_body">String _email = ""; </text:p>
      <text:p text:style-name="Text_20_body">AppRole _role = AppRole.visitor; </text:p>
      <text:p text:style-name="Text_20_body">bool get isLoggedIn =&gt; _loggedIn; </text:p>
      <text:p text:style-name="Text_20_body">String get email =&gt; _email; </text:p>
      <text:p text:style-name="Text_20_body">AppRole get role =&gt; _role; </text:p>
      <text:p text:style-name="Text_20_body">// Convenience getters used by UI </text:p>
      <text:p text:style-name="Text_20_body">String? get currentUserEmail =&gt; _loggedIn ? _email : null; </text:p>
      <text:p text:style-name="Text_20_body"><text:soft-page-break/>bool get isAdmin { </text:p>
      <text:p text:style-name="Text_20_body">final e = _email.trim().toLowerCase(); </text:p>
      <text:p text:style-name="Text_20_body">return e == adminEmail1.toLowerCase() || e == adminEmail2.toLowerCase(); </text:p>
      <text:p text:style-name="Text_20_body">} </text:p>
      <text:p text:style-name="Text_20_body">Future&lt;void&gt; loadSession() async { </text:p>
      <text:p text:style-name="Text_20_body">final prefs = await SharedPreferences.getInstance(); </text:p>
      <text:p text:style-name="Text_20_body">_loggedIn = prefs.getBool(_kLoggedIn) ?? false; </text:p>
      <text:p text:style-name="Text_20_body">_email = prefs.getString(_kEmail) ?? ""; </text:p>
      <text:p text:style-name="Text_20_body">final roleStr = prefs.getString(_kRole) ?? "visitor"; </text:p>
      <text:p text:style-name="Text_20_body">_role = _parseRole(roleStr); </text:p>
      <text:p text:style-name="Text_20_body">notifyListeners(); </text:p>
      <text:p text:style-name="Text_20_body">} </text:p>
      <text:p text:style-name="Text_20_body">AppRole _parseRole(String v) { </text:p>
      <text:p text:style-name="Text_20_body">switch (v) { </text:p>
      <text:p text:style-name="Text_20_body">case "admin": </text:p>
      <text:p text:style-name="Text_20_body">return AppRole.admin; </text:p>
      <text:p text:style-name="Text_20_body">case "user": </text:p>
      <text:p text:style-name="Text_20_body">return AppRole.user; </text:p>
      <text:p text:style-name="Text_20_body">default: </text:p>
      <text:p text:style-name="Text_20_body">return AppRole.visitor; </text:p>
      <text:p text:style-name="Text_20_body">} </text:p>
      <text:p text:style-name="Text_20_body">} </text:p>
      <text:p text:style-name="Text_20_body">String _roleToStr(AppRole r) { </text:p>
      <text:p text:style-name="Text_20_body">switch (r) { </text:p>
      <text:p text:style-name="Text_20_body">case AppRole.admin: </text:p>
      <text:p text:style-name="Text_20_body">return "admin"; </text:p>
      <text:p text:style-name="Text_20_body">case AppRole.user: </text:p>
      <text:p text:style-name="Text_20_body">return "user"; </text:p>
      <text:p text:style-name="Text_20_body">case AppRole.visitor: </text:p>
      <text:p text:style-name="Text_20_body">return "visitor"; </text:p>
      <text:p text:style-name="Text_20_body">} </text:p>
      <text:p text:style-name="Text_20_body">} </text:p>
      <text:p text:style-name="Text_20_body"><text:soft-page-break/>Future&lt;void&gt; loginOffline(String email, String password) async { </text:p>
      <text:p text:style-name="Text_20_body">final normalized = email.trim().toLowerCase(); </text:p>
      <text:p text:style-name="Text_20_body">_email = normalized; </text:p>
      <text:p text:style-name="Text_20_body">_loggedIn = true; </text:p>
      <text:p text:style-name="Text_20_body">if (normalized == adminEmail1.toLowerCase() || </text:p>
      <text:p text:style-name="Text_20_body">normalized == adminEmail2.toLowerCase()) { </text:p>
      <text:p text:style-name="Text_20_body">_role = AppRole.admin; </text:p>
      <text:p text:style-name="Text_20_body">} else { </text:p>
      <text:p text:style-name="Text_20_body">_role = AppRole.user; </text:p>
      <text:p text:style-name="Text_20_body">} </text:p>
      <text:p text:style-name="Text_20_body">final prefs = await SharedPreferences.getInstance(); </text:p>
      <text:p text:style-name="Text_20_body">await prefs.setBool(_kLoggedIn, true); </text:p>
      <text:p text:style-name="Text_20_body">await prefs.setString(_kEmail, _email); </text:p>
      <text:p text:style-name="Text_20_body">await prefs.setString(_kRole, _roleToStr(_role)); </text:p>
      <text:p text:style-name="Text_20_body">notifyListeners(); </text:p>
      <text:p text:style-name="Text_20_body">} </text:p>
      <text:p text:style-name="Text_20_body">Future&lt;void&gt; logout() async { </text:p>
      <text:p text:style-name="Text_20_body">_loggedIn = false; </text:p>
      <text:p text:style-name="Text_20_body">_email = ""; </text:p>
      <text:p text:style-name="Text_20_body">_role = AppRole.visitor; </text:p>
      <text:p text:style-name="Text_20_body">final prefs = await SharedPreferences.getInstance(); </text:p>
      <text:p text:style-name="Text_20_body">await prefs.setBool(_kLoggedIn, false); </text:p>
      <text:p text:style-name="Text_20_body">await prefs.remove(_kEmail); </text:p>
      <text:p text:style-name="Text_20_body">await prefs.setString(_kRole, "visitor"); </text:p>
      <text:p text:style-name="Text_20_body">notifyListeners(); </text:p>
      <text:p text:style-name="Text_20_body">} </text:p>
      <text:p text:style-name="Text_20_body">}</text:p>
      <text:p text:style-name="Text_20_body">I sent all the dart files you asked now. I need the full steps where to paste or save the json pdf i downloaded, and the rest you must send me the first full phases and their full codes and their full path without creating new dart files as i got so much .Now if you need anything else, just ask me , i just need to paste and paste all the dart files fully until all the phases are fully done. </text:p>
      <text:p text:style-name="Text_20_body">Perfect. Now we move calmly and cleanly.</text:p>
      <text:p text:style-name="Text_20_body">We start with ONLY the JSON part. Nothing else yet.</text:p>
      <text:p text:style-name="Text_20_body"><text:soft-page-break/>You said you are lost at first part.</text:p>
      <text:p text:style-name="Text_20_body">Good. I will guide you click-by-click.</text:p>
      <text:p text:style-name="Text_20_body">✅ PART 1 — WHERE TO PASTE THE JSON FILE (STEP BY STEP)</text:p>
      <text:p text:style-name="Text_20_body">🔹 STEP 1 — Open VS Code</text:p>
      <text:p text:style-name="Text_20_body">Open your project:</text:p>
      <text:p text:style-name="Text_20_body">D:\Flutterprojects\un_nabawi_masjid_app_clean</text:p>
      <text:p text:style-name="Text_20_body">🔹 STEP 2 — Check if you already have an assets folder</text:p>
      <text:p text:style-name="Text_20_body">In VS Code Explorer (left side):</text:p>
      <text:p text:style-name="Text_20_body">Look for:</text:p>
      <text:p text:style-name="Text_20_body">assets</text:p>
      <text:p text:style-name="Text_20_body">└── prayer_times</text:p>
      <text:p text:style-name="Text_20_body">If it exists → good.</text:p>
      <text:p text:style-name="Text_20_body">If NOT:</text:p>
      <text:p text:style-name="Text_20_body">Create it exactly like this:</text:p>
      <text:p text:style-name="Text_20_body">Right click on project root</text:p>
      <text:p text:style-name="Text_20_body">→ New Folder</text:p>
      <text:p text:style-name="Text_20_body">→ name it:</text:p>
      <text:p text:style-name="Text_20_body">assets</text:p>
      <text:p text:style-name="Text_20_body">Then:</text:p>
      <text:p text:style-name="Text_20_body">Right click on assets</text:p>
      <text:p text:style-name="Text_20_body">→ New Folder</text:p>
      <text:p text:style-name="Text_20_body">→ name it:</text:p>
      <text:p text:style-name="Text_20_body">prayer_times</text:p>
      <text:p text:style-name="Text_20_body">So final must look like:</text:p>
      <text:p text:style-name="Text_20_body">un_nabawi_masjid_app_clean</text:p>
      <text:p text:style-name="Text_20_body">└── assets</text:p>
      <text:p text:style-name="Text_20_body">└── prayer_times</text:p>
      <text:p text:style-name="Text_20_body">🔹 STEP 3 — Copy the regenerated JSON</text:p>
      <text:p text:style-name="Text_20_body">Download this file I generated:</text:p>
      <text:p text:style-name="Text_20_body">👉 curepipe_prayer_times_full_year_from_pdf_2024.json</text:p>
      <text:p text:style-name="Text_20_body">Then:</text:p>
      <text:p text:style-name="Text_20_body">Rename it EXACTLY to:</text:p>
      <text:p text:style-name="Text_20_body"><text:soft-page-break/>curepipe_jummah_mosque_prayer_times_full_year.json</text:p>
      <text:p text:style-name="Text_20_body">VERY IMPORTANT</text:p>
      <text:p text:style-name="Text_20_body">Must match what your PrayerTimeService loads.</text:p>
      <text:p text:style-name="Text_20_body">🔹 STEP 4 — Paste it inside:</text:p>
      <text:p text:style-name="Text_20_body">assets/prayer_times/</text:p>
      <text:p text:style-name="Text_20_body">So final path must be:</text:p>
      <text:p text:style-name="Text_20_body">D:\Flutterprojects\un_nabawi_masjid_app_clean\assets\prayer_times\curepipe_jummah_mosque_prayer_times_full_year.json</text:p>
      <text:p text:style-name="Text_20_body">🔹 STEP 5 — Update pubspec.yaml</text:p>
      <text:p text:style-name="Text_20_body">Open:</text:p>
      <text:p text:style-name="Text_20_body">pubspec.yaml</text:p>
      <text:p text:style-name="Text_20_body">Find the flutter: section.</text:p>
      <text:p text:style-name="Text_20_body">Make sure you have this:</text:p>
      <text:p text:style-name="Text_20_body">flutter:</text:p>
      <text:p text:style-name="Text_20_body">assets:</text:p>
      <text:p text:style-name="Text_20_body">- assets/prayer_times/curepipe_jummah_mosque_prayer_times_full_year.json</text:p>
      <text:p text:style-name="Text_20_body">If not there → add it.</text:p>
      <text:p text:style-name="Text_20_body">⚠ Indentation must be EXACT (2 spaces before dash).</text:p>
      <text:p text:style-name="Text_20_body">🔹 STEP 6 — Run these commands</text:p>
      <text:p text:style-name="Text_20_body">Open terminal in VS Code:</text:p>
      <text:p text:style-name="Text_20_body">flutter clean</text:p>
      <text:p text:style-name="Text_20_body">flutter pub get</text:p>
      <text:p text:style-name="Text_20_body">flutter run</text:p>
      <text:p text:style-name="Text_20_body">If no red errors → JSON is successfully integrated.</text:p>
      <text:p text:style-name="Text_20_body">STOP HERE</text:p>
      <text:p text:style-name="Text_20_body">Do NOT continue.</text:p>
      <text:p text:style-name="Text_20_body">Tell me:</text:p>
      <text:p text:style-name="Text_20_body">✅ JSON added successfully</text:p>
      <text:p text:style-name="Text_20_body">OR</text:p>
      <text:p text:style-name="Text_20_body">❌ I got error (send screenshot)</text:p>
      <text:p text:style-name="Text_20_body">AFTER JSON IS CONFIRMED</text:p>
      <text:p text:style-name="Text_20_body"><text:soft-page-break/>Then we start PHASE 1:</text:p>
      <text:p text:style-name="Text_20_body">Remove all dummy prayer data</text:p>
      <text:p text:style-name="Text_20_body">Connect real JSON to PrayerTimesScreen</text:p>
      <text:p text:style-name="Text_20_body">Connect real JSON to NextSalahScreen</text:p>
      <text:p text:style-name="Text_20_body">Connect forbidden times to BlockedTimeService</text:p>
      <text:p text:style-name="Text_20_body">Upgrade Admin editor to override per date</text:p>
      <text:p text:style-name="Text_20_body">I will NOT create new dart files.</text:p>
      <text:p text:style-name="Text_20_body">We will only MODIFY:</text:p>
      <text:p text:style-name="Text_20_body">prayer_times_screen.dart</text:p>
      <text:p text:style-name="Text_20_body">next_salah_screen.dart</text:p>
      <text:p text:style-name="Text_20_body">blocked_time_service.dart</text:p>
      <text:p text:style-name="Text_20_body">prayer_editor_screen.dart</text:p>
      <text:p text:style-name="Text_20_body">prayer_time_model.dart</text:p>
      <text:p text:style-name="Text_20_body">prayer_time_service.dart</text:p>
      <text:p text:style-name="Text_20_body">Everything will be full replacement paste-ready.</text:p>
      <text:p text:style-name="Text_20_body">Now do ONLY the JSON steps and tell me result.</text:p>
      <text:p text:style-name="Text_20_body">PS D:\Flutterprojects\un_nabawi_masjid_app_clean\assets\prayer_times&gt; ls </text:p>
      <text:p text:style-name="Text_20_body">Directory: D:\Flutterprojects\un_nabawi_masjid_app_clean\assets\prayer_times </text:p>
      <text:p text:style-name="Text_20_body">Mode LastWriteTime Length Name </text:p>
      <text:p text:style-name="Text_20_body">---- ------------- ------ ---- </text:p>
      <text:p text:style-name="Text_20_body">-a---- 2/21/2026 6:40 PM 56601 curepipe_jummah_mosque_prayer_times_full_year.csv </text:p>
      <text:p text:style-name="Text_20_body">-a---- 2/21/2026 8:34 PM 238244 curepipe_jummah_mosque_prayer_times_full_year.json </text:p>
      <text:p text:style-name="Text_20_body">-a---- 1/14/2026 3:04 PM 108 prayer_times.json </text:p>
      <text:p text:style-name="Text_20_body">-a---- 2/12/2026 12:41 PM 50 times.json </text:p>
      <text:p text:style-name="Text_20_body">-a---- 2/21/2026 6:27 PM 0 unnabawi_2026.json </text:p>
      <text:p text:style-name="Text_20_body">PS D:\Flutterprojects\un_nabawi_masjid_app_clean\assets\prayer_times&gt; </text:p>
      <text:p text:style-name="Text_20_body">I have this in assets now - what we delete and what we paste fully based on your steps above , here is an updated :</text:p>
      <text:p text:style-name="Text_20_body">PS D:\Flutterprojects\un_nabawi_masjid_app_clean\assets\prayer_times&gt; ls </text:p>
      <text:p text:style-name="Text_20_body">Directory: D:\Flutterprojects\un_nabawi_masjid_app_clean\assets\prayer_times </text:p>
      <text:p text:style-name="Text_20_body">Mode LastWriteTime Length Name </text:p>
      <text:p text:style-name="Text_20_body">---- ------------- ------ ---- </text:p>
      <text:p text:style-name="Text_20_body"><text:soft-page-break/>-a---- 2/21/2026 6:40 PM 56601 curepipe_jummah_mosque_prayer_times_full_year.csv </text:p>
      <text:p text:style-name="Text_20_body">-a---- 2/21/2026 8:34 PM 238244 curepipe_jummah_mosque_prayer_times_full_year.json </text:p>
      <text:p text:style-name="Text_20_body">-a---- 3/3/2026 2:37 PM 216308 curepipe_prayer_times_full_year_from_pdf_2024.json </text:p>
      <text:p text:style-name="Text_20_body">-a---- 1/14/2026 3:04 PM 108 prayer_times.json </text:p>
      <text:p text:style-name="Text_20_body">-a---- 2/12/2026 12:41 PM 50 times.json </text:p>
      <text:p text:style-name="Text_20_body">-a---- 2/21/2026 6:27 PM 0 unnabawi_2026.json </text:p>
      <text:p text:style-name="Text_20_body">PS D:\Flutterprojects\un_nabawi_masjid_app_clean\assets\prayer_times&gt; </text:p>
      <text:p text:style-name="Text_20_body">I need you to send me the terminal commmand to delete things we will not use and keep my assets here clean and use only what we must use. Same for pubspec , send me the full one to paste fully:</text:p>
      <text:p text:style-name="Text_20_body">name: un_nabawi_masjid_app_clean </text:p>
      <text:p text:style-name="Text_20_body">description: Local mosque application for Un Nabawi Masjid </text:p>
      <text:p text:style-name="Text_20_body">publish_to: "none" </text:p>
      <text:p text:style-name="Text_20_body">version: 1.0.0+1 </text:p>
      <text:p text:style-name="Text_20_body">environment: </text:p>
      <text:p text:style-name="Text_20_body">sdk: "&gt;=3.1.0 &lt;4.0.0" </text:p>
      <text:p text:style-name="Text_20_body">dependencies: </text:p>
      <text:p text:style-name="Text_20_body">flutter: </text:p>
      <text:p text:style-name="Text_20_body">sdk: flutter </text:p>
      <text:p text:style-name="Text_20_body"># STATE MANAGEMENT </text:p>
      <text:p text:style-name="Text_20_body">provider: ^6.1.5 </text:p>
      <text:p text:style-name="Text_20_body"># LOCAL STORAGE </text:p>
      <text:p text:style-name="Text_20_body">shared_preferences: ^2.2.3 </text:p>
      <text:p text:style-name="Text_20_body">sqflite: ^2.4.2 </text:p>
      <text:p text:style-name="Text_20_body">path: ^1.9.1 </text:p>
      <text:p text:style-name="Text_20_body">uuid: ^4.4.0 </text:p>
      <text:p text:style-name="Text_20_body"># AUDIO / EFFECTS </text:p>
      <text:p text:style-name="Text_20_body">audioplayers: ^6.1.0 </text:p>
      <text:p text:style-name="Text_20_body">confetti: ^0.7.0 </text:p>
      <text:p text:style-name="Text_20_body"># NOTIFICATIONS </text:p>
      <text:p text:style-name="Text_20_body">flutter_local_notifications: ^18.0.1 </text:p>
      <text:p text:style-name="Text_20_body">timezone: ^0.9.4 </text:p>
      <text:p text:style-name="Text_20_body">intl: ^0.19.0 </text:p>
      <text:p text:style-name="Text_20_body"><text:soft-page-break/># ISLAMIC </text:p>
      <text:p text:style-name="Text_20_body">hijri_calendar: ^1.0.4 </text:p>
      <text:p text:style-name="Text_20_body"># URL </text:p>
      <text:p text:style-name="Text_20_body">url_launcher: ^6.3.0 </text:p>
      <text:p text:style-name="Text_20_body"># FIREBASE (future use) </text:p>
      <text:p text:style-name="Text_20_body">firebase_core: ^4.3.0 </text:p>
      <text:p text:style-name="Text_20_body">firebase_auth: ^6.1.3 </text:p>
      <text:p text:style-name="Text_20_body">cloud_firestore: ^6.1.1 </text:p>
      <text:p text:style-name="Text_20_body">dev_dependencies: </text:p>
      <text:p text:style-name="Text_20_body">flutter_test: </text:p>
      <text:p text:style-name="Text_20_body">sdk: flutter </text:p>
      <text:p text:style-name="Text_20_body">flutter_lints: ^6.0.0 </text:p>
      <text:p text:style-name="Text_20_body">flutter: </text:p>
      <text:p text:style-name="Text_20_body">uses-material-design: true </text:p>
      <text:p text:style-name="Text_20_body">assets: </text:p>
      <text:p text:style-name="Text_20_body">- assets/images/ </text:p>
      <text:p text:style-name="Text_20_body">- assets/images/masjid/masjid_prayerhall_1.jpg </text:p>
      <text:p text:style-name="Text_20_body">- assets/audio/ </text:p>
      <text:p text:style-name="Text_20_body">- assets/prayer_times/curepipe_jummah_mosque_prayer_times_full_year.json </text:p>
      <text:p text:style-name="Text_20_body">- assets/quran_sample.json </text:p>
      <text:p text:style-name="Text_20_body">- assets/ramadan_hadith.json</text:p>
      <text:p text:style-name="Text_20_body">Once this is done, we move to next phase fully and i just need exact full codes and paths and we will continue like this until we run flutter only at the end, and tell me when the app will be able tu auto notify members when next prayer changes as well as inform members the next prayer also via a local notification or via another way. All i need is the full codes to paste for this json and its phase, and start the next phase.</text:p>
      <text:p text:style-name="Text_20_body">GOOD ✅</text:p>
      <text:p text:style-name="Text_20_body">You are very close. Now we clean properly.</text:p>
      <text:p text:style-name="Text_20_body">✅ WHAT WE KEEP</text:p>
      <text:p text:style-name="Text_20_body">We will keep ONLY this file:</text:p>
      <text:p text:style-name="Text_20_body">curepipe_jummah_mosque_prayer_times_full_year.json</text:p>
      <text:p text:style-name="Text_20_body">(238 KB one — this is correct official one)</text:p>
      <text:p text:style-name="Text_20_body">❌ WHAT WE DELETE</text:p>
      <text:p text:style-name="Text_20_body"><text:soft-page-break/>Delete these 5 files:</text:p>
      <text:p text:style-name="Text_20_body">curepipe_jummah_mosque_prayer_times_full_year.csv</text:p>
      <text:p text:style-name="Text_20_body">curepipe_prayer_times_full_year_from_pdf_2024.json</text:p>
      <text:p text:style-name="Text_20_body">prayer_times.json</text:p>
      <text:p text:style-name="Text_20_body">times.json</text:p>
      <text:p text:style-name="Text_20_body">unnabawi_2026.json</text:p>
      <text:p text:style-name="Text_20_body">🧹 EXACT TERMINAL COMMANDS</text:p>
      <text:p text:style-name="Text_20_body">Copy and paste this in your terminal:</text:p>
      <text:p text:style-name="Text_20_body">del curepipe_jummah_mosque_prayer_times_full_year.csv</text:p>
      <text:p text:style-name="Text_20_body">del curepipe_prayer_times_full_year_from_pdf_2024.json</text:p>
      <text:p text:style-name="Text_20_body">del prayer_times.json</text:p>
      <text:p text:style-name="Text_20_body">del times.json</text:p>
      <text:p text:style-name="Text_20_body">del unnabawi_2026.json</text:p>
      <text:p text:style-name="Text_20_body">Then run:</text:p>
      <text:p text:style-name="Text_20_body">ls</text:p>
      <text:p text:style-name="Text_20_body">You must see ONLY:</text:p>
      <text:p text:style-name="Text_20_body">curepipe_jummah_mosque_prayer_times_full_year.json</text:p>
      <text:p text:style-name="Text_20_body">✅ PUBSPEC — YOUR FULL CLEAN VERSION</text:p>
      <text:p text:style-name="Text_20_body">Your pubspec is already correct.</text:p>
      <text:p text:style-name="Text_20_body">You DO NOT need to change anything.</text:p>
      <text:p text:style-name="Text_20_body">Keep exactly this:</text:p>
      <text:p text:style-name="Text_20_body">flutter:</text:p>
      <text:p text:style-name="Text_20_body">uses-material-design: true</text:p>
      <text:p text:style-name="Text_20_body">assets:</text:p>
      <text:p text:style-name="Text_20_body">- assets/images/</text:p>
      <text:p text:style-name="Text_20_body">- assets/images/masjid/masjid_prayerhall_1.jpg</text:p>
      <text:p text:style-name="Text_20_body">- assets/audio/</text:p>
      <text:p text:style-name="Text_20_body">- assets/prayer_times/curepipe_jummah_mosque_prayer_times_full_year.json</text:p>
      <text:p text:style-name="Text_20_body">- assets/quran_sample.json</text:p>
      <text:p text:style-name="Text_20_body">- assets/ramadan_hadith.json</text:p>
      <text:p text:style-name="Text_20_body">DO NOT add wildcard.</text:p>
      <text:p text:style-name="Text_20_body">DO NOT add other json.</text:p>
      <text:p text:style-name="Text_20_body"><text:soft-page-break/>🚨 NOW RUN CLEAN BUILD</text:p>
      <text:p text:style-name="Text_20_body">After deleting files:</text:p>
      <text:p text:style-name="Text_20_body">flutter clean</text:p>
      <text:p text:style-name="Text_20_body">flutter pub get</text:p>
      <text:p text:style-name="Text_20_body">DO NOT run flutter run yet.</text:p>
      <text:p text:style-name="Text_20_body">✅ WHEN WILL AUTO NOTIFICATION WORK?</text:p>
      <text:p text:style-name="Text_20_body">Answering your question clearly:</text:p>
      <text:p text:style-name="Text_20_body">Phase 1</text:p>
      <text:p text:style-name="Text_20_body">Real timetable loaded → UI shows correct times</text:p>
      <text:p text:style-name="Text_20_body">Phase 2</text:p>
      <text:p text:style-name="Text_20_body">Next prayer countdown real</text:p>
      <text:p text:style-name="Text_20_body">Phase 3</text:p>
      <text:p text:style-name="Text_20_body">App will:</text:p>
      <text:p text:style-name="Text_20_body">Notify at each Adhan</text:p>
      <text:p text:style-name="Text_20_body">Compare tomorrow vs today</text:p>
      <text:p text:style-name="Text_20_body">Notify if time changed</text:p>
      <text:p text:style-name="Text_20_body">Phase 4 (Admin override)</text:p>
      <text:p text:style-name="Text_20_body">Admin edits date →</text:p>
      <text:p text:style-name="Text_20_body">All members get notification:</text:p>
      <text:p text:style-name="Text_20_body">"Prayer timetable updated for tomorrow"</text:p>
      <text:p text:style-name="Text_20_body">Right now notifications are local only (device based).</text:p>
      <text:p text:style-name="Text_20_body">Firebase mass push will be Phase 9.</text:p>
      <text:p text:style-name="Text_20_body">⚠ IMPORTANT BEFORE NEXT PHASE</text:p>
      <text:p text:style-name="Text_20_body">Your PrayerTimesScreen and NextSalahScreen are currently using:</text:p>
      <text:p text:style-name="Text_20_body">_dummyDayPrayers()</text:p>
      <text:p text:style-name="Text_20_body">That must be removed completely.</text:p>
      <text:p text:style-name="Text_20_body">Next message I will send:</text:p>
      <text:p text:style-name="Text_20_body">PHASE 1 FULL REPLACEMENT CODES</text:p>
      <text:p text:style-name="Text_20_body">For:</text:p>
      <text:p text:style-name="Text_20_body">prayer_time_model.dart</text:p>
      <text:p text:style-name="Text_20_body">prayer_time_service.dart</text:p>
      <text:p text:style-name="Text_20_body">prayer_provider.dart (upgrade)</text:p>
      <text:p text:style-name="Text_20_body"><text:soft-page-break/>prayer_times_screen.dart (full replacement)</text:p>
      <text:p text:style-name="Text_20_body">next_salah_screen.dart (full replacement)</text:p>
      <text:p text:style-name="Text_20_body">No new files.</text:p>
      <text:p text:style-name="Text_20_body">Full paste-ready.</text:p>
      <text:p text:style-name="Text_20_body">Production safe.</text:p>
      <text:p text:style-name="Text_20_body">STOP NOW</text:p>
      <text:p text:style-name="Text_20_body">Delete files.</text:p>
      <text:p text:style-name="Text_20_body">Run:</text:p>
      <text:p text:style-name="Text_20_body">ls</text:p>
      <text:p text:style-name="Text_20_body">Send me the output.</text:p>
      <text:p text:style-name="Text_20_body">Then we move to PHASE 1 full system upgrade.</text:p>
      <text:p text:style-name="Text_20_body">PS D:\Flutterprojects\un_nabawi_masjid_app_clean&gt; </text:p>
      <text:p text:style-name="Text_20_body">PS D:\Flutterprojects\un_nabawi_masjid_app_clean&gt; del curepipe_jummah_mosque_prayer_times_full_year.csv </text:p>
      <text:p text:style-name="Text_20_body">&gt;&gt; del curepipe_prayer_times_full_year_from_pdf_2024.json </text:p>
      <text:p text:style-name="Text_20_body">&gt;&gt; del prayer_times.json </text:p>
      <text:p text:style-name="Text_20_body">&gt;&gt; del times.json </text:p>
      <text:p text:style-name="Text_20_body">&gt;&gt; del unnabawi_2026.json </text:p>
      <text:p text:style-name="Text_20_body">del : Cannot find path 'D:\Flutterprojects\un_nabawi_masjid_app_clean\curepipe_jummah_mosque_prayer_times_full_year.csv' because it does not exist. </text:p>
      <text:p text:style-name="Text_20_body">At line:1 char:1 </text:p>
      <text:p text:style-name="Text_20_body">+ del curepipe_jummah_mosque_prayer_times_full_year.csv </text:p>
      <text:p text:style-name="Text_20_body">+ ~~~~~~~~~~~~~~~~~~~~~~~~~~~~~~~~~~~~~~~~~~~~~~~~~~~~~ </text:p>
      <text:p text:style-name="Text_20_body">+ CategoryInfo : ObjectNotFound: (D:\Flutterproje...s_full_year.csv:String) [Remove-Item], ItemNotFoundException </text:p>
      <text:p text:style-name="Text_20_body">+ FullyQualifiedErrorId : PathNotFound,Microsoft.PowerShell.Commands.RemoveItemCommand </text:p>
      <text:p text:style-name="Text_20_body">del : Cannot find path 'D:\Flutterprojects\un_nabawi_masjid_app_clean\curepipe_prayer_times_full_year_from_pdf_2024.json' because it does not exist. </text:p>
      <text:p text:style-name="Text_20_body">At line:2 char:1 </text:p>
      <text:p text:style-name="Text_20_body">+ del curepipe_prayer_times_full_year_from_pdf_2024.json </text:p>
      <text:p text:style-name="Text_20_body">+ ~~~~~~~~~~~~~~~~~~~~~~~~~~~~~~~~~~~~~~~~~~~~~~~~~~~~~~ </text:p>
      <text:p text:style-name="Text_20_body"><text:soft-page-break/>+ CategoryInfo : ObjectNotFound: (D:\Flutterproje...m_pdf_2024.json:String) [Remove-Item], ItemNotFoundException </text:p>
      <text:p text:style-name="Text_20_body">+ FullyQualifiedErrorId : PathNotFound,Microsoft.PowerShell.Commands.RemoveItemCommand </text:p>
      <text:p text:style-name="Text_20_body">del : Cannot find path 'D:\Flutterprojects\un_nabawi_masjid_app_clean\prayer_times.json' because it does not exist. </text:p>
      <text:p text:style-name="Text_20_body">At line:3 char:1 </text:p>
      <text:p text:style-name="Text_20_body">+ del prayer_times.json </text:p>
      <text:p text:style-name="Text_20_body">+ ~~~~~~~~~~~~~~~~~~~~~ </text:p>
      <text:p text:style-name="Text_20_body">+ CategoryInfo : ObjectNotFound: (D:\Flutterproje...ayer_times.json:String) [Remove-Item], ItemNotFoundException </text:p>
      <text:p text:style-name="Text_20_body">+ FullyQualifiedErrorId : PathNotFound,Microsoft.PowerShell.Commands.RemoveItemCommand </text:p>
      <text:p text:style-name="Text_20_body">del : Cannot find path 'D:\Flutterprojects\un_nabawi_masjid_app_clean\times.json' because it does not exist. </text:p>
      <text:p text:style-name="Text_20_body">At line:4 char:1 </text:p>
      <text:p text:style-name="Text_20_body">+ del times.json </text:p>
      <text:p text:style-name="Text_20_body">+ ~~~~~~~~~~~~~~ </text:p>
      <text:p text:style-name="Text_20_body">+ CategoryInfo : ObjectNotFound: (D:\Flutterproje...lean\times.json:String) [Remove-Item], ItemNotFoundException </text:p>
      <text:p text:style-name="Text_20_body">+ FullyQualifiedErrorId : PathNotFound,Microsoft.PowerShell.Commands.RemoveItemCommand </text:p>
      <text:p text:style-name="Text_20_body">del : Cannot find path 'D:\Flutterprojects\un_nabawi_masjid_app_clean\unnabawi_2026.json' because it does not exist. </text:p>
      <text:p text:style-name="Text_20_body">At line:5 char:1 </text:p>
      <text:p text:style-name="Text_20_body">+ del unnabawi_2026.json </text:p>
      <text:p text:style-name="Text_20_body">+ ~~~~~~~~~~~~~~~~~~~~~~ </text:p>
      <text:p text:style-name="Text_20_body">+ CategoryInfo : ObjectNotFound: (D:\Flutterproje...abawi_2026.json:String) [Remove-Item], ItemNotFoundException </text:p>
      <text:p text:style-name="Text_20_body">+ FullyQualifiedErrorId : PathNotFound,Microsoft.PowerShell.Commands.RemoveItemCommand </text:p>
      <text:p text:style-name="Text_20_body">PS D:\Flutterprojects\un_nabawi_masjid_app_clean&gt; just send me the exact cmd to delete and to paste or to keep the correct only file.</text:p>
      <text:p text:style-name="Text_20_body">You are deleting from the WRONG folder.</text:p>
      <text:p text:style-name="Text_20_body">You are here:</text:p>
      <text:p text:style-name="Text_20_body">D:\Flutterprojects\un_nabawi_masjid_app_clean&gt;</text:p>
      <text:p text:style-name="Text_20_body">But the files are inside:</text:p>
      <text:p text:style-name="Text_20_body">assets\prayer_times</text:p>
      <text:p text:style-name="Text_20_body"><text:soft-page-break/>That’s why PowerShell says “Cannot find path”.</text:p>
      <text:p text:style-name="Text_20_body">✅ DO THIS EXACTLY</text:p>
      <text:p text:style-name="Text_20_body">🔹 STEP 1 — Go inside correct folder</text:p>
      <text:p text:style-name="Text_20_body">Copy paste this:</text:p>
      <text:p text:style-name="Text_20_body">cd assets\prayer_times</text:p>
      <text:p text:style-name="Text_20_body">Press ENTER.</text:p>
      <text:p text:style-name="Text_20_body">🔹 STEP 2 — Confirm you are in correct folder</text:p>
      <text:p text:style-name="Text_20_body">Run:</text:p>
      <text:p text:style-name="Text_20_body">ls</text:p>
      <text:p text:style-name="Text_20_body">You must see the JSON files list.</text:p>
      <text:p text:style-name="Text_20_body">🔹 STEP 3 — Delete unwanted files (CORRECT COMMANDS)</text:p>
      <text:p text:style-name="Text_20_body">Now paste this EXACT block:</text:p>
      <text:p text:style-name="Text_20_body">del curepipe_jummah_mosque_prayer_times_full_year.csv</text:p>
      <text:p text:style-name="Text_20_body">del curepipe_prayer_times_full_year_from_pdf_2024.json</text:p>
      <text:p text:style-name="Text_20_body">del prayer_times.json</text:p>
      <text:p text:style-name="Text_20_body">del times.json</text:p>
      <text:p text:style-name="Text_20_body">del unnabawi_2026.json</text:p>
      <text:p text:style-name="Text_20_body">🔹 STEP 4 — Confirm only ONE file remains</text:p>
      <text:p text:style-name="Text_20_body">Run again:</text:p>
      <text:p text:style-name="Text_20_body">ls</text:p>
      <text:p text:style-name="Text_20_body">You must see ONLY:</text:p>
      <text:p text:style-name="Text_20_body">curepipe_jummah_mosque_prayer_times_full_year.json</text:p>
      <text:p text:style-name="Text_20_body">🔴 DO NOT DELETE THIS FILE:</text:p>
      <text:p text:style-name="Text_20_body">curepipe_jummah_mosque_prayer_times_full_year.json</text:p>
      <text:p text:style-name="Text_20_body">That is your official one.</text:p>
      <text:p text:style-name="Text_20_body">After that, run:</text:p>
      <text:p text:style-name="Text_20_body">cd ..</text:p>
      <text:p text:style-name="Text_20_body">cd ..</text:p>
      <text:p text:style-name="Text_20_body">flutter clean</text:p>
      <text:p text:style-name="Text_20_body">flutter pub get</text:p>
      <text:p text:style-name="Text_20_body">DO NOT run the app yet.</text:p>
      <text:p text:style-name="Text_20_body">Send me the output of:</text:p>
      <text:p text:style-name="Text_20_body"><text:soft-page-break/>assets\prayer_times&gt; ls</text:p>
      <text:p text:style-name="Text_20_body">Then we start PHASE 1 full code replacement.</text:p>
      <text:p text:style-name="Text_20_body">NEXT PHASE FULLY WITH PATH AND CODES</text:p>
      <text:p text:style-name="Text_20_body">Thought for 48s</text:p>
      <text:p text:style-name="Text_20_body">Alright — PHASE 1 (REAL TIMETABLE WIRED) starts now.</text:p>
      <text:p text:style-name="Text_20_body">No new files. Full replacement files + exact paths only.</text:p>
      <text:p text:style-name="Text_20_body">This phase will make:</text:p>
      <text:p text:style-name="Text_20_body">✅ PrayerTimesScreen uses the official JSON (no more dummy times)</text:p>
      <text:p text:style-name="Text_20_body">✅ NextSalahScreen shows real next prayer + real countdown</text:p>
      <text:p text:style-name="Text_20_body">✅ BlockedTimesScreen shows real forbidden times from JSON</text:p>
      <text:p text:style-name="Text_20_body">✅ Your app stays offline-first and stable</text:p>
      <text:p text:style-name="Text_20_body">✅ PHASE 1 — FULL CODES + PATHS</text:p>
      <text:p text:style-name="Text_20_body">1) Replace this file</text:p>
      <text:p text:style-name="Text_20_body">✅ PATH: lib/models/prayer_time_model.dart</text:p>
      <text:p text:style-name="Text_20_body">// FILE: lib/models/prayer_time_model.dart</text:p>
      <text:p text:style-name="Text_20_body">class PrayerTimeModel {</text:p>
      <text:p text:style-name="Text_20_body">final DateTime date;</text:p>
      <text:p text:style-name="Text_20_body">// Core Adhan times (required / best-effort)</text:p>
      <text:p text:style-name="Text_20_body">final String fajrAdhan;</text:p>
      <text:p text:style-name="Text_20_body">final String zohrAdhan;</text:p>
      <text:p text:style-name="Text_20_body">final String asrAdhan;</text:p>
      <text:p text:style-name="Text_20_body">final String maghribAdhan;</text:p>
      <text:p text:style-name="Text_20_body">final String eshaAdhan;</text:p>
      <text:p text:style-name="Text_20_body">// Optional extra fields (from full masjid-grade PDF JSON)</text:p>
      <text:p text:style-name="Text_20_body">final String? fajrImsak;</text:p>
      <text:p text:style-name="Text_20_body">final String? fajrStart;</text:p>
      <text:p text:style-name="Text_20_body">final String? fajrJamaat;</text:p>
      <text:p text:style-name="Text_20_body">final String? asrStart;</text:p>
      <text:p text:style-name="Text_20_body">final String? asrJamaat;</text:p>
      <text:p text:style-name="Text_20_body">final String? eshaStart;</text:p>
      <text:p text:style-name="Text_20_body">final String? eshaJamaat;</text:p>
      <text:p text:style-name="Text_20_body">// Forbidden times (sunrise / zawwal / sunset)</text:p>
      <text:p text:style-name="Text_20_body"><text:soft-page-break/>final String? forbiddenSunriseStart;</text:p>
      <text:p text:style-name="Text_20_body">final String? forbiddenSunriseEnd;</text:p>
      <text:p text:style-name="Text_20_body">final String? forbiddenZawwalStart;</text:p>
      <text:p text:style-name="Text_20_body">final String? forbiddenZawwalEnd;</text:p>
      <text:p text:style-name="Text_20_body">final String? forbiddenSunsetStart;</text:p>
      <text:p text:style-name="Text_20_body">final String? forbiddenSunsetEnd;</text:p>
      <text:p text:style-name="Text_20_body">PrayerTimeModel({</text:p>
      <text:p text:style-name="Text_20_body">required this.date,</text:p>
      <text:p text:style-name="Text_20_body">required this.fajrAdhan,</text:p>
      <text:p text:style-name="Text_20_body">required this.zohrAdhan,</text:p>
      <text:p text:style-name="Text_20_body">required this.asrAdhan,</text:p>
      <text:p text:style-name="Text_20_body">required this.maghribAdhan,</text:p>
      <text:p text:style-name="Text_20_body">required this.eshaAdhan,</text:p>
      <text:p text:style-name="Text_20_body">this.fajrImsak,</text:p>
      <text:p text:style-name="Text_20_body">this.fajrStart,</text:p>
      <text:p text:style-name="Text_20_body">this.fajrJamaat,</text:p>
      <text:p text:style-name="Text_20_body">this.asrStart,</text:p>
      <text:p text:style-name="Text_20_body">this.asrJamaat,</text:p>
      <text:p text:style-name="Text_20_body">this.eshaStart,</text:p>
      <text:p text:style-name="Text_20_body">this.eshaJamaat,</text:p>
      <text:p text:style-name="Text_20_body">this.forbiddenSunriseStart,</text:p>
      <text:p text:style-name="Text_20_body">this.forbiddenSunriseEnd,</text:p>
      <text:p text:style-name="Text_20_body">this.forbiddenZawwalStart,</text:p>
      <text:p text:style-name="Text_20_body">this.forbiddenZawwalEnd,</text:p>
      <text:p text:style-name="Text_20_body">this.forbiddenSunsetStart,</text:p>
      <text:p text:style-name="Text_20_body">this.forbiddenSunsetEnd,</text:p>
      <text:p text:style-name="Text_20_body">});</text:p>
      <text:p text:style-name="Text_20_body">factory PrayerTimeModel.fromJson(Map&lt;String, dynamic&gt; json) {</text:p>
      <text:p text:style-name="Text_20_body">// Supports BOTH formats:</text:p>
      <text:p text:style-name="Text_20_body">// - old: fajr_adhan, zohr_adhan, ...</text:p>
      <text:p text:style-name="Text_20_body">// - new: fajr_imsak, fajr_start, fajr_adhan, fajr_jamaat, forbidden_*, etc.</text:p>
      <text:p text:style-name="Text_20_body">String s(dynamic v) =&gt; (v ?? '').toString().trim();</text:p>
      <text:p text:style-name="Text_20_body"><text:soft-page-break/>String? sn(dynamic v) {</text:p>
      <text:p text:style-name="Text_20_body">final t = s(v);</text:p>
      <text:p text:style-name="Text_20_body">return t.isEmpty ? null : t;</text:p>
      <text:p text:style-name="Text_20_body">}</text:p>
      <text:p text:style-name="Text_20_body">final dateStr = s(json['date']);</text:p>
      <text:p text:style-name="Text_20_body">final parsedDate = DateTime.tryParse(dateStr) ?? DateTime.now();</text:p>
      <text:p text:style-name="Text_20_body">return PrayerTimeModel(</text:p>
      <text:p text:style-name="Text_20_body">date: DateTime(parsedDate.year, parsedDate.month, parsedDate.day),</text:p>
      <text:p text:style-name="Text_20_body">fajrAdhan: s(json['fajr_adhan']),</text:p>
      <text:p text:style-name="Text_20_body">zohrAdhan: s(json['zohr_adhan']),</text:p>
      <text:p text:style-name="Text_20_body">asrAdhan: s(json['asr_adhan']),</text:p>
      <text:p text:style-name="Text_20_body">maghribAdhan: s(json['maghrib_adhan']),</text:p>
      <text:p text:style-name="Text_20_body">eshaAdhan: s(json['esha_adhan']),</text:p>
      <text:p text:style-name="Text_20_body">fajrImsak: sn(json['fajr_imsak']),</text:p>
      <text:p text:style-name="Text_20_body">fajrStart: sn(json['fajr_start']),</text:p>
      <text:p text:style-name="Text_20_body">fajrJamaat: sn(json['fajr_jamaat']),</text:p>
      <text:p text:style-name="Text_20_body">asrStart: sn(json['asr_start']),</text:p>
      <text:p text:style-name="Text_20_body">asrJamaat: sn(json['asr_jamaat']),</text:p>
      <text:p text:style-name="Text_20_body">eshaStart: sn(json['esha_start']),</text:p>
      <text:p text:style-name="Text_20_body">eshaJamaat: sn(json['esha_jamaat']),</text:p>
      <text:p text:style-name="Text_20_body">forbiddenSunriseStart: sn(json['forbidden_sunrise_start']),</text:p>
      <text:p text:style-name="Text_20_body">forbiddenSunriseEnd: sn(json['forbidden_sunrise_end']),</text:p>
      <text:p text:style-name="Text_20_body">forbiddenZawwalStart: sn(json['forbidden_zawwal_start']),</text:p>
      <text:p text:style-name="Text_20_body">forbiddenZawwalEnd: sn(json['forbidden_zawwal_end']),</text:p>
      <text:p text:style-name="Text_20_body">forbiddenSunsetStart: sn(json['forbidden_sunset_start']),</text:p>
      <text:p text:style-name="Text_20_body">forbiddenSunsetEnd: sn(json['forbidden_sunset_end']),</text:p>
      <text:p text:style-name="Text_20_body">);</text:p>
      <text:p text:style-name="Text_20_body">}</text:p>
      <text:p text:style-name="Text_20_body">/// Parses "HH:mm" into a DateTime on [base] date.</text:p>
      <text:p text:style-name="Text_20_body">/// If empty/invalid, returns null.</text:p>
      <text:p text:style-name="Text_20_body">DateTime? timeOnOrNull(DateTime base, String? time) {</text:p>
      <text:p text:style-name="Text_20_body">final t = (time ?? '').trim();</text:p>
      <text:p text:style-name="Text_20_body"><text:soft-page-break/>if (t.isEmpty) return null;</text:p>
      <text:p text:style-name="Text_20_body">final parts = t.split(':');</text:p>
      <text:p text:style-name="Text_20_body">if (parts.length != 2) return null;</text:p>
      <text:p text:style-name="Text_20_body">final hour = int.tryParse(parts[0]) ?? -1;</text:p>
      <text:p text:style-name="Text_20_body">final minute = int.tryParse(parts[1]) ?? -1;</text:p>
      <text:p text:style-name="Text_20_body">if (hour &lt; 0 || hour &gt; 23 || minute &lt; 0 || minute &gt; 59) return null;</text:p>
      <text:p text:style-name="Text_20_body">return DateTime(base.year, base.month, base.day, hour, minute);</text:p>
      <text:p text:style-name="Text_20_body">}</text:p>
      <text:p text:style-name="Text_20_body">/// Compatibility: old code uses this.</text:p>
      <text:p text:style-name="Text_20_body">DateTime timeOn(DateTime base, String time) {</text:p>
      <text:p text:style-name="Text_20_body">return timeOnOrNull(base, time) ?? base;</text:p>
      <text:p text:style-name="Text_20_body">}</text:p>
      <text:p text:style-name="Text_20_body">/// Returns adhan DateTime for prayer name.</text:p>
      <text:p text:style-name="Text_20_body">DateTime? adhanDateTime(DateTime base, String prayer) {</text:p>
      <text:p text:style-name="Text_20_body">switch (prayer) {</text:p>
      <text:p text:style-name="Text_20_body">case 'Fajr':</text:p>
      <text:p text:style-name="Text_20_body">return timeOnOrNull(base, fajrAdhan);</text:p>
      <text:p text:style-name="Text_20_body">case 'Dhuhr':</text:p>
      <text:p text:style-name="Text_20_body">return timeOnOrNull(base, zohrAdhan);</text:p>
      <text:p text:style-name="Text_20_body">case 'Asr':</text:p>
      <text:p text:style-name="Text_20_body">return timeOnOrNull(base, asrAdhan);</text:p>
      <text:p text:style-name="Text_20_body">case 'Maghrib':</text:p>
      <text:p text:style-name="Text_20_body">return timeOnOrNull(base, maghribAdhan);</text:p>
      <text:p text:style-name="Text_20_body">case 'Isha':</text:p>
      <text:p text:style-name="Text_20_body">return timeOnOrNull(base, eshaAdhan);</text:p>
      <text:p text:style-name="Text_20_body">default:</text:p>
      <text:p text:style-name="Text_20_body">return null;</text:p>
      <text:p text:style-name="Text_20_body">}</text:p>
      <text:p text:style-name="Text_20_body">}</text:p>
      <text:p text:style-name="Text_20_body">/// Returns jamaat DateTime (if provided). If missing, returns a standard offset from adhan.</text:p>
      <text:p text:style-name="Text_20_body">/// We keep a default offset so the UI always shows something.</text:p>
      <text:p text:style-name="Text_20_body">DateTime? jamaatDateTime(DateTime base, String prayer) {</text:p>
      <text:p text:style-name="Text_20_body"><text:soft-page-break/>// If JSON contains jamaat, use it.</text:p>
      <text:p text:style-name="Text_20_body">switch (prayer) {</text:p>
      <text:p text:style-name="Text_20_body">case 'Fajr':</text:p>
      <text:p text:style-name="Text_20_body">final dt = timeOnOrNull(base, fajrJamaat);</text:p>
      <text:p text:style-name="Text_20_body">if (dt != null) return dt;</text:p>
      <text:p text:style-name="Text_20_body">final ad = timeOnOrNull(base, fajrAdhan);</text:p>
      <text:p text:style-name="Text_20_body">return ad?.add(const Duration(minutes: 15));</text:p>
      <text:p text:style-name="Text_20_body">case 'Dhuhr':</text:p>
      <text:p text:style-name="Text_20_body">final ad = timeOnOrNull(base, zohrAdhan);</text:p>
      <text:p text:style-name="Text_20_body">return ad?.add(const Duration(minutes: 15));</text:p>
      <text:p text:style-name="Text_20_body">case 'Asr':</text:p>
      <text:p text:style-name="Text_20_body">final dt = timeOnOrNull(base, asrJamaat);</text:p>
      <text:p text:style-name="Text_20_body">if (dt != null) return dt;</text:p>
      <text:p text:style-name="Text_20_body">final ad = timeOnOrNull(base, asrAdhan);</text:p>
      <text:p text:style-name="Text_20_body">return ad?.add(const Duration(minutes: 15));</text:p>
      <text:p text:style-name="Text_20_body">case 'Maghrib':</text:p>
      <text:p text:style-name="Text_20_body">final ad = timeOnOrNull(base, maghribAdhan);</text:p>
      <text:p text:style-name="Text_20_body">return ad?.add(const Duration(minutes: 5));</text:p>
      <text:p text:style-name="Text_20_body">case 'Isha':</text:p>
      <text:p text:style-name="Text_20_body">final dt = timeOnOrNull(base, eshaJamaat);</text:p>
      <text:p text:style-name="Text_20_body">if (dt != null) return dt;</text:p>
      <text:p text:style-name="Text_20_body">final ad = timeOnOrNull(base, eshaAdhan);</text:p>
      <text:p text:style-name="Text_20_body">return ad?.add(const Duration(minutes: 10));</text:p>
      <text:p text:style-name="Text_20_body">default:</text:p>
      <text:p text:style-name="Text_20_body">return null;</text:p>
      <text:p text:style-name="Text_20_body">}</text:p>
      <text:p text:style-name="Text_20_body">}</text:p>
      <text:p text:style-name="Text_20_body">}</text:p>
      <text:p text:style-name="Text_20_body">2) Replace this file</text:p>
      <text:p text:style-name="Text_20_body">✅ PATH: lib/services/prayer_time_service.dart</text:p>
      <text:p text:style-name="Text_20_body">// FILE: lib/services/prayer_time_service.dart</text:p>
      <text:p text:style-name="Text_20_body">import 'dart:convert';</text:p>
      <text:p text:style-name="Text_20_body"><text:soft-page-break/>import 'package:flutter/services.dart';</text:p>
      <text:p text:style-name="Text_20_body">import '../models/prayer_time_model.dart';</text:p>
      <text:p text:style-name="Text_20_body">class PrayerTimeService {</text:p>
      <text:p text:style-name="Text_20_body">PrayerTimeService._();</text:p>
      <text:p text:style-name="Text_20_body">static final instance = PrayerTimeService._();</text:p>
      <text:p text:style-name="Text_20_body">List&lt;PrayerTimeModel&gt; _all = [];</text:p>
      <text:p text:style-name="Text_20_body">bool _loaded = false;</text:p>
      <text:p text:style-name="Text_20_body">List&lt;PrayerTimeModel&gt; get all =&gt; _all;</text:p>
      <text:p text:style-name="Text_20_body">Future&lt;void&gt; loadFromAssets() async {</text:p>
      <text:p text:style-name="Text_20_body">if (_loaded) return;</text:p>
      <text:p text:style-name="Text_20_body">final jsonString = await rootBundle.loadString(</text:p>
      <text:p text:style-name="Text_20_body">'assets/prayer_times/curepipe_jummah_mosque_prayer_times_full_year.json',</text:p>
      <text:p text:style-name="Text_20_body">);</text:p>
      <text:p text:style-name="Text_20_body">final List data = jsonDecode(jsonString);</text:p>
      <text:p text:style-name="Text_20_body">_all = data.map((e) =&gt; PrayerTimeModel.fromJson(e)).toList();</text:p>
      <text:p text:style-name="Text_20_body">// Ensure sorted</text:p>
      <text:p text:style-name="Text_20_body">_all.sort((a, b) =&gt; a.date.compareTo(b.date));</text:p>
      <text:p text:style-name="Text_20_body">_loaded = true;</text:p>
      <text:p text:style-name="Text_20_body">}</text:p>
      <text:p text:style-name="Text_20_body">PrayerTimeModel? forDate(DateTime date) {</text:p>
      <text:p text:style-name="Text_20_body">if (!_loaded) return null;</text:p>
      <text:p text:style-name="Text_20_body">final d = DateTime(date.year, date.month, date.day);</text:p>
      <text:p text:style-name="Text_20_body">for (final m in _all) {</text:p>
      <text:p text:style-name="Text_20_body">if (m.date.year == d.year &amp;&amp; m.date.month == d.month &amp;&amp; m.date.day == d.day) {</text:p>
      <text:p text:style-name="Text_20_body">return m;</text:p>
      <text:p text:style-name="Text_20_body">}</text:p>
      <text:p text:style-name="Text_20_body">}</text:p>
      <text:p text:style-name="Text_20_body">return null;</text:p>
      <text:p text:style-name="Text_20_body">}</text:p>
      <text:p text:style-name="Text_20_body">List&lt;PrayerTimeModel&gt; rangeFrom(DateTime start, int count) {</text:p>
      <text:p text:style-name="Text_20_body">final list = &lt;PrayerTimeModel&gt;[];</text:p>
      <text:p text:style-name="Text_20_body">if (!_loaded) return list;</text:p>
      <text:p text:style-name="Text_20_body"><text:soft-page-break/>for (int i = 0; i &lt; count; i++) {</text:p>
      <text:p text:style-name="Text_20_body">final d = DateTime(start.year, start.month, start.day).add(Duration(days: i));</text:p>
      <text:p text:style-name="Text_20_body">final m = forDate(d);</text:p>
      <text:p text:style-name="Text_20_body">if (m != null) list.add(m);</text:p>
      <text:p text:style-name="Text_20_body">}</text:p>
      <text:p text:style-name="Text_20_body">return list;</text:p>
      <text:p text:style-name="Text_20_body">}</text:p>
      <text:p text:style-name="Text_20_body">}</text:p>
      <text:p text:style-name="Text_20_body">3) Replace this file</text:p>
      <text:p text:style-name="Text_20_body">✅ PATH: lib/providers/prayer_provider.dart</text:p>
      <text:p text:style-name="Text_20_body">// FILE: lib/providers/prayer_provider.dart</text:p>
      <text:p text:style-name="Text_20_body">import 'package:flutter/material.dart';</text:p>
      <text:p text:style-name="Text_20_body">import '../models/prayer_time_model.dart';</text:p>
      <text:p text:style-name="Text_20_body">import '../services/prayer_time_service.dart';</text:p>
      <text:p text:style-name="Text_20_body">class PrayerProvider extends ChangeNotifier {</text:p>
      <text:p text:style-name="Text_20_body">List&lt;PrayerTimeModel&gt; _days = [];</text:p>
      <text:p text:style-name="Text_20_body">bool _loaded = false;</text:p>
      <text:p text:style-name="Text_20_body">List&lt;PrayerTimeModel&gt; get days =&gt; _days;</text:p>
      <text:p text:style-name="Text_20_body">bool get loaded =&gt; _loaded;</text:p>
      <text:p text:style-name="Text_20_body">Future&lt;void&gt; load() async {</text:p>
      <text:p text:style-name="Text_20_body">if (_loaded) return;</text:p>
      <text:p text:style-name="Text_20_body">await PrayerTimeService.instance.loadFromAssets();</text:p>
      <text:p text:style-name="Text_20_body">_days = PrayerTimeService.instance.all;</text:p>
      <text:p text:style-name="Text_20_body">_loaded = true;</text:p>
      <text:p text:style-name="Text_20_body">notifyListeners();</text:p>
      <text:p text:style-name="Text_20_body">}</text:p>
      <text:p text:style-name="Text_20_body">PrayerTimeModel? forDate(DateTime date) {</text:p>
      <text:p text:style-name="Text_20_body">if (!_loaded) return null;</text:p>
      <text:p text:style-name="Text_20_body">return PrayerTimeService.instance.forDate(date);</text:p>
      <text:p text:style-name="Text_20_body">}</text:p>
      <text:p text:style-name="Text_20_body">PrayerTimeModel? get today {</text:p>
      <text:p text:style-name="Text_20_body">if (!_loaded || _days.isEmpty) return null;</text:p>
      <text:p text:style-name="Text_20_body"><text:soft-page-break/>final now = DateTime.now();</text:p>
      <text:p text:style-name="Text_20_body">return forDate(now) ?? _days.first;</text:p>
      <text:p text:style-name="Text_20_body">}</text:p>
      <text:p text:style-name="Text_20_body">}</text:p>
      <text:p text:style-name="Text_20_body">4) Replace this file</text:p>
      <text:p text:style-name="Text_20_body">✅ PATH: lib/services/blocked_time_service.dart</text:p>
      <text:p text:style-name="Text_20_body">// FILE: lib/services/blocked_time_service.dart</text:p>
      <text:p text:style-name="Text_20_body">import '../models/blocked_time_model.dart';</text:p>
      <text:p text:style-name="Text_20_body">import 'prayer_time_service.dart';</text:p>
      <text:p text:style-name="Text_20_body">class BlockedTimeService {</text:p>
      <text:p text:style-name="Text_20_body">/// Returns forbidden times for [date] (defaults to today) from official JSON.</text:p>
      <text:p text:style-name="Text_20_body">/// If JSON lacks forbidden fields, returns safe empty list (no crash).</text:p>
      <text:p text:style-name="Text_20_body">Future&lt;List&lt;BlockedTimeModel&gt;&gt; getBlockedTimes({DateTime? date}) async {</text:p>
      <text:p text:style-name="Text_20_body">await PrayerTimeService.instance.loadFromAssets();</text:p>
      <text:p text:style-name="Text_20_body">final now = DateTime.now();</text:p>
      <text:p text:style-name="Text_20_body">final d = date ?? DateTime(now.year, now.month, now.day);</text:p>
      <text:p text:style-name="Text_20_body">final model = PrayerTimeService.instance.forDate(d);</text:p>
      <text:p text:style-name="Text_20_body">if (model == null) return [];</text:p>
      <text:p text:style-name="Text_20_body">final base = DateTime(d.year, d.month, d.day);</text:p>
      <text:p text:style-name="Text_20_body">final out = &lt;BlockedTimeModel&gt;[];</text:p>
      <text:p text:style-name="Text_20_body">final srStart = model.timeOnOrNull(base, model.forbiddenSunriseStart);</text:p>
      <text:p text:style-name="Text_20_body">final srEnd = model.timeOnOrNull(base, model.forbiddenSunriseEnd);</text:p>
      <text:p text:style-name="Text_20_body">if (srStart != null &amp;&amp; srEnd != null) {</text:p>
      <text:p text:style-name="Text_20_body">out.add(</text:p>
      <text:p text:style-name="Text_20_body">BlockedTimeModel(</text:p>
      <text:p text:style-name="Text_20_body">name: 'Sunrise (Forbidden)',</text:p>
      <text:p text:style-name="Text_20_body">reason: 'No voluntary prayer during sunrise window',</text:p>
      <text:p text:style-name="Text_20_body">start: srStart,</text:p>
      <text:p text:style-name="Text_20_body">end: srEnd,</text:p>
      <text:p text:style-name="Text_20_body">),</text:p>
      <text:p text:style-name="Text_20_body">);</text:p>
      <text:p text:style-name="Text_20_body">}</text:p>
      <text:p text:style-name="Text_20_body"><text:soft-page-break/>final zwStart = model.timeOnOrNull(base, model.forbiddenZawwalStart);</text:p>
      <text:p text:style-name="Text_20_body">final zwEnd = model.timeOnOrNull(base, model.forbiddenZawwalEnd);</text:p>
      <text:p text:style-name="Text_20_body">if (zwStart != null &amp;&amp; zwEnd != null) {</text:p>
      <text:p text:style-name="Text_20_body">out.add(</text:p>
      <text:p text:style-name="Text_20_body">BlockedTimeModel(</text:p>
      <text:p text:style-name="Text_20_body">name: 'Zawaal (Forbidden)',</text:p>
      <text:p text:style-name="Text_20_body">reason: 'Sun at its zenith (avoid voluntary prayer)',</text:p>
      <text:p text:style-name="Text_20_body">start: zwStart,</text:p>
      <text:p text:style-name="Text_20_body">end: zwEnd,</text:p>
      <text:p text:style-name="Text_20_body">),</text:p>
      <text:p text:style-name="Text_20_body">);</text:p>
      <text:p text:style-name="Text_20_body">}</text:p>
      <text:p text:style-name="Text_20_body">final ssStart = model.timeOnOrNull(base, model.forbiddenSunsetStart);</text:p>
      <text:p text:style-name="Text_20_body">final ssEnd = model.timeOnOrNull(base, model.forbiddenSunsetEnd);</text:p>
      <text:p text:style-name="Text_20_body">if (ssStart != null &amp;&amp; ssEnd != null) {</text:p>
      <text:p text:style-name="Text_20_body">out.add(</text:p>
      <text:p text:style-name="Text_20_body">BlockedTimeModel(</text:p>
      <text:p text:style-name="Text_20_body">name: 'Sunset (Forbidden)',</text:p>
      <text:p text:style-name="Text_20_body">reason: 'No voluntary prayer during sunset window',</text:p>
      <text:p text:style-name="Text_20_body">start: ssStart,</text:p>
      <text:p text:style-name="Text_20_body">end: ssEnd,</text:p>
      <text:p text:style-name="Text_20_body">),</text:p>
      <text:p text:style-name="Text_20_body">);</text:p>
      <text:p text:style-name="Text_20_body">}</text:p>
      <text:p text:style-name="Text_20_body">return out;</text:p>
      <text:p text:style-name="Text_20_body">}</text:p>
      <text:p text:style-name="Text_20_body">}</text:p>
      <text:p text:style-name="Text_20_body">5) Replace this file</text:p>
      <text:p text:style-name="Text_20_body">✅ PATH: lib/screens/phase5_blocked/blocked_times_screen.dart</text:p>
      <text:p text:style-name="Text_20_body">// FILE: lib/screens/phase5_blocked/blocked_times_screen.dart</text:p>
      <text:p text:style-name="Text_20_body">import 'package:flutter/material.dart';</text:p>
      <text:p text:style-name="Text_20_body">import '../../services/blocked_time_service.dart';</text:p>
      <text:p text:style-name="Text_20_body"><text:soft-page-break/>class BlockedTimesScreen extends StatelessWidget {</text:p>
      <text:p text:style-name="Text_20_body">const BlockedTimesScreen({super.key});</text:p>
      <text:p text:style-name="Text_20_body">String _fmt(DateTime dt) {</text:p>
      <text:p text:style-name="Text_20_body">final h = dt.hour.toString().padLeft(2, '0');</text:p>
      <text:p text:style-name="Text_20_body">final m = dt.minute.toString().padLeft(2, '0');</text:p>
      <text:p text:style-name="Text_20_body">return '$h:$m';</text:p>
      <text:p text:style-name="Text_20_body">}</text:p>
      <text:p text:style-name="Text_20_body">@override</text:p>
      <text:p text:style-name="Text_20_body">Widget build(BuildContext context) {</text:p>
      <text:p text:style-name="Text_20_body">final cs = Theme.of(context).colorScheme;</text:p>
      <text:p text:style-name="Text_20_body">return Scaffold(</text:p>
      <text:p text:style-name="Text_20_body">appBar: AppBar(title: const Text('Forbidden Times')),</text:p>
      <text:p text:style-name="Text_20_body">body: FutureBuilder(</text:p>
      <text:p text:style-name="Text_20_body">future: BlockedTimeService().getBlockedTimes(),</text:p>
      <text:p text:style-name="Text_20_body">builder: (context, snap) {</text:p>
      <text:p text:style-name="Text_20_body">if (!snap.hasData) {</text:p>
      <text:p text:style-name="Text_20_body">return const Center(child: CircularProgressIndicator());</text:p>
      <text:p text:style-name="Text_20_body">}</text:p>
      <text:p text:style-name="Text_20_body">final blocked = snap.data ?? [];</text:p>
      <text:p text:style-name="Text_20_body">if (blocked.isEmpty) {</text:p>
      <text:p text:style-name="Text_20_body">return const Center(</text:p>
      <text:p text:style-name="Text_20_body">child: Padding(</text:p>
      <text:p text:style-name="Text_20_body">padding: EdgeInsets.all(16),</text:p>
      <text:p text:style-name="Text_20_body">child: Text(</text:p>
      <text:p text:style-name="Text_20_body">'No forbidden times available for today.\n(If your JSON does not include forbidden windows, update it.)',</text:p>
      <text:p text:style-name="Text_20_body">textAlign: TextAlign.center,</text:p>
      <text:p text:style-name="Text_20_body">),</text:p>
      <text:p text:style-name="Text_20_body">),</text:p>
      <text:p text:style-name="Text_20_body">);</text:p>
      <text:p text:style-name="Text_20_body">}</text:p>
      <text:p text:style-name="Text_20_body">return ListView(</text:p>
      <text:p text:style-name="Text_20_body"><text:soft-page-break/>padding: const EdgeInsets.all(14),</text:p>
      <text:p text:style-name="Text_20_body">children: [</text:p>
      <text:p text:style-name="Text_20_body">Card(</text:p>
      <text:p text:style-name="Text_20_body">color: Colors.red.withValues(alpha: 0.10),</text:p>
      <text:p text:style-name="Text_20_body">child: const Padding(</text:p>
      <text:p text:style-name="Text_20_body">padding: EdgeInsets.all(14),</text:p>
      <text:p text:style-name="Text_20_body">child: Text(</text:p>
      <text:p text:style-name="Text_20_body">'⚠ Forbidden windows are important.\nAvoid voluntary prayers in these periods.',</text:p>
      <text:p text:style-name="Text_20_body">style: TextStyle(fontWeight: FontWeight.w900),</text:p>
      <text:p text:style-name="Text_20_body">),</text:p>
      <text:p text:style-name="Text_20_body">),</text:p>
      <text:p text:style-name="Text_20_body">),</text:p>
      <text:p text:style-name="Text_20_body">const SizedBox(height: 10),</text:p>
      <text:p text:style-name="Text_20_body">...blocked.map((b) {</text:p>
      <text:p text:style-name="Text_20_body">return Card(</text:p>
      <text:p text:style-name="Text_20_body">elevation: 3,</text:p>
      <text:p text:style-name="Text_20_body">child: ListTile(</text:p>
      <text:p text:style-name="Text_20_body">leading: const Icon(Icons.block_rounded, color: Colors.red),</text:p>
      <text:p text:style-name="Text_20_body">title: Text(b.name, style: const TextStyle(fontWeight: FontWeight.w900)),</text:p>
      <text:p text:style-name="Text_20_body">subtitle: Text('${b.reason}\n${_fmt(b.start)} → ${_fmt(b.end)}'),</text:p>
      <text:p text:style-name="Text_20_body">isThreeLine: true,</text:p>
      <text:p text:style-name="Text_20_body">trailing: Icon(Icons.warning_rounded, color: cs.error),</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soft-page-break/>6) Replace this file</text:p>
      <text:p text:style-name="Text_20_body">✅ PATH: lib/screens/phase6_dashboard/next_salah_screen.dart</text:p>
      <text:p text:style-name="Text_20_body">// FILE: lib/screens/phase6_dashboard/next_salah_screen.dart</text:p>
      <text:p text:style-name="Text_20_body">// ignore_for_file: use_build_context_synchronously</text:p>
      <text:p text:style-name="Text_20_body">import 'dart:async';</text:p>
      <text:p text:style-name="Text_20_body">import 'dart:math';</text:p>
      <text:p text:style-name="Text_20_body">import 'package:flutter/material.dart';</text:p>
      <text:p text:style-name="Text_20_body">import '../../models/prayer_time_model.dart';</text:p>
      <text:p text:style-name="Text_20_body">import '../../services/prayer_time_service.dart';</text:p>
      <text:p text:style-name="Text_20_body">import '../../services/salah_reminder_service.dart';</text:p>
      <text:p text:style-name="Text_20_body">class NextSalahScreen extends StatefulWidget {</text:p>
      <text:p text:style-name="Text_20_body">const NextSalahScreen({super.key});</text:p>
      <text:p text:style-name="Text_20_body">@override</text:p>
      <text:p text:style-name="Text_20_body">State&lt;NextSalahScreen&gt; createState() =&gt; _NextSalahScreenState();</text:p>
      <text:p text:style-name="Text_20_body">}</text:p>
      <text:p text:style-name="Text_20_body">class _NextSalahScreenState extends State&lt;NextSalahScreen&gt; with SingleTickerProviderStateMixin {</text:p>
      <text:p text:style-name="Text_20_body">Timer? _timer;</text:p>
      <text:p text:style-name="Text_20_body">List&lt;SalahReminder&gt; _reminders = [];</text:p>
      <text:p text:style-name="Text_20_body">String _nextPrayer = '—';</text:p>
      <text:p text:style-name="Text_20_body">DateTime? _nextAtAdhan;</text:p>
      <text:p text:style-name="Text_20_body">DateTime? _nextAtJamaat;</text:p>
      <text:p text:style-name="Text_20_body">Duration _remaining = const Duration();</text:p>
      <text:p text:style-name="Text_20_body">late final AnimationController _fade = AnimationController(</text:p>
      <text:p text:style-name="Text_20_body">vsync: this,</text:p>
      <text:p text:style-name="Text_20_body">duration: const Duration(milliseconds: 450),</text:p>
      <text:p text:style-name="Text_20_body">)..forward();</text:p>
      <text:p text:style-name="Text_20_body">@override</text:p>
      <text:p text:style-name="Text_20_body">void initState() {</text:p>
      <text:p text:style-name="Text_20_body">super.initState();</text:p>
      <text:p text:style-name="Text_20_body">_loadReminders();</text:p>
      <text:p text:style-name="Text_20_body">_initAndTick();</text:p>
      <text:p text:style-name="Text_20_body"><text:soft-page-break/>_timer = Timer.periodic(const Duration(seconds: 1), (_) =&gt; _tick());</text:p>
      <text:p text:style-name="Text_20_body">}</text:p>
      <text:p text:style-name="Text_20_body">Future&lt;void&gt; _initAndTick() async {</text:p>
      <text:p text:style-name="Text_20_body">await PrayerTimeService.instance.loadFromAssets();</text:p>
      <text:p text:style-name="Text_20_body">_tick();</text:p>
      <text:p text:style-name="Text_20_body">}</text:p>
      <text:p text:style-name="Text_20_body">Future&lt;void&gt; _loadReminders() async {</text:p>
      <text:p text:style-name="Text_20_body">final list = await SalahReminderService.loadReminders();</text:p>
      <text:p text:style-name="Text_20_body">if (!mounted) return;</text:p>
      <text:p text:style-name="Text_20_body">setState(() =&gt; _reminders = list);</text:p>
      <text:p text:style-name="Text_20_body">}</text:p>
      <text:p text:style-name="Text_20_body">@override</text:p>
      <text:p text:style-name="Text_20_body">void dispose() {</text:p>
      <text:p text:style-name="Text_20_body">_timer?.cancel();</text:p>
      <text:p text:style-name="Text_20_body">_fade.dispose();</text:p>
      <text:p text:style-name="Text_20_body">super.dispose();</text:p>
      <text:p text:style-name="Text_20_body">}</text:p>
      <text:p text:style-name="Text_20_body">String _fmt(DateTime? dt) {</text:p>
      <text:p text:style-name="Text_20_body">if (dt == null) return '—';</text:p>
      <text:p text:style-name="Text_20_body">final h = dt.hour.toString().padLeft(2, '0');</text:p>
      <text:p text:style-name="Text_20_body">final m = dt.minute.toString().padLeft(2, '0');</text:p>
      <text:p text:style-name="Text_20_body">return '$h:$m';</text:p>
      <text:p text:style-name="Text_20_body">}</text:p>
      <text:p text:style-name="Text_20_body">String _format(Duration d) {</text:p>
      <text:p text:style-name="Text_20_body">if (d.isNegative) return '00:00:00';</text:p>
      <text:p text:style-name="Text_20_body">final h = d.inHours.toString().padLeft(2, '0');</text:p>
      <text:p text:style-name="Text_20_body">final m = (d.inMinutes % 60).toString().padLeft(2, '0');</text:p>
      <text:p text:style-name="Text_20_body">final s = (d.inSeconds % 60).toString().padLeft(2, '0');</text:p>
      <text:p text:style-name="Text_20_body">return "$h:$m:$s";</text:p>
      <text:p text:style-name="Text_20_body">}</text:p>
      <text:p text:style-name="Text_20_body">void _tick() {</text:p>
      <text:p text:style-name="Text_20_body">final now = DateTime.now();</text:p>
      <text:p text:style-name="Text_20_body"><text:soft-page-break/>final todayModel = PrayerTimeService.instance.forDate(now);</text:p>
      <text:p text:style-name="Text_20_body">final tomorrowModel = PrayerTimeService.instance.forDate(now.add(const Duration(days: 1)));</text:p>
      <text:p text:style-name="Text_20_body">if (todayModel == null) return;</text:p>
      <text:p text:style-name="Text_20_body">final next = _computeNext(now, todayModel, tomorrowModel);</text:p>
      <text:p text:style-name="Text_20_body">if (!mounted) return;</text:p>
      <text:p text:style-name="Text_20_body">setState(() {</text:p>
      <text:p text:style-name="Text_20_body">_nextPrayer = next.name;</text:p>
      <text:p text:style-name="Text_20_body">_nextAtAdhan = next.adhanAt;</text:p>
      <text:p text:style-name="Text_20_body">_nextAtJamaat = next.jamaatAt;</text:p>
      <text:p text:style-name="Text_20_body">_remaining = next.adhanAt.difference(now);</text:p>
      <text:p text:style-name="Text_20_body">});</text:p>
      <text:p text:style-name="Text_20_body">}</text:p>
      <text:p text:style-name="Text_20_body">_Next _computeNext(DateTime now, PrayerTimeModel today, PrayerTimeModel? tomorrow) {</text:p>
      <text:p text:style-name="Text_20_body">final baseToday = DateTime(now.year, now.month, now.day);</text:p>
      <text:p text:style-name="Text_20_body">final order = ['Fajr', 'Dhuhr', 'Asr', 'Maghrib', 'Isha'];</text:p>
      <text:p text:style-name="Text_20_body">for (final p in order) {</text:p>
      <text:p text:style-name="Text_20_body">final ad = today.adhanDateTime(baseToday, p);</text:p>
      <text:p text:style-name="Text_20_body">if (ad != null &amp;&amp; ad.isAfter(now)) {</text:p>
      <text:p text:style-name="Text_20_body">final jam = today.jamaatDateTime(baseToday, p);</text:p>
      <text:p text:style-name="Text_20_body">return _Next(p, ad, jam);</text:p>
      <text:p text:style-name="Text_20_body">}</text:p>
      <text:p text:style-name="Text_20_body">}</text:p>
      <text:p text:style-name="Text_20_body">// Otherwise, next is tomorrow Fajr</text:p>
      <text:p text:style-name="Text_20_body">final tBase = DateTime(now.year, now.month, now.day).add(const Duration(days: 1));</text:p>
      <text:p text:style-name="Text_20_body">final model = tomorrow ?? today; // fallback</text:p>
      <text:p text:style-name="Text_20_body">final ad = model.adhanDateTime(tBase, 'Fajr') ?? tBase.add(const Duration(hours: 5));</text:p>
      <text:p text:style-name="Text_20_body">final jam = model.jamaatDateTime(tBase, 'Fajr');</text:p>
      <text:p text:style-name="Text_20_body">return _Next('Fajr', ad, jam);</text:p>
      <text:p text:style-name="Text_20_body">}</text:p>
      <text:p text:style-name="Text_20_body">void _openReminderSheet() {</text:p>
      <text:p text:style-name="Text_20_body">if (_nextAtAdhan == null) return;</text:p>
      <text:p text:style-name="Text_20_body">showModalBottomSheet(</text:p>
      <text:p text:style-name="Text_20_body"><text:soft-page-break/>context: context,</text:p>
      <text:p text:style-name="Text_20_body">isScrollControlled: true,</text:p>
      <text:p text:style-name="Text_20_body">showDragHandle: true,</text:p>
      <text:p text:style-name="Text_20_body">builder: (sheetContext) {</text:p>
      <text:p text:style-name="Text_20_body">int offsetMinutes = 10;</text:p>
      <text:p text:style-name="Text_20_body">return StatefulBuilder(</text:p>
      <text:p text:style-name="Text_20_body">builder: (sheetContext, setLocal) {</text:p>
      <text:p text:style-name="Text_20_body">return Padding(</text:p>
      <text:p text:style-name="Text_20_body">padding: EdgeInsets.only(</text:p>
      <text:p text:style-name="Text_20_body">bottom: MediaQuery.of(sheetContext).viewInsets.bottom,</text:p>
      <text:p text:style-name="Text_20_body">left: 16,</text:p>
      <text:p text:style-name="Text_20_body">right: 16,</text:p>
      <text:p text:style-name="Text_20_body">top: 16,</text:p>
      <text:p text:style-name="Text_20_body">),</text:p>
      <text:p text:style-name="Text_20_body">child: Column(</text:p>
      <text:p text:style-name="Text_20_body">mainAxisSize: MainAxisSize.min,</text:p>
      <text:p text:style-name="Text_20_body">children: [</text:p>
      <text:p text:style-name="Text_20_body">const Text("Set Reminder",</text:p>
      <text:p text:style-name="Text_20_body">style: TextStyle(fontWeight: FontWeight.w900, fontSize: 18)),</text:p>
      <text:p text:style-name="Text_20_body">const SizedBox(height: 10),</text:p>
      <text:p text:style-name="Text_20_body">Text(</text:p>
      <text:p text:style-name="Text_20_body">'Next: $_nextPrayer • Adhan ${_fmt(_nextAtAdhan)}',</text:p>
      <text:p text:style-name="Text_20_body">style: const TextStyle(fontWeight: FontWeight.w700),</text:p>
      <text:p text:style-name="Text_20_body">),</text:p>
      <text:p text:style-name="Text_20_body">const SizedBox(height: 16),</text:p>
      <text:p text:style-name="Text_20_body">Wrap(</text:p>
      <text:p text:style-name="Text_20_body">spacing: 8,</text:p>
      <text:p text:style-name="Text_20_body">children: [5, 10, 15, 30].map((m) {</text:p>
      <text:p text:style-name="Text_20_body">return ChoiceChip(</text:p>
      <text:p text:style-name="Text_20_body">label: Text("$m min before"),</text:p>
      <text:p text:style-name="Text_20_body">selected: offsetMinutes == m,</text:p>
      <text:p text:style-name="Text_20_body">onSelected: (_) =&gt; setLocal(() =&gt; offsetMinutes = m),</text:p>
      <text:p text:style-name="Text_20_body"><text:soft-page-break/>);</text:p>
      <text:p text:style-name="Text_20_body">}).toList(),</text:p>
      <text:p text:style-name="Text_20_body">),</text:p>
      <text:p text:style-name="Text_20_body">const SizedBox(height: 18),</text:p>
      <text:p text:style-name="Text_20_body">ElevatedButton.icon(</text:p>
      <text:p text:style-name="Text_20_body">icon: const Icon(Icons.notifications_active_rounded),</text:p>
      <text:p text:style-name="Text_20_body">label: const Text("Confirm Reminder"),</text:p>
      <text:p text:style-name="Text_20_body">onPressed: () async {</text:p>
      <text:p text:style-name="Text_20_body">final at = _nextAtAdhan!.subtract(Duration(minutes: offsetMinutes));</text:p>
      <text:p text:style-name="Text_20_body">final reminder = SalahReminder(</text:p>
      <text:p text:style-name="Text_20_body">id: Random().nextInt(999999),</text:p>
      <text:p text:style-name="Text_20_body">prayerName: _nextPrayer,</text:p>
      <text:p text:style-name="Text_20_body">time: at,</text:p>
      <text:p text:style-name="Text_20_body">offsetLabel: "$offsetMinutes min before",</text:p>
      <text:p text:style-name="Text_20_body">);</text:p>
      <text:p text:style-name="Text_20_body">await SalahReminderService.addReminder(reminder);</text:p>
      <text:p text:style-name="Text_20_body">if (!mounted) return;</text:p>
      <text:p text:style-name="Text_20_body">Navigator.pop(sheetContext);</text:p>
      <text:p text:style-name="Text_20_body">_loadReminders();</text:p>
      <text:p text:style-name="Text_20_body">},</text:p>
      <text:p text:style-name="Text_20_body">),</text:p>
      <text:p text:style-name="Text_20_body">const SizedBox(height: 18),</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override</text:p>
      <text:p text:style-name="Text_20_body">Widget build(BuildContext context) {</text:p>
      <text:p text:style-name="Text_20_body"><text:soft-page-break/>final cs = Theme.of(context).colorScheme;</text:p>
      <text:p text:style-name="Text_20_body">final isFriday = DateTime.now().weekday == DateTime.friday;</text:p>
      <text:p text:style-name="Text_20_body">return Scaffold(</text:p>
      <text:p text:style-name="Text_20_body">appBar: AppBar(title: const Text("Next Salah")),</text:p>
      <text:p text:style-name="Text_20_body">body: FadeTransition(</text:p>
      <text:p text:style-name="Text_20_body">opacity: _fade,</text:p>
      <text:p text:style-name="Text_20_body">child: ListView(</text:p>
      <text:p text:style-name="Text_20_body">padding: const EdgeInsets.all(16),</text:p>
      <text:p text:style-name="Text_20_body">children: [</text:p>
      <text:p text:style-name="Text_20_body">Card(</text:p>
      <text:p text:style-name="Text_20_body">color: isFriday ? Colors.amber.withValues(alpha: 0.18) : cs.primaryContainer,</text:p>
      <text:p text:style-name="Text_20_body">shape: RoundedRectangleBorder(borderRadius: BorderRadius.circular(18)),</text:p>
      <text:p text:style-name="Text_20_body">child: Padding(</text:p>
      <text:p text:style-name="Text_20_body">padding: const EdgeInsets.all(18),</text:p>
      <text:p text:style-name="Text_20_body">child: Column(</text:p>
      <text:p text:style-name="Text_20_body">children: [</text:p>
      <text:p text:style-name="Text_20_body">Text(</text:p>
      <text:p text:style-name="Text_20_body">isFriday ? "Next Prayer (Jumu'ah day)" : "Next Prayer",</text:p>
      <text:p text:style-name="Text_20_body">style: const TextStyle(fontWeight: FontWeight.w900),</text:p>
      <text:p text:style-name="Text_20_body">),</text:p>
      <text:p text:style-name="Text_20_body">const SizedBox(height: 6),</text:p>
      <text:p text:style-name="Text_20_body">Text(</text:p>
      <text:p text:style-name="Text_20_body">_nextPrayer,</text:p>
      <text:p text:style-name="Text_20_body">style: const TextStyle(fontSize: 26, fontWeight: FontWeight.w900),</text:p>
      <text:p text:style-name="Text_20_body">),</text:p>
      <text:p text:style-name="Text_20_body">const SizedBox(height: 10),</text:p>
      <text:p text:style-name="Text_20_body">Text(</text:p>
      <text:p text:style-name="Text_20_body">_format(_remaining),</text:p>
      <text:p text:style-name="Text_20_body">style: TextStyle(</text:p>
      <text:p text:style-name="Text_20_body">fontSize: 22,</text:p>
      <text:p text:style-name="Text_20_body">fontWeight: FontWeight.w900,</text:p>
      <text:p text:style-name="Text_20_body">color: cs.primary,</text:p>
      <text:p text:style-name="Text_20_body"><text:soft-page-break/>),</text:p>
      <text:p text:style-name="Text_20_body">),</text:p>
      <text:p text:style-name="Text_20_body">const SizedBox(height: 10),</text:p>
      <text:p text:style-name="Text_20_body">Row(</text:p>
      <text:p text:style-name="Text_20_body">children: [</text:p>
      <text:p text:style-name="Text_20_body">Expanded(</text:p>
      <text:p text:style-name="Text_20_body">child: _miniInfo(cs, Icons.volume_up_rounded, 'Adhan', _fmt(_nextAtAdhan)),</text:p>
      <text:p text:style-name="Text_20_body">),</text:p>
      <text:p text:style-name="Text_20_body">const SizedBox(width: 10),</text:p>
      <text:p text:style-name="Text_20_body">Expanded(</text:p>
      <text:p text:style-name="Text_20_body">child: _miniInfo(cs, Icons.people_alt_rounded, 'Jamaat', _fmt(_nextAtJamaat)),</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const SizedBox(height: 16),</text:p>
      <text:p text:style-name="Text_20_body">ElevatedButton.icon(</text:p>
      <text:p text:style-name="Text_20_body">icon: const Icon(Icons.alarm_add_rounded),</text:p>
      <text:p text:style-name="Text_20_body">label: const Text("Set Reminder"),</text:p>
      <text:p text:style-name="Text_20_body">onPressed: _openReminderSheet,</text:p>
      <text:p text:style-name="Text_20_body">),</text:p>
      <text:p text:style-name="Text_20_body">const SizedBox(height: 20),</text:p>
      <text:p text:style-name="Text_20_body">const Text("Saved Reminders", style: TextStyle(fontWeight: FontWeight.w900)),</text:p>
      <text:p text:style-name="Text_20_body">const SizedBox(height: 10),</text:p>
      <text:p text:style-name="Text_20_body">..._reminders.map((r) {</text:p>
      <text:p text:style-name="Text_20_body">return Card(</text:p>
      <text:p text:style-name="Text_20_body">child: ListTile(</text:p>
      <text:p text:style-name="Text_20_body">leading: const Icon(Icons.notifications_rounded),</text:p>
      <text:p text:style-name="Text_20_body">title: Text(r.prayerName),</text:p>
      <text:p text:style-name="Text_20_body"><text:soft-page-break/>subtitle: Text(</text:p>
      <text:p text:style-name="Text_20_body">"${r.offsetLabel} • ${r.time.hour}:${r.time.minute.toString().padLeft(2, '0')}",</text:p>
      <text:p text:style-name="Text_20_body">),</text:p>
      <text:p text:style-name="Text_20_body">trailing: IconButton(</text:p>
      <text:p text:style-name="Text_20_body">icon: const Icon(Icons.delete_rounded),</text:p>
      <text:p text:style-name="Text_20_body">onPressed: () async {</text:p>
      <text:p text:style-name="Text_20_body">await SalahReminderService.removeReminder(r.id);</text:p>
      <text:p text:style-name="Text_20_body">if (!mounted) return;</text:p>
      <text:p text:style-name="Text_20_body">_loadReminders();</text:p>
      <text:p text:style-name="Text_20_body">},</text:p>
      <text:p text:style-name="Text_20_body">),</text:p>
      <text:p text:style-name="Text_20_body">),</text:p>
      <text:p text:style-name="Text_20_body">);</text:p>
      <text:p text:style-name="Text_20_body">}),</text:p>
      <text:p text:style-name="Text_20_body">const SizedBox(height: 20),</text:p>
      <text:p text:style-name="Text_20_body">Card(</text:p>
      <text:p text:style-name="Text_20_body">color: cs.surfaceContainerHighest,</text:p>
      <text:p text:style-name="Text_20_body">child: const Padding(</text:p>
      <text:p text:style-name="Text_20_body">padding: EdgeInsets.all(14),</text:p>
      <text:p text:style-name="Text_20_body">child: Text(</text:p>
      <text:p text:style-name="Text_20_body">"Reminders are stored locally on this device.",</text:p>
      <text:p text:style-name="Text_20_body">style: TextStyle(fontWeight: FontWeight.w700),</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Widget _miniInfo(ColorScheme cs, IconData icon, String label, String value) {</text:p>
      <text:p text:style-name="Text_20_body">return Container(</text:p>
      <text:p text:style-name="Text_20_body"><text:soft-page-break/>padding: const EdgeInsets.all(10),</text:p>
      <text:p text:style-name="Text_20_body">decoration: BoxDecoration(</text:p>
      <text:p text:style-name="Text_20_body">color: cs.surface.withValues(alpha: 0.85),</text:p>
      <text:p text:style-name="Text_20_body">borderRadius: BorderRadius.circular(14),</text:p>
      <text:p text:style-name="Text_20_body">border: Border.all(color: cs.outlineVariant.withValues(alpha: 0.35)),</text:p>
      <text:p text:style-name="Text_20_body">),</text:p>
      <text:p text:style-name="Text_20_body">child: Row(</text:p>
      <text:p text:style-name="Text_20_body">children: [</text:p>
      <text:p text:style-name="Text_20_body">Icon(icon, size: 16, color: cs.primary),</text:p>
      <text:p text:style-name="Text_20_body">const SizedBox(width: 6),</text:p>
      <text:p text:style-name="Text_20_body">Expanded(</text:p>
      <text:p text:style-name="Text_20_body">child: Text(</text:p>
      <text:p text:style-name="Text_20_body">'$label: $value',</text:p>
      <text:p text:style-name="Text_20_body">style: const TextStyle(fontWeight: FontWeight.w800, fontSize: 12.5),</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class _Next {</text:p>
      <text:p text:style-name="Text_20_body">final String name;</text:p>
      <text:p text:style-name="Text_20_body">final DateTime adhanAt;</text:p>
      <text:p text:style-name="Text_20_body">final DateTime? jamaatAt;</text:p>
      <text:p text:style-name="Text_20_body">_Next(this.name, this.adhanAt, this.jamaatAt);</text:p>
      <text:p text:style-name="Text_20_body">}</text:p>
      <text:p text:style-name="Text_20_body">7) Replace this file</text:p>
      <text:p text:style-name="Text_20_body">✅ PATH: lib/screens/phase1/prayer_times_screen.dart</text:p>
      <text:p text:style-name="Text_20_body">// FILE: lib/screens/phase1/prayer_times_screen.dart</text:p>
      <text:p text:style-name="Text_20_body">import 'package:flutter/material.dart';</text:p>
      <text:p text:style-name="Text_20_body">import 'package:provider/provider.dart';</text:p>
      <text:p text:style-name="Text_20_body"><text:soft-page-break/>import '../../providers/prayer_provider.dart';</text:p>
      <text:p text:style-name="Text_20_body">import '../../services/hijri_service.dart';</text:p>
      <text:p text:style-name="Text_20_body">import '../../services/blocked_time_service.dart';</text:p>
      <text:p text:style-name="Text_20_body">import '../../models/prayer_time_model.dart';</text:p>
      <text:p text:style-name="Text_20_body">class PrayerTimesScreen extends StatefulWidget {</text:p>
      <text:p text:style-name="Text_20_body">const PrayerTimesScreen({super.key});</text:p>
      <text:p text:style-name="Text_20_body">@override</text:p>
      <text:p text:style-name="Text_20_body">State&lt;PrayerTimesScreen&gt; createState() =&gt; _PrayerTimesScreenState();</text:p>
      <text:p text:style-name="Text_20_body">}</text:p>
      <text:p text:style-name="Text_20_body">class _PrayerTimesScreenState extends State&lt;PrayerTimesScreen&gt; {</text:p>
      <text:p text:style-name="Text_20_body">DateTime selectedDate = DateTime.now();</text:p>
      <text:p text:style-name="Text_20_body">@override</text:p>
      <text:p text:style-name="Text_20_body">void initState() {</text:p>
      <text:p text:style-name="Text_20_body">super.initState();</text:p>
      <text:p text:style-name="Text_20_body">// Ensure provider loads once</text:p>
      <text:p text:style-name="Text_20_body">WidgetsBinding.instance.addPostFrameCallback((_) async {</text:p>
      <text:p text:style-name="Text_20_body">final p = context.read&lt;PrayerProvider&gt;();</text:p>
      <text:p text:style-name="Text_20_body">if (!p.loaded) {</text:p>
      <text:p text:style-name="Text_20_body">await p.load();</text:p>
      <text:p text:style-name="Text_20_body">}</text:p>
      <text:p text:style-name="Text_20_body">if (mounted) setState(() {});</text:p>
      <text:p text:style-name="Text_20_body">});</text:p>
      <text:p text:style-name="Text_20_body">}</text:p>
      <text:p text:style-name="Text_20_body">String _fmt(DateTime? dt) {</text:p>
      <text:p text:style-name="Text_20_body">if (dt == null) return '—';</text:p>
      <text:p text:style-name="Text_20_body">final h = dt.hour.toString().padLeft(2, '0');</text:p>
      <text:p text:style-name="Text_20_body">final m = dt.minute.toString().padLeft(2, '0');</text:p>
      <text:p text:style-name="Text_20_body">return '$h:$m';</text:p>
      <text:p text:style-name="Text_20_body">}</text:p>
      <text:p text:style-name="Text_20_body">String _weekdayName(int weekday) {</text:p>
      <text:p text:style-name="Text_20_body">const names = ['Monday','Tuesday','Wednesday','Thursday','Friday','Saturday','Sunday'];</text:p>
      <text:p text:style-name="Text_20_body">return names[weekday - 1];</text:p>
      <text:p text:style-name="Text_20_body"><text:soft-page-break/>}</text:p>
      <text:p text:style-name="Text_20_body">String _weekdayShort(int weekday) {</text:p>
      <text:p text:style-name="Text_20_body">const names = ['Mon','Tue','Wed','Thu','Fri','Sat','Sun'];</text:p>
      <text:p text:style-name="Text_20_body">return names[weekday - 1];</text:p>
      <text:p text:style-name="Text_20_body">}</text:p>
      <text:p text:style-name="Text_20_body">@override</text:p>
      <text:p text:style-name="Text_20_body">Widget build(BuildContext context) {</text:p>
      <text:p text:style-name="Text_20_body">final cs = Theme.of(context).colorScheme;</text:p>
      <text:p text:style-name="Text_20_body">final provider = context.watch&lt;PrayerProvider&gt;();</text:p>
      <text:p text:style-name="Text_20_body">final model = provider.forDate(selectedDate);</text:p>
      <text:p text:style-name="Text_20_body">final base = DateTime(selectedDate.year, selectedDate.month, selectedDate.day);</text:p>
      <text:p text:style-name="Text_20_body">final prayers = _buildPrayers(model, base);</text:p>
      <text:p text:style-name="Text_20_body">final nextPrayer = _computeNext(prayers);</text:p>
      <text:p text:style-name="Text_20_body">return Scaffold(</text:p>
      <text:p text:style-name="Text_20_body">appBar: AppBar(title: const Text('Prayer Timetable')),</text:p>
      <text:p text:style-name="Text_20_body">body: !provider.loaded</text:p>
      <text:p text:style-name="Text_20_body">? const Center(child: CircularProgressIndicator())</text:p>
      <text:p text:style-name="Text_20_body">: model == null</text:p>
      <text:p text:style-name="Text_20_body">? const Center(child: Text('No timetable found for this date.'))</text:p>
      <text:p text:style-name="Text_20_body">: Column(</text:p>
      <text:p text:style-name="Text_20_body">children: [</text:p>
      <text:p text:style-name="Text_20_body">_headerCard(cs, model, nextPrayer),</text:p>
      <text:p text:style-name="Text_20_body">_weekScroller(context),</text:p>
      <text:p text:style-name="Text_20_body">const SizedBox(height: 6),</text:p>
      <text:p text:style-name="Text_20_body">_forbiddenBanner(base),</text:p>
      <text:p text:style-name="Text_20_body">const SizedBox(height: 6),</text:p>
      <text:p text:style-name="Text_20_body">Expanded(</text:p>
      <text:p text:style-name="Text_20_body">child: ListView.builder(</text:p>
      <text:p text:style-name="Text_20_body">padding: const EdgeInsets.all(14),</text:p>
      <text:p text:style-name="Text_20_body">itemCount: prayers.length,</text:p>
      <text:p text:style-name="Text_20_body">itemBuilder: (context, index) {</text:p>
      <text:p text:style-name="Text_20_body">final p = prayers[index];</text:p>
      <text:p text:style-name="Text_20_body"><text:soft-page-break/>final isNext = nextPrayer?.name == p.name;</text:p>
      <text:p text:style-name="Text_20_body">final isMaghrib = p.name == 'Maghrib';</text:p>
      <text:p text:style-name="Text_20_body">return _prayerCard(cs, p, isNext, isMaghrib);</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FutureBuilder _forbiddenBanner(DateTime base) {</text:p>
      <text:p text:style-name="Text_20_body">return FutureBuilder(</text:p>
      <text:p text:style-name="Text_20_body">future: BlockedTimeService().getBlockedTimes(date: base),</text:p>
      <text:p text:style-name="Text_20_body">builder: (context, snap) {</text:p>
      <text:p text:style-name="Text_20_body">if (!snap.hasData) return const SizedBox.shrink();</text:p>
      <text:p text:style-name="Text_20_body">final items = (snap.data as List).cast&lt;dynamic&gt;();</text:p>
      <text:p text:style-name="Text_20_body">if (items.isEmpty) return const SizedBox.shrink();</text:p>
      <text:p text:style-name="Text_20_body">return Padding(</text:p>
      <text:p text:style-name="Text_20_body">padding: const EdgeInsets.symmetric(horizontal: 14),</text:p>
      <text:p text:style-name="Text_20_body">child: Card(</text:p>
      <text:p text:style-name="Text_20_body">color: Colors.red.withValues(alpha: 0.10),</text:p>
      <text:p text:style-name="Text_20_body">child: Padding(</text:p>
      <text:p text:style-name="Text_20_body">padding: const EdgeInsets.all(12),</text:p>
      <text:p text:style-name="Text_20_body">child: Row(</text:p>
      <text:p text:style-name="Text_20_body">children: const [</text:p>
      <text:p text:style-name="Text_20_body">Icon(Icons.warning_rounded, color: Colors.red),</text:p>
      <text:p text:style-name="Text_20_body">SizedBox(width: 10),</text:p>
      <text:p text:style-name="Text_20_body">Expanded(</text:p>
      <text:p text:style-name="Text_20_body">child: Text(</text:p>
      <text:p text:style-name="Text_20_body">'Forbidden Times Today • Tap “Forbidden Times” in menu for details.',</text:p>
      <text:p text:style-name="Text_20_body">style: TextStyle(fontWeight: FontWeight.w900),</text:p>
      <text:p text:style-name="Text_20_body">),</text:p>
      <text:p text:style-name="Text_20_body"><text:soft-page-break/>),</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_UiPrayer? _computeNext(List&lt;_UiPrayer&gt; prayers) {</text:p>
      <text:p text:style-name="Text_20_body">final now = DateTime.now();</text:p>
      <text:p text:style-name="Text_20_body">final upcoming = prayers.where((p) =&gt; p.adhanTime.isAfter(now)).toList()</text:p>
      <text:p text:style-name="Text_20_body">..sort((a, b) =&gt; a.adhanTime.compareTo(b.adhanTime));</text:p>
      <text:p text:style-name="Text_20_body">return upcoming.isNotEmpty ? upcoming.first : null;</text:p>
      <text:p text:style-name="Text_20_body">}</text:p>
      <text:p text:style-name="Text_20_body">Widget _headerCard(ColorScheme cs, PrayerTimeModel model, _UiPrayer? nextPrayer) {</text:p>
      <text:p text:style-name="Text_20_body">final today = selectedDate;</text:p>
      <text:p text:style-name="Text_20_body">final greg = '${_weekdayName(today.weekday)}, '</text:p>
      <text:p text:style-name="Text_20_body">'${today.day.toString().padLeft(2, '0')}/'</text:p>
      <text:p text:style-name="Text_20_body">'${today.month.toString().padLeft(2, '0')}/${today.year}';</text:p>
      <text:p text:style-name="Text_20_body">final hijri = HijriService.todayHijri();</text:p>
      <text:p text:style-name="Text_20_body">final nextLabel = nextPrayer != null</text:p>
      <text:p text:style-name="Text_20_body">? '${nextPrayer.name} • Adhan ${_fmt(nextPrayer.adhanTime)}'</text:p>
      <text:p text:style-name="Text_20_body">: 'No upcoming prayer (day completed)';</text:p>
      <text:p text:style-name="Text_20_body">return Card(</text:p>
      <text:p text:style-name="Text_20_body">margin: const EdgeInsets.fromLTRB(14, 12, 14, 6),</text:p>
      <text:p text:style-name="Text_20_body">color: cs.primaryContainer,</text:p>
      <text:p text:style-name="Text_20_body">child: Padding(</text:p>
      <text:p text:style-name="Text_20_body">padding: const EdgeInsets.all(14),</text:p>
      <text:p text:style-name="Text_20_body">child: Column(</text:p>
      <text:p text:style-name="Text_20_body">crossAxisAlignment: CrossAxisAlignment.start,</text:p>
      <text:p text:style-name="Text_20_body">children: [</text:p>
      <text:p text:style-name="Text_20_body"><text:soft-page-break/>Text(</text:p>
      <text:p text:style-name="Text_20_body">greg,</text:p>
      <text:p text:style-name="Text_20_body">style: TextStyle(</text:p>
      <text:p text:style-name="Text_20_body">fontWeight: FontWeight.w900,</text:p>
      <text:p text:style-name="Text_20_body">fontSize: 16,</text:p>
      <text:p text:style-name="Text_20_body">color: cs.onPrimaryContainer,</text:p>
      <text:p text:style-name="Text_20_body">),</text:p>
      <text:p text:style-name="Text_20_body">),</text:p>
      <text:p text:style-name="Text_20_body">const SizedBox(height: 4),</text:p>
      <text:p text:style-name="Text_20_body">Text(</text:p>
      <text:p text:style-name="Text_20_body">hijri,</text:p>
      <text:p text:style-name="Text_20_body">style: TextStyle(</text:p>
      <text:p text:style-name="Text_20_body">fontWeight: FontWeight.w600,</text:p>
      <text:p text:style-name="Text_20_body">color: cs.onPrimaryContainer.withValues(alpha: 0.85),</text:p>
      <text:p text:style-name="Text_20_body">),</text:p>
      <text:p text:style-name="Text_20_body">),</text:p>
      <text:p text:style-name="Text_20_body">const SizedBox(height: 10),</text:p>
      <text:p text:style-name="Text_20_body">Row(</text:p>
      <text:p text:style-name="Text_20_body">children: [</text:p>
      <text:p text:style-name="Text_20_body">Icon(Icons.access_time_filled_rounded, color: cs.onPrimaryContainer, size: 18),</text:p>
      <text:p text:style-name="Text_20_body">const SizedBox(width: 6),</text:p>
      <text:p text:style-name="Text_20_body">Expanded(</text:p>
      <text:p text:style-name="Text_20_body">child: Text(</text:p>
      <text:p text:style-name="Text_20_body">nextLabel,</text:p>
      <text:p text:style-name="Text_20_body">style: TextStyle(fontWeight: FontWeight.w800, color: cs.onPrimaryContainer),</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soft-page-break/>);</text:p>
      <text:p text:style-name="Text_20_body">}</text:p>
      <text:p text:style-name="Text_20_body">Widget _weekScroller(BuildContext context) {</text:p>
      <text:p text:style-name="Text_20_body">final cs = Theme.of(context).colorScheme;</text:p>
      <text:p text:style-name="Text_20_body">final startOfWeek = selectedDate.subtract(Duration(days: selectedDate.weekday - 1));</text:p>
      <text:p text:style-name="Text_20_body">return SizedBox(</text:p>
      <text:p text:style-name="Text_20_body">height: 80,</text:p>
      <text:p text:style-name="Text_20_body">child: ListView.builder(</text:p>
      <text:p text:style-name="Text_20_body">scrollDirection: Axis.horizontal,</text:p>
      <text:p text:style-name="Text_20_body">padding: const EdgeInsets.fromLTRB(14, 4, 14, 4),</text:p>
      <text:p text:style-name="Text_20_body">itemCount: 7,</text:p>
      <text:p text:style-name="Text_20_body">itemBuilder: (context, index) {</text:p>
      <text:p text:style-name="Text_20_body">final date = startOfWeek.add(Duration(days: index));</text:p>
      <text:p text:style-name="Text_20_body">final isSelected = date.year == selectedDate.year &amp;&amp;</text:p>
      <text:p text:style-name="Text_20_body">date.month == selectedDate.month &amp;&amp;</text:p>
      <text:p text:style-name="Text_20_body">date.day == selectedDate.day;</text:p>
      <text:p text:style-name="Text_20_body">return GestureDetector(</text:p>
      <text:p text:style-name="Text_20_body">onTap: () =&gt; setState(() =&gt; selectedDate = date),</text:p>
      <text:p text:style-name="Text_20_body">child: Container(</text:p>
      <text:p text:style-name="Text_20_body">width: 70,</text:p>
      <text:p text:style-name="Text_20_body">margin: const EdgeInsets.symmetric(horizontal: 4),</text:p>
      <text:p text:style-name="Text_20_body">decoration: BoxDecoration(</text:p>
      <text:p text:style-name="Text_20_body">color: isSelected</text:p>
      <text:p text:style-name="Text_20_body">? cs.primary.withValues(alpha: 0.16)</text:p>
      <text:p text:style-name="Text_20_body">: cs.surfaceContainerHighest.withValues(alpha: 0.7),</text:p>
      <text:p text:style-name="Text_20_body">borderRadius: BorderRadius.circular(14),</text:p>
      <text:p text:style-name="Text_20_body">border: Border.all(</text:p>
      <text:p text:style-name="Text_20_body">color: isSelected ? cs.primary : cs.outlineVariant.withValues(alpha: 0.4),</text:p>
      <text:p text:style-name="Text_20_body">),</text:p>
      <text:p text:style-name="Text_20_body">),</text:p>
      <text:p text:style-name="Text_20_body">child: Column(</text:p>
      <text:p text:style-name="Text_20_body">mainAxisAlignment: MainAxisAlignment.center,</text:p>
      <text:p text:style-name="Text_20_body"><text:soft-page-break/>children: [</text:p>
      <text:p text:style-name="Text_20_body">Text(</text:p>
      <text:p text:style-name="Text_20_body">_weekdayShort(date.weekday),</text:p>
      <text:p text:style-name="Text_20_body">style: TextStyle(</text:p>
      <text:p text:style-name="Text_20_body">fontWeight: FontWeight.w800,</text:p>
      <text:p text:style-name="Text_20_body">color: isSelected ? cs.primary : cs.onSurface,</text:p>
      <text:p text:style-name="Text_20_body">),</text:p>
      <text:p text:style-name="Text_20_body">),</text:p>
      <text:p text:style-name="Text_20_body">const SizedBox(height: 4),</text:p>
      <text:p text:style-name="Text_20_body">Text(</text:p>
      <text:p text:style-name="Text_20_body">date.day.toString().padLeft(2, '0'),</text:p>
      <text:p text:style-name="Text_20_body">style: TextStyle(</text:p>
      <text:p text:style-name="Text_20_body">fontWeight: FontWeight.w900,</text:p>
      <text:p text:style-name="Text_20_body">fontSize: 18,</text:p>
      <text:p text:style-name="Text_20_body">color: isSelected ? cs.primary : cs.onSurface,</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List&lt;_UiPrayer&gt; _buildPrayers(PrayerTimeModel? model, DateTime base) {</text:p>
      <text:p text:style-name="Text_20_body">if (model == null) return [];</text:p>
      <text:p text:style-name="Text_20_body">DateTime? ad(String p) =&gt; model.adhanDateTime(base, p);</text:p>
      <text:p text:style-name="Text_20_body">DateTime? jam(String p) =&gt; model.jamaatDateTime(base, p);</text:p>
      <text:p text:style-name="Text_20_body">final fajrA = ad('Fajr');</text:p>
      <text:p text:style-name="Text_20_body">final dhuhrA = ad('Dhuhr');</text:p>
      <text:p text:style-name="Text_20_body">final asrA = ad('Asr');</text:p>
      <text:p text:style-name="Text_20_body"><text:soft-page-break/>final maghribA = ad('Maghrib');</text:p>
      <text:p text:style-name="Text_20_body">final ishaA = ad('Isha');</text:p>
      <text:p text:style-name="Text_20_body">return [</text:p>
      <text:p text:style-name="Text_20_body">_UiPrayer(name: 'Fajr', adhanTime: fajrA ?? base, iqamaTime: jam('Fajr')),</text:p>
      <text:p text:style-name="Text_20_body">_UiPrayer(name: 'Dhuhr', adhanTime: dhuhrA ?? base, iqamaTime: jam('Dhuhr')),</text:p>
      <text:p text:style-name="Text_20_body">_UiPrayer(name: 'Asr', adhanTime: asrA ?? base, iqamaTime: jam('Asr')),</text:p>
      <text:p text:style-name="Text_20_body">_UiPrayer(name: 'Maghrib', adhanTime: maghribA ?? base, iqamaTime: jam('Maghrib')),</text:p>
      <text:p text:style-name="Text_20_body">_UiPrayer(name: 'Isha', adhanTime: ishaA ?? base, iqamaTime: jam('Isha')),</text:p>
      <text:p text:style-name="Text_20_body">];</text:p>
      <text:p text:style-name="Text_20_body">}</text:p>
      <text:p text:style-name="Text_20_body">Widget _prayerCard(ColorScheme cs, _UiPrayer p, bool isNext, bool isMaghrib) {</text:p>
      <text:p text:style-name="Text_20_body">final now = DateTime.now();</text:p>
      <text:p text:style-name="Text_20_body">final remaining = p.adhanTime.difference(now);</text:p>
      <text:p text:style-name="Text_20_body">final countdown = remaining.isNegative</text:p>
      <text:p text:style-name="Text_20_body">? 'Adhan passed'</text:p>
      <text:p text:style-name="Text_20_body">: '${remaining.inHours.toString().padLeft(2, '0')}:'</text:p>
      <text:p text:style-name="Text_20_body">'${(remaining.inMinutes % 60).toString().padLeft(2, '0')}';</text:p>
      <text:p text:style-name="Text_20_body">final cardColor = isMaghrib</text:p>
      <text:p text:style-name="Text_20_body">? Colors.amber.withValues(alpha: 0.15)</text:p>
      <text:p text:style-name="Text_20_body">: cs.surface.withValues(alpha: 0.92);</text:p>
      <text:p text:style-name="Text_20_body">return Card(</text:p>
      <text:p text:style-name="Text_20_body">margin: const EdgeInsets.only(bottom: 10),</text:p>
      <text:p text:style-name="Text_20_body">color: cardColor,</text:p>
      <text:p text:style-name="Text_20_body">elevation: isNext ? 6 : 2,</text:p>
      <text:p text:style-name="Text_20_body">child: Padding(</text:p>
      <text:p text:style-name="Text_20_body">padding: const EdgeInsets.all(12),</text:p>
      <text:p text:style-name="Text_20_body">child: Column(</text:p>
      <text:p text:style-name="Text_20_body">children: [</text:p>
      <text:p text:style-name="Text_20_body">Row(</text:p>
      <text:p text:style-name="Text_20_body">children: [</text:p>
      <text:p text:style-name="Text_20_body">CircleAvatar(</text:p>
      <text:p text:style-name="Text_20_body">backgroundColor: isNext</text:p>
      <text:p text:style-name="Text_20_body"><text:soft-page-break/>? cs.primary.withValues(alpha: 0.16)</text:p>
      <text:p text:style-name="Text_20_body">: cs.secondary.withValues(alpha: 0.12),</text:p>
      <text:p text:style-name="Text_20_body">child: Icon(</text:p>
      <text:p text:style-name="Text_20_body">Icons.mosque_rounded,</text:p>
      <text:p text:style-name="Text_20_body">color: isNext ? cs.primary : cs.secondary,</text:p>
      <text:p text:style-name="Text_20_body">),</text:p>
      <text:p text:style-name="Text_20_body">),</text:p>
      <text:p text:style-name="Text_20_body">const SizedBox(width: 10),</text:p>
      <text:p text:style-name="Text_20_body">Expanded(</text:p>
      <text:p text:style-name="Text_20_body">child: Text(</text:p>
      <text:p text:style-name="Text_20_body">p.name,</text:p>
      <text:p text:style-name="Text_20_body">style: const TextStyle(fontWeight: FontWeight.w900, fontSize: 16),</text:p>
      <text:p text:style-name="Text_20_body">),</text:p>
      <text:p text:style-name="Text_20_body">),</text:p>
      <text:p text:style-name="Text_20_body">if (isNext)</text:p>
      <text:p text:style-name="Text_20_body">Container(</text:p>
      <text:p text:style-name="Text_20_body">padding: const EdgeInsets.symmetric(horizontal: 10, vertical: 4),</text:p>
      <text:p text:style-name="Text_20_body">decoration: BoxDecoration(</text:p>
      <text:p text:style-name="Text_20_body">color: cs.primary.withValues(alpha: 0.15),</text:p>
      <text:p text:style-name="Text_20_body">borderRadius: BorderRadius.circular(12),</text:p>
      <text:p text:style-name="Text_20_body">),</text:p>
      <text:p text:style-name="Text_20_body">child: Text(</text:p>
      <text:p text:style-name="Text_20_body">'NEXT',</text:p>
      <text:p text:style-name="Text_20_body">style: TextStyle(fontWeight: FontWeight.w900, fontSize: 11, color: cs.primary),</text:p>
      <text:p text:style-name="Text_20_body">),</text:p>
      <text:p text:style-name="Text_20_body">),</text:p>
      <text:p text:style-name="Text_20_body">],</text:p>
      <text:p text:style-name="Text_20_body">),</text:p>
      <text:p text:style-name="Text_20_body">const SizedBox(height: 10),</text:p>
      <text:p text:style-name="Text_20_body">Row(</text:p>
      <text:p text:style-name="Text_20_body">children: [</text:p>
      <text:p text:style-name="Text_20_body">Expanded(child: _infoRow(Icons.volume_up_rounded, 'Adhan', _fmt(p.adhanTime))),</text:p>
      <text:p text:style-name="Text_20_body"><text:soft-page-break/>Expanded(child: _infoRow(Icons.people_alt_rounded, 'Jamaat', _fmt(p.iqamaTime))),</text:p>
      <text:p text:style-name="Text_20_body">],</text:p>
      <text:p text:style-name="Text_20_body">),</text:p>
      <text:p text:style-name="Text_20_body">const SizedBox(height: 6),</text:p>
      <text:p text:style-name="Text_20_body">Row(</text:p>
      <text:p text:style-name="Text_20_body">children: [</text:p>
      <text:p text:style-name="Text_20_body">Icon(Icons.hourglass_bottom_rounded, size: 16, color: cs.tertiary),</text:p>
      <text:p text:style-name="Text_20_body">const SizedBox(width: 6),</text:p>
      <text:p text:style-name="Text_20_body">Text(</text:p>
      <text:p text:style-name="Text_20_body">'Countdown: $countdown',</text:p>
      <text:p text:style-name="Text_20_body">style: TextStyle(fontSize: 12, color: cs.tertiary, fontWeight: FontWeight.w700),</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text:p>
      <text:p text:style-name="Text_20_body">Widget _infoRow(IconData icon, String label, String value) {</text:p>
      <text:p text:style-name="Text_20_body">return Row(</text:p>
      <text:p text:style-name="Text_20_body">children: [</text:p>
      <text:p text:style-name="Text_20_body">Icon(icon, size: 16),</text:p>
      <text:p text:style-name="Text_20_body">const SizedBox(width: 6),</text:p>
      <text:p text:style-name="Text_20_body">Expanded(</text:p>
      <text:p text:style-name="Text_20_body">child: Text('$label: $value', style: const TextStyle(fontSize: 12.5, fontWeight: FontWeight.w600)),</text:p>
      <text:p text:style-name="Text_20_body">),</text:p>
      <text:p text:style-name="Text_20_body">],</text:p>
      <text:p text:style-name="Text_20_body">);</text:p>
      <text:p text:style-name="Text_20_body">}</text:p>
      <text:p text:style-name="Text_20_body">}</text:p>
      <text:p text:style-name="Text_20_body">class _UiPrayer {</text:p>
      <text:p text:style-name="Text_20_body"><text:soft-page-break/>final String name;</text:p>
      <text:p text:style-name="Text_20_body">final DateTime adhanTime;</text:p>
      <text:p text:style-name="Text_20_body">final DateTime? iqamaTime;</text:p>
      <text:p text:style-name="Text_20_body">_UiPrayer({</text:p>
      <text:p text:style-name="Text_20_body">required this.name,</text:p>
      <text:p text:style-name="Text_20_body">required this.adhanTime,</text:p>
      <text:p text:style-name="Text_20_body">required this.iqamaTime,</text:p>
      <text:p text:style-name="Text_20_body">});</text:p>
      <text:p text:style-name="Text_20_body">}</text:p>
      <text:p text:style-name="Text_20_body">✅ WHAT THIS PHASE FIXES IMMEDIATELY</text:p>
      <text:p text:style-name="Text_20_body">Your Prayer Timetable is no longer fake dummy values.</text:p>
      <text:p text:style-name="Text_20_body">Your Next Salah is real from JSON, with real countdown.</text:p>
      <text:p text:style-name="Text_20_body">Your Forbidden Times screen is real from JSON.</text:p>
      <text:p text:style-name="Text_20_body">NEXT PHASE (PHASE 2)</text:p>
      <text:p text:style-name="Text_20_body">When you paste these files, next we will upgrade:</text:p>
      <text:p text:style-name="Text_20_body">✅ lib/services/prayer_notification_service.dart</text:p>
      <text:p text:style-name="Text_20_body">to add:</text:p>
      <text:p text:style-name="Text_20_body">“notify if times changed tomorrow”</text:p>
      <text:p text:style-name="Text_20_body">no spam if same all week</text:p>
      <text:p text:style-name="Text_20_body">schedule adhan notifications + change notifications</text:p>
      <text:p text:style-name="Text_20_body">That’s where auto-changes starts working.</text:p>
      <text:p text:style-name="Text_20_body">NOW DO THIS</text:p>
      <text:p text:style-name="Text_20_body">Paste all files exactly as above in their paths</text:p>
      <text:p text:style-name="Text_20_body">Run only:</text:p>
      <text:p text:style-name="Text_20_body">flutter pub get</text:p>
      <text:p text:style-name="Text_20_body">(Do NOT run full app yet if you don’t want — but pub get is safe.)</text:p>
      <text:p text:style-name="Text_20_body">Then tell me: ✅ “Phase 1 pasted”</text:p>
      <text:p text:style-name="Text_20_body">and I will send PHASE 2 full code (notifications change-detection + admin override logic).</text:p>
      <text:p text:style-name="Text_20_body">NEXT PHASE FULLY WITH FULL PATH AND FULL CODES TO PASTE.Here is my current :</text:p>
      <text:p text:style-name="Text_20_body">import 'package:flutter/material.dart'; </text:p>
      <text:p text:style-name="Text_20_body">import 'package:flutter_local_notifications/flutter_local_notifications.dart'; </text:p>
      <text:p text:style-name="Text_20_body">import 'package:timezone/timezone.dart' as tz; </text:p>
      <text:p text:style-name="Text_20_body"><text:soft-page-break/>import 'package:timezone/data/latest.dart' as tz_data; </text:p>
      <text:p text:style-name="Text_20_body">import 'prayer_time_service.dart'; </text:p>
      <text:p text:style-name="Text_20_body">class PrayerNotificationService { </text:p>
      <text:p text:style-name="Text_20_body">PrayerNotificationService._(); </text:p>
      <text:p text:style-name="Text_20_body">static final instance = PrayerNotificationService._(); </text:p>
      <text:p text:style-name="Text_20_body">final FlutterLocalNotificationsPlugin _plugin = </text:p>
      <text:p text:style-name="Text_20_body">FlutterLocalNotificationsPlugin(); </text:p>
      <text:p text:style-name="Text_20_body">bool _initialized = false; </text:p>
      <text:p text:style-name="Text_20_body">Future&lt;void&gt; init() async { </text:p>
      <text:p text:style-name="Text_20_body">if (_initialized) return; </text:p>
      <text:p text:style-name="Text_20_body">tz_data.initializeTimeZones(); </text:p>
      <text:p text:style-name="Text_20_body">tz.setLocalLocation(tz.getLocation('Indian/Mauritius')); </text:p>
      <text:p text:style-name="Text_20_body">const androidSettings = </text:p>
      <text:p text:style-name="Text_20_body">AndroidInitializationSettings('@mipmap/ic_launcher'); </text:p>
      <text:p text:style-name="Text_20_body">const initSettings = </text:p>
      <text:p text:style-name="Text_20_body">InitializationSettings(android: androidSettings); </text:p>
      <text:p text:style-name="Text_20_body">await _plugin.initialize(initSettings); </text:p>
      <text:p text:style-name="Text_20_body">_initialized = true; </text:p>
      <text:p text:style-name="Text_20_body">} </text:p>
      <text:p text:style-name="Text_20_body">Future&lt;void&gt; clearAll() async { </text:p>
      <text:p text:style-name="Text_20_body">await init(); </text:p>
      <text:p text:style-name="Text_20_body">await _plugin.cancelAll(); </text:p>
      <text:p text:style-name="Text_20_body">} </text:p>
      <text:p text:style-name="Text_20_body">Future&lt;void&gt; showNow({ </text:p>
      <text:p text:style-name="Text_20_body">required String title, </text:p>
      <text:p text:style-name="Text_20_body">required String body, </text:p>
      <text:p text:style-name="Text_20_body">}) async { </text:p>
      <text:p text:style-name="Text_20_body">await init(); </text:p>
      <text:p text:style-name="Text_20_body">const androidDetails = AndroidNotificationDetails( </text:p>
      <text:p text:style-name="Text_20_body">'instant_channel', </text:p>
      <text:p text:style-name="Text_20_body">'Instant Notifications', </text:p>
      <text:p text:style-name="Text_20_body">channelDescription: 'Immediate notifications', </text:p>
      <text:p text:style-name="Text_20_body"><text:soft-page-break/>importance: Importance.max, </text:p>
      <text:p text:style-name="Text_20_body">priority: Priority.high, </text:p>
      <text:p text:style-name="Text_20_body">); </text:p>
      <text:p text:style-name="Text_20_body">const details = </text:p>
      <text:p text:style-name="Text_20_body">NotificationDetails(android: androidDetails); </text:p>
      <text:p text:style-name="Text_20_body">await _plugin.show( </text:p>
      <text:p text:style-name="Text_20_body">DateTime.now().millisecondsSinceEpoch ~/ 1000, </text:p>
      <text:p text:style-name="Text_20_body">title, </text:p>
      <text:p text:style-name="Text_20_body">body, </text:p>
      <text:p text:style-name="Text_20_body">details, </text:p>
      <text:p text:style-name="Text_20_body">); </text:p>
      <text:p text:style-name="Text_20_body">} </text:p>
      <text:p text:style-name="Text_20_body">Future&lt;void&gt; scheduleWeeklyJumuah({ </text:p>
      <text:p text:style-name="Text_20_body">required TimeOfDay time, </text:p>
      <text:p text:style-name="Text_20_body">}) async { </text:p>
      <text:p text:style-name="Text_20_body">await init(); </text:p>
      <text:p text:style-name="Text_20_body">await cancelJumuah(); </text:p>
      <text:p text:style-name="Text_20_body">final now = DateTime.now(); </text:p>
      <text:p text:style-name="Text_20_body">int daysUntilFriday = </text:p>
      <text:p text:style-name="Text_20_body">(DateTime.friday - now.weekday + 7) % 7; </text:p>
      <text:p text:style-name="Text_20_body">DateTime nextFriday = </text:p>
      <text:p text:style-name="Text_20_body">now.add(Duration(days: daysUntilFriday)); </text:p>
      <text:p text:style-name="Text_20_body">final scheduled = DateTime( </text:p>
      <text:p text:style-name="Text_20_body">nextFriday.year, </text:p>
      <text:p text:style-name="Text_20_body">nextFriday.month, </text:p>
      <text:p text:style-name="Text_20_body">nextFriday.day, </text:p>
      <text:p text:style-name="Text_20_body">time.hour, </text:p>
      <text:p text:style-name="Text_20_body">time.minute, </text:p>
      <text:p text:style-name="Text_20_body">); </text:p>
      <text:p text:style-name="Text_20_body">final tzTime = </text:p>
      <text:p text:style-name="Text_20_body">tz.TZDateTime.from(scheduled, tz.local); </text:p>
      <text:p text:style-name="Text_20_body">const androidDetails = AndroidNotificationDetails( </text:p>
      <text:p text:style-name="Text_20_body"><text:soft-page-break/>'jumuah_channel', </text:p>
      <text:p text:style-name="Text_20_body">'Jumuah Reminder', </text:p>
      <text:p text:style-name="Text_20_body">channelDescription: 'Weekly Friday reminder', </text:p>
      <text:p text:style-name="Text_20_body">importance: Importance.high, </text:p>
      <text:p text:style-name="Text_20_body">priority: Priority.high, </text:p>
      <text:p text:style-name="Text_20_body">); </text:p>
      <text:p text:style-name="Text_20_body">const details = </text:p>
      <text:p text:style-name="Text_20_body">NotificationDetails(android: androidDetails); </text:p>
      <text:p text:style-name="Text_20_body">await _plugin.zonedSchedule( </text:p>
      <text:p text:style-name="Text_20_body">9999, </text:p>
      <text:p text:style-name="Text_20_body">'Jumu’ah Reminder', </text:p>
      <text:p text:style-name="Text_20_body">'Come early for Jumu’ah prayer.', </text:p>
      <text:p text:style-name="Text_20_body">tzTime, </text:p>
      <text:p text:style-name="Text_20_body">details, </text:p>
      <text:p text:style-name="Text_20_body">androidScheduleMode: </text:p>
      <text:p text:style-name="Text_20_body">AndroidScheduleMode.inexactAllowWhileIdle, </text:p>
      <text:p text:style-name="Text_20_body">uiLocalNotificationDateInterpretation: </text:p>
      <text:p text:style-name="Text_20_body">UILocalNotificationDateInterpretation.absoluteTime, </text:p>
      <text:p text:style-name="Text_20_body">matchDateTimeComponents: </text:p>
      <text:p text:style-name="Text_20_body">DateTimeComponents.dayOfWeekAndTime, </text:p>
      <text:p text:style-name="Text_20_body">); </text:p>
      <text:p text:style-name="Text_20_body">} </text:p>
      <text:p text:style-name="Text_20_body">Future&lt;void&gt; cancelJumuah() async { </text:p>
      <text:p text:style-name="Text_20_body">await init(); </text:p>
      <text:p text:style-name="Text_20_body">await _plugin.cancel(9999); </text:p>
      <text:p text:style-name="Text_20_body">} </text:p>
      <text:p text:style-name="Text_20_body">Future&lt;void&gt; scheduleForNext14Days() async { </text:p>
      <text:p text:style-name="Text_20_body">await init(); </text:p>
      <text:p text:style-name="Text_20_body">await PrayerTimeService.instance.loadFromAssets(); </text:p>
      <text:p text:style-name="Text_20_body">await clearAll(); </text:p>
      <text:p text:style-name="Text_20_body">final now = DateTime.now(); </text:p>
      <text:p text:style-name="Text_20_body">final start = </text:p>
      <text:p text:style-name="Text_20_body"><text:soft-page-break/>DateTime(now.year, now.month, now.day); </text:p>
      <text:p text:style-name="Text_20_body">final days = </text:p>
      <text:p text:style-name="Text_20_body">PrayerTimeService.instance.rangeFrom(start, 14); </text:p>
      <text:p text:style-name="Text_20_body">int id = 1000; </text:p>
      <text:p text:style-name="Text_20_body">for (final day in days) { </text:p>
      <text:p text:style-name="Text_20_body">final prayers = { </text:p>
      <text:p text:style-name="Text_20_body">'Fajr': day.fajrAdhan, </text:p>
      <text:p text:style-name="Text_20_body">'Zohr': day.zohrAdhan, </text:p>
      <text:p text:style-name="Text_20_body">'Asr': day.asrAdhan, </text:p>
      <text:p text:style-name="Text_20_body">'Maghrib': day.maghribAdhan, </text:p>
      <text:p text:style-name="Text_20_body">'Esha': day.eshaAdhan, </text:p>
      <text:p text:style-name="Text_20_body">}; </text:p>
      <text:p text:style-name="Text_20_body">for (final entry in prayers.entries) { </text:p>
      <text:p text:style-name="Text_20_body">final dateTime = </text:p>
      <text:p text:style-name="Text_20_body">day.timeOn(day.date, entry.value); </text:p>
      <text:p text:style-name="Text_20_body">if (dateTime.isBefore(DateTime.now())) { </text:p>
      <text:p text:style-name="Text_20_body">continue; </text:p>
      <text:p text:style-name="Text_20_body">} </text:p>
      <text:p text:style-name="Text_20_body">id++; </text:p>
      <text:p text:style-name="Text_20_body">final tzTime = </text:p>
      <text:p text:style-name="Text_20_body">tz.TZDateTime.from(dateTime, tz.local); </text:p>
      <text:p text:style-name="Text_20_body">const androidDetails = </text:p>
      <text:p text:style-name="Text_20_body">AndroidNotificationDetails( </text:p>
      <text:p text:style-name="Text_20_body">'prayer_channel', </text:p>
      <text:p text:style-name="Text_20_body">'Prayer Times', </text:p>
      <text:p text:style-name="Text_20_body">channelDescription: </text:p>
      <text:p text:style-name="Text_20_body">'Daily prayer notifications', </text:p>
      <text:p text:style-name="Text_20_body">importance: Importance.high, </text:p>
      <text:p text:style-name="Text_20_body">priority: Priority.high, </text:p>
      <text:p text:style-name="Text_20_body">); </text:p>
      <text:p text:style-name="Text_20_body">const details = </text:p>
      <text:p text:style-name="Text_20_body">NotificationDetails(android: androidDetails); </text:p>
      <text:p text:style-name="Text_20_body"><text:soft-page-break/>await _plugin.zonedSchedule( </text:p>
      <text:p text:style-name="Text_20_body">id, </text:p>
      <text:p text:style-name="Text_20_body">'${entry.key} Adhan', </text:p>
      <text:p text:style-name="Text_20_body">'${entry.key} at ${entry.value}', </text:p>
      <text:p text:style-name="Text_20_body">tzTime, </text:p>
      <text:p text:style-name="Text_20_body">details, </text:p>
      <text:p text:style-name="Text_20_body">androidScheduleMode: </text:p>
      <text:p text:style-name="Text_20_body">AndroidScheduleMode.inexactAllowWhileIdle, </text:p>
      <text:p text:style-name="Text_20_body">uiLocalNotificationDateInterpretation: </text:p>
      <text:p text:style-name="Text_20_body">UILocalNotificationDateInterpretation </text:p>
      <text:p text:style-name="Text_20_body">.absoluteTime, </text:p>
      <text:p text:style-name="Text_20_body">); </text:p>
      <text:p text:style-name="Text_20_body">} </text:p>
      <text:p text:style-name="Text_20_body">} </text:p>
      <text:p text:style-name="Text_20_body">} </text:p>
      <text:p text:style-name="Text_20_body">}</text:p>
      <text:p text:style-name="Text_20_body">If you need any files dart, ask as i do not want any problems in vs code, so each full code we will paste must be exactly fixed and no errors or problems at all. And send me the full phase 2 intelligently, where you feel it needs a professional touch, send me that fully.</text:p>
      <text:p text:style-name="Text_20_body">Thought for 26s</text:p>
      <text:p text:style-name="Text_20_body">Got it. PHASE 2 = Professional Notifications (Adhan + Jamaat + “Tomorrow changes” + No spam).</text:p>
      <text:p text:style-name="Text_20_body">You will paste FULL CODES for 2 files only (no new files):</text:p>
      <text:p text:style-name="Text_20_body">lib/services/prayer_notification_service.dart</text:p>
      <text:p text:style-name="Text_20_body">lib/main.dart</text:p>
      <text:p text:style-name="Text_20_body">This phase gives you:</text:p>
      <text:p text:style-name="Text_20_body">✅ Schedule Adhan notifications from the official JSON</text:p>
      <text:p text:style-name="Text_20_body">✅ Schedule Jamaat notifications from the official JSON (when available; otherwise safe defaults)</text:p>
      <text:p text:style-name="Text_20_body">✅ Smart “Tomorrow timetable changed” notification (only if something changes)</text:p>
      <text:p text:style-name="Text_20_body">✅ Includes “valid until” date (period)</text:p>
      <text:p text:style-name="Text_20_body">✅ Avoids spam: if times don’t change, it sends nothing</text:p>
      <text:p text:style-name="Text_20_body">✅ Requests Android 13+ notification permission properly</text:p>
      <text:p text:style-name="Text_20_body">✅ Keeps timezone Mauritius correct</text:p>
      <text:p text:style-name="Text_20_body"><text:soft-page-break/>✅ PHASE 2 — FULL CODES TO PASTE</text:p>
      <text:p text:style-name="Text_20_body">1) REPLACE FILE</text:p>
      <text:p text:style-name="Text_20_body">PATH: lib/services/prayer_notification_service.dart</text:p>
      <text:p text:style-name="Text_20_body">// FILE: lib/services/prayer_notification_service.dart</text:p>
      <text:p text:style-name="Text_20_body">import 'package:flutter/material.dart';</text:p>
      <text:p text:style-name="Text_20_body">import 'package:flutter_local_notifications/flutter_local_notifications.dart';</text:p>
      <text:p text:style-name="Text_20_body">import 'package:timezone/timezone.dart' as tz;</text:p>
      <text:p text:style-name="Text_20_body">import 'package:timezone/data/latest.dart' as tz_data;</text:p>
      <text:p text:style-name="Text_20_body">import 'package:shared_preferences/shared_preferences.dart';</text:p>
      <text:p text:style-name="Text_20_body">import '../models/prayer_time_model.dart';</text:p>
      <text:p text:style-name="Text_20_body">import 'prayer_time_service.dart';</text:p>
      <text:p text:style-name="Text_20_body">class PrayerNotificationService {</text:p>
      <text:p text:style-name="Text_20_body">PrayerNotificationService._();</text:p>
      <text:p text:style-name="Text_20_body">static final instance = PrayerNotificationService._();</text:p>
      <text:p text:style-name="Text_20_body">final FlutterLocalNotificationsPlugin _plugin = FlutterLocalNotificationsPlugin();</text:p>
      <text:p text:style-name="Text_20_body">bool _initialized = false;</text:p>
      <text:p text:style-name="Text_20_body">// ======= Pref keys =======</text:p>
      <text:p text:style-name="Text_20_body">static const _kEnableAdhan = 'notify_enable_adhan_v1';</text:p>
      <text:p text:style-name="Text_20_body">static const _kEnableJamaat = 'notify_enable_jamaat_v1';</text:p>
      <text:p text:style-name="Text_20_body">static const _kEnableChanges = 'notify_enable_changes_v1';</text:p>
      <text:p text:style-name="Text_20_body">// ======= Channels =======</text:p>
      <text:p text:style-name="Text_20_body">static const String _chanAdhanId = 'prayer_adhan_channel';</text:p>
      <text:p text:style-name="Text_20_body">static const String _chanJamaatId = 'prayer_jamaat_channel';</text:p>
      <text:p text:style-name="Text_20_body">static const String _chanChangeId = 'prayer_changes_channel';</text:p>
      <text:p text:style-name="Text_20_body">static const String _chanInstantId = 'instant_channel';</text:p>
      <text:p text:style-name="Text_20_body">Future&lt;void&gt; init() async {</text:p>
      <text:p text:style-name="Text_20_body">if (_initialized) return;</text:p>
      <text:p text:style-name="Text_20_body">tz_data.initializeTimeZones();</text:p>
      <text:p text:style-name="Text_20_body">tz.setLocalLocation(tz.getLocation('Indian/Mauritius'));</text:p>
      <text:p text:style-name="Text_20_body">const androidSettings = AndroidInitializationSettings('@mipmap/ic_launcher');</text:p>
      <text:p text:style-name="Text_20_body">const initSettings = InitializationSettings(android: androidSettings);</text:p>
      <text:p text:style-name="Text_20_body">await _plugin.initialize(initSettings);</text:p>
      <text:p text:style-name="Text_20_body"><text:soft-page-break/>// Android 13+ runtime permission (safe call)</text:p>
      <text:p text:style-name="Text_20_body">final android = _plugin.resolvePlatformSpecificImplementation&lt;</text:p>
      <text:p text:style-name="Text_20_body">AndroidFlutterLocalNotificationsPlugin&gt;();</text:p>
      <text:p text:style-name="Text_20_body">await android?.requestNotificationsPermission();</text:p>
      <text:p text:style-name="Text_20_body">_initialized = true;</text:p>
      <text:p text:style-name="Text_20_body">}</text:p>
      <text:p text:style-name="Text_20_body">// ---------- Preferences ----------</text:p>
      <text:p text:style-name="Text_20_body">Future&lt;bool&gt; _getBool(String key, {required bool fallback}) async {</text:p>
      <text:p text:style-name="Text_20_body">final prefs = await SharedPreferences.getInstance();</text:p>
      <text:p text:style-name="Text_20_body">return prefs.getBool(key) ?? fallback;</text:p>
      <text:p text:style-name="Text_20_body">}</text:p>
      <text:p text:style-name="Text_20_body">Future&lt;void&gt; setAdhanEnabled(bool v) async {</text:p>
      <text:p text:style-name="Text_20_body">final prefs = await SharedPreferences.getInstance();</text:p>
      <text:p text:style-name="Text_20_body">await prefs.setBool(_kEnableAdhan, v);</text:p>
      <text:p text:style-name="Text_20_body">}</text:p>
      <text:p text:style-name="Text_20_body">Future&lt;void&gt; setJamaatEnabled(bool v) async {</text:p>
      <text:p text:style-name="Text_20_body">final prefs = await SharedPreferences.getInstance();</text:p>
      <text:p text:style-name="Text_20_body">await prefs.setBool(_kEnableJamaat, v);</text:p>
      <text:p text:style-name="Text_20_body">}</text:p>
      <text:p text:style-name="Text_20_body">Future&lt;void&gt; setChangesEnabled(bool v) async {</text:p>
      <text:p text:style-name="Text_20_body">final prefs = await SharedPreferences.getInstance();</text:p>
      <text:p text:style-name="Text_20_body">await prefs.setBool(_kEnableChanges, v);</text:p>
      <text:p text:style-name="Text_20_body">}</text:p>
      <text:p text:style-name="Text_20_body">Future&lt;bool&gt; get adhanEnabled async =&gt; _getBool(_kEnableAdhan, fallback: true);</text:p>
      <text:p text:style-name="Text_20_body">Future&lt;bool&gt; get jamaatEnabled async =&gt; _getBool(_kEnableJamaat, fallback: true);</text:p>
      <text:p text:style-name="Text_20_body">Future&lt;bool&gt; get changesEnabled async =&gt; _getBool(_kEnableChanges, fallback: true);</text:p>
      <text:p text:style-name="Text_20_body">// ---------- Helpers ----------</text:p>
      <text:p text:style-name="Text_20_body">String _fmtTime(String hhmm) {</text:p>
      <text:p text:style-name="Text_20_body">final t = hhmm.trim();</text:p>
      <text:p text:style-name="Text_20_body">if (t.isEmpty) return '—';</text:p>
      <text:p text:style-name="Text_20_body">return t;</text:p>
      <text:p text:style-name="Text_20_body">}</text:p>
      <text:p text:style-name="Text_20_body"><text:soft-page-break/>String _fmtDate(DateTime d) {</text:p>
      <text:p text:style-name="Text_20_body">final dd = d.day.toString().padLeft(2, '0');</text:p>
      <text:p text:style-name="Text_20_body">final mm = d.month.toString().padLeft(2, '0');</text:p>
      <text:p text:style-name="Text_20_body">return '$dd/$mm/${d.year}';</text:p>
      <text:p text:style-name="Text_20_body">}</text:p>
      <text:p text:style-name="Text_20_body">AndroidNotificationDetails _androidDetails({</text:p>
      <text:p text:style-name="Text_20_body">required String channelId,</text:p>
      <text:p text:style-name="Text_20_body">required String channelName,</text:p>
      <text:p text:style-name="Text_20_body">required String description,</text:p>
      <text:p text:style-name="Text_20_body">}) {</text:p>
      <text:p text:style-name="Text_20_body">return AndroidNotificationDetails(</text:p>
      <text:p text:style-name="Text_20_body">channelId,</text:p>
      <text:p text:style-name="Text_20_body">channelName,</text:p>
      <text:p text:style-name="Text_20_body">channelDescription: description,</text:p>
      <text:p text:style-name="Text_20_body">importance: Importance.high,</text:p>
      <text:p text:style-name="Text_20_body">priority: Priority.high,</text:p>
      <text:p text:style-name="Text_20_body">);</text:p>
      <text:p text:style-name="Text_20_body">}</text:p>
      <text:p text:style-name="Text_20_body">Future&lt;void&gt; clearAll() async {</text:p>
      <text:p text:style-name="Text_20_body">await init();</text:p>
      <text:p text:style-name="Text_20_body">await _plugin.cancelAll();</text:p>
      <text:p text:style-name="Text_20_body">}</text:p>
      <text:p text:style-name="Text_20_body">Future&lt;void&gt; showNow({</text:p>
      <text:p text:style-name="Text_20_body">required String title,</text:p>
      <text:p text:style-name="Text_20_body">required String body,</text:p>
      <text:p text:style-name="Text_20_body">}) async {</text:p>
      <text:p text:style-name="Text_20_body">await init();</text:p>
      <text:p text:style-name="Text_20_body">final details = NotificationDetails(</text:p>
      <text:p text:style-name="Text_20_body">android: _androidDetails(</text:p>
      <text:p text:style-name="Text_20_body">channelId: _chanInstantId,</text:p>
      <text:p text:style-name="Text_20_body">channelName: 'Instant Notifications',</text:p>
      <text:p text:style-name="Text_20_body">description: 'Immediate notifications',</text:p>
      <text:p text:style-name="Text_20_body"><text:soft-page-break/>),</text:p>
      <text:p text:style-name="Text_20_body">);</text:p>
      <text:p text:style-name="Text_20_body">await _plugin.show(</text:p>
      <text:p text:style-name="Text_20_body">DateTime.now().millisecondsSinceEpoch ~/ 1000,</text:p>
      <text:p text:style-name="Text_20_body">title,</text:p>
      <text:p text:style-name="Text_20_body">body,</text:p>
      <text:p text:style-name="Text_20_body">details,</text:p>
      <text:p text:style-name="Text_20_body">);</text:p>
      <text:p text:style-name="Text_20_body">}</text:p>
      <text:p text:style-name="Text_20_body">// ======= Weekly Jumu'ah reminder (unchanged behavior) =======</text:p>
      <text:p text:style-name="Text_20_body">Future&lt;void&gt; scheduleWeeklyJumuah({</text:p>
      <text:p text:style-name="Text_20_body">required TimeOfDay time,</text:p>
      <text:p text:style-name="Text_20_body">}) async {</text:p>
      <text:p text:style-name="Text_20_body">await init();</text:p>
      <text:p text:style-name="Text_20_body">await cancelJumuah();</text:p>
      <text:p text:style-name="Text_20_body">final now = DateTime.now();</text:p>
      <text:p text:style-name="Text_20_body">final daysUntilFriday = (DateTime.friday - now.weekday + 7) % 7;</text:p>
      <text:p text:style-name="Text_20_body">final nextFriday = now.add(Duration(days: daysUntilFriday));</text:p>
      <text:p text:style-name="Text_20_body">final scheduled = DateTime(</text:p>
      <text:p text:style-name="Text_20_body">nextFriday.year,</text:p>
      <text:p text:style-name="Text_20_body">nextFriday.month,</text:p>
      <text:p text:style-name="Text_20_body">nextFriday.day,</text:p>
      <text:p text:style-name="Text_20_body">time.hour,</text:p>
      <text:p text:style-name="Text_20_body">time.minute,</text:p>
      <text:p text:style-name="Text_20_body">);</text:p>
      <text:p text:style-name="Text_20_body">final tzTime = tz.TZDateTime.from(scheduled, tz.local);</text:p>
      <text:p text:style-name="Text_20_body">const id = 9999;</text:p>
      <text:p text:style-name="Text_20_body">final details = NotificationDetails(</text:p>
      <text:p text:style-name="Text_20_body">android: _androidDetails(</text:p>
      <text:p text:style-name="Text_20_body">channelId: 'jumuah_channel',</text:p>
      <text:p text:style-name="Text_20_body">channelName: 'Jumuah Reminder',</text:p>
      <text:p text:style-name="Text_20_body">description: 'Weekly Friday reminder',</text:p>
      <text:p text:style-name="Text_20_body"><text:soft-page-break/>),</text:p>
      <text:p text:style-name="Text_20_body">);</text:p>
      <text:p text:style-name="Text_20_body">await _plugin.zonedSchedule(</text:p>
      <text:p text:style-name="Text_20_body">id,</text:p>
      <text:p text:style-name="Text_20_body">'Jumu’ah Reminder',</text:p>
      <text:p text:style-name="Text_20_body">'Come early for Jumu’ah prayer.',</text:p>
      <text:p text:style-name="Text_20_body">tzTime,</text:p>
      <text:p text:style-name="Text_20_body">details,</text:p>
      <text:p text:style-name="Text_20_body">androidScheduleMode: AndroidScheduleMode.inexactAllowWhileIdle,</text:p>
      <text:p text:style-name="Text_20_body">uiLocalNotificationDateInterpretation: UILocalNotificationDateInterpretation.absoluteTime,</text:p>
      <text:p text:style-name="Text_20_body">matchDateTimeComponents: DateTimeComponents.dayOfWeekAndTime,</text:p>
      <text:p text:style-name="Text_20_body">);</text:p>
      <text:p text:style-name="Text_20_body">}</text:p>
      <text:p text:style-name="Text_20_body">Future&lt;void&gt; cancelJumuah() async {</text:p>
      <text:p text:style-name="Text_20_body">await init();</text:p>
      <text:p text:style-name="Text_20_body">await _plugin.cancel(9999);</text:p>
      <text:p text:style-name="Text_20_body">}</text:p>
      <text:p text:style-name="Text_20_body">// =====================================================================</text:p>
      <text:p text:style-name="Text_20_body">// MAIN ENGINE (PHASE 2):</text:p>
      <text:p text:style-name="Text_20_body">// 1) Schedule adhan + jamaat for rolling N days (default 30)</text:p>
      <text:p text:style-name="Text_20_body">// 2) Schedule ONE "Tomorrow changes" digest if anything changed</text:p>
      <text:p text:style-name="Text_20_body">// =====================================================================</text:p>
      <text:p text:style-name="Text_20_body">/// Call this on app start (and whenever admin updates timetable later).</text:p>
      <text:p text:style-name="Text_20_body">/// It schedules notifications for the next [daysAhead] days.</text:p>
      <text:p text:style-name="Text_20_body">/// Offline-first: this uses the JSON in assets.</text:p>
      <text:p text:style-name="Text_20_body">Future&lt;void&gt; scheduleRolling({</text:p>
      <text:p text:style-name="Text_20_body">int daysAhead = 30,</text:p>
      <text:p text:style-name="Text_20_body">}) async {</text:p>
      <text:p text:style-name="Text_20_body">await init();</text:p>
      <text:p text:style-name="Text_20_body">await PrayerTimeService.instance.loadFromAssets();</text:p>
      <text:p text:style-name="Text_20_body">// We do NOT cancel all here because you might also have other schedules (Jumuah).</text:p>
      <text:p text:style-name="Text_20_body">// Instead, cancel our own ID ranges.</text:p>
      <text:p text:style-name="Text_20_body"><text:soft-page-break/>await _cancelRollingIds();</text:p>
      <text:p text:style-name="Text_20_body">final enableAdhan = await adhanEnabled;</text:p>
      <text:p text:style-name="Text_20_body">final enableJamaat = await jamaatEnabled;</text:p>
      <text:p text:style-name="Text_20_body">if (!enableAdhan &amp;&amp; !enableJamaat) {</text:p>
      <text:p text:style-name="Text_20_body">// Still schedule the "changes digest" if enabled</text:p>
      <text:p text:style-name="Text_20_body">await scheduleTomorrowChangeDigest();</text:p>
      <text:p text:style-name="Text_20_body">return;</text:p>
      <text:p text:style-name="Text_20_body">}</text:p>
      <text:p text:style-name="Text_20_body">final now = DateTime.now();</text:p>
      <text:p text:style-name="Text_20_body">final start = DateTime(now.year, now.month, now.day);</text:p>
      <text:p text:style-name="Text_20_body">final days = PrayerTimeService.instance.rangeFrom(start, daysAhead);</text:p>
      <text:p text:style-name="Text_20_body">int id = 20000; // Safe base range for rolling schedules</text:p>
      <text:p text:style-name="Text_20_body">for (final day in days) {</text:p>
      <text:p text:style-name="Text_20_body">final base = DateTime(day.date.year, day.date.month, day.date.day);</text:p>
      <text:p text:style-name="Text_20_body">// Adhan times from model</text:p>
      <text:p text:style-name="Text_20_body">final mapAdhan = &lt;String, String&gt;{</text:p>
      <text:p text:style-name="Text_20_body">'Fajr': day.fajrAdhan,</text:p>
      <text:p text:style-name="Text_20_body">'Dhuhr': day.zohrAdhan,</text:p>
      <text:p text:style-name="Text_20_body">'Asr': day.asrAdhan,</text:p>
      <text:p text:style-name="Text_20_body">'Maghrib': day.maghribAdhan,</text:p>
      <text:p text:style-name="Text_20_body">'Isha': day.eshaAdhan,</text:p>
      <text:p text:style-name="Text_20_body">};</text:p>
      <text:p text:style-name="Text_20_body">for (final e in mapAdhan.entries) {</text:p>
      <text:p text:style-name="Text_20_body">final prayer = e.key;</text:p>
      <text:p text:style-name="Text_20_body">final hhmm = e.value;</text:p>
      <text:p text:style-name="Text_20_body">// Schedule ADHAN</text:p>
      <text:p text:style-name="Text_20_body">if (enableAdhan) {</text:p>
      <text:p text:style-name="Text_20_body">final dt = day.timeOnOrNull(base, hhmm);</text:p>
      <text:p text:style-name="Text_20_body">if (dt != null &amp;&amp; dt.isAfter(DateTime.now())) {</text:p>
      <text:p text:style-name="Text_20_body">id++;</text:p>
      <text:p text:style-name="Text_20_body">await _scheduleOne(</text:p>
      <text:p text:style-name="Text_20_body">id: id,</text:p>
      <text:p text:style-name="Text_20_body"><text:soft-page-break/>title: '$prayer Adhan',</text:p>
      <text:p text:style-name="Text_20_body">body: '$prayer at ${_fmtTime(hhmm)}',</text:p>
      <text:p text:style-name="Text_20_body">when: dt,</text:p>
      <text:p text:style-name="Text_20_body">channelId: _chanAdhanId,</text:p>
      <text:p text:style-name="Text_20_body">channelName: 'Prayer Adhan',</text:p>
      <text:p text:style-name="Text_20_body">channelDesc: 'Daily adhan notifications',</text:p>
      <text:p text:style-name="Text_20_body">);</text:p>
      <text:p text:style-name="Text_20_body">}</text:p>
      <text:p text:style-name="Text_20_body">}</text:p>
      <text:p text:style-name="Text_20_body">// Schedule JAMAAT (iqamah/jamaat)</text:p>
      <text:p text:style-name="Text_20_body">if (enableJamaat) {</text:p>
      <text:p text:style-name="Text_20_body">final jamDt = day.jamaatDateTime(base, prayer);</text:p>
      <text:p text:style-name="Text_20_body">if (jamDt != null &amp;&amp; jamDt.isAfter(DateTime.now())) {</text:p>
      <text:p text:style-name="Text_20_body">id++;</text:p>
      <text:p text:style-name="Text_20_body">await _scheduleOne(</text:p>
      <text:p text:style-name="Text_20_body">id: id,</text:p>
      <text:p text:style-name="Text_20_body">title: '$prayer Jamaat',</text:p>
      <text:p text:style-name="Text_20_body">body: 'Jamaat at ${_fmtTime(_hhmm(jamDt))}',</text:p>
      <text:p text:style-name="Text_20_body">when: jamDt,</text:p>
      <text:p text:style-name="Text_20_body">channelId: _chanJamaatId,</text:p>
      <text:p text:style-name="Text_20_body">channelName: 'Prayer Jamaat',</text:p>
      <text:p text:style-name="Text_20_body">channelDesc: 'Daily jamaat notifications',</text:p>
      <text:p text:style-name="Text_20_body">);</text:p>
      <text:p text:style-name="Text_20_body">}</text:p>
      <text:p text:style-name="Text_20_body">}</text:p>
      <text:p text:style-name="Text_20_body">}</text:p>
      <text:p text:style-name="Text_20_body">}</text:p>
      <text:p text:style-name="Text_20_body">// Schedule digest about tomorrow changes (only if changed)</text:p>
      <text:p text:style-name="Text_20_body">await scheduleTomorrowChangeDigest();</text:p>
      <text:p text:style-name="Text_20_body">}</text:p>
      <text:p text:style-name="Text_20_body">Future&lt;void&gt; scheduleTomorrowChangeDigest() async {</text:p>
      <text:p text:style-name="Text_20_body">await init();</text:p>
      <text:p text:style-name="Text_20_body"><text:soft-page-break/>await PrayerTimeService.instance.loadFromAssets();</text:p>
      <text:p text:style-name="Text_20_body">final enable = await changesEnabled;</text:p>
      <text:p text:style-name="Text_20_body">if (!enable) return;</text:p>
      <text:p text:style-name="Text_20_body">// Cancel previous digest id</text:p>
      <text:p text:style-name="Text_20_body">await _plugin.cancel(_digestId);</text:p>
      <text:p text:style-name="Text_20_body">final now = DateTime.now();</text:p>
      <text:p text:style-name="Text_20_body">final today = PrayerTimeService.instance.forDate(now);</text:p>
      <text:p text:style-name="Text_20_body">final tomorrow = PrayerTimeService.instance.forDate(now.add(const Duration(days: 1)));</text:p>
      <text:p text:style-name="Text_20_body">if (today == null || tomorrow == null) return;</text:p>
      <text:p text:style-name="Text_20_body">final changes = _computeChanges(today, tomorrow);</text:p>
      <text:p text:style-name="Text_20_body">if (changes.isEmpty) return; // ✅ NO SPAM</text:p>
      <text:p text:style-name="Text_20_body">// Schedule this digest at 20:00 today (or in 1 minute if already late)</text:p>
      <text:p text:style-name="Text_20_body">DateTime scheduled = DateTime(now.year, now.month, now.day, 20, 0);</text:p>
      <text:p text:style-name="Text_20_body">if (scheduled.isBefore(now.add(const Duration(minutes: 2)))) {</text:p>
      <text:p text:style-name="Text_20_body">scheduled = now.add(const Duration(minutes: 2));</text:p>
      <text:p text:style-name="Text_20_body">}</text:p>
      <text:p text:style-name="Text_20_body">final body = changes.join('\n');</text:p>
      <text:p text:style-name="Text_20_body">await _scheduleOne(</text:p>
      <text:p text:style-name="Text_20_body">id: _digestId,</text:p>
      <text:p text:style-name="Text_20_body">title: 'Prayer timetable updated for tomorrow',</text:p>
      <text:p text:style-name="Text_20_body">body: body,</text:p>
      <text:p text:style-name="Text_20_body">when: scheduled,</text:p>
      <text:p text:style-name="Text_20_body">channelId: _chanChangeId,</text:p>
      <text:p text:style-name="Text_20_body">channelName: 'Prayer Time Changes',</text:p>
      <text:p text:style-name="Text_20_body">channelDesc: 'Notifies only when timetable changes',</text:p>
      <text:p text:style-name="Text_20_body">);</text:p>
      <text:p text:style-name="Text_20_body">}</text:p>
      <text:p text:style-name="Text_20_body">// ---------- Internals ----------</text:p>
      <text:p text:style-name="Text_20_body">static const int _digestId = 18001;</text:p>
      <text:p text:style-name="Text_20_body">Future&lt;void&gt; _scheduleOne({</text:p>
      <text:p text:style-name="Text_20_body">required int id,</text:p>
      <text:p text:style-name="Text_20_body">required String title,</text:p>
      <text:p text:style-name="Text_20_body"><text:soft-page-break/>required String body,</text:p>
      <text:p text:style-name="Text_20_body">required DateTime when,</text:p>
      <text:p text:style-name="Text_20_body">required String channelId,</text:p>
      <text:p text:style-name="Text_20_body">required String channelName,</text:p>
      <text:p text:style-name="Text_20_body">required String channelDesc,</text:p>
      <text:p text:style-name="Text_20_body">}) async {</text:p>
      <text:p text:style-name="Text_20_body">final tzTime = tz.TZDateTime.from(when, tz.local);</text:p>
      <text:p text:style-name="Text_20_body">final details = NotificationDetails(</text:p>
      <text:p text:style-name="Text_20_body">android: _androidDetails(</text:p>
      <text:p text:style-name="Text_20_body">channelId: channelId,</text:p>
      <text:p text:style-name="Text_20_body">channelName: channelName,</text:p>
      <text:p text:style-name="Text_20_body">description: channelDesc,</text:p>
      <text:p text:style-name="Text_20_body">),</text:p>
      <text:p text:style-name="Text_20_body">);</text:p>
      <text:p text:style-name="Text_20_body">await _plugin.zonedSchedule(</text:p>
      <text:p text:style-name="Text_20_body">id,</text:p>
      <text:p text:style-name="Text_20_body">title,</text:p>
      <text:p text:style-name="Text_20_body">body,</text:p>
      <text:p text:style-name="Text_20_body">tzTime,</text:p>
      <text:p text:style-name="Text_20_body">details,</text:p>
      <text:p text:style-name="Text_20_body">androidScheduleMode: AndroidScheduleMode.inexactAllowWhileIdle,</text:p>
      <text:p text:style-name="Text_20_body">uiLocalNotificationDateInterpretation: UILocalNotificationDateInterpretation.absoluteTime,</text:p>
      <text:p text:style-name="Text_20_body">);</text:p>
      <text:p text:style-name="Text_20_body">}</text:p>
      <text:p text:style-name="Text_20_body">Future&lt;void&gt; _cancelRollingIds() async {</text:p>
      <text:p text:style-name="Text_20_body">// Cancel only our rolling IDs (20001..26000) + digest id.</text:p>
      <text:p text:style-name="Text_20_body">// This keeps other app notifications safe.</text:p>
      <text:p text:style-name="Text_20_body">for (int id = 20001; id &lt;= 26000; id++) {</text:p>
      <text:p text:style-name="Text_20_body">await _plugin.cancel(id);</text:p>
      <text:p text:style-name="Text_20_body">}</text:p>
      <text:p text:style-name="Text_20_body">await _plugin.cancel(_digestId);</text:p>
      <text:p text:style-name="Text_20_body">}</text:p>
      <text:p text:style-name="Text_20_body"><text:soft-page-break/>String _hhmm(DateTime dt) {</text:p>
      <text:p text:style-name="Text_20_body">final h = dt.hour.toString().padLeft(2, '0');</text:p>
      <text:p text:style-name="Text_20_body">final m = dt.minute.toString().padLeft(2, '0');</text:p>
      <text:p text:style-name="Text_20_body">return '$h:$m';</text:p>
      <text:p text:style-name="Text_20_body">}</text:p>
      <text:p text:style-name="Text_20_body">List&lt;String&gt; _computeChanges(PrayerTimeModel today, PrayerTimeModel tomorrow) {</text:p>
      <text:p text:style-name="Text_20_body">// We compare ADHAN + JAMAAT (where available)</text:p>
      <text:p text:style-name="Text_20_body">// and produce professional lines like:</text:p>
      <text:p text:style-name="Text_20_body">// "Fajr: 05:02 → 05:03 (valid until 12/03/2026)"</text:p>
      <text:p text:style-name="Text_20_body">final out = &lt;String&gt;[];</text:p>
      <text:p text:style-name="Text_20_body">void comparePrayer(String name, String todayAdhan, String tomorrowAdhan, DateTime tomorrowDate) {</text:p>
      <text:p text:style-name="Text_20_body">final t1 = todayAdhan.trim();</text:p>
      <text:p text:style-name="Text_20_body">final t2 = tomorrowAdhan.trim();</text:p>
      <text:p text:style-name="Text_20_body">if (t1.isEmpty || t2.isEmpty) return;</text:p>
      <text:p text:style-name="Text_20_body">if (t1 == t2) return;</text:p>
      <text:p text:style-name="Text_20_body">// Find how long the new time stays constant (tomorrow onwards)</text:p>
      <text:p text:style-name="Text_20_body">final until = _findConstantUntil(prayer: name, startDate: tomorrowDate, newTime: t2);</text:p>
      <text:p text:style-name="Text_20_body">out.add('$name (Adhan): $t1 → $t2 (valid until ${_fmtDate(until)})');</text:p>
      <text:p text:style-name="Text_20_body">}</text:p>
      <text:p text:style-name="Text_20_body">final todayDate = today.date;</text:p>
      <text:p text:style-name="Text_20_body">final tomorrowDate = tomorrow.date;</text:p>
      <text:p text:style-name="Text_20_body">comparePrayer('Fajr', today.fajrAdhan, tomorrow.fajrAdhan, tomorrowDate);</text:p>
      <text:p text:style-name="Text_20_body">comparePrayer('Dhuhr', today.zohrAdhan, tomorrow.zohrAdhan, tomorrowDate);</text:p>
      <text:p text:style-name="Text_20_body">comparePrayer('Asr', today.asrAdhan, tomorrow.asrAdhan, tomorrowDate);</text:p>
      <text:p text:style-name="Text_20_body">comparePrayer('Maghrib', today.maghribAdhan, tomorrow.maghribAdhan, tomorrowDate);</text:p>
      <text:p text:style-name="Text_20_body">comparePrayer('Isha', today.eshaAdhan, tomorrow.eshaAdhan, tomorrowDate);</text:p>
      <text:p text:style-name="Text_20_body">// Jamaat changes (if jamaat exists in JSON)</text:p>
      <text:p text:style-name="Text_20_body">void compareJamaat(String name, String? todayJam, String? tomorrowJam) {</text:p>
      <text:p text:style-name="Text_20_body">final t1 = (todayJam ?? '').trim();</text:p>
      <text:p text:style-name="Text_20_body">final t2 = (tomorrowJam ?? '').trim();</text:p>
      <text:p text:style-name="Text_20_body">if (t1.isEmpty || t2.isEmpty) return;</text:p>
      <text:p text:style-name="Text_20_body"><text:soft-page-break/>if (t1 == t2) return;</text:p>
      <text:p text:style-name="Text_20_body">final until = _findConstantUntilJamaat(prayer: name, startDate: tomorrowDate, newTime: t2);</text:p>
      <text:p text:style-name="Text_20_body">out.add('$name (Jamaat): $t1 → $t2 (valid until ${_fmtDate(until)})');</text:p>
      <text:p text:style-name="Text_20_body">}</text:p>
      <text:p text:style-name="Text_20_body">compareJamaat('Fajr', today.fajrJamaat, tomorrow.fajrJamaat);</text:p>
      <text:p text:style-name="Text_20_body">compareJamaat('Asr', today.asrJamaat, tomorrow.asrJamaat);</text:p>
      <text:p text:style-name="Text_20_body">compareJamaat('Isha', today.eshaJamaat, tomorrow.eshaJamaat);</text:p>
      <text:p text:style-name="Text_20_body">return out;</text:p>
      <text:p text:style-name="Text_20_body">}</text:p>
      <text:p text:style-name="Text_20_body">DateTime _findConstantUntil({</text:p>
      <text:p text:style-name="Text_20_body">required String prayer,</text:p>
      <text:p text:style-name="Text_20_body">required DateTime startDate,</text:p>
      <text:p text:style-name="Text_20_body">required String newTime,</text:p>
      <text:p text:style-name="Text_20_body">}) {</text:p>
      <text:p text:style-name="Text_20_body">// Walk forward until the time changes again.</text:p>
      <text:p text:style-name="Text_20_body">// Max scan: 45 days (safe + fast)</text:p>
      <text:p text:style-name="Text_20_body">final maxDays = 45;</text:p>
      <text:p text:style-name="Text_20_body">DateTime last = startDate;</text:p>
      <text:p text:style-name="Text_20_body">for (int i = 0; i &lt; maxDays; i++) {</text:p>
      <text:p text:style-name="Text_20_body">final d = startDate.add(Duration(days: i));</text:p>
      <text:p text:style-name="Text_20_body">final m = PrayerTimeService.instance.forDate(d);</text:p>
      <text:p text:style-name="Text_20_body">if (m == null) break;</text:p>
      <text:p text:style-name="Text_20_body">String? t;</text:p>
      <text:p text:style-name="Text_20_body">switch (prayer) {</text:p>
      <text:p text:style-name="Text_20_body">case 'Fajr':</text:p>
      <text:p text:style-name="Text_20_body">t = m.fajrAdhan;</text:p>
      <text:p text:style-name="Text_20_body">break;</text:p>
      <text:p text:style-name="Text_20_body">case 'Dhuhr':</text:p>
      <text:p text:style-name="Text_20_body">t = m.zohrAdhan;</text:p>
      <text:p text:style-name="Text_20_body">break;</text:p>
      <text:p text:style-name="Text_20_body">case 'Asr':</text:p>
      <text:p text:style-name="Text_20_body">t = m.asrAdhan;</text:p>
      <text:p text:style-name="Text_20_body"><text:soft-page-break/>break;</text:p>
      <text:p text:style-name="Text_20_body">case 'Maghrib':</text:p>
      <text:p text:style-name="Text_20_body">t = m.maghribAdhan;</text:p>
      <text:p text:style-name="Text_20_body">break;</text:p>
      <text:p text:style-name="Text_20_body">case 'Isha':</text:p>
      <text:p text:style-name="Text_20_body">t = m.eshaAdhan;</text:p>
      <text:p text:style-name="Text_20_body">break;</text:p>
      <text:p text:style-name="Text_20_body">}</text:p>
      <text:p text:style-name="Text_20_body">if ((t ?? '').trim() != newTime.trim()) {</text:p>
      <text:p text:style-name="Text_20_body">// previous day was last valid day</text:p>
      <text:p text:style-name="Text_20_body">return last;</text:p>
      <text:p text:style-name="Text_20_body">}</text:p>
      <text:p text:style-name="Text_20_body">last = d;</text:p>
      <text:p text:style-name="Text_20_body">}</text:p>
      <text:p text:style-name="Text_20_body">return last;</text:p>
      <text:p text:style-name="Text_20_body">}</text:p>
      <text:p text:style-name="Text_20_body">DateTime _findConstantUntilJamaat({</text:p>
      <text:p text:style-name="Text_20_body">required String prayer,</text:p>
      <text:p text:style-name="Text_20_body">required DateTime startDate,</text:p>
      <text:p text:style-name="Text_20_body">required String newTime,</text:p>
      <text:p text:style-name="Text_20_body">}) {</text:p>
      <text:p text:style-name="Text_20_body">final maxDays = 45;</text:p>
      <text:p text:style-name="Text_20_body">DateTime last = startDate;</text:p>
      <text:p text:style-name="Text_20_body">for (int i = 0; i &lt; maxDays; i++) {</text:p>
      <text:p text:style-name="Text_20_body">final d = startDate.add(Duration(days: i));</text:p>
      <text:p text:style-name="Text_20_body">final m = PrayerTimeService.instance.forDate(d);</text:p>
      <text:p text:style-name="Text_20_body">if (m == null) break;</text:p>
      <text:p text:style-name="Text_20_body">String? t;</text:p>
      <text:p text:style-name="Text_20_body">switch (prayer) {</text:p>
      <text:p text:style-name="Text_20_body">case 'Fajr':</text:p>
      <text:p text:style-name="Text_20_body">t = m.fajrJamaat;</text:p>
      <text:p text:style-name="Text_20_body">break;</text:p>
      <text:p text:style-name="Text_20_body"><text:soft-page-break/>case 'Asr':</text:p>
      <text:p text:style-name="Text_20_body">t = m.asrJamaat;</text:p>
      <text:p text:style-name="Text_20_body">break;</text:p>
      <text:p text:style-name="Text_20_body">case 'Isha':</text:p>
      <text:p text:style-name="Text_20_body">t = m.eshaJamaat;</text:p>
      <text:p text:style-name="Text_20_body">break;</text:p>
      <text:p text:style-name="Text_20_body">default:</text:p>
      <text:p text:style-name="Text_20_body">t = null;</text:p>
      <text:p text:style-name="Text_20_body">}</text:p>
      <text:p text:style-name="Text_20_body">if ((t ?? '').trim() != newTime.trim()) {</text:p>
      <text:p text:style-name="Text_20_body">return last;</text:p>
      <text:p text:style-name="Text_20_body">}</text:p>
      <text:p text:style-name="Text_20_body">last = d;</text:p>
      <text:p text:style-name="Text_20_body">}</text:p>
      <text:p text:style-name="Text_20_body">return last;</text:p>
      <text:p text:style-name="Text_20_body">}</text:p>
      <text:p text:style-name="Text_20_body">}</text:p>
      <text:p text:style-name="Text_20_body">2) REPLACE FILE</text:p>
      <text:p text:style-name="Text_20_body">PATH: lib/main.dart</text:p>
      <text:p text:style-name="Text_20_body">This keeps your app stable and ensures notifications schedule properly.</text:p>
      <text:p text:style-name="Text_20_body">// FILE: lib/main.dart</text:p>
      <text:p text:style-name="Text_20_body">import 'package:flutter/material.dart';</text:p>
      <text:p text:style-name="Text_20_body">import 'package:provider/provider.dart';</text:p>
      <text:p text:style-name="Text_20_body">import 'app.dart';</text:p>
      <text:p text:style-name="Text_20_body">import 'providers/settings_provider.dart';</text:p>
      <text:p text:style-name="Text_20_body">import 'providers/auth_provider.dart';</text:p>
      <text:p text:style-name="Text_20_body">import 'providers/masjid_mode_provider.dart';</text:p>
      <text:p text:style-name="Text_20_body">import 'providers/notification_settings_provider.dart';</text:p>
      <text:p text:style-name="Text_20_body">import 'providers/prayer_provider.dart';</text:p>
      <text:p text:style-name="Text_20_body">import 'services/prayer_time_service.dart';</text:p>
      <text:p text:style-name="Text_20_body">import 'services/prayer_notification_service.dart';</text:p>
      <text:p text:style-name="Text_20_body">import 'services/ramadan_auto_hadith_service.dart';</text:p>
      <text:p text:style-name="Text_20_body"><text:soft-page-break/>Future&lt;void&gt; main() async {</text:p>
      <text:p text:style-name="Text_20_body">WidgetsFlutterBinding.ensureInitialized();</text:p>
      <text:p text:style-name="Text_20_body">// Load official timetable first (offline)</text:p>
      <text:p text:style-name="Text_20_body">await PrayerTimeService.instance.loadFromAssets();</text:p>
      <text:p text:style-name="Text_20_body">// ✅ Phase 2: schedule rolling notifications + smart tomorrow-change digest</text:p>
      <text:p text:style-name="Text_20_body">await PrayerNotificationService.instance.scheduleRolling(daysAhead: 30);</text:p>
      <text:p text:style-name="Text_20_body">try {</text:p>
      <text:p text:style-name="Text_20_body">await RamadanAutoHadithService.scheduleRamadanHadiths();</text:p>
      <text:p text:style-name="Text_20_body">} catch (_) {}</text:p>
      <text:p text:style-name="Text_20_body">runApp(</text:p>
      <text:p text:style-name="Text_20_body">MultiProvider(</text:p>
      <text:p text:style-name="Text_20_body">providers: [</text:p>
      <text:p text:style-name="Text_20_body">ChangeNotifierProvider(create: (_) =&gt; SettingsProvider()),</text:p>
      <text:p text:style-name="Text_20_body">ChangeNotifierProvider(create: (_) =&gt; AuthProvider()..loadSession()),</text:p>
      <text:p text:style-name="Text_20_body">ChangeNotifierProvider(create: (_) =&gt; MasjidModeProvider()),</text:p>
      <text:p text:style-name="Text_20_body">ChangeNotifierProvider(create: (_) =&gt; NotificationSettingsProvider()),</text:p>
      <text:p text:style-name="Text_20_body">ChangeNotifierProvider(create: (_) =&gt; PrayerProvider()..load()),</text:p>
      <text:p text:style-name="Text_20_body">],</text:p>
      <text:p text:style-name="Text_20_body">child: const MyApp(),</text:p>
      <text:p text:style-name="Text_20_body">),</text:p>
      <text:p text:style-name="Text_20_body">);</text:p>
      <text:p text:style-name="Text_20_body">}</text:p>
      <text:p text:style-name="Text_20_body">✅ WHAT TO DO AFTER PASTING (COMMANDS)</text:p>
      <text:p text:style-name="Text_20_body">Run:</text:p>
      <text:p text:style-name="Text_20_body">flutter clean</text:p>
      <text:p text:style-name="Text_20_body">flutter pub get</text:p>
      <text:p text:style-name="Text_20_body">You can run later, but pub get must be done.</text:p>
      <text:p text:style-name="Text_20_body">✅ WHAT YOU GET NOW (BEHAVIOR)</text:p>
      <text:p text:style-name="Text_20_body">On app start:</text:p>
      <text:p text:style-name="Text_20_body">Schedules Adhan notifications for next 30 days</text:p>
      <text:p text:style-name="Text_20_body">Schedules Jamaat notifications for next 30 days</text:p>
      <text:p text:style-name="Text_20_body">Schedules ONE digest message at night only if tomorrow changes</text:p>
      <text:p text:style-name="Text_20_body"><text:soft-page-break/>If timetable stays same → no digest = no spam</text:p>
      <text:p text:style-name="Text_20_body">⚠ IMPORTANT TRUTH (No guessing)</text:p>
      <text:p text:style-name="Text_20_body">“Auto notify members” = TWO TYPES</text:p>
      <text:p text:style-name="Text_20_body">✅ Works NOW (offline-first)</text:p>
      <text:p text:style-name="Text_20_body">Local notifications on the same phone after user installs app.</text:p>
      <text:p text:style-name="Text_20_body">✅ Works LATER (mass to all members)</text:p>
      <text:p text:style-name="Text_20_body">You need Firebase FCM + backend/admin panel to push to everyone.</text:p>
      <text:p text:style-name="Text_20_body">That will be Phase 9.</text:p>
      <text:p text:style-name="Text_20_body">But your “tomorrow change” logic is already correct now — later we reuse it to send FCM.</text:p>
      <text:p text:style-name="Text_20_body">NEXT PHASE (PHASE 3)</text:p>
      <text:p text:style-name="Text_20_body">Admin manual override, per day, with “push update” logic:</text:p>
      <text:p text:style-name="Text_20_body">Admin edits tomorrow times (stored locally for now)</text:p>
      <text:p text:style-name="Text_20_body">App schedules digest “Admin updated timetable”</text:p>
      <text:p text:style-name="Text_20_body">Later, with Firebase, admin presses “Send to all members”</text:p>
      <text:p text:style-name="Text_20_body">To do PHASE 3 with zero errors, I need to see your current file:</text:p>
      <text:p text:style-name="Text_20_body">✅ lib/screens/phase2_admin/prayer_editor_screen.dart</text:p>
      <text:p text:style-name="Text_20_body">Paste it fully (the current full file), because yours in chat is cut in the middle.</text:p>
      <text:p text:style-name="Text_20_body">Once you send that one file, I’ll reply with PHASE 3 full replacement cod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8T18:12:50.842542900</meta:creation-date>
    <dc:date>2026-03-08T18:13:09.825276000</dc:date>
    <meta:editing-duration>PT19S</meta:editing-duration>
    <meta:editing-cycles>1</meta:editing-cycles>
    <meta:generator>LibreOffice/25.8.3.2$Windows_X86_64 LibreOffice_project/8ca8d55c161d602844f5428fa4b58097424e324e</meta:generator>
    <meta:document-statistic meta:table-count="0" meta:image-count="0" meta:object-count="0" meta:page-count="191" meta:paragraph-count="5962" meta:word-count="21240" meta:character-count="176383" meta:non-whitespace-character-count="157525"/>
  </office:meta>
</office:document-meta>
</file>